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3" style:family="table-cell" style:parent-style-name="Default"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3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134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16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34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34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21" style:family="table-cell" style:parent-style-name="Default" style:data-style-name="N13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24" style:family="table-cell" style:parent-style-name="Default" style:data-style-name="N134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13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34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2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34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35" style:family="table-cell" style:parent-style-name="Default">
      <style:table-cell-properties fo:wrap-option="wrap"/>
      <style:text-properties style:font-name="Times New Roman" fo:font-size="10pt" style:font-size-asian="10pt" style:font-size-complex="10pt"/>
    </style:style>
    <style:style style:name="ce36" style:family="table-cell" style:parent-style-name="Default">
      <style:table-cell-properties fo:border-bottom="0.06pt solid #000000" fo:wrap-option="wrap" fo:border-left="none" fo:border-right="none" fo:border-top="none"/>
      <style:text-properties style:font-name="Times New Roman"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40" style:family="table-cell" style:parent-style-name="Default">
      <style:table-cell-properties fo:border-bottom="none" fo:wrap-option="wrap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padding="0in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padding="0in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43" style:family="table-cell" style:parent-style-name="Default">
      <style:table-cell-properties fo:wrap-option="wrap" fo:padding="0in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fo:border-bottom="none" fo:wrap-option="wrap" fo:border-left="none" fo:padding="0in" fo:border-right="none" fo:border-top="0.06pt solid #000000"/>
      <style:text-properties style:font-name="Times New Roman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padding="0in" fo:border-right="none" fo:border-top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fo:border-bottom="0.06pt solid #000000" fo:wrap-option="wrap" fo:border-left="none" fo:padding="0in" fo:border-right="none" fo:border-top="none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fo:border-bottom="0.06pt solid #000000" style:text-align-source="fix" style:repeat-content="false" fo:border-left="none" fo:padding="0in" fo:border-right="none" fo:border-top="non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padding="0in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order-bottom="0.06pt solid #000000" fo:border-left="none" fo:padding="0in" fo:border-right="none" fo:border-top="none"/>
      <style:text-properties style:font-name="Times New Roman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padding="0in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53" style:family="table-cell" style:parent-style-name="Default">
      <style:table-cell-properties fo:border-bottom="0.06pt solid #000000" style:text-align-source="fix" style:repeat-content="false" fo:border-left="none" fo:padding="0in" fo:border-right="none" fo:border-top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none" fo:border-left="none" fo:padding="0in" fo:border-right="none" fo:border-top="0.06pt solid #000000"/>
      <style:text-properties style:font-name="Times New Roman" fo:font-size="10pt" style:font-size-asian="10pt" style:font-size-complex="10pt"/>
    </style:style>
    <style:style style:name="ce57" style:family="table-cell" style:parent-style-name="Default" style:data-style-name="N2">
      <style:table-cell-properties fo:padding="0in"/>
      <style:text-properties style:font-name="Times New Roman" fo:font-size="10pt" style:font-size-asian="10pt" style:font-size-complex="10pt"/>
    </style:style>
    <style:style style:name="ce58" style:family="table-cell" style:parent-style-name="Default" style:data-style-name="N2">
      <style:table-cell-properties fo:border-bottom="0.06pt solid #000000" fo:border-left="none" fo:padding="0in" fo:border-right="none" fo:border-top="none"/>
      <style:text-properties style:font-name="Times New Roman" fo:font-size="10pt" style:font-size-asian="10pt" style:font-size-complex="10pt"/>
    </style:style>
    <style:style style:name="ce59" style:family="table-cell" style:parent-style-name="Default" style:data-style-name="N2">
      <style:table-cell-properties fo:border-bottom="none" fo:border-left="none" fo:padding="0in" fo:border-right="none" fo:border-top="0.06pt solid #000000"/>
      <style:text-properties style:font-name="Times New Roman" fo:font-size="10pt" style:font-size-asian="10pt" style:font-size-complex="10pt"/>
    </style:style>
    <style:style style:name="ce60" style:family="table-cell" style:parent-style-name="Default" style:data-style-name="N134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34">
      <style:table-cell-properties style:text-align-source="fix" style:repeat-content="false" fo:border="none" fo:padding="0in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34">
      <style:table-cell-properties fo:border-bottom="0.06pt solid #000000" style:text-align-source="fix" style:repeat-content="false" fo:border-left="none" fo:padding="0in" fo:border-right="none" fo:border-top="none" style:vertical-align="middle"/>
      <style:paragraph-properties fo:text-align="end" fo:margin-left="0in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34">
      <style:table-cell-properties style:text-align-source="fix" style:repeat-content="false" fo:border="none" fo:padding="0in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34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34">
      <style:table-cell-properties fo:border-bottom="0.06pt solid #000000" style:text-align-source="fix" style:repeat-content="false" fo:border-left="none" fo:padding="0in" fo:border-right="none" fo:border-top="none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1">
      <style:table-cell-properties style:text-align-source="fix" style:repeat-content="false" fo:border="none" fo:padding="0in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68" style:family="table-cell" style:parent-style-name="Default" style:data-style-name="N11">
      <style:table-cell-properties fo:border-bottom="0.06pt solid #000000" style:text-align-source="fix" style:repeat-content="false" fo:border-left="none" fo:padding="0in" fo:border-right="none" fo:border-top="none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69" style:family="table-cell" style:parent-style-name="Default" style:data-style-name="N11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70" style:family="table-cell" style:parent-style-name="Default" style:data-style-name="N11">
      <style:table-cell-properties style:text-align-source="fix" style:repeat-content="false" fo:border="none" fo:padding="0in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1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1">
      <style:table-cell-properties fo:border-bottom="0.06pt solid #000000" style:text-align-source="fix" style:repeat-content="false" fo:border-left="none" fo:padding="0in" fo:border-right="none" fo:border-top="none" style:vertical-align="middl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34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74" style:family="table-cell" style:parent-style-name="Default" style:data-style-name="N134">
      <style:table-cell-properties style:text-align-source="fix" style:repeat-content="false" fo:border="none" fo:padding="0in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75" style:family="table-cell" style:parent-style-name="Default" style:data-style-name="N134">
      <style:table-cell-properties fo:border-bottom="0.06pt solid #000000" style:text-align-source="fix" style:repeat-content="false" fo:border-left="none" fo:padding="0in" fo:border-right="none" fo:border-top="none" style:vertical-align="middle"/>
      <style:paragraph-properties fo:text-align="end" fo:margin-left="0in"/>
      <style:text-properties style:font-name="Times New Roman" fo:font-size="10pt" style:font-size-asian="10pt" style:font-size-complex="10pt"/>
    </style:style>
    <style:style style:name="ce76" style:family="table-cell" style:parent-style-name="Default" style:data-style-name="N2">
      <style:table-cell-properties style:text-align-source="fix" style:repeat-content="false" fo:padding="0in"/>
      <style:paragraph-properties fo:text-align="end" fo:margin-left="0in"/>
      <style:text-properties style:font-name="Times New Roman" fo:font-size="10pt" style:font-size-asian="10pt" style:font-size-complex="10pt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padding="0in" fo:border-right="none" fo:border-top="0.06pt solid #000000"/>
      <style:paragraph-properties fo:text-align="end" fo:margin-left="0in"/>
      <style:text-properties style:font-name="Times New Roman" fo:font-size="10pt" style:font-size-asian="10pt" style:font-size-complex="10pt"/>
    </style:style>
    <style:style style:name="ce78" style:family="table-cell" style:parent-style-name="Default" style:data-style-name="N2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Multicomp_AcerYII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1" table:number-columns-repeated="1011" table:default-cell-style-name="ce3"/>
        <table:table-row table:style-name="ro1">
          <table:table-cell table:style-name="ce1" office:value-type="string" calcext:value-type="string">
            <text:p>Days in the experiment</text:p>
            <text:p>(Phase)</text:p>
          </table:table-cell>
          <table:table-cell table:style-name="ce1" office:value-type="string" calcext:value-type="string">
            <text:p>Nutrient Treatment</text:p>
          </table:table-cell>
          <table:table-cell table:style-name="ce9" office:value-type="string" calcext:value-type="string">
            <text:p>Genet</text:p>
          </table:table-cell>
          <table:table-cell table:style-name="ce1" office:value-type="string" calcext:value-type="string">
            <text:p>Em mean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% change respect ambient (same day)</text:p>
          </table:table-cell>
          <table:table-cell table:style-name="ce1" office:value-type="string" calcext:value-type="string">
            <text:p>% change respect day 1</text:p>
          </table:table-cell>
          <table:table-cell table:style-name="ce1" office:value-type="string" calcext:value-type="string">
            <text:p>% change respect control temp (Day 75)</text:p>
          </table:table-cell>
          <table:table-cell table:style-name="ce1" office:value-type="string" calcext:value-type="string">
            <text:p>% respect G_48</text:p>
          </table:table-cell>
          <table:table-cell table:style-name="ce1" office:value-type="string" calcext:value-type="string">
            <text:p>% respect G_50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 table:number-columns-spanned="1" table:number-rows-spanned="12">
            <text:p>1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25999999999899" calcext:value-type="float">
            <text:p>0.63</text:p>
          </table:table-cell>
          <table:table-cell table:style-name="ce10" office:value-type="float" office:value="0.00799797071367753" calcext:value-type="float">
            <text:p>0.01</text:p>
          </table:table-cell>
          <table:table-cell table:style-name="ce10" office:value-type="float" office:value="134.518870663988" calcext:value-type="float">
            <text:p>134.52</text:p>
          </table:table-cell>
          <table:table-cell table:style-name="ce10" office:value-type="float" office:value="0.610181963442588" calcext:value-type="float">
            <text:p>0.61</text:p>
          </table:table-cell>
          <table:table-cell table:style-name="ce10" office:value-type="float" office:value="0.641818036557211" calcext:value-type="float">
            <text:p>0.64</text:p>
          </table:table-cell>
          <table:table-cell table:number-columns-repeated="4" table:style-name="ce13" office:value-type="string" calcext:value-type="string">
            <text:p>NA</text:p>
          </table:table-cell>
          <table:table-cell table:style-name="ce13" table:formula="of:=([.D2]-[.D$7])/[.D$7]" office:value-type="percentage" office:value="0.0266502665024455" calcext:value-type="percentage">
            <text:p>2.7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18238601138199" calcext:value-type="float">
            <text:p>0.62</text:p>
          </table:table-cell>
          <table:table-cell table:style-name="ce11" office:value-type="float" office:value="0.00840376343118988" calcext:value-type="float">
            <text:p>0.01</text:p>
          </table:table-cell>
          <table:table-cell table:style-name="ce11" office:value-type="float" office:value="160.132518677637" calcext:value-type="float">
            <text:p>160.13</text:p>
          </table:table-cell>
          <table:table-cell table:style-name="ce11" office:value-type="float" office:value="0.601642100287595" calcext:value-type="float">
            <text:p>0.60</text:p>
          </table:table-cell>
          <table:table-cell table:style-name="ce11" office:value-type="float" office:value="0.634835101988803" calcext:value-type="float">
            <text:p>0.63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3]-[.D$2])/[.D$2]" office:value-type="percentage" office:value="-0.012398400737542" calcext:value-type="percentage">
            <text:p>-1.2%</text:p>
          </table:table-cell>
          <table:table-cell table:style-name="ce14" table:formula="of:=([.D3]-[.D$7])/[.D$7]" office:value-type="percentage" office:value="0.0139214450810439" calcext:value-type="percentage">
            <text:p>1.4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18429482048715" calcext:value-type="float">
            <text:p>0.62</text:p>
          </table:table-cell>
          <table:table-cell table:style-name="ce11" office:value-type="float" office:value="0.0111245425269173" calcext:value-type="float">
            <text:p>0.01</text:p>
          </table:table-cell>
          <table:table-cell table:style-name="ce11" office:value-type="float" office:value="387.811111218409" calcext:value-type="float">
            <text:p>387.81</text:p>
          </table:table-cell>
          <table:table-cell table:style-name="ce11" office:value-type="float" office:value="0.596557520383476" calcext:value-type="float">
            <text:p>0.60</text:p>
          </table:table-cell>
          <table:table-cell table:style-name="ce11" office:value-type="float" office:value="0.640301443713953" calcext:value-type="float">
            <text:p>0.64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4]-[.D$2])/[.D$2]" office:value-type="percentage" office:value="-0.012093479155248" calcext:value-type="percentage">
            <text:p>-1.2%</text:p>
          </table:table-cell>
          <table:table-cell table:style-name="ce14" table:formula="of:=([.D4]-[.D$7])/[.D$7]" office:value-type="percentage" office:value="0.0142344929047684" calcext:value-type="percentage">
            <text:p>1.4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04500000000042" calcext:value-type="float">
            <text:p>0.60</text:p>
          </table:table-cell>
          <table:table-cell table:style-name="ce11" office:value-type="float" office:value="0.0174029873056291" calcext:value-type="float">
            <text:p>0.02</text:p>
          </table:table-cell>
          <table:table-cell table:style-name="ce11" office:value-type="float" office:value="890.395523680242" calcext:value-type="float">
            <text:p>890.40</text:p>
          </table:table-cell>
          <table:table-cell table:style-name="ce11" office:value-type="float" office:value="0.570344343045214" calcext:value-type="float">
            <text:p>0.57</text:p>
          </table:table-cell>
          <table:table-cell table:style-name="ce11" office:value-type="float" office:value="0.63865565695487" calcext:value-type="float">
            <text:p>0.64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5]-[.D$2])/[.D$2]" office:value-type="percentage" office:value="-0.0343450479230999" calcext:value-type="percentage">
            <text:p>-3.4%</text:p>
          </table:table-cell>
          <table:table-cell table:style-name="ce14" table:formula="of:=([.D5]-[.D$7])/[.D$7]" office:value-type="percentage" office:value="-0.00861008610084431" calcext:value-type="percentage">
            <text:p>-0.9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96794156693784" calcext:value-type="float">
            <text:p>0.60</text:p>
          </table:table-cell>
          <table:table-cell table:style-name="ce11" office:value-type="float" office:value="0.00840376343119024" calcext:value-type="float">
            <text:p>0.01</text:p>
          </table:table-cell>
          <table:table-cell table:style-name="ce11" office:value-type="float" office:value="160.132518677706" calcext:value-type="float">
            <text:p>160.13</text:p>
          </table:table-cell>
          <table:table-cell table:style-name="ce11" office:value-type="float" office:value="0.580197655843179" calcext:value-type="float">
            <text:p>0.58</text:p>
          </table:table-cell>
          <table:table-cell table:style-name="ce11" office:value-type="float" office:value="0.613390657544388" calcext:value-type="float">
            <text:p>0.61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6]-[.D$2])/[.D$2]" office:value-type="percentage" office:value="-0.0466547017669645" calcext:value-type="percentage">
            <text:p>-4.7%</text:p>
          </table:table-cell>
          <table:table-cell table:style-name="ce14" table:formula="of:=([.D6]-[.D$7])/[.D$7]" office:value-type="percentage" office:value="-0.0212477955002008" calcext:value-type="percentage">
            <text:p>-2.1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09750000000032" calcext:value-type="float">
            <text:p>0.61</text:p>
          </table:table-cell>
          <table:table-cell table:style-name="ce11" office:value-type="float" office:value="0.0123916785543958" calcext:value-type="float">
            <text:p>0.01</text:p>
          </table:table-cell>
          <table:table-cell table:style-name="ce11" office:value-type="float" office:value="510.827640795205" calcext:value-type="float">
            <text:p>510.83</text:p>
          </table:table-cell>
          <table:table-cell table:style-name="ce11" office:value-type="float" office:value="0.585405075397475" calcext:value-type="float">
            <text:p>0.59</text:p>
          </table:table-cell>
          <table:table-cell table:style-name="ce11" office:value-type="float" office:value="0.634094924602588" calcext:value-type="float">
            <text:p>0.63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7]-[.D$2])/[.D$2]" office:value-type="percentage" office:value="-0.0259584664534658" calcext:value-type="percentage">
            <text:p>-2.6%</text:p>
          </table:table-cell>
          <table:table-cell table:style-name="ce1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16738601138216" calcext:value-type="float">
            <text:p>0.62</text:p>
          </table:table-cell>
          <table:table-cell table:style-name="ce10" office:value-type="float" office:value="0.00611908325321418" calcext:value-type="float">
            <text:p>0.01</text:p>
          </table:table-cell>
          <table:table-cell table:style-name="ce10" office:value-type="float" office:value="49.2927652324152" calcext:value-type="float">
            <text:p>49.29</text:p>
          </table:table-cell>
          <table:table-cell table:style-name="ce10" office:value-type="float" office:value="0.604443690052904" calcext:value-type="float">
            <text:p>0.60</text:p>
          </table:table-cell>
          <table:table-cell table:style-name="ce10" office:value-type="float" office:value="0.629033512223528" calcext:value-type="float">
            <text:p>0.63</text:p>
          </table:table-cell>
          <table:table-cell table:style-name="ce13" table:formula="of:=([.D8]-[.D2])/[.D2]" office:value-type="percentage" office:value="-0.0147945668717004" calcext:value-type="percentage">
            <text:p>-1.5%</text:p>
          </table:table-cell>
          <table:table-cell table:number-columns-repeated="3" table:style-name="ce13" office:value-type="string" calcext:value-type="string">
            <text:p>NA</text:p>
          </table:table-cell>
          <table:table-cell table:style-name="ce13" table:formula="of:=([.D8]-[.D$13])/[.D$13]" office:value-type="percentage" office:value="0.0384460865580985" calcext:value-type="percentage">
            <text:p>3.8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07650000000036" calcext:value-type="float">
            <text:p>0.61</text:p>
          </table:table-cell>
          <table:table-cell table:style-name="ce11" office:value-type="float" office:value="0.00583998986162976" calcext:value-type="float">
            <text:p>0.01</text:p>
          </table:table-cell>
          <table:table-cell table:style-name="ce11" office:value-type="float" office:value="41.1971147839923" calcext:value-type="float">
            <text:p>41.20</text:p>
          </table:table-cell>
          <table:table-cell table:style-name="ce11" office:value-type="float" office:value="0.595857614732032" calcext:value-type="float">
            <text:p>0.60</text:p>
          </table:table-cell>
          <table:table-cell table:style-name="ce11" office:value-type="float" office:value="0.61944238526804" calcext:value-type="float">
            <text:p>0.62</text:p>
          </table:table-cell>
          <table:table-cell table:style-name="ce14" table:formula="of:=([.D9]-[.D3])/[.D3]" office:value-type="percentage" office:value="-0.0171270462870954" calcext:value-type="percentage">
            <text:p>-1.7%</text:p>
          </table:table-cell>
          <table:table-cell table:number-columns-repeated="2" table:style-name="ce14" office:value-type="string" calcext:value-type="string">
            <text:p>NA</text:p>
          </table:table-cell>
          <table:table-cell table:style-name="ce24" table:formula="of:=([.D9]-[.D$8])/[.D$8]" office:value-type="percentage" office:value="-0.014736553089764" calcext:value-type="percentage">
            <text:p>-1.5%</text:p>
          </table:table-cell>
          <table:table-cell table:style-name="ce14" table:formula="of:=([.D9]-[.D$13])/[.D$13]" office:value-type="percentage" office:value="0.0231429706726774" calcext:value-type="percentage">
            <text:p>2.3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08013400931273" calcext:value-type="float">
            <text:p>0.61</text:p>
          </table:table-cell>
          <table:table-cell table:style-name="ce11" office:value-type="float" office:value="0.00765187909064358" calcext:value-type="float">
            <text:p>0.01</text:p>
          </table:table-cell>
          <table:table-cell table:style-name="ce11" office:value-type="float" office:value="114.535539619287" calcext:value-type="float">
            <text:p>114.54</text:p>
          </table:table-cell>
          <table:table-cell table:style-name="ce11" office:value-type="float" office:value="0.592855847602171" calcext:value-type="float">
            <text:p>0.59</text:p>
          </table:table-cell>
          <table:table-cell table:style-name="ce11" office:value-type="float" office:value="0.623170954260374" calcext:value-type="float">
            <text:p>0.62</text:p>
          </table:table-cell>
          <table:table-cell table:style-name="ce14" table:formula="of:=([.D10]-[.D4])/[.D4]" office:value-type="percentage" office:value="-0.0168427952091415" calcext:value-type="percentage">
            <text:p>-1.7%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10]-[.D$8])/[.D$8]" office:value-type="percentage" office:value="-0.0141473230163319" calcext:value-type="percentage">
            <text:p>-1.4%</text:p>
          </table:table-cell>
          <table:table-cell table:style-name="ce14" table:formula="of:=([.D10]-[.D$13])/[.D$13]" office:value-type="percentage" office:value="0.0237548543365153" calcext:value-type="percentage">
            <text:p>2.4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93117529918872" calcext:value-type="float">
            <text:p>0.59</text:p>
          </table:table-cell>
          <table:table-cell table:style-name="ce11" office:value-type="float" office:value="0.0101961187715452" calcext:value-type="float">
            <text:p>0.01</text:p>
          </table:table-cell>
          <table:table-cell table:style-name="ce11" office:value-type="float" office:value="300.027152906857" calcext:value-type="float">
            <text:p>300.03</text:p>
          </table:table-cell>
          <table:table-cell table:style-name="ce11" office:value-type="float" office:value="0.573052564440133" calcext:value-type="float">
            <text:p>0.57</text:p>
          </table:table-cell>
          <table:table-cell table:style-name="ce11" office:value-type="float" office:value="0.613182495397612" calcext:value-type="float">
            <text:p>0.61</text:p>
          </table:table-cell>
          <table:table-cell table:style-name="ce14" table:formula="of:=([.D11]-[.D5])/[.D5]" office:value-type="percentage" office:value="-0.0188295617554495" calcext:value-type="percentage">
            <text:p>-1.9%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11]-[.D$8])/[.D$8]" office:value-type="percentage" office:value="-0.0382999721044709" calcext:value-type="percentage">
            <text:p>-3.8%</text:p>
          </table:table-cell>
          <table:table-cell table:style-name="ce14" table:formula="of:=([.D11]-[.D$13])/[.D$13]" office:value-type="percentage" office:value="-0.00132636958907369" calcext:value-type="percentage">
            <text:p>-0.1%</text:p>
          </table:table-cell>
          <table:table-cell table:number-columns-repeated="1011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95243965308488" calcext:value-type="float">
            <text:p>0.60</text:p>
          </table:table-cell>
          <table:table-cell table:style-name="ce11" office:value-type="float" office:value="0.0062754103531771" calcext:value-type="float">
            <text:p>0.01</text:p>
          </table:table-cell>
          <table:table-cell table:style-name="ce11" office:value-type="float" office:value="54.3777090317671" calcext:value-type="float">
            <text:p>54.38</text:p>
          </table:table-cell>
          <table:table-cell table:style-name="ce11" office:value-type="float" office:value="0.582664526210419" calcext:value-type="float">
            <text:p>0.58</text:p>
          </table:table-cell>
          <table:table-cell table:style-name="ce11" office:value-type="float" office:value="0.607823404406557" calcext:value-type="float">
            <text:p>0.61</text:p>
          </table:table-cell>
          <table:table-cell table:style-name="ce14" table:formula="of:=([.D12]-[.D6])/[.D6]" office:value-type="percentage" office:value="-0.00259753110500276" calcext:value-type="percentage">
            <text:p>-0.3%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12]-[.D$8])/[.D$8]" office:value-type="percentage" office:value="-0.0348521006955927" calcext:value-type="percentage">
            <text:p>-3.5%</text:p>
          </table:table-cell>
          <table:table-cell table:style-name="ce14" table:formula="of:=([.D12]-[.D$13])/[.D$13]" office:value-type="percentage" office:value="0.00225405898243143" calcext:value-type="percentage">
            <text:p>0.2%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1" calcext:value-type="float">
            <text:p>1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93905267804879" calcext:value-type="float">
            <text:p>0.59</text:p>
          </table:table-cell>
          <table:table-cell table:style-name="ce12" office:value-type="float" office:value="0.00840376343118989" calcext:value-type="float">
            <text:p>0.01</text:p>
          </table:table-cell>
          <table:table-cell table:style-name="ce12" office:value-type="float" office:value="160.132518677726" calcext:value-type="float">
            <text:p>160.13</text:p>
          </table:table-cell>
          <table:table-cell table:style-name="ce12" office:value-type="float" office:value="0.577308766954275" calcext:value-type="float">
            <text:p>0.58</text:p>
          </table:table-cell>
          <table:table-cell table:style-name="ce12" office:value-type="float" office:value="0.610501768655483" calcext:value-type="float">
            <text:p>0.61</text:p>
          </table:table-cell>
          <table:table-cell table:style-name="ce15" table:formula="of:=([.D13]-[.D7])/[.D7]" office:value-type="percentage" office:value="-0.0259856206562562" calcext:value-type="percentage">
            <text:p>-2.6%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15" table:formula="of:=([.D13]-[.D$8])/[.D$8]" office:value-type="percentage" office:value="-0.0370227083098045" calcext:value-type="percentage">
            <text:p>-3.7%</text:p>
          </table:table-cell>
          <table:table-cell table:style-name="ce1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style-name="ce5" office:value-type="float" office:value="8" calcext:value-type="float" table:number-columns-spanned="1" table:number-rows-spanned="12">
            <text:p>8</text:p>
          </table:table-cell>
          <table:table-cell table:style-name="ce7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21400000000041" calcext:value-type="float">
            <text:p>0.62</text:p>
          </table:table-cell>
          <table:table-cell table:style-name="ce11" office:value-type="float" office:value="0.00799797071367637" calcext:value-type="float">
            <text:p>0.01</text:p>
          </table:table-cell>
          <table:table-cell table:style-name="ce11" office:value-type="float" office:value="134.518870663466" calcext:value-type="float">
            <text:p>134.52</text:p>
          </table:table-cell>
          <table:table-cell table:style-name="ce11" office:value-type="float" office:value="0.605581963442732" calcext:value-type="float">
            <text:p>0.61</text:p>
          </table:table-cell>
          <table:table-cell table:style-name="ce11" office:value-type="float" office:value="0.637218036557351" calcext:value-type="float">
            <text:p>0.64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14]-[.D$2])/[.D$2]" office:value-type="percentage" office:value="-0.00734824281127603" calcext:value-type="percentage">
            <text:p>-0.7%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table:formula="of:=([.D14]-[.D$19])/[.D$19]" office:value-type="percentage" office:value="0.0300870285951044" calcext:value-type="percentage">
            <text:p>3.0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17460823360432" calcext:value-type="float">
            <text:p>0.62</text:p>
          </table:table-cell>
          <table:table-cell table:style-name="ce11" office:value-type="float" office:value="0.00840376343118987" calcext:value-type="float">
            <text:p>0.01</text:p>
          </table:table-cell>
          <table:table-cell table:style-name="ce11" office:value-type="float" office:value="160.132518677717" calcext:value-type="float">
            <text:p>160.13</text:p>
          </table:table-cell>
          <table:table-cell table:style-name="ce11" office:value-type="float" office:value="0.600864322509828" calcext:value-type="float">
            <text:p>0.60</text:p>
          </table:table-cell>
          <table:table-cell table:style-name="ce11" office:value-type="float" office:value="0.634057324211036" calcext:value-type="float">
            <text:p>0.63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([.D15]-[.D$3])/[.D$3]" office:value-type="percentage" office:value="-0.00125805437631212" calcext:value-type="percentage">
            <text:p>-0.1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15]-[.D$14])/[.D$14]" office:value-type="percentage" office:value="-0.00633919639460687" calcext:value-type="percentage">
            <text:p>-0.6%</text:p>
          </table:table-cell>
          <table:table-cell table:style-name="ce14" table:formula="of:=([.D15]-[.D$19])/[.D$19]" office:value-type="percentage" office:value="0.023557104617303" calcext:value-type="percentage">
            <text:p>2.4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23629482048744" calcext:value-type="float">
            <text:p>0.62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62" calcext:value-type="float">
            <text:p>387.81</text:p>
          </table:table-cell>
          <table:table-cell table:style-name="ce11" office:value-type="float" office:value="0.601757520383506" calcext:value-type="float">
            <text:p>0.60</text:p>
          </table:table-cell>
          <table:table-cell table:style-name="ce11" office:value-type="float" office:value="0.645501443713983" calcext:value-type="float">
            <text:p>0.65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([.D16]-[.D$4])/[.D$4]" office:value-type="percentage" office:value="0.00840839602730865" calcext:value-type="percentage">
            <text:p>0.8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16]-[.D$14])/[.D$14]" office:value-type="percentage" office:value="0.00358783722031356" calcext:value-type="percentage">
            <text:p>0.4%</text:p>
          </table:table-cell>
          <table:table-cell table:style-name="ce14" table:formula="of:=([.D16]-[.D$19])/[.D$19]" office:value-type="percentage" office:value="0.0337828131764601" calcext:value-type="percentage">
            <text:p>3.4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18500000000042" calcext:value-type="float">
            <text:p>0.62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84344343045214" calcext:value-type="float">
            <text:p>0.58</text:p>
          </table:table-cell>
          <table:table-cell table:style-name="ce11" office:value-type="float" office:value="0.652655656954871" calcext:value-type="float">
            <text:p>0.65</text:p>
          </table:table-cell>
          <table:table-cell table:style-name="ce14" office:value-type="string" calcext:value-type="string">
            <text:p>NA</text:p>
          </table:table-cell>
          <table:table-cell table:style-name="ce17" table:formula="of:=([.D17]-[.D$5])/[.D$5]" office:value-type="percentage" office:value="0.0231596360628603" calcext:value-type="percentage">
            <text:p>2.3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17]-[.D$14])/[.D$14]" office:value-type="percentage" office:value="-0.004666881235917" calcext:value-type="percentage">
            <text:p>-0.5%</text:p>
          </table:table-cell>
          <table:table-cell table:style-name="ce14" table:formula="of:=([.D17]-[.D$19])/[.D$19]" office:value-type="percentage" office:value="0.0252797347699924" calcext:value-type="percentage">
            <text:p>2.5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92460823360437" calcext:value-type="float">
            <text:p>0.59</text:p>
          </table:table-cell>
          <table:table-cell table:style-name="ce11" office:value-type="float" office:value="0.00840376343118987" calcext:value-type="float">
            <text:p>0.01</text:p>
          </table:table-cell>
          <table:table-cell table:style-name="ce11" office:value-type="float" office:value="160.13251867771" calcext:value-type="float">
            <text:p>160.13</text:p>
          </table:table-cell>
          <table:table-cell table:style-name="ce11" office:value-type="float" office:value="0.575864322509833" calcext:value-type="float">
            <text:p>0.58</text:p>
          </table:table-cell>
          <table:table-cell table:style-name="ce11" office:value-type="float" office:value="0.609057324211041" calcext:value-type="float">
            <text:p>0.61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([.D18]-[.D$6])/[.D$6]" office:value-type="percentage" office:value="-0.00726101836746099" calcext:value-type="percentage">
            <text:p>-0.7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18]-[.D$14])/[.D$14]" office:value-type="percentage" office:value="-0.0465709311870005" calcext:value-type="percentage">
            <text:p>-4.7%</text:p>
          </table:table-cell>
          <table:table-cell table:style-name="ce14" table:formula="of:=([.D18]-[.D$19])/[.D$19]" office:value-type="percentage" office:value="-0.01788508353022" calcext:value-type="percentage">
            <text:p>-1.8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603250000000043" calcext:value-type="float">
            <text:p>0.60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53" calcext:value-type="float">
            <text:p>510.83</text:p>
          </table:table-cell>
          <table:table-cell table:style-name="ce12" office:value-type="float" office:value="0.578905075397486" calcext:value-type="float">
            <text:p>0.58</text:p>
          </table:table-cell>
          <table:table-cell table:style-name="ce12" office:value-type="float" office:value="0.627594924602599" calcext:value-type="float">
            <text:p>0.63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19]-[.D$7])/[.D$7]" office:value-type="percentage" office:value="-0.0106601066010475" calcext:value-type="percentage">
            <text:p>-1.1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19]-[.D$14])/[.D$14]" office:value-type="percentage" office:value="-0.0292082394592803" calcext:value-type="percentage">
            <text:p>-2.9%</text:p>
          </table:table-cell>
          <table:table-cell table:style-name="ce1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35349712249324" calcext:value-type="float">
            <text:p>0.64</text:p>
          </table:table-cell>
          <table:table-cell table:style-name="ce11" office:value-type="float" office:value="0.00611908325321341" calcext:value-type="float">
            <text:p>0.01</text:p>
          </table:table-cell>
          <table:table-cell table:style-name="ce11" office:value-type="float" office:value="49.2927652323943" calcext:value-type="float">
            <text:p>49.29</text:p>
          </table:table-cell>
          <table:table-cell table:style-name="ce11" office:value-type="float" office:value="0.623054801164014" calcext:value-type="float">
            <text:p>0.62</text:p>
          </table:table-cell>
          <table:table-cell table:style-name="ce11" office:value-type="float" office:value="0.647644623334635" calcext:value-type="float">
            <text:p>0.65</text:p>
          </table:table-cell>
          <table:table-cell table:style-name="ce16" table:formula="of:=([.D20]-[.D14])/[.D14]" office:value-type="percentage" office:value="0.0224488449457388" calcext:value-type="percentage">
            <text:p>2.2%</text:p>
          </table:table-cell>
          <table:table-cell table:style-name="ce16" table:formula="of:=([.D20]-[.D$8])/[.D$8]" office:value-type="percentage" office:value="0.0301766600578598" calcext:value-type="percentage">
            <text:p>3.0%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table:formula="of:=([.D20]-[.D$25])/[.D$25]" office:value-type="percentage" office:value="0.0426684373149631" calcext:value-type="percentage">
            <text:p>4.3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30000000000043" calcext:value-type="float">
            <text:p>0.63</text:p>
          </table:table-cell>
          <table:table-cell table:style-name="ce11" office:value-type="float" office:value="0.00583998986162992" calcext:value-type="float">
            <text:p>0.01</text:p>
          </table:table-cell>
          <table:table-cell table:style-name="ce11" office:value-type="float" office:value="41.1971147839926" calcext:value-type="float">
            <text:p>41.20</text:p>
          </table:table-cell>
          <table:table-cell table:style-name="ce11" office:value-type="float" office:value="0.618207614732039" calcext:value-type="float">
            <text:p>0.62</text:p>
          </table:table-cell>
          <table:table-cell table:style-name="ce11" office:value-type="float" office:value="0.641792385268047" calcext:value-type="float">
            <text:p>0.64</text:p>
          </table:table-cell>
          <table:table-cell table:style-name="ce17" table:formula="of:=([.D21]-[.D15])/[.D15]" office:value-type="percentage" office:value="0.0203076473279204" calcext:value-type="percentage">
            <text:p>2.0%</text:p>
          </table:table-cell>
          <table:table-cell table:style-name="ce17" table:formula="of:=([.D21]-[.D$9])/[.D$9]" office:value-type="percentage" office:value="0.0367810417181038" calcext:value-type="percentage">
            <text:p>3.7%</text:p>
          </table:table-cell>
          <table:table-cell table:style-name="ce17" office:value-type="string" calcext:value-type="string">
            <text:p>NA</text:p>
          </table:table-cell>
          <table:table-cell table:style-name="ce26" table:formula="of:=([.D21]-[.D$20])/[.D$20]" office:value-type="percentage" office:value="-0.00842010651164284" calcext:value-type="percentage">
            <text:p>-0.8%</text:p>
          </table:table-cell>
          <table:table-cell table:style-name="ce17" table:formula="of:=([.D21]-[.D$25])/[.D$25]" office:value-type="percentage" office:value="0.0338890580164429" calcext:value-type="percentage">
            <text:p>3.4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43558855476726" calcext:value-type="float">
            <text:p>0.64</text:p>
          </table:table-cell>
          <table:table-cell table:style-name="ce11" office:value-type="float" office:value="0.00765187909064363" calcext:value-type="float">
            <text:p>0.01</text:p>
          </table:table-cell>
          <table:table-cell table:style-name="ce11" office:value-type="float" office:value="114.535539619296" calcext:value-type="float">
            <text:p>114.54</text:p>
          </table:table-cell>
          <table:table-cell table:style-name="ce11" office:value-type="float" office:value="0.628401302147625" calcext:value-type="float">
            <text:p>0.63</text:p>
          </table:table-cell>
          <table:table-cell table:style-name="ce11" office:value-type="float" office:value="0.658716408805828" calcext:value-type="float">
            <text:p>0.66</text:p>
          </table:table-cell>
          <table:table-cell table:style-name="ce17" table:formula="of:=([.D22]-[.D16])/[.D16]" office:value-type="percentage" office:value="0.0319570738742341" calcext:value-type="percentage">
            <text:p>3.2%</text:p>
          </table:table-cell>
          <table:table-cell table:style-name="ce17" table:formula="of:=([.D22]-[.D$10])/[.D$10]" office:value-type="percentage" office:value="0.0584616301071806" calcext:value-type="percentage">
            <text:p>5.8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2]-[.D$20])/[.D$20]" office:value-type="percentage" office:value="0.0129206688365991" calcext:value-type="percentage">
            <text:p>1.3%</text:p>
          </table:table-cell>
          <table:table-cell table:style-name="ce17" table:formula="of:=([.D22]-[.D$25])/[.D$25]" office:value-type="percentage" office:value="0.056140410899884" calcext:value-type="percentage">
            <text:p>5.6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13450863252208" calcext:value-type="float">
            <text:p>0.61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5" calcext:value-type="float">
            <text:p>300.03</text:p>
          </table:table-cell>
          <table:table-cell table:style-name="ce11" office:value-type="float" office:value="0.593385897773469" calcext:value-type="float">
            <text:p>0.59</text:p>
          </table:table-cell>
          <table:table-cell table:style-name="ce11" office:value-type="float" office:value="0.633515828730947" calcext:value-type="float">
            <text:p>0.63</text:p>
          </table:table-cell>
          <table:table-cell table:style-name="ce17" table:formula="of:=([.D23]-[.D17])/[.D17]" office:value-type="percentage" office:value="-0.00816351939827579" calcext:value-type="percentage">
            <text:p>-0.8%</text:p>
          </table:table-cell>
          <table:table-cell table:style-name="ce17" table:formula="of:=([.D23]-[.D$11])/[.D$11]" office:value-type="percentage" office:value="0.034282131799607" calcext:value-type="percentage">
            <text:p>3.4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3]-[.D$20])/[.D$20]" office:value-type="percentage" office:value="-0.0344673942159942" calcext:value-type="percentage">
            <text:p>-3.4%</text:p>
          </table:table-cell>
          <table:table-cell table:style-name="ce17" table:formula="of:=([.D23]-[.D$25])/[.D$25]" office:value-type="percentage" office:value="0.00673037324945362" calcext:value-type="percentage">
            <text:p>0.7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2071455354378" calcext:value-type="float">
            <text:p>0.62</text:p>
          </table:table-cell>
          <table:table-cell table:style-name="ce11" office:value-type="float" office:value="0.00627541035317721" calcext:value-type="float">
            <text:p>0.01</text:p>
          </table:table-cell>
          <table:table-cell table:style-name="ce11" office:value-type="float" office:value="54.3777090317649" calcext:value-type="float">
            <text:p>54.38</text:p>
          </table:table-cell>
          <table:table-cell table:style-name="ce11" office:value-type="float" office:value="0.608135114445711" calcext:value-type="float">
            <text:p>0.61</text:p>
          </table:table-cell>
          <table:table-cell table:style-name="ce11" office:value-type="float" office:value="0.633293992641849" calcext:value-type="float">
            <text:p>0.63</text:p>
          </table:table-cell>
          <table:table-cell table:style-name="ce17" table:formula="of:=([.D24]-[.D18])/[.D18]" office:value-type="percentage" office:value="0.0476887737877551" calcext:value-type="percentage">
            <text:p>4.8%</text:p>
          </table:table-cell>
          <table:table-cell table:style-name="ce17" table:formula="of:=([.D24]-[.D$12])/[.D$12]" office:value-type="percentage" office:value="0.0427901662507267" calcext:value-type="percentage">
            <text:p>4.3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4]-[.D$20])/[.D$20]" office:value-type="percentage" office:value="-0.0230348081117897" calcext:value-type="percentage">
            <text:p>-2.3%</text:p>
          </table:table-cell>
          <table:table-cell table:style-name="ce17" table:formula="of:=([.D24]-[.D$25])/[.D$25]" office:value-type="percentage" office:value="0.0186507699371932" calcext:value-type="percentage">
            <text:p>1.9%</text:p>
          </table:table-cell>
          <table:table-cell table:number-columns-repeated="1011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09349712249323" calcext:value-type="float">
            <text:p>0.61</text:p>
          </table:table-cell>
          <table:table-cell table:style-name="ce11" office:value-type="float" office:value="0.00840376343118982" calcext:value-type="float">
            <text:p>0.01</text:p>
          </table:table-cell>
          <table:table-cell table:style-name="ce11" office:value-type="float" office:value="160.13251867772" calcext:value-type="float">
            <text:p>160.13</text:p>
          </table:table-cell>
          <table:table-cell table:style-name="ce11" office:value-type="float" office:value="0.592753211398719" calcext:value-type="float">
            <text:p>0.59</text:p>
          </table:table-cell>
          <table:table-cell table:style-name="ce11" office:value-type="float" office:value="0.625946213099926" calcext:value-type="float">
            <text:p>0.63</text:p>
          </table:table-cell>
          <table:table-cell table:style-name="ce18" table:formula="of:=([.D25]-[.D19])/[.D19]" office:value-type="percentage" office:value="0.0101114169072185" calcext:value-type="percentage">
            <text:p>1.0%</text:p>
          </table:table-cell>
          <table:table-cell table:style-name="ce18" table:formula="of:=([.D25]-[.D$13])/[.D$13]" office:value-type="percentage" office:value="0.0260048955307768" calcext:value-type="percentage">
            <text:p>2.6%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25]-[.D$20])/[.D$20]" office:value-type="percentage" office:value="-0.0409223448106294" calcext:value-type="percentage">
            <text:p>-4.1%</text:p>
          </table:table-cell>
          <table:table-cell table:style-name="ce17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style-name="ce2" office:value-type="float" office:value="14" calcext:value-type="float" table:number-columns-spanned="1" table:number-rows-spanned="12">
            <text:p>14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33600000000042" calcext:value-type="float">
            <text:p>0.63</text:p>
          </table:table-cell>
          <table:table-cell table:style-name="ce10" office:value-type="float" office:value="0.00799797071367635" calcext:value-type="float">
            <text:p>0.01</text:p>
          </table:table-cell>
          <table:table-cell table:style-name="ce10" office:value-type="float" office:value="134.518870663468" calcext:value-type="float">
            <text:p>134.52</text:p>
          </table:table-cell>
          <table:table-cell table:style-name="ce10" office:value-type="float" office:value="0.617781963442733" calcext:value-type="float">
            <text:p>0.62</text:p>
          </table:table-cell>
          <table:table-cell table:style-name="ce10" office:value-type="float" office:value="0.649418036557352" calcext:value-type="float">
            <text:p>0.65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26]-[.D$2])/[.D$2]" office:value-type="percentage" office:value="0.0121405750801025" calcext:value-type="percentage">
            <text:p>1.2%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table:formula="of:=([.D26]-[.D$31])/[.D$31]" office:value-type="percentage" office:value="0.0223477208551802" calcext:value-type="percentage">
            <text:p>2.2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30016378915988" calcext:value-type="float">
            <text:p>0.63</text:p>
          </table:table-cell>
          <table:table-cell table:style-name="ce11" office:value-type="float" office:value="0.00840376343118987" calcext:value-type="float">
            <text:p>0.01</text:p>
          </table:table-cell>
          <table:table-cell table:style-name="ce11" office:value-type="float" office:value="160.132518677708" calcext:value-type="float">
            <text:p>160.13</text:p>
          </table:table-cell>
          <table:table-cell table:style-name="ce11" office:value-type="float" office:value="0.613419878065384" calcext:value-type="float">
            <text:p>0.61</text:p>
          </table:table-cell>
          <table:table-cell table:style-name="ce11" office:value-type="float" office:value="0.646612879766592" calcext:value-type="float">
            <text:p>0.6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27]-[.D$3])/[.D$3]" office:value-type="percentage" office:value="0.0190505376987229" calcext:value-type="percentage">
            <text:p>1.9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7]-[.D$26])/[.D$26]" office:value-type="percentage" office:value="-0.0056559676200343" calcext:value-type="percentage">
            <text:p>-0.6%</text:p>
          </table:table-cell>
          <table:table-cell table:style-name="ce17" table:formula="of:=([.D27]-[.D$31])/[.D$31]" office:value-type="percentage" office:value="0.0165653552496075" calcext:value-type="percentage">
            <text:p>1.7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26829482048744" calcext:value-type="float">
            <text:p>0.63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51" calcext:value-type="float">
            <text:p>387.81</text:p>
          </table:table-cell>
          <table:table-cell table:style-name="ce11" office:value-type="float" office:value="0.604957520383505" calcext:value-type="float">
            <text:p>0.60</text:p>
          </table:table-cell>
          <table:table-cell table:style-name="ce11" office:value-type="float" office:value="0.648701443713982" calcext:value-type="float">
            <text:p>0.6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28]-[.D$4])/[.D$4]" office:value-type="percentage" office:value="0.0135827935825467" calcext:value-type="percentage">
            <text:p>1.4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8]-[.D$26])/[.D$26]" office:value-type="percentage" office:value="-0.0106857922211136" calcext:value-type="percentage">
            <text:p>-1.1%</text:p>
          </table:table-cell>
          <table:table-cell table:style-name="ce17" table:formula="of:=([.D28]-[.D$31])/[.D$31]" office:value-type="percentage" office:value="0.0114231255323928" calcext:value-type="percentage">
            <text:p>1.1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04000000000043" calcext:value-type="float">
            <text:p>0.60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69844343045214" calcext:value-type="float">
            <text:p>0.57</text:p>
          </table:table-cell>
          <table:table-cell table:style-name="ce11" office:value-type="float" office:value="0.638155656954871" calcext:value-type="float">
            <text:p>0.64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29]-[.D$5])/[.D$5]" office:value-type="percentage" office:value="-0.000827129859386122" calcext:value-type="percentage">
            <text:p>-0.1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9]-[.D$26])/[.D$26]" office:value-type="percentage" office:value="-0.046717171717167" calcext:value-type="percentage">
            <text:p>-4.7%</text:p>
          </table:table-cell>
          <table:table-cell table:style-name="ce17" table:formula="of:=([.D29]-[.D$31])/[.D$31]" office:value-type="percentage" office:value="-0.0254134731746655" calcext:value-type="percentage">
            <text:p>-2.5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95571934471548" calcext:value-type="float">
            <text:p>0.60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" calcext:value-type="float">
            <text:p>160.13</text:p>
          </table:table-cell>
          <table:table-cell table:style-name="ce11" office:value-type="float" office:value="0.578975433620944" calcext:value-type="float">
            <text:p>0.58</text:p>
          </table:table-cell>
          <table:table-cell table:style-name="ce11" office:value-type="float" office:value="0.612168435322152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30]-[.D$6])/[.D$6]" office:value-type="percentage" office:value="-0.00204797953955693" calcext:value-type="percentage">
            <text:p>-0.2%</text:p>
          </table:table-cell>
          <table:table-cell table:style-name="ce26" office:value-type="string" calcext:value-type="string">
            <text:p>NA</text:p>
          </table:table-cell>
          <table:table-cell table:style-name="ce32" table:formula="of:=([.D30]-[.D$26])/[.D$26]" office:value-type="percentage" office:value="-0.0600190428164323" calcext:value-type="percentage">
            <text:p>-6.0%</text:p>
          </table:table-cell>
          <table:table-cell table:style-name="ce17" table:formula="of:=([.D30]-[.D$31])/[.D$31]" office:value-type="percentage" office:value="-0.0390126107761088" calcext:value-type="percentage">
            <text:p>-3.9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19750000000043" calcext:value-type="float">
            <text:p>0.62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53" calcext:value-type="float">
            <text:p>510.83</text:p>
          </table:table-cell>
          <table:table-cell table:style-name="ce11" office:value-type="float" office:value="0.595405075397486" calcext:value-type="float">
            <text:p>0.60</text:p>
          </table:table-cell>
          <table:table-cell table:style-name="ce11" office:value-type="float" office:value="0.644094924602599" calcext:value-type="float">
            <text:p>0.64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31]-[.D$7])/[.D$7]" office:value-type="percentage" office:value="0.0164001640016572" calcext:value-type="percentage">
            <text:p>1.6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31]-[.D$26])/[.D$26]" office:value-type="percentage" office:value="-0.021859217171714" calcext:value-type="percentage">
            <text:p>-2.2%</text:p>
          </table:table-cell>
          <table:table-cell table:style-name="ce17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37016378915991" calcext:value-type="float">
            <text:p>0.64</text:p>
          </table:table-cell>
          <table:table-cell table:style-name="ce10" office:value-type="float" office:value="0.00611908325321339" calcext:value-type="float">
            <text:p>0.01</text:p>
          </table:table-cell>
          <table:table-cell table:style-name="ce10" office:value-type="float" office:value="49.2927652323967" calcext:value-type="float">
            <text:p>49.29</text:p>
          </table:table-cell>
          <table:table-cell table:style-name="ce10" office:value-type="float" office:value="0.62472146783068" calcext:value-type="float">
            <text:p>0.62</text:p>
          </table:table-cell>
          <table:table-cell table:style-name="ce10" office:value-type="float" office:value="0.649311290001302" calcext:value-type="float">
            <text:p>0.65</text:p>
          </table:table-cell>
          <table:table-cell table:style-name="ce16" table:formula="of:=([.D32]-[.D26])/[.D26]" office:value-type="percentage" office:value="0.00539201217794951" calcext:value-type="percentage">
            <text:p>0.5%</text:p>
          </table:table-cell>
          <table:table-cell table:style-name="ce16" table:formula="of:=([.D32]-[.D$8])/[.D$8]" office:value-type="percentage" office:value="0.0328790475257289" calcext:value-type="percentage">
            <text:p>3.3%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table:formula="of:=([.D32]-[.D$37])/[.D$37]" office:value-type="percentage" office:value="0.0279712886400456" calcext:value-type="percentage">
            <text:p>2.8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29550000000043" calcext:value-type="float">
            <text:p>0.63</text:p>
          </table:table-cell>
          <table:table-cell table:style-name="ce11" office:value-type="float" office:value="0.0058399898616299" calcext:value-type="float">
            <text:p>0.01</text:p>
          </table:table-cell>
          <table:table-cell table:style-name="ce11" office:value-type="float" office:value="41.1971147839928" calcext:value-type="float">
            <text:p>41.20</text:p>
          </table:table-cell>
          <table:table-cell table:style-name="ce11" office:value-type="float" office:value="0.617757614732039" calcext:value-type="float">
            <text:p>0.62</text:p>
          </table:table-cell>
          <table:table-cell table:style-name="ce11" office:value-type="float" office:value="0.641342385268047" calcext:value-type="float">
            <text:p>0.64</text:p>
          </table:table-cell>
          <table:table-cell table:style-name="ce17" table:formula="of:=([.D33]-[.D27])/[.D27]" office:value-type="percentage" office:value="-0.000740264747953835" calcext:value-type="percentage">
            <text:p>-0.1%</text:p>
          </table:table-cell>
          <table:table-cell table:style-name="ce17" table:formula="of:=([.D33]-[.D$9])/[.D$9]" office:value-type="percentage" office:value="0.0360404838311622" calcext:value-type="percentage">
            <text:p>3.6%</text:p>
          </table:table-cell>
          <table:table-cell table:style-name="ce17" office:value-type="string" calcext:value-type="string">
            <text:p>NA</text:p>
          </table:table-cell>
          <table:table-cell table:style-name="ce26" table:formula="of:=([.D33]-[.D$32])/[.D$32]" office:value-type="percentage" office:value="-0.0117208586200775" calcext:value-type="percentage">
            <text:p>-1.2%</text:p>
          </table:table-cell>
          <table:table-cell table:style-name="ce17" table:formula="of:=([.D33]-[.D$37])/[.D$37]" office:value-type="percentage" office:value="0.0159225825003967" calcext:value-type="percentage">
            <text:p>1.6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27649764567635" calcext:value-type="float">
            <text:p>0.63</text:p>
          </table:table-cell>
          <table:table-cell table:style-name="ce11" office:value-type="float" office:value="0.00765187909064363" calcext:value-type="float">
            <text:p>0.01</text:p>
          </table:table-cell>
          <table:table-cell table:style-name="ce11" office:value-type="float" office:value="114.535539619292" calcext:value-type="float">
            <text:p>114.54</text:p>
          </table:table-cell>
          <table:table-cell table:style-name="ce11" office:value-type="float" office:value="0.612492211238534" calcext:value-type="float">
            <text:p>0.61</text:p>
          </table:table-cell>
          <table:table-cell table:style-name="ce11" office:value-type="float" office:value="0.642807317896737" calcext:value-type="float">
            <text:p>0.64</text:p>
          </table:table-cell>
          <table:table-cell table:style-name="ce17" table:formula="of:=([.D34]-[.D28])/[.D28]" office:value-type="percentage" office:value="0.00130862147104179" calcext:value-type="percentage">
            <text:p>0.1%</text:p>
          </table:table-cell>
          <table:table-cell table:style-name="ce17" table:formula="of:=([.D34]-[.D$10])/[.D$10]" office:value-type="percentage" office:value="0.0322959388827377" calcext:value-type="percentage">
            <text:p>3.2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34]-[.D$32])/[.D$32]" office:value-type="percentage" office:value="-0.014703883068588" calcext:value-type="percentage">
            <text:p>-1.5%</text:p>
          </table:table-cell>
          <table:table-cell table:style-name="ce17" table:formula="of:=([.D34]-[.D$37])/[.D$37]" office:value-type="percentage" office:value="0.0128561190140166" calcext:value-type="percentage">
            <text:p>1.3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13284196585541" calcext:value-type="float">
            <text:p>0.61</text:p>
          </table:table-cell>
          <table:table-cell table:style-name="ce11" office:value-type="float" office:value="0.0101961187715451" calcext:value-type="float">
            <text:p>0.01</text:p>
          </table:table-cell>
          <table:table-cell table:style-name="ce11" office:value-type="float" office:value="300.027152906863" calcext:value-type="float">
            <text:p>300.03</text:p>
          </table:table-cell>
          <table:table-cell table:style-name="ce11" office:value-type="float" office:value="0.593219231106802" calcext:value-type="float">
            <text:p>0.59</text:p>
          </table:table-cell>
          <table:table-cell table:style-name="ce11" office:value-type="float" office:value="0.633349162064281" calcext:value-type="float">
            <text:p>0.63</text:p>
          </table:table-cell>
          <table:table-cell table:style-name="ce17" table:formula="of:=([.D35]-[.D29])/[.D29]" office:value-type="percentage" office:value="0.0153711863998299" calcext:value-type="percentage">
            <text:p>1.5%</text:p>
          </table:table-cell>
          <table:table-cell table:style-name="ce17" table:formula="of:=([.D35]-[.D$11])/[.D$11]" office:value-type="percentage" office:value="0.0340011307192816" calcext:value-type="percentage">
            <text:p>3.4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35]-[.D$32])/[.D$32]" office:value-type="percentage" office:value="-0.0372552152753671" calcext:value-type="percentage">
            <text:p>-3.7%</text:p>
          </table:table-cell>
          <table:table-cell table:style-name="ce17" table:formula="of:=([.D35]-[.D$37])/[.D$37]" office:value-type="percentage" office:value="-0.0103260030151358" calcext:value-type="percentage">
            <text:p>-1.0%</text:p>
          </table:table-cell>
          <table:table-cell table:number-columns-repeated="1011"/>
        </table:table-row>
        <table:table-row table:style-name="ro2">
          <table:covered-table-cell/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02420435896721" calcext:value-type="float">
            <text:p>0.60</text:p>
          </table:table-cell>
          <table:table-cell table:style-name="ce11" office:value-type="float" office:value="0.00627541035317719" calcext:value-type="float">
            <text:p>0.01</text:p>
          </table:table-cell>
          <table:table-cell table:style-name="ce11" office:value-type="float" office:value="54.377709031763" calcext:value-type="float">
            <text:p>54.38</text:p>
          </table:table-cell>
          <table:table-cell table:style-name="ce11" office:value-type="float" office:value="0.589840996798652" calcext:value-type="float">
            <text:p>0.59</text:p>
          </table:table-cell>
          <table:table-cell table:style-name="ce11" office:value-type="float" office:value="0.61499987499479" calcext:value-type="float">
            <text:p>0.61</text:p>
          </table:table-cell>
          <table:table-cell table:style-name="ce17" table:formula="of:=([.D36]-[.D30])/[.D30]" office:value-type="percentage" office:value="0.0114990331625511" calcext:value-type="percentage">
            <text:p>1.1%</text:p>
          </table:table-cell>
          <table:table-cell table:style-name="ce17" table:formula="of:=([.D36]-[.D$12])/[.D$12]" office:value-type="percentage" office:value="0.0120563516918878" calcext:value-type="percentage">
            <text:p>1.2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36]-[.D$32])/[.D$32]" office:value-type="percentage" office:value="-0.0543093461397992" calcext:value-type="percentage">
            <text:p>-5.4%</text:p>
          </table:table-cell>
          <table:table-cell table:style-name="ce17" table:formula="of:=([.D36]-[.D$37])/[.D$37]" office:value-type="percentage" office:value="-0.0278571598964821" calcext:value-type="percentage">
            <text:p>-2.8%</text:p>
          </table:table-cell>
          <table:table-cell table:number-columns-repeated="1011"/>
        </table:table-row>
        <table:table-row table:style-name="ro2">
          <table:covered-table-cell table:style-name="ce4"/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619683045582656" calcext:value-type="float">
            <text:p>0.62</text:p>
          </table:table-cell>
          <table:table-cell table:style-name="ce12" office:value-type="float" office:value="0.00840376343118981" calcext:value-type="float">
            <text:p>0.01</text:p>
          </table:table-cell>
          <table:table-cell table:style-name="ce12" office:value-type="float" office:value="160.132518677717" calcext:value-type="float">
            <text:p>160.13</text:p>
          </table:table-cell>
          <table:table-cell table:style-name="ce12" office:value-type="float" office:value="0.603086544732052" calcext:value-type="float">
            <text:p>0.60</text:p>
          </table:table-cell>
          <table:table-cell table:style-name="ce12" office:value-type="float" office:value="0.63627954643326" calcext:value-type="float">
            <text:p>0.64</text:p>
          </table:table-cell>
          <table:table-cell table:style-name="ce18" table:formula="of:=([.D37]-[.D31])/[.D31]" office:value-type="percentage" office:value="-0.000108034558107329" calcext:value-type="percentage">
            <text:p>0.0%</text:p>
          </table:table-cell>
          <table:table-cell table:style-name="ce18" table:formula="of:=([.D37]-[.D$13])/[.D$13]" office:value-type="percentage" office:value="0.0434038544110809" calcext:value-type="percentage">
            <text:p>4.3%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37]-[.D$32])/[.D$32]" office:value-type="percentage" office:value="-0.0272101847095848" calcext:value-type="percentage">
            <text:p>-2.7%</text:p>
          </table:table-cell>
          <table:table-cell table:style-name="ce18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style-name="ce5" office:value-type="float" office:value="21" calcext:value-type="float" table:number-columns-spanned="1" table:number-rows-spanned="12">
            <text:p>21</text:p>
          </table:table-cell>
          <table:table-cell table:style-name="ce7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25400000000041" calcext:value-type="float">
            <text:p>0.63</text:p>
          </table:table-cell>
          <table:table-cell table:style-name="ce11" office:value-type="float" office:value="0.00799797071367638" calcext:value-type="float">
            <text:p>0.01</text:p>
          </table:table-cell>
          <table:table-cell table:style-name="ce11" office:value-type="float" office:value="134.518870663466" calcext:value-type="float">
            <text:p>134.52</text:p>
          </table:table-cell>
          <table:table-cell table:style-name="ce11" office:value-type="float" office:value="0.609581963442731" calcext:value-type="float">
            <text:p>0.61</text:p>
          </table:table-cell>
          <table:table-cell table:style-name="ce11" office:value-type="float" office:value="0.64121803655735" calcext:value-type="float">
            <text:p>0.64</text:p>
          </table:table-cell>
          <table:table-cell table:style-name="ce13" office:value-type="string" calcext:value-type="string">
            <text:p>NA</text:p>
          </table:table-cell>
          <table:table-cell table:style-name="ce16" table:formula="of:=([.D38]-[.D$2])/[.D$2]" office:value-type="percentage" office:value="-0.000958466453447515" calcext:value-type="percentage">
            <text:p>-0.1%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7" table:formula="of:=([.D38]-[.D$43])/[.D$43]" office:value-type="percentage" office:value="0.0156719447827824" calcext:value-type="percentage">
            <text:p>1.6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19905267804877" calcext:value-type="float">
            <text:p>0.62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3" calcext:value-type="float">
            <text:p>160.13</text:p>
          </table:table-cell>
          <table:table-cell table:style-name="ce11" office:value-type="float" office:value="0.603308766954273" calcext:value-type="float">
            <text:p>0.60</text:p>
          </table:table-cell>
          <table:table-cell table:style-name="ce11" office:value-type="float" office:value="0.636501768655481" calcext:value-type="float">
            <text:p>0.64</text:p>
          </table:table-cell>
          <table:table-cell table:style-name="ce14" office:value-type="string" calcext:value-type="string">
            <text:p>NA</text:p>
          </table:table-cell>
          <table:table-cell table:style-name="ce17" table:formula="of:=([.D39]-[.D$3])/[.D$3]" office:value-type="percentage" office:value="0.00269583080643887" calcext:value-type="percentage">
            <text:p>0.3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39]-[.D$38])/[.D$38]" office:value-type="percentage" office:value="-0.00878594850521839" calcext:value-type="percentage">
            <text:p>-0.9%</text:p>
          </table:table-cell>
          <table:table-cell table:style-name="ce17" table:formula="of:=([.D39]-[.D$43])/[.D$43]" office:value-type="percentage" office:value="0.00674830337772588" calcext:value-type="percentage">
            <text:p>0.7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07029482048744" calcext:value-type="float">
            <text:p>0.61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51" calcext:value-type="float">
            <text:p>387.81</text:p>
          </table:table-cell>
          <table:table-cell table:style-name="ce11" office:value-type="float" office:value="0.585157520383506" calcext:value-type="float">
            <text:p>0.59</text:p>
          </table:table-cell>
          <table:table-cell table:style-name="ce11" office:value-type="float" office:value="0.628901443713983" calcext:value-type="float">
            <text:p>0.63</text:p>
          </table:table-cell>
          <table:table-cell table:style-name="ce14" office:value-type="string" calcext:value-type="string">
            <text:p>NA</text:p>
          </table:table-cell>
          <table:table-cell table:style-name="ce17" table:formula="of:=([.D40]-[.D$4])/[.D$4]" office:value-type="percentage" office:value="-0.0184337912904886" calcext:value-type="percentage">
            <text:p>-1.8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40]-[.D$38])/[.D$38]" office:value-type="percentage" office:value="-0.0293740293432935" calcext:value-type="percentage">
            <text:p>-2.9%</text:p>
          </table:table-cell>
          <table:table-cell table:style-name="ce17" table:formula="of:=([.D40]-[.D$43])/[.D$43]" office:value-type="percentage" office:value="-0.014162432726427" calcext:value-type="percentage">
            <text:p>-1.4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05000000000043" calcext:value-type="float">
            <text:p>0.61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70844343045214" calcext:value-type="float">
            <text:p>0.57</text:p>
          </table:table-cell>
          <table:table-cell table:style-name="ce11" office:value-type="float" office:value="0.639155656954871" calcext:value-type="float">
            <text:p>0.64</text:p>
          </table:table-cell>
          <table:table-cell table:style-name="ce14" office:value-type="string" calcext:value-type="string">
            <text:p>NA</text:p>
          </table:table-cell>
          <table:table-cell table:style-name="ce17" table:formula="of:=([.D41]-[.D$5])/[.D$5]" office:value-type="percentage" office:value="0.000827129859389612" calcext:value-type="percentage">
            <text:p>0.1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41]-[.D$38])/[.D$38]" office:value-type="percentage" office:value="-0.0326191237607877" calcext:value-type="percentage">
            <text:p>-3.3%</text:p>
          </table:table-cell>
          <table:table-cell table:style-name="ce17" table:formula="of:=([.D41]-[.D$43])/[.D$43]" office:value-type="percentage" office:value="-0.0174583840844471" calcext:value-type="percentage">
            <text:p>-1.7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72349712249326" calcext:value-type="float">
            <text:p>0.57</text:p>
          </table:table-cell>
          <table:table-cell table:style-name="ce11" office:value-type="float" office:value="0.00840376343118987" calcext:value-type="float">
            <text:p>0.01</text:p>
          </table:table-cell>
          <table:table-cell table:style-name="ce11" office:value-type="float" office:value="160.132518677708" calcext:value-type="float">
            <text:p>160.13</text:p>
          </table:table-cell>
          <table:table-cell table:style-name="ce11" office:value-type="float" office:value="0.555753211398722" calcext:value-type="float">
            <text:p>0.56</text:p>
          </table:table-cell>
          <table:table-cell table:style-name="ce11" office:value-type="float" office:value="0.588946213099929" calcext:value-type="float">
            <text:p>0.59</text:p>
          </table:table-cell>
          <table:table-cell table:style-name="ce14" office:value-type="string" calcext:value-type="string">
            <text:p>NA</text:p>
          </table:table-cell>
          <table:table-cell table:style-name="ce17" table:formula="of:=([.D42]-[.D$6])/[.D$6]" office:value-type="percentage" office:value="-0.0409595907906994" calcext:value-type="percentage">
            <text:p>-4.1%</text:p>
          </table:table-cell>
          <table:table-cell table:style-name="ce26" office:value-type="string" calcext:value-type="string">
            <text:p>NA</text:p>
          </table:table-cell>
          <table:table-cell table:style-name="ce32" table:formula="of:=([.D42]-[.D$38])/[.D$38]" office:value-type="percentage" office:value="-0.0848261716512815" calcext:value-type="percentage">
            <text:p>-8.5%</text:p>
          </table:table-cell>
          <table:table-cell table:style-name="ce17" table:formula="of:=([.D42]-[.D$43])/[.D$43]" office:value-type="percentage" office:value="-0.0704836179467528" calcext:value-type="percentage">
            <text:p>-7.0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615750000000042" calcext:value-type="float">
            <text:p>0.62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53" calcext:value-type="float">
            <text:p>510.83</text:p>
          </table:table-cell>
          <table:table-cell table:style-name="ce12" office:value-type="float" office:value="0.591405075397486" calcext:value-type="float">
            <text:p>0.59</text:p>
          </table:table-cell>
          <table:table-cell table:style-name="ce12" office:value-type="float" office:value="0.640094924602599" calcext:value-type="float">
            <text:p>0.64</text:p>
          </table:table-cell>
          <table:table-cell table:style-name="ce15" office:value-type="string" calcext:value-type="string">
            <text:p>NA</text:p>
          </table:table-cell>
          <table:table-cell table:style-name="ce18" table:formula="of:=([.D43]-[.D$7])/[.D$7]" office:value-type="percentage" office:value="0.00984009840099989" calcext:value-type="percentage">
            <text:p>1.0%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43]-[.D$38])/[.D$38]" office:value-type="percentage" office:value="-0.0154301247201764" calcext:value-type="percentage">
            <text:p>-1.5%</text:p>
          </table:table-cell>
          <table:table-cell table:style-name="ce18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48905267804879" calcext:value-type="float">
            <text:p>0.65</text:p>
          </table:table-cell>
          <table:table-cell table:style-name="ce11" office:value-type="float" office:value="0.00611908325321339" calcext:value-type="float">
            <text:p>0.01</text:p>
          </table:table-cell>
          <table:table-cell table:style-name="ce11" office:value-type="float" office:value="49.2927652323953" calcext:value-type="float">
            <text:p>49.29</text:p>
          </table:table-cell>
          <table:table-cell table:style-name="ce11" office:value-type="float" office:value="0.636610356719569" calcext:value-type="float">
            <text:p>0.64</text:p>
          </table:table-cell>
          <table:table-cell table:style-name="ce11" office:value-type="float" office:value="0.66120017889019" calcext:value-type="float">
            <text:p>0.66</text:p>
          </table:table-cell>
          <table:table-cell table:style-name="ce16" table:formula="of:=([.D44]-[.D38])/[.D38]" office:value-type="percentage" office:value="0.0375843744880659" calcext:value-type="percentage">
            <text:p>3.8%</text:p>
          </table:table-cell>
          <table:table-cell table:style-name="ce13" table:formula="of:=([.D44]-[.D$8])/[.D$8]" office:value-type="percentage" office:value="0.052156078129856" calcext:value-type="percentage">
            <text:p>5.2%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table:formula="of:=([.D44]-[.D$49])/[.D$49]" office:value-type="percentage" office:value="0.057203397471621" calcext:value-type="percentage">
            <text:p>5.7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44700000000043" calcext:value-type="float">
            <text:p>0.64</text:p>
          </table:table-cell>
          <table:table-cell table:style-name="ce11" office:value-type="float" office:value="0.00583998986162991" calcext:value-type="float">
            <text:p>0.01</text:p>
          </table:table-cell>
          <table:table-cell table:style-name="ce11" office:value-type="float" office:value="41.1971147839932" calcext:value-type="float">
            <text:p>41.20</text:p>
          </table:table-cell>
          <table:table-cell table:style-name="ce11" office:value-type="float" office:value="0.632907614732039" calcext:value-type="float">
            <text:p>0.63</text:p>
          </table:table-cell>
          <table:table-cell table:style-name="ce11" office:value-type="float" office:value="0.656492385268048" calcext:value-type="float">
            <text:p>0.66</text:p>
          </table:table-cell>
          <table:table-cell table:style-name="ce17" table:formula="of:=([.D45]-[.D39])/[.D39]" office:value-type="percentage" office:value="0.0399976149306903" calcext:value-type="percentage">
            <text:p>4.0%</text:p>
          </table:table-cell>
          <table:table-cell table:style-name="ce14" table:formula="of:=([.D45]-[.D$9])/[.D$9]" office:value-type="percentage" office:value="0.0609725993581911" calcext:value-type="percentage">
            <text:p>6.1%</text:p>
          </table:table-cell>
          <table:table-cell table:style-name="ce14" office:value-type="string" calcext:value-type="string">
            <text:p>NA</text:p>
          </table:table-cell>
          <table:table-cell table:style-name="ce24" table:formula="of:=([.D45]-[.D$44])/[.D$44]" office:value-type="percentage" office:value="-0.00648055735325065" calcext:value-type="percentage">
            <text:p>-0.6%</text:p>
          </table:table-cell>
          <table:table-cell table:style-name="ce14" table:formula="of:=([.D45]-[.D$49])/[.D$49]" office:value-type="percentage" office:value="0.0503521302202547" calcext:value-type="percentage">
            <text:p>5.0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41013400931271" calcext:value-type="float">
            <text:p>0.64</text:p>
          </table:table-cell>
          <table:table-cell table:style-name="ce11" office:value-type="float" office:value="0.00765187909064364" calcext:value-type="float">
            <text:p>0.01</text:p>
          </table:table-cell>
          <table:table-cell table:style-name="ce11" office:value-type="float" office:value="114.535539619295" calcext:value-type="float">
            <text:p>114.54</text:p>
          </table:table-cell>
          <table:table-cell table:style-name="ce11" office:value-type="float" office:value="0.62585584760217" calcext:value-type="float">
            <text:p>0.63</text:p>
          </table:table-cell>
          <table:table-cell table:style-name="ce11" office:value-type="float" office:value="0.656170954260373" calcext:value-type="float">
            <text:p>0.66</text:p>
          </table:table-cell>
          <table:table-cell table:style-name="ce17" table:formula="of:=([.D46]-[.D40])/[.D40]" office:value-type="percentage" office:value="0.0559839676449159" calcext:value-type="percentage">
            <text:p>5.6%</text:p>
          </table:table-cell>
          <table:table-cell table:style-name="ce14" table:formula="of:=([.D46]-[.D$10])/[.D$10]" office:value-type="percentage" office:value="0.0542751195112689" calcext:value-type="percentage">
            <text:p>5.4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46]-[.D$44])/[.D$44]" office:value-type="percentage" office:value="-0.0121618166243351" calcext:value-type="percentage">
            <text:p>-1.2%</text:p>
          </table:table-cell>
          <table:table-cell table:style-name="ce14" table:formula="of:=([.D46]-[.D$49])/[.D$49]" office:value-type="percentage" office:value="0.0443458836169471" calcext:value-type="percentage">
            <text:p>4.4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24617529918875" calcext:value-type="float">
            <text:p>0.62</text:p>
          </table:table-cell>
          <table:table-cell table:style-name="ce11" office:value-type="float" office:value="0.0101961187715451" calcext:value-type="float">
            <text:p>0.01</text:p>
          </table:table-cell>
          <table:table-cell table:style-name="ce11" office:value-type="float" office:value="300.027152906857" calcext:value-type="float">
            <text:p>300.03</text:p>
          </table:table-cell>
          <table:table-cell table:style-name="ce11" office:value-type="float" office:value="0.604552564440135" calcext:value-type="float">
            <text:p>0.60</text:p>
          </table:table-cell>
          <table:table-cell table:style-name="ce11" office:value-type="float" office:value="0.644682495397614" calcext:value-type="float">
            <text:p>0.64</text:p>
          </table:table-cell>
          <table:table-cell table:style-name="ce17" table:formula="of:=([.D47]-[.D41])/[.D41]" office:value-type="percentage" office:value="0.0324256692873234" calcext:value-type="percentage">
            <text:p>3.2%</text:p>
          </table:table-cell>
          <table:table-cell table:style-name="ce14" table:formula="of:=([.D47]-[.D$11])/[.D$11]" office:value-type="percentage" office:value="0.0531092041813563" calcext:value-type="percentage">
            <text:p>5.3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47]-[.D$44])/[.D$44]" office:value-type="percentage" office:value="-0.0374287882854837" calcext:value-type="percentage">
            <text:p>-3.7%</text:p>
          </table:table-cell>
          <table:table-cell table:style-name="ce14" table:formula="of:=([.D47]-[.D$49])/[.D$49]" office:value-type="percentage" office:value="0.0176335553329616" calcext:value-type="percentage">
            <text:p>1.8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16538082955545" calcext:value-type="float">
            <text:p>0.62</text:p>
          </table:table-cell>
          <table:table-cell table:style-name="ce11" office:value-type="float" office:value="0.0062754103531772" calcext:value-type="float">
            <text:p>0.01</text:p>
          </table:table-cell>
          <table:table-cell table:style-name="ce11" office:value-type="float" office:value="54.3777090317639" calcext:value-type="float">
            <text:p>54.38</text:p>
          </table:table-cell>
          <table:table-cell table:style-name="ce11" office:value-type="float" office:value="0.603958643857475" calcext:value-type="float">
            <text:p>0.60</text:p>
          </table:table-cell>
          <table:table-cell table:style-name="ce11" office:value-type="float" office:value="0.629117522053614" calcext:value-type="float">
            <text:p>0.63</text:p>
          </table:table-cell>
          <table:table-cell table:style-name="ce19" table:formula="of:=([.D48]-[.D42])/[.D42]" office:value-type="percentage" office:value="0.0772051942379062" calcext:value-type="percentage">
            <text:p>7.7%</text:p>
          </table:table-cell>
          <table:table-cell table:style-name="ce14" table:formula="of:=([.D48]-[.D$12])/[.D$12]" office:value-type="percentage" office:value="0.0357737648562657" calcext:value-type="percentage">
            <text:p>3.6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48]-[.D$44])/[.D$44]" office:value-type="percentage" office:value="-0.0498796765186171" calcext:value-type="percentage">
            <text:p>-5.0%</text:p>
          </table:table-cell>
          <table:table-cell table:style-name="ce14" table:formula="of:=([.D48]-[.D$49])/[.D$49]" office:value-type="percentage" office:value="0.00447043399135354" calcext:value-type="percentage">
            <text:p>0.4%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13794156693767" calcext:value-type="float">
            <text:p>0.61</text:p>
          </table:table-cell>
          <table:table-cell table:style-name="ce11" office:value-type="float" office:value="0.00840376343118979" calcext:value-type="float">
            <text:p>0.01</text:p>
          </table:table-cell>
          <table:table-cell table:style-name="ce11" office:value-type="float" office:value="160.13251867772" calcext:value-type="float">
            <text:p>160.13</text:p>
          </table:table-cell>
          <table:table-cell table:style-name="ce11" office:value-type="float" office:value="0.597197655843163" calcext:value-type="float">
            <text:p>0.60</text:p>
          </table:table-cell>
          <table:table-cell table:style-name="ce11" office:value-type="float" office:value="0.630390657544371" calcext:value-type="float">
            <text:p>0.63</text:p>
          </table:table-cell>
          <table:table-cell table:style-name="ce18" table:formula="of:=([.D49]-[.D43])/[.D43]" office:value-type="percentage" office:value="-0.00317635940929751" calcext:value-type="percentage">
            <text:p>-0.3%</text:p>
          </table:table-cell>
          <table:table-cell table:style-name="ce15" table:formula="of:=([.D49]-[.D$13])/[.D$13]" office:value-type="percentage" office:value="0.0334883187051007" calcext:value-type="percentage">
            <text:p>3.3%</text:p>
          </table:table-cell>
          <table:table-cell table:style-name="ce15" office:value-type="string" calcext:value-type="string">
            <text:p>NA</text:p>
          </table:table-cell>
          <table:table-cell table:style-name="ce24" table:formula="of:=([.D49]-[.D$44])/[.D$44]" office:value-type="percentage" office:value="-0.0541082232694552" calcext:value-type="percentage">
            <text:p>-5.4%</text:p>
          </table:table-cell>
          <table:table-cell table:style-name="ce15" table:formula="of:=([.D49]-[.D$49])/[.D$49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table-cell table:style-name="ce2" office:value-type="float" office:value="28" calcext:value-type="float" table:number-columns-spanned="1" table:number-rows-spanned="12">
            <text:p>28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2140000000004" calcext:value-type="float">
            <text:p>0.62</text:p>
          </table:table-cell>
          <table:table-cell table:style-name="ce10" office:value-type="float" office:value="0.00799797071367636" calcext:value-type="float">
            <text:p>0.01</text:p>
          </table:table-cell>
          <table:table-cell table:style-name="ce10" office:value-type="float" office:value="134.518870663465" calcext:value-type="float">
            <text:p>134.52</text:p>
          </table:table-cell>
          <table:table-cell table:style-name="ce10" office:value-type="float" office:value="0.605581963442731" calcext:value-type="float">
            <text:p>0.61</text:p>
          </table:table-cell>
          <table:table-cell table:style-name="ce10" office:value-type="float" office:value="0.63721803655735" calcext:value-type="float">
            <text:p>0.64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50]-[.D$2])/[.D$2]" office:value-type="percentage" office:value="-0.00734824281127762" calcext:value-type="percentage">
            <text:p>-0.7%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table:formula="of:=([.D50]-[.D$55])/[.D$55]" office:value-type="percentage" office:value="0.0292339544513403" calcext:value-type="percentage">
            <text:p>2.9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12905267804877" calcext:value-type="float">
            <text:p>0.61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1" calcext:value-type="float">
            <text:p>160.13</text:p>
          </table:table-cell>
          <table:table-cell table:style-name="ce11" office:value-type="float" office:value="0.596308766954273" calcext:value-type="float">
            <text:p>0.60</text:p>
          </table:table-cell>
          <table:table-cell table:style-name="ce11" office:value-type="float" office:value="0.629501768655481" calcext:value-type="float">
            <text:p>0.6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51]-[.D$3])/[.D$3]" office:value-type="percentage" office:value="-0.0086266585805272" calcext:value-type="percentage">
            <text:p>-0.9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51]-[.D$50])/[.D$50]" office:value-type="percentage" office:value="-0.0136703125123309" calcext:value-type="percentage">
            <text:p>-1.4%</text:p>
          </table:table-cell>
          <table:table-cell table:style-name="ce14" table:formula="of:=([.D51]-[.D$55])/[.D$55]" office:value-type="percentage" office:value="0.0151640046456884" calcext:value-type="percentage">
            <text:p>1.5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12829482048744" calcext:value-type="float">
            <text:p>0.61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51" calcext:value-type="float">
            <text:p>387.81</text:p>
          </table:table-cell>
          <table:table-cell table:style-name="ce11" office:value-type="float" office:value="0.590957520383506" calcext:value-type="float">
            <text:p>0.59</text:p>
          </table:table-cell>
          <table:table-cell table:style-name="ce11" office:value-type="float" office:value="0.634701443713982" calcext:value-type="float">
            <text:p>0.6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52]-[.D$4])/[.D$4]" office:value-type="percentage" office:value="-0.00905519572161962" calcext:value-type="percentage">
            <text:p>-0.9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52]-[.D$50])/[.D$50]" office:value-type="percentage" office:value="-0.0137922722100022" calcext:value-type="percentage">
            <text:p>-1.4%</text:p>
          </table:table-cell>
          <table:table-cell table:style-name="ce14" table:formula="of:=([.D52]-[.D$55])/[.D$55]" office:value-type="percentage" office:value="0.0150384795837704" calcext:value-type="percentage">
            <text:p>1.5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11500000000043" calcext:value-type="float">
            <text:p>0.61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77344343045214" calcext:value-type="float">
            <text:p>0.58</text:p>
          </table:table-cell>
          <table:table-cell table:style-name="ce11" office:value-type="float" office:value="0.645655656954871" calcext:value-type="float">
            <text:p>0.6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53]-[.D$5])/[.D$5]" office:value-type="percentage" office:value="0.0115798180314318" calcext:value-type="percentage">
            <text:p>1.2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53]-[.D$50])/[.D$50]" office:value-type="percentage" office:value="-0.0159317669777863" calcext:value-type="percentage">
            <text:p>-1.6%</text:p>
          </table:table-cell>
          <table:table-cell table:style-name="ce14" table:formula="of:=([.D53]-[.D$55])/[.D$55]" office:value-type="percentage" office:value="0.0128364389233961" calcext:value-type="percentage">
            <text:p>1.3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61905267804882" calcext:value-type="float">
            <text:p>0.56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" calcext:value-type="float">
            <text:p>160.13</text:p>
          </table:table-cell>
          <table:table-cell table:style-name="ce11" office:value-type="float" office:value="0.545308766954278" calcext:value-type="float">
            <text:p>0.55</text:p>
          </table:table-cell>
          <table:table-cell table:style-name="ce11" office:value-type="float" office:value="0.578501768655486" calcext:value-type="float">
            <text:p>0.58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54]-[.D$6])/[.D$6]" office:value-type="percentage" office:value="-0.0584605068558061" calcext:value-type="percentage">
            <text:p>-5.8%</text:p>
          </table:table-cell>
          <table:table-cell table:style-name="ce24" office:value-type="string" calcext:value-type="string">
            <text:p>NA</text:p>
          </table:table-cell>
          <table:table-cell table:style-name="ce32" table:formula="of:=([.D54]-[.D$50])/[.D$50]" office:value-type="percentage" office:value="-0.0957430514888223" calcext:value-type="percentage">
            <text:p>-9.6%</text:p>
          </table:table-cell>
          <table:table-cell table:style-name="ce19" table:formula="of:=([.D54]-[.D$55])/[.D$55]" office:value-type="percentage" office:value="-0.0693080450437385" calcext:value-type="percentage">
            <text:p>-6.9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03750000000042" calcext:value-type="float">
            <text:p>0.60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72" calcext:value-type="float">
            <text:p>510.83</text:p>
          </table:table-cell>
          <table:table-cell table:style-name="ce11" office:value-type="float" office:value="0.579405075397486" calcext:value-type="float">
            <text:p>0.58</text:p>
          </table:table-cell>
          <table:table-cell table:style-name="ce11" office:value-type="float" office:value="0.628094924602599" calcext:value-type="float">
            <text:p>0.63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55]-[.D$7])/[.D$7]" office:value-type="percentage" office:value="-0.00984009840096711" calcext:value-type="percentage">
            <text:p>-1.0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55]-[.D$50])/[.D$50]" office:value-type="percentage" office:value="-0.0284036047634323" calcext:value-type="percentage">
            <text:p>-2.8%</text:p>
          </table:table-cell>
          <table:table-cell table:style-name="ce1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47460823360436" calcext:value-type="float">
            <text:p>0.65</text:p>
          </table:table-cell>
          <table:table-cell table:style-name="ce10" office:value-type="float" office:value="0.0061190832532134" calcext:value-type="float">
            <text:p>0.01</text:p>
          </table:table-cell>
          <table:table-cell table:style-name="ce10" office:value-type="float" office:value="49.2927652323932" calcext:value-type="float">
            <text:p>49.29</text:p>
          </table:table-cell>
          <table:table-cell table:style-name="ce10" office:value-type="float" office:value="0.635165912275126" calcext:value-type="float">
            <text:p>0.64</text:p>
          </table:table-cell>
          <table:table-cell table:style-name="ce10" office:value-type="float" office:value="0.659755734445747" calcext:value-type="float">
            <text:p>0.66</text:p>
          </table:table-cell>
          <table:table-cell table:style-name="ce16" table:formula="of:=([.D56]-[.D50])/[.D50]" office:value-type="percentage" office:value="0.0419388853562832" calcext:value-type="percentage">
            <text:p>4.2%</text:p>
          </table:table-cell>
          <table:table-cell table:style-name="ce16" table:formula="of:=([.D56]-[.D$8])/[.D$8]" office:value-type="percentage" office:value="0.0498140089910391" calcext:value-type="percentage">
            <text:p>5.0%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table:formula="of:=([.D56]-[.D$61])/[.D$61]" office:value-type="percentage" office:value="0.0617694778692098" calcext:value-type="percentage">
            <text:p>6.2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44600000000043" calcext:value-type="float">
            <text:p>0.64</text:p>
          </table:table-cell>
          <table:table-cell table:style-name="ce11" office:value-type="float" office:value="0.0058399898616299" calcext:value-type="float">
            <text:p>0.01</text:p>
          </table:table-cell>
          <table:table-cell table:style-name="ce11" office:value-type="float" office:value="41.1971147839912" calcext:value-type="float">
            <text:p>41.20</text:p>
          </table:table-cell>
          <table:table-cell table:style-name="ce11" office:value-type="float" office:value="0.632807614732039" calcext:value-type="float">
            <text:p>0.63</text:p>
          </table:table-cell>
          <table:table-cell table:style-name="ce11" office:value-type="float" office:value="0.656392385268047" calcext:value-type="float">
            <text:p>0.66</text:p>
          </table:table-cell>
          <table:table-cell table:style-name="ce17" table:formula="of:=([.D57]-[.D51])/[.D51]" office:value-type="percentage" office:value="0.0517122855032406" calcext:value-type="percentage">
            <text:p>5.2%</text:p>
          </table:table-cell>
          <table:table-cell table:style-name="ce17" table:formula="of:=([.D57]-[.D$9])/[.D$9]" office:value-type="percentage" office:value="0.0608080309388708" calcext:value-type="percentage">
            <text:p>6.1%</text:p>
          </table:table-cell>
          <table:table-cell table:style-name="ce14" office:value-type="string" calcext:value-type="string">
            <text:p>NA</text:p>
          </table:table-cell>
          <table:table-cell table:style-name="ce24" table:formula="of:=([.D57]-[.D$56])/[.D$56]" office:value-type="percentage" office:value="-0.00441852735667447" calcext:value-type="percentage">
            <text:p>-0.4%</text:p>
          </table:table-cell>
          <table:table-cell table:style-name="ce14" table:formula="of:=([.D57]-[.D$61])/[.D$61]" office:value-type="percentage" office:value="0.0570780203847627" calcext:value-type="percentage">
            <text:p>5.7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46649764567635" calcext:value-type="float">
            <text:p>0.65</text:p>
          </table:table-cell>
          <table:table-cell table:style-name="ce11" office:value-type="float" office:value="0.00765187909064366" calcext:value-type="float">
            <text:p>0.01</text:p>
          </table:table-cell>
          <table:table-cell table:style-name="ce11" office:value-type="float" office:value="114.53553961929" calcext:value-type="float">
            <text:p>114.54</text:p>
          </table:table-cell>
          <table:table-cell table:style-name="ce11" office:value-type="float" office:value="0.631492211238533" calcext:value-type="float">
            <text:p>0.63</text:p>
          </table:table-cell>
          <table:table-cell table:style-name="ce11" office:value-type="float" office:value="0.661807317896737" calcext:value-type="float">
            <text:p>0.66</text:p>
          </table:table-cell>
          <table:table-cell table:style-name="ce17" table:formula="of:=([.D58]-[.D52])/[.D52]" office:value-type="percentage" office:value="0.0551871009955766" calcext:value-type="percentage">
            <text:p>5.5%</text:p>
          </table:table-cell>
          <table:table-cell table:style-name="ce17" table:formula="of:=([.D58]-[.D$10])/[.D$10]" office:value-type="percentage" office:value="0.0635452501165006" calcext:value-type="percentage">
            <text:p>6.4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58]-[.D$56])/[.D$56]" office:value-type="percentage" office:value="-0.00125267624470549" calcext:value-type="percentage">
            <text:p>-0.1%</text:p>
          </table:table-cell>
          <table:table-cell table:style-name="ce14" table:formula="of:=([.D58]-[.D$61])/[.D$61]" office:value-type="percentage" office:value="0.0604394244669296" calcext:value-type="percentage">
            <text:p>6.0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29284196585541" calcext:value-type="float">
            <text:p>0.63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57" calcext:value-type="float">
            <text:p>300.03</text:p>
          </table:table-cell>
          <table:table-cell table:style-name="ce11" office:value-type="float" office:value="0.609219231106802" calcext:value-type="float">
            <text:p>0.61</text:p>
          </table:table-cell>
          <table:table-cell table:style-name="ce11" office:value-type="float" office:value="0.649349162064281" calcext:value-type="float">
            <text:p>0.65</text:p>
          </table:table-cell>
          <table:table-cell table:style-name="ce17" table:formula="of:=([.D59]-[.D53])/[.D53]" office:value-type="percentage" office:value="0.0290829052910822" calcext:value-type="percentage">
            <text:p>2.9%</text:p>
          </table:table-cell>
          <table:table-cell table:style-name="ce17" table:formula="of:=([.D59]-[.D$11])/[.D$11]" office:value-type="percentage" office:value="0.0609772344304441" calcext:value-type="percentage">
            <text:p>6.1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59]-[.D$56])/[.D$56]" office:value-type="percentage" office:value="-0.0280737090478388" calcext:value-type="percentage">
            <text:p>-2.8%</text:p>
          </table:table-cell>
          <table:table-cell table:style-name="ce14" table:formula="of:=([.D59]-[.D$61])/[.D$61]" office:value-type="percentage" office:value="0.0319616704716338" calcext:value-type="percentage">
            <text:p>3.2%</text:p>
          </table:table-cell>
          <table:table-cell table:number-columns-repeated="1011"/>
        </table:table-row>
        <table:table-row table:style-name="ro2">
          <table:covered-table-cell office:value-type="float" office:value="28" calcext:value-type="float">
            <text:p>2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20302788837897" calcext:value-type="float">
            <text:p>0.62</text:p>
          </table:table-cell>
          <table:table-cell table:style-name="ce11" office:value-type="float" office:value="0.00627541035317722" calcext:value-type="float">
            <text:p>0.01</text:p>
          </table:table-cell>
          <table:table-cell table:style-name="ce11" office:value-type="float" office:value="54.377709031765" calcext:value-type="float">
            <text:p>54.38</text:p>
          </table:table-cell>
          <table:table-cell table:style-name="ce11" office:value-type="float" office:value="0.607723349739828" calcext:value-type="float">
            <text:p>0.61</text:p>
          </table:table-cell>
          <table:table-cell table:style-name="ce11" office:value-type="float" office:value="0.632882227935967" calcext:value-type="float">
            <text:p>0.63</text:p>
          </table:table-cell>
          <table:table-cell table:style-name="ce19" table:formula="of:=([.D60]-[.D54])/[.D54]" office:value-type="percentage" office:value="0.103927698099625" calcext:value-type="percentage">
            <text:p>10.4%</text:p>
          </table:table-cell>
          <table:table-cell table:style-name="ce17" table:formula="of:=([.D60]-[.D$12])/[.D$12]" office:value-type="percentage" office:value="0.0420984083667647" calcext:value-type="percentage">
            <text:p>4.2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60]-[.D$56])/[.D$56]" office:value-type="percentage" office:value="-0.0419454483463325" calcext:value-type="percentage">
            <text:p>-4.2%</text:p>
          </table:table-cell>
          <table:table-cell table:style-name="ce14" table:formula="of:=([.D60]-[.D$61])/[.D$61]" office:value-type="percentage" office:value="0.0172330810795344" calcext:value-type="percentage">
            <text:p>1.7%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28" calcext:value-type="float">
            <text:p>28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609794156693767" calcext:value-type="float">
            <text:p>0.61</text:p>
          </table:table-cell>
          <table:table-cell table:style-name="ce12" office:value-type="float" office:value="0.0084037634311898" calcext:value-type="float">
            <text:p>0.01</text:p>
          </table:table-cell>
          <table:table-cell table:style-name="ce12" office:value-type="float" office:value="160.132518677713" calcext:value-type="float">
            <text:p>160.13</text:p>
          </table:table-cell>
          <table:table-cell table:style-name="ce12" office:value-type="float" office:value="0.593197655843163" calcext:value-type="float">
            <text:p>0.59</text:p>
          </table:table-cell>
          <table:table-cell table:style-name="ce12" office:value-type="float" office:value="0.626390657544371" calcext:value-type="float">
            <text:p>0.63</text:p>
          </table:table-cell>
          <table:table-cell table:style-name="ce18" table:formula="of:=([.D61]-[.D55])/[.D55]" office:value-type="percentage" office:value="0.0100110255796679" calcext:value-type="percentage">
            <text:p>1.0%</text:p>
          </table:table-cell>
          <table:table-cell table:style-name="ce18" table:formula="of:=([.D61]-[.D$13])/[.D$13]" office:value-type="percentage" office:value="0.0267532378482086" calcext:value-type="percentage">
            <text:p>2.7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61]-[.D$56])/[.D$56]" office:value-type="percentage" office:value="-0.0581759780787545" calcext:value-type="percentage">
            <text:p>-5.8%</text:p>
          </table:table-cell>
          <table:table-cell table:style-name="ce15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style-name="ce5" office:value-type="float" office:value="49" calcext:value-type="float" table:number-columns-spanned="1" table:number-rows-spanned="12">
            <text:p>49</text:p>
          </table:table-cell>
          <table:table-cell table:style-name="ce7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96500000000042" calcext:value-type="float">
            <text:p>0.60</text:p>
          </table:table-cell>
          <table:table-cell table:style-name="ce11" office:value-type="float" office:value="0.00799797071367635" calcext:value-type="float">
            <text:p>0.01</text:p>
          </table:table-cell>
          <table:table-cell table:style-name="ce11" office:value-type="float" office:value="134.518870663464" calcext:value-type="float">
            <text:p>134.52</text:p>
          </table:table-cell>
          <table:table-cell table:style-name="ce11" office:value-type="float" office:value="0.580681963442732" calcext:value-type="float">
            <text:p>0.58</text:p>
          </table:table-cell>
          <table:table-cell table:style-name="ce11" office:value-type="float" office:value="0.612318036557352" calcext:value-type="float">
            <text:p>0.61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62]-[.D$2])/[.D$2]" office:value-type="percentage" office:value="-0.0471246006387569" calcext:value-type="percentage">
            <text:p>-4.7%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4" table:formula="of:=([.D62]-[.D$67])/[.D$67]" office:value-type="percentage" office:value="0.0067510548523185" calcext:value-type="percentage">
            <text:p>0.7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9623860113821" calcext:value-type="float">
            <text:p>0.60</text:p>
          </table:table-cell>
          <table:table-cell table:style-name="ce11" office:value-type="float" office:value="0.00840376343118985" calcext:value-type="float">
            <text:p>0.01</text:p>
          </table:table-cell>
          <table:table-cell table:style-name="ce11" office:value-type="float" office:value="160.132518677713" calcext:value-type="float">
            <text:p>160.13</text:p>
          </table:table-cell>
          <table:table-cell table:style-name="ce11" office:value-type="float" office:value="0.579642100287607" calcext:value-type="float">
            <text:p>0.58</text:p>
          </table:table-cell>
          <table:table-cell table:style-name="ce11" office:value-type="float" office:value="0.612835101988814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63]-[.D$3])/[.D$3]" office:value-type="percentage" office:value="-0.0355849666447327" calcext:value-type="percentage">
            <text:p>-3.6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63]-[.D$62])/[.D$62]" office:value-type="percentage" office:value="-0.000438221059232095" calcext:value-type="percentage">
            <text:p>0.0%</text:p>
          </table:table-cell>
          <table:table-cell table:style-name="ce14" table:formula="of:=([.D63]-[.D$67])/[.D$67]" office:value-type="percentage" office:value="0.00630987533867809" calcext:value-type="percentage">
            <text:p>0.6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88829482048744" calcext:value-type="float">
            <text:p>0.59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51" calcext:value-type="float">
            <text:p>387.81</text:p>
          </table:table-cell>
          <table:table-cell table:style-name="ce11" office:value-type="float" office:value="0.566957520383506" calcext:value-type="float">
            <text:p>0.57</text:p>
          </table:table-cell>
          <table:table-cell table:style-name="ce11" office:value-type="float" office:value="0.610701443713983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64]-[.D$4])/[.D$4]" office:value-type="percentage" office:value="-0.047863177385905" calcext:value-type="percentage">
            <text:p>-4.8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64]-[.D$62])/[.D$62]" office:value-type="percentage" office:value="-0.0128592086358715" calcext:value-type="percentage">
            <text:p>-1.3%</text:p>
          </table:table-cell>
          <table:table-cell table:style-name="ce14" table:formula="of:=([.D64]-[.D$67])/[.D$67]" office:value-type="percentage" office:value="-0.00619496700641122" calcext:value-type="percentage">
            <text:p>-0.6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93000000000042" calcext:value-type="float">
            <text:p>0.59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58844343045214" calcext:value-type="float">
            <text:p>0.56</text:p>
          </table:table-cell>
          <table:table-cell table:style-name="ce11" office:value-type="float" office:value="0.627155656954871" calcext:value-type="float">
            <text:p>0.6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65]-[.D$5])/[.D$5]" office:value-type="percentage" office:value="-0.0190239867659209" calcext:value-type="percentage">
            <text:p>-1.9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65]-[.D$62])/[.D$62]" office:value-type="percentage" office:value="-0.00586756077116463" calcext:value-type="percentage">
            <text:p>-0.6%</text:p>
          </table:table-cell>
          <table:table-cell table:style-name="ce14" table:formula="of:=([.D65]-[.D$67])/[.D$67]" office:value-type="percentage" office:value="0.000843881856538431" calcext:value-type="percentage">
            <text:p>0.1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34349712249326" calcext:value-type="float">
            <text:p>0.53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" calcext:value-type="float">
            <text:p>160.13</text:p>
          </table:table-cell>
          <table:table-cell table:style-name="ce11" office:value-type="float" office:value="0.517753211398722" calcext:value-type="float">
            <text:p>0.52</text:p>
          </table:table-cell>
          <table:table-cell table:style-name="ce11" office:value-type="float" office:value="0.55094621309993" calcext:value-type="float">
            <text:p>0.5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66]-[.D$6])/[.D$6]" office:value-type="percentage" office:value="-0.104633136474388" calcext:value-type="percentage">
            <text:p>-10.5%</text:p>
          </table:table-cell>
          <table:table-cell table:style-name="ce24" office:value-type="string" calcext:value-type="string">
            <text:p>NA</text:p>
          </table:table-cell>
          <table:table-cell table:style-name="ce32" table:formula="of:=([.D66]-[.D$62])/[.D$62]" office:value-type="percentage" office:value="-0.104191597235057" calcext:value-type="percentage">
            <text:p>-10.4%</text:p>
          </table:table-cell>
          <table:table-cell table:style-name="ce19" table:formula="of:=([.D66]-[.D$67])/[.D$67]" office:value-type="percentage" office:value="-0.0981439455708232" calcext:value-type="percentage">
            <text:p>-9.8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92500000000043" calcext:value-type="float">
            <text:p>0.59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72" calcext:value-type="float">
            <text:p>510.83</text:p>
          </table:table-cell>
          <table:table-cell table:style-name="ce12" office:value-type="float" office:value="0.568155075397486" calcext:value-type="float">
            <text:p>0.57</text:p>
          </table:table-cell>
          <table:table-cell table:style-name="ce12" office:value-type="float" office:value="0.616844924602599" calcext:value-type="float">
            <text:p>0.62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67]-[.D$7])/[.D$7]" office:value-type="percentage" office:value="-0.0282902829028097" calcext:value-type="percentage">
            <text:p>-2.8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67]-[.D$62])/[.D$62]" office:value-type="percentage" office:value="-0.00670578373847229" calcext:value-type="percentage">
            <text:p>-0.7%</text:p>
          </table:table-cell>
          <table:table-cell table:style-name="ce15" table:formula="of:=([.D67]-[.D$67])/[.D$67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42238601138213" calcext:value-type="float">
            <text:p>0.64</text:p>
          </table:table-cell>
          <table:table-cell table:style-name="ce11" office:value-type="float" office:value="0.0061190832532134" calcext:value-type="float">
            <text:p>0.01</text:p>
          </table:table-cell>
          <table:table-cell table:style-name="ce11" office:value-type="float" office:value="49.292765232395" calcext:value-type="float">
            <text:p>49.29</text:p>
          </table:table-cell>
          <table:table-cell table:style-name="ce11" office:value-type="float" office:value="0.629943690052902" calcext:value-type="float">
            <text:p>0.63</text:p>
          </table:table-cell>
          <table:table-cell table:style-name="ce11" office:value-type="float" office:value="0.654533512223524" calcext:value-type="float">
            <text:p>0.65</text:p>
          </table:table-cell>
          <table:table-cell table:style-name="ce16" table:formula="of:=([.D68]-[.D62])/[.D62]" office:value-type="percentage" office:value="0.0766782919332236" calcext:value-type="percentage">
            <text:p>7.7%</text:p>
          </table:table-cell>
          <table:table-cell table:style-name="ce16" table:formula="of:=([.D68]-[.D$8])/[.D$8]" office:value-type="percentage" office:value="0.0413465282583832" calcext:value-type="percentage">
            <text:p>4.1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68]-[.D$68])/[.D$68]" office:value-type="percentage" office:value="0" calcext:value-type="percentage">
            <text:p>0.0%</text:p>
          </table:table-cell>
          <table:table-cell table:style-name="ce13" table:formula="of:=([.D68]-[.D$73])/[.D$73]" office:value-type="percentage" office:value="0.0244587725144262" calcext:value-type="percentage">
            <text:p>2.4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36300000000043" calcext:value-type="float">
            <text:p>0.64</text:p>
          </table:table-cell>
          <table:table-cell table:style-name="ce11" office:value-type="float" office:value="0.00583998986162988" calcext:value-type="float">
            <text:p>0.01</text:p>
          </table:table-cell>
          <table:table-cell table:style-name="ce11" office:value-type="float" office:value="41.1971147839922" calcext:value-type="float">
            <text:p>41.20</text:p>
          </table:table-cell>
          <table:table-cell table:style-name="ce11" office:value-type="float" office:value="0.624507614732039" calcext:value-type="float">
            <text:p>0.62</text:p>
          </table:table-cell>
          <table:table-cell table:style-name="ce11" office:value-type="float" office:value="0.648092385268047" calcext:value-type="float">
            <text:p>0.65</text:p>
          </table:table-cell>
          <table:table-cell table:style-name="ce17" table:formula="of:=([.D69]-[.D63])/[.D63]" office:value-type="percentage" office:value="0.0671902134235463" calcext:value-type="percentage">
            <text:p>6.7%</text:p>
          </table:table-cell>
          <table:table-cell table:style-name="ce17" table:formula="of:=([.D69]-[.D$9])/[.D$9]" office:value-type="percentage" office:value="0.0471488521352841" calcext:value-type="percentage">
            <text:p>4.7%</text:p>
          </table:table-cell>
          <table:table-cell table:style-name="ce14" office:value-type="string" calcext:value-type="string">
            <text:p>NA</text:p>
          </table:table-cell>
          <table:table-cell table:style-name="ce24" table:formula="of:=([.D69]-[.D$68])/[.D$68]" office:value-type="percentage" office:value="-0.00924672096576768" calcext:value-type="percentage">
            <text:p>-0.9%</text:p>
          </table:table-cell>
          <table:table-cell table:style-name="ce14" table:formula="of:=([.D69]-[.D$73])/[.D$73]" office:value-type="percentage" office:value="0.0149858881040525" calcext:value-type="percentage">
            <text:p>1.5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41831582749453" calcext:value-type="float">
            <text:p>0.64</text:p>
          </table:table-cell>
          <table:table-cell table:style-name="ce11" office:value-type="float" office:value="0.00765187909064361" calcext:value-type="float">
            <text:p>0.01</text:p>
          </table:table-cell>
          <table:table-cell table:style-name="ce11" office:value-type="float" office:value="114.535539619294" calcext:value-type="float">
            <text:p>114.54</text:p>
          </table:table-cell>
          <table:table-cell table:style-name="ce11" office:value-type="float" office:value="0.626674029420352" calcext:value-type="float">
            <text:p>0.63</text:p>
          </table:table-cell>
          <table:table-cell table:style-name="ce11" office:value-type="float" office:value="0.656989136078555" calcext:value-type="float">
            <text:p>0.66</text:p>
          </table:table-cell>
          <table:table-cell table:style-name="ce17" table:formula="of:=([.D70]-[.D64])/[.D64]" office:value-type="percentage" office:value="0.0900126476620975" calcext:value-type="percentage">
            <text:p>9.0%</text:p>
          </table:table-cell>
          <table:table-cell table:style-name="ce17" table:formula="of:=([.D70]-[.D$10])/[.D$10]" office:value-type="percentage" office:value="0.0556207836313835" calcext:value-type="percentage">
            <text:p>5.6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70]-[.D$68])/[.D$68]" office:value-type="percentage" office:value="-0.000633749494407006" calcext:value-type="percentage">
            <text:p>-0.1%</text:p>
          </table:table-cell>
          <table:table-cell table:style-name="ce14" table:formula="of:=([.D70]-[.D$73])/[.D$73]" office:value-type="percentage" office:value="0.0238095222853044" calcext:value-type="percentage">
            <text:p>2.4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38950863252208" calcext:value-type="float">
            <text:p>0.64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44" calcext:value-type="float">
            <text:p>300.03</text:p>
          </table:table-cell>
          <table:table-cell table:style-name="ce11" office:value-type="float" office:value="0.618885897773468" calcext:value-type="float">
            <text:p>0.62</text:p>
          </table:table-cell>
          <table:table-cell table:style-name="ce11" office:value-type="float" office:value="0.659015828730947" calcext:value-type="float">
            <text:p>0.66</text:p>
          </table:table-cell>
          <table:table-cell table:style-name="ce17" table:formula="of:=([.D71]-[.D65])/[.D65]" office:value-type="percentage" office:value="0.0774888081823993" calcext:value-type="percentage">
            <text:p>7.7%</text:p>
          </table:table-cell>
          <table:table-cell table:style-name="ce17" table:formula="of:=([.D71]-[.D$11])/[.D$11]" office:value-type="percentage" office:value="0.0772752970892721" calcext:value-type="percentage">
            <text:p>7.7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71]-[.D$68])/[.D$68]" office:value-type="percentage" office:value="-0.00511918449027866" calcext:value-type="percentage">
            <text:p>-0.5%</text:p>
          </table:table-cell>
          <table:table-cell table:style-name="ce14" table:formula="of:=([.D71]-[.D$73])/[.D$73]" office:value-type="percentage" office:value="0.0192143790552405" calcext:value-type="percentage">
            <text:p>1.9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31243965308486" calcext:value-type="float">
            <text:p>0.63</text:p>
          </table:table-cell>
          <table:table-cell table:style-name="ce11" office:value-type="float" office:value="0.00627541035317721" calcext:value-type="float">
            <text:p>0.01</text:p>
          </table:table-cell>
          <table:table-cell table:style-name="ce11" office:value-type="float" office:value="54.3777090317652" calcext:value-type="float">
            <text:p>54.38</text:p>
          </table:table-cell>
          <table:table-cell table:style-name="ce11" office:value-type="float" office:value="0.618664526210417" calcext:value-type="float">
            <text:p>0.62</text:p>
          </table:table-cell>
          <table:table-cell table:style-name="ce11" office:value-type="float" office:value="0.643823404406555" calcext:value-type="float">
            <text:p>0.64</text:p>
          </table:table-cell>
          <table:table-cell table:style-name="ce19" table:formula="of:=([.D72]-[.D66])/[.D66]" office:value-type="percentage" office:value="0.181331159796619" calcext:value-type="percentage">
            <text:p>18.1%</text:p>
          </table:table-cell>
          <table:table-cell table:style-name="ce17" table:formula="of:=([.D72]-[.D$12])/[.D$12]" office:value-type="percentage" office:value="0.0604794035691582" calcext:value-type="percentage">
            <text:p>6.0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72]-[.D$68])/[.D$68]" office:value-type="percentage" office:value="-0.017119238566853" calcext:value-type="percentage">
            <text:p>-1.7%</text:p>
          </table:table-cell>
          <table:table-cell table:style-name="ce14" table:formula="of:=([.D72]-[.D$73])/[.D$73]" office:value-type="percentage" office:value="0.00692081838584636" calcext:value-type="percentage">
            <text:p>0.7%</text:p>
          </table:table-cell>
          <table:table-cell table:number-columns-repeated="1011"/>
        </table:table-row>
        <table:table-row table:style-name="ro2">
          <table:covered-table-cell office:value-type="float" office:value="49" calcext:value-type="float">
            <text:p>4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26905267804878" calcext:value-type="float">
            <text:p>0.63</text:p>
          </table:table-cell>
          <table:table-cell table:style-name="ce11" office:value-type="float" office:value="0.0084037634311898" calcext:value-type="float">
            <text:p>0.01</text:p>
          </table:table-cell>
          <table:table-cell table:style-name="ce11" office:value-type="float" office:value="160.132518677717" calcext:value-type="float">
            <text:p>160.13</text:p>
          </table:table-cell>
          <table:table-cell table:style-name="ce11" office:value-type="float" office:value="0.610308766954274" calcext:value-type="float">
            <text:p>0.61</text:p>
          </table:table-cell>
          <table:table-cell table:style-name="ce11" office:value-type="float" office:value="0.643501768655482" calcext:value-type="float">
            <text:p>0.64</text:p>
          </table:table-cell>
          <table:table-cell table:style-name="ce18" table:formula="of:=([.D73]-[.D67])/[.D67]" office:value-type="percentage" office:value="0.0580679625398019" calcext:value-type="percentage">
            <text:p>5.8%</text:p>
          </table:table-cell>
          <table:table-cell table:style-name="ce18" table:formula="of:=([.D73]-[.D$13])/[.D$13]" office:value-type="percentage" office:value="0.055564417069358" calcext:value-type="percentage">
            <text:p>5.6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73]-[.D$68])/[.D$68]" office:value-type="percentage" office:value="-0.0238748236343321" calcext:value-type="percentage">
            <text:p>-2.4%</text:p>
          </table:table-cell>
          <table:table-cell table:style-name="ce15" table:formula="of:=([.D73]-[.D$73])/[.D$73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table-cell table:style-name="ce6" office:value-type="float" office:value="65" calcext:value-type="float" table:number-columns-spanned="1" table:number-rows-spanned="12">
            <text:p>65</text:p>
          </table:table-cell>
          <table:table-cell table:style-name="ce2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0160000000004" calcext:value-type="float">
            <text:p>0.60</text:p>
          </table:table-cell>
          <table:table-cell table:style-name="ce10" office:value-type="float" office:value="0.00799797071367627" calcext:value-type="float">
            <text:p>0.01</text:p>
          </table:table-cell>
          <table:table-cell table:style-name="ce10" office:value-type="float" office:value="134.518870663468" calcext:value-type="float">
            <text:p>134.52</text:p>
          </table:table-cell>
          <table:table-cell table:style-name="ce10" office:value-type="float" office:value="0.585781963442731" calcext:value-type="float">
            <text:p>0.59</text:p>
          </table:table-cell>
          <table:table-cell table:style-name="ce10" office:value-type="float" office:value="0.617418036557349" calcext:value-type="float">
            <text:p>0.62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74]-[.D$2])/[.D$2]" office:value-type="percentage" office:value="-0.0389776357825288" calcext:value-type="percentage">
            <text:p>-3.9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74]-[.D$74])/[.D$74]" office:value-type="percentage" office:value="0" calcext:value-type="percentage">
            <text:p>0.0%</text:p>
          </table:table-cell>
          <table:table-cell table:style-name="ce13" table:formula="of:=([.D74]-[.D$79])/[.D$79]" office:value-type="percentage" office:value="0.0666666666666581" calcext:value-type="percentage">
            <text:p>6.7%</text:p>
          </table:table-cell>
          <table:table-cell table:style-name="ce8"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71571934471544" calcext:value-type="float">
            <text:p>0.57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7" calcext:value-type="float">
            <text:p>160.13</text:p>
          </table:table-cell>
          <table:table-cell table:style-name="ce11" office:value-type="float" office:value="0.55497543362094" calcext:value-type="float">
            <text:p>0.55</text:p>
          </table:table-cell>
          <table:table-cell table:style-name="ce11" office:value-type="float" office:value="0.588168435322147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75]-[.D$3])/[.D$3]" office:value-type="percentage" office:value="-0.0754832625797548" calcext:value-type="percentage">
            <text:p>-7.5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75]-[.D$74])/[.D$74]" office:value-type="percentage" office:value="-0.0499136727534806" calcext:value-type="percentage">
            <text:p>-5.0%</text:p>
          </table:table-cell>
          <table:table-cell table:style-name="ce14" table:formula="of:=([.D75]-[.D$79])/[.D$79]" office:value-type="percentage" office:value="0.0134254157296126" calcext:value-type="percentage">
            <text:p>1.3%</text:p>
          </table:table-cell>
          <table:table-cell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55429482048744" calcext:value-type="float">
            <text:p>0.56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62" calcext:value-type="float">
            <text:p>387.81</text:p>
          </table:table-cell>
          <table:table-cell table:style-name="ce11" office:value-type="float" office:value="0.533557520383506" calcext:value-type="float">
            <text:p>0.53</text:p>
          </table:table-cell>
          <table:table-cell table:style-name="ce11" office:value-type="float" office:value="0.577301443713982" calcext:value-type="float">
            <text:p>0.58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76]-[.D$4])/[.D$4]" office:value-type="percentage" office:value="-0.101870951868702" calcext:value-type="percentage">
            <text:p>-10.2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76]-[.D$74])/[.D$74]" office:value-type="percentage" office:value="-0.0767462067009522" calcext:value-type="percentage">
            <text:p>-7.7%</text:p>
          </table:table-cell>
          <table:table-cell table:style-name="ce14" table:formula="of:=([.D76]-[.D$79])/[.D$79]" office:value-type="percentage" office:value="-0.0151959538143569" calcext:value-type="percentage">
            <text:p>-1.5%</text:p>
          </table:table-cell>
          <table:table-cell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69500000000042" calcext:value-type="float">
            <text:p>0.57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77" calcext:value-type="float">
            <text:p>890.40</text:p>
          </table:table-cell>
          <table:table-cell table:style-name="ce11" office:value-type="float" office:value="0.535344343045214" calcext:value-type="float">
            <text:p>0.54</text:p>
          </table:table-cell>
          <table:table-cell table:style-name="ce11" office:value-type="float" office:value="0.603655656954871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77]-[.D$5])/[.D$5]" office:value-type="percentage" office:value="-0.0578990901571505" calcext:value-type="percentage">
            <text:p>-5.8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77]-[.D$74])/[.D$74]" office:value-type="percentage" office:value="-0.0533577127659504" calcext:value-type="percentage">
            <text:p>-5.3%</text:p>
          </table:table-cell>
          <table:table-cell table:style-name="ce14" table:formula="of:=([.D77]-[.D$79])/[.D$79]" office:value-type="percentage" office:value="0.00975177304964477" calcext:value-type="percentage">
            <text:p>1.0%</text:p>
          </table:table-cell>
          <table:table-cell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44016378915992" calcext:value-type="float">
            <text:p>0.54</text:p>
          </table:table-cell>
          <table:table-cell table:style-name="ce11" office:value-type="float" office:value="0.00840376343118985" calcext:value-type="float">
            <text:p>0.01</text:p>
          </table:table-cell>
          <table:table-cell table:style-name="ce11" office:value-type="float" office:value="160.132518677711" calcext:value-type="float">
            <text:p>160.13</text:p>
          </table:table-cell>
          <table:table-cell table:style-name="ce11" office:value-type="float" office:value="0.527419878065389" calcext:value-type="float">
            <text:p>0.53</text:p>
          </table:table-cell>
          <table:table-cell table:style-name="ce11" office:value-type="float" office:value="0.560612879766596" calcext:value-type="float">
            <text:p>0.56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78]-[.D$6])/[.D$6]" office:value-type="percentage" office:value="-0.0884354801162577" calcext:value-type="percentage">
            <text:p>-8.8%</text:p>
          </table:table-cell>
          <table:table-cell table:style-name="ce24" office:value-type="string" calcext:value-type="string">
            <text:p>NA</text:p>
          </table:table-cell>
          <table:table-cell table:style-name="ce19" table:formula="of:=([.D78]-[.D$74])/[.D$74]" office:value-type="percentage" office:value="-0.0957174552593818" calcext:value-type="percentage">
            <text:p>-9.6%</text:p>
          </table:table-cell>
          <table:table-cell table:style-name="ce14" table:formula="of:=([.D78]-[.D$79])/[.D$79]" office:value-type="percentage" office:value="-0.0354319522766816" calcext:value-type="percentage">
            <text:p>-3.5%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65" calcext:value-type="float">
            <text:p>65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64000000000042" calcext:value-type="float">
            <text:p>0.56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91" calcext:value-type="float">
            <text:p>510.83</text:p>
          </table:table-cell>
          <table:table-cell table:style-name="ce12" office:value-type="float" office:value="0.539655075397485" calcext:value-type="float">
            <text:p>0.54</text:p>
          </table:table-cell>
          <table:table-cell table:style-name="ce12" office:value-type="float" office:value="0.588344924602598" calcext:value-type="float">
            <text:p>0.59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79]-[.D$7])/[.D$7]" office:value-type="percentage" office:value="-0.0750307503074829" calcext:value-type="percentage">
            <text:p>-7.5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79]-[.D$74])/[.D$74]" office:value-type="percentage" office:value="-0.0624999999999925" calcext:value-type="percentage">
            <text:p>-6.2%</text:p>
          </table:table-cell>
          <table:table-cell table:style-name="ce15" table:formula="of:=([.D79]-[.D$79])/[.D$79]" office:value-type="percentage" office:value="0" calcext:value-type="percentage">
            <text:p>0.0%</text:p>
          </table:table-cell>
          <table:table-cell table:style-name="ce4"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33183045582657" calcext:value-type="float">
            <text:p>0.63</text:p>
          </table:table-cell>
          <table:table-cell table:style-name="ce11" office:value-type="float" office:value="0.00611908325321342" calcext:value-type="float">
            <text:p>0.01</text:p>
          </table:table-cell>
          <table:table-cell table:style-name="ce11" office:value-type="float" office:value="49.2927652323962" calcext:value-type="float">
            <text:p>49.29</text:p>
          </table:table-cell>
          <table:table-cell table:style-name="ce11" office:value-type="float" office:value="0.620888134497346" calcext:value-type="float">
            <text:p>0.62</text:p>
          </table:table-cell>
          <table:table-cell table:style-name="ce11" office:value-type="float" office:value="0.645477956667968" calcext:value-type="float">
            <text:p>0.65</text:p>
          </table:table-cell>
          <table:table-cell table:style-name="ce16" table:formula="of:=([.D80]-[.D74])/[.D74]" office:value-type="percentage" office:value="0.0524984135349318" calcext:value-type="percentage">
            <text:p>5.2%</text:p>
          </table:table-cell>
          <table:table-cell table:style-name="ce16" table:formula="of:=([.D80]-[.D$8])/[.D$8]" office:value-type="percentage" office:value="0.0266635563496302" calcext:value-type="percentage">
            <text:p>2.7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80]-[.D80])/[.D80]" office:value-type="percentage" office:value="0" calcext:value-type="percentage">
            <text:p>0.0%</text:p>
          </table:table-cell>
          <table:table-cell table:style-name="ce13" table:formula="of:=([.D80]-[.D85])/[.D85]" office:value-type="percentage" office:value="0.19383326618962" calcext:value-type="percentage">
            <text:p>19.4%</text:p>
          </table:table-cell>
          <table:table-cell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23700000000043" calcext:value-type="float">
            <text:p>0.62</text:p>
          </table:table-cell>
          <table:table-cell table:style-name="ce11" office:value-type="float" office:value="0.00583998986162988" calcext:value-type="float">
            <text:p>0.01</text:p>
          </table:table-cell>
          <table:table-cell table:style-name="ce11" office:value-type="float" office:value="41.197114783993" calcext:value-type="float">
            <text:p>41.20</text:p>
          </table:table-cell>
          <table:table-cell table:style-name="ce11" office:value-type="float" office:value="0.611907614732039" calcext:value-type="float">
            <text:p>0.61</text:p>
          </table:table-cell>
          <table:table-cell table:style-name="ce11" office:value-type="float" office:value="0.635492385268048" calcext:value-type="float">
            <text:p>0.64</text:p>
          </table:table-cell>
          <table:table-cell table:style-name="ce17" table:formula="of:=([.D81]-[.D75])/[.D75]" office:value-type="percentage" office:value="0.0912012336237166" calcext:value-type="percentage">
            <text:p>9.1%</text:p>
          </table:table-cell>
          <table:table-cell table:style-name="ce17" table:formula="of:=([.D81]-[.D$9])/[.D$9]" office:value-type="percentage" office:value="0.0264132313009233" calcext:value-type="percentage">
            <text:p>2.6%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([.D81]-[.D80])/[.D80]" office:value-type="percentage" office:value="-0.0149767838048912" calcext:value-type="percentage">
            <text:p>-1.5%</text:p>
          </table:table-cell>
          <table:table-cell table:style-name="ce14" table:formula="of:=([.D81]-[.D85])/[.D85]" office:value-type="percentage" office:value="0.175953483462811" calcext:value-type="percentage">
            <text:p>17.6%</text:p>
          </table:table-cell>
          <table:table-cell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23740673658544" calcext:value-type="float">
            <text:p>0.62</text:p>
          </table:table-cell>
          <table:table-cell table:style-name="ce11" office:value-type="float" office:value="0.00765187909064364" calcext:value-type="float">
            <text:p>0.01</text:p>
          </table:table-cell>
          <table:table-cell table:style-name="ce11" office:value-type="float" office:value="114.535539619296" calcext:value-type="float">
            <text:p>114.54</text:p>
          </table:table-cell>
          <table:table-cell table:style-name="ce11" office:value-type="float" office:value="0.608583120329443" calcext:value-type="float">
            <text:p>0.61</text:p>
          </table:table-cell>
          <table:table-cell table:style-name="ce11" office:value-type="float" office:value="0.638898226987646" calcext:value-type="float">
            <text:p>0.64</text:p>
          </table:table-cell>
          <table:table-cell table:style-name="ce19" table:formula="of:=([.D82]-[.D76])/[.D76]" office:value-type="percentage" office:value="0.12298805486131" calcext:value-type="percentage">
            <text:p>12.3%</text:p>
          </table:table-cell>
          <table:table-cell table:style-name="ce17" table:formula="of:=([.D82]-[.D$10])/[.D$10]" office:value-type="percentage" office:value="0.0258666547533031" calcext:value-type="percentage">
            <text:p>2.6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82]-[.D80])/[.D80]" office:value-type="percentage" office:value="-0.0149125469956703" calcext:value-type="percentage">
            <text:p>-1.5%</text:p>
          </table:table-cell>
          <table:table-cell table:style-name="ce14" table:formula="of:=([.D82]-[.D85])/[.D85]" office:value-type="percentage" office:value="0.176030171502573" calcext:value-type="percentage">
            <text:p>17.6%</text:p>
          </table:table-cell>
          <table:table-cell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87117529918875" calcext:value-type="float">
            <text:p>0.59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63" calcext:value-type="float">
            <text:p>300.03</text:p>
          </table:table-cell>
          <table:table-cell table:style-name="ce11" office:value-type="float" office:value="0.567052564440135" calcext:value-type="float">
            <text:p>0.57</text:p>
          </table:table-cell>
          <table:table-cell table:style-name="ce11" office:value-type="float" office:value="0.607182495397614" calcext:value-type="float">
            <text:p>0.61</text:p>
          </table:table-cell>
          <table:table-cell table:style-name="ce17" table:formula="of:=([.D83]-[.D77])/[.D77]" office:value-type="percentage" office:value="0.0309350832639712" calcext:value-type="percentage">
            <text:p>3.1%</text:p>
          </table:table-cell>
          <table:table-cell table:style-name="ce17" table:formula="of:=([.D83]-[.D$11])/[.D$11]" office:value-type="percentage" office:value="-0.0101160388916809" calcext:value-type="percentage">
            <text:p>-1.0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83]-[.D80])/[.D80]" office:value-type="percentage" office:value="-0.0727522885919859" calcext:value-type="percentage">
            <text:p>-7.3%</text:p>
          </table:table-cell>
          <table:table-cell table:style-name="ce14" table:formula="of:=([.D83]-[.D85])/[.D85]" office:value-type="percentage" office:value="0.10697916387708" calcext:value-type="percentage">
            <text:p>10.7%</text:p>
          </table:table-cell>
          <table:table-cell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0571455354378" calcext:value-type="float">
            <text:p>0.61</text:p>
          </table:table-cell>
          <table:table-cell table:style-name="ce11" office:value-type="float" office:value="0.00627541035317718" calcext:value-type="float">
            <text:p>0.01</text:p>
          </table:table-cell>
          <table:table-cell table:style-name="ce11" office:value-type="float" office:value="54.3777090317647" calcext:value-type="float">
            <text:p>54.38</text:p>
          </table:table-cell>
          <table:table-cell table:style-name="ce11" office:value-type="float" office:value="0.593135114445711" calcext:value-type="float">
            <text:p>0.59</text:p>
          </table:table-cell>
          <table:table-cell table:style-name="ce11" office:value-type="float" office:value="0.618293992641849" calcext:value-type="float">
            <text:p>0.62</text:p>
          </table:table-cell>
          <table:table-cell table:style-name="ce19" table:formula="of:=([.D84]-[.D78])/[.D78]" office:value-type="percentage" office:value="0.113412347530285" calcext:value-type="percentage">
            <text:p>11.3%</text:p>
          </table:table-cell>
          <table:table-cell table:style-name="ce17" table:formula="of:=([.D84]-[.D$12])/[.D$12]" office:value-type="percentage" office:value="0.0175904147635761" calcext:value-type="percentage">
            <text:p>1.8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84]-[.D80])/[.D80]" office:value-type="percentage" office:value="-0.0433815975182981" calcext:value-type="percentage">
            <text:p>-4.3%</text:p>
          </table:table-cell>
          <table:table-cell table:style-name="ce14" table:formula="of:=([.D84]-[.D85])/[.D85]" office:value-type="percentage" office:value="0.142042871931827" calcext:value-type="percentage">
            <text:p>14.2%</text:p>
          </table:table-cell>
          <table:table-cell table:number-columns-repeated="1011"/>
        </table:table-row>
        <table:table-row table:style-name="ro2">
          <table:covered-table-cell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30378121899383" calcext:value-type="float">
            <text:p>0.53</text:p>
          </table:table-cell>
          <table:table-cell table:style-name="ce11" office:value-type="float" office:value="0.0088540925325424" calcext:value-type="float">
            <text:p>0.01</text:p>
          </table:table-cell>
          <table:table-cell table:style-name="ce11" office:value-type="float" office:value="192.862612240043" calcext:value-type="float">
            <text:p>192.86</text:p>
          </table:table-cell>
          <table:table-cell table:style-name="ce11" office:value-type="float" office:value="0.512914836247402" calcext:value-type="float">
            <text:p>0.51</text:p>
          </table:table-cell>
          <table:table-cell table:style-name="ce11" office:value-type="float" office:value="0.547841407551364" calcext:value-type="float">
            <text:p>0.55</text:p>
          </table:table-cell>
          <table:table-cell table:style-name="ce18" table:formula="of:=([.D85]-[.D79])/[.D79]" office:value-type="percentage" office:value="-0.0596132590437171" calcext:value-type="percentage">
            <text:p>-6.0%</text:p>
          </table:table-cell>
          <table:table-cell table:style-name="ce25" table:formula="of:=([.D85]-[.D$13])/[.D$13]" office:value-type="percentage" office:value="-0.106965116070274" calcext:value-type="percentage">
            <text:p>-10.7%</text:p>
          </table:table-cell>
          <table:table-cell table:style-name="ce15" office:value-type="string" calcext:value-type="string">
            <text:p>NA</text:p>
          </table:table-cell>
          <table:table-cell table:style-name="ce25" table:formula="of:=([.D85]-[.D80])/[.D80]" office:value-type="percentage" office:value="-0.162362091658144" calcext:value-type="percentage">
            <text:p>-16.2%</text:p>
          </table:table-cell>
          <table:table-cell table:style-name="ce15" table:formula="of:=([.D85]-[.D85])/[.D85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table-cell table:style-name="ce2" office:value-type="float" office:value="71" calcext:value-type="float" table:number-columns-spanned="1" table:number-rows-spanned="12">
            <text:p>71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98600000000039" calcext:value-type="float">
            <text:p>0.60</text:p>
          </table:table-cell>
          <table:table-cell table:style-name="ce10" office:value-type="float" office:value="0.00799797071367625" calcext:value-type="float">
            <text:p>0.01</text:p>
          </table:table-cell>
          <table:table-cell table:style-name="ce10" office:value-type="float" office:value="134.518870663465" calcext:value-type="float">
            <text:p>134.52</text:p>
          </table:table-cell>
          <table:table-cell table:style-name="ce10" office:value-type="float" office:value="0.58278196344273" calcext:value-type="float">
            <text:p>0.58</text:p>
          </table:table-cell>
          <table:table-cell table:style-name="ce10" office:value-type="float" office:value="0.614418036557348" calcext:value-type="float">
            <text:p>0.61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86]-[.D$2])/[.D$2]" office:value-type="percentage" office:value="-0.0437699680509016" calcext:value-type="percentage">
            <text:p>-4.4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86]-[.D86])/[.D86]" office:value-type="percentage" office:value="0" calcext:value-type="percentage">
            <text:p>0.0%</text:p>
          </table:table-cell>
          <table:table-cell table:style-name="ce13" table:formula="of:=([.D86]-[.D91])/[.D91]" office:value-type="percentage" office:value="0.0524835164835074" calcext:value-type="percentage">
            <text:p>5.2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88683045582656" calcext:value-type="float">
            <text:p>0.59</text:p>
          </table:table-cell>
          <table:table-cell table:style-name="ce11" office:value-type="float" office:value="0.00840376343118988" calcext:value-type="float">
            <text:p>0.01</text:p>
          </table:table-cell>
          <table:table-cell table:style-name="ce11" office:value-type="float" office:value="160.132518677713" calcext:value-type="float">
            <text:p>160.13</text:p>
          </table:table-cell>
          <table:table-cell table:style-name="ce11" office:value-type="float" office:value="0.572086544732052" calcext:value-type="float">
            <text:p>0.57</text:p>
          </table:table-cell>
          <table:table-cell table:style-name="ce11" office:value-type="float" office:value="0.605279546433259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87]-[.D$3])/[.D$3]" office:value-type="percentage" office:value="-0.0478060663005031" calcext:value-type="percentage">
            <text:p>-4.8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87]-[.D86])/[.D86]" office:value-type="percentage" office:value="-0.0165669134937895" calcext:value-type="percentage">
            <text:p>-1.7%</text:p>
          </table:table-cell>
          <table:table-cell table:style-name="ce14" table:formula="of:=([.D87]-[.D91])/[.D91]" office:value-type="percentage" office:value="0.0350471131122858" calcext:value-type="percentage">
            <text:p>3.5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84029482048744" calcext:value-type="float">
            <text:p>0.58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4" calcext:value-type="float">
            <text:p>387.81</text:p>
          </table:table-cell>
          <table:table-cell table:style-name="ce11" office:value-type="float" office:value="0.562157520383506" calcext:value-type="float">
            <text:p>0.56</text:p>
          </table:table-cell>
          <table:table-cell table:style-name="ce11" office:value-type="float" office:value="0.605901443713983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88]-[.D$4])/[.D$4]" office:value-type="percentage" office:value="-0.0556247737187621" calcext:value-type="percentage">
            <text:p>-5.6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88]-[.D86])/[.D86]" office:value-type="percentage" office:value="-0.0243409922340362" calcext:value-type="percentage">
            <text:p>-2.4%</text:p>
          </table:table-cell>
          <table:table-cell table:style-name="ce14" table:formula="of:=([.D88]-[.D91])/[.D91]" office:value-type="percentage" office:value="0.0268650233823312" calcext:value-type="percentage">
            <text:p>2.7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71000000000042" calcext:value-type="float">
            <text:p>0.57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77" calcext:value-type="float">
            <text:p>890.40</text:p>
          </table:table-cell>
          <table:table-cell table:style-name="ce11" office:value-type="float" office:value="0.536844343045214" calcext:value-type="float">
            <text:p>0.54</text:p>
          </table:table-cell>
          <table:table-cell table:style-name="ce11" office:value-type="float" office:value="0.605155656954871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89]-[.D$5])/[.D$5]" office:value-type="percentage" office:value="-0.055417700578987" calcext:value-type="percentage">
            <text:p>-5.5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89]-[.D86])/[.D86]" office:value-type="percentage" office:value="-0.046107584363507" calcext:value-type="percentage">
            <text:p>-4.6%</text:p>
          </table:table-cell>
          <table:table-cell table:style-name="ce14" table:formula="of:=([.D89]-[.D91])/[.D91]" office:value-type="percentage" office:value="0.00395604395604362" calcext:value-type="percentage">
            <text:p>0.4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17127490027103" calcext:value-type="float">
            <text:p>0.52</text:p>
          </table:table-cell>
          <table:table-cell table:style-name="ce11" office:value-type="float" office:value="0.00840376343118987" calcext:value-type="float">
            <text:p>0.01</text:p>
          </table:table-cell>
          <table:table-cell table:style-name="ce11" office:value-type="float" office:value="160.132518677706" calcext:value-type="float">
            <text:p>160.13</text:p>
          </table:table-cell>
          <table:table-cell table:style-name="ce11" office:value-type="float" office:value="0.500530989176499" calcext:value-type="float">
            <text:p>0.50</text:p>
          </table:table-cell>
          <table:table-cell table:style-name="ce11" office:value-type="float" office:value="0.533723990877707" calcext:value-type="float">
            <text:p>0.53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90]-[.D$6])/[.D$6]" office:value-type="percentage" office:value="-0.133491029986002" calcext:value-type="percentage">
            <text:p>-13.3%</text:p>
          </table:table-cell>
          <table:table-cell table:style-name="ce24" office:value-type="string" calcext:value-type="string">
            <text:p>NA</text:p>
          </table:table-cell>
          <table:table-cell table:style-name="ce19" table:formula="of:=([.D90]-[.D86])/[.D86]" office:value-type="percentage" office:value="-0.136105095176964" calcext:value-type="percentage">
            <text:p>-13.6%</text:p>
          </table:table-cell>
          <table:table-cell table:style-name="ce19" table:formula="of:=([.D90]-[.D91])/[.D91]" office:value-type="percentage" office:value="-0.0907648526996663" calcext:value-type="percentage">
            <text:p>-9.1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68750000000042" calcext:value-type="float">
            <text:p>0.57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15" calcext:value-type="float">
            <text:p>510.83</text:p>
          </table:table-cell>
          <table:table-cell table:style-name="ce11" office:value-type="float" office:value="0.544405075397486" calcext:value-type="float">
            <text:p>0.54</text:p>
          </table:table-cell>
          <table:table-cell table:style-name="ce11" office:value-type="float" office:value="0.593094924602599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91]-[.D$7])/[.D$7]" office:value-type="percentage" office:value="-0.0672406724067042" calcext:value-type="percentage">
            <text:p>-6.7%</text:p>
          </table:table-cell>
          <table:table-cell table:style-name="ce24" office:value-type="string" calcext:value-type="string">
            <text:p>NA</text:p>
          </table:table-cell>
          <table:table-cell table:style-name="ce15" table:formula="of:=([.D91]-[.D86])/[.D86]" office:value-type="percentage" office:value="-0.0498663548279237" calcext:value-type="percentage">
            <text:p>-5.0%</text:p>
          </table:table-cell>
          <table:table-cell table:style-name="ce15" table:formula="of:=([.D91]-[.D91])/[.D91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16794156693768" calcext:value-type="float">
            <text:p>0.62</text:p>
          </table:table-cell>
          <table:table-cell table:style-name="ce10" office:value-type="float" office:value="0.00611908325321339" calcext:value-type="float">
            <text:p>0.01</text:p>
          </table:table-cell>
          <table:table-cell table:style-name="ce10" office:value-type="float" office:value="49.2927652323958" calcext:value-type="float">
            <text:p>49.29</text:p>
          </table:table-cell>
          <table:table-cell table:style-name="ce10" office:value-type="float" office:value="0.604499245608457" calcext:value-type="float">
            <text:p>0.60</text:p>
          </table:table-cell>
          <table:table-cell table:style-name="ce10" office:value-type="float" office:value="0.629089067779079" calcext:value-type="float">
            <text:p>0.63</text:p>
          </table:table-cell>
          <table:table-cell table:style-name="ce16" table:formula="of:=([.D92]-[.D86])/[.D86]" office:value-type="percentage" office:value="0.0303945150246036" calcext:value-type="percentage">
            <text:p>3.0%</text:p>
          </table:table-cell>
          <table:table-cell table:style-name="ce16" table:formula="of:=([.D92]-[.D$8])/[.D$8]" office:value-type="percentage" office:value="0.000090079582256393" calcext:value-type="percentage">
            <text:p>0.0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92]-[.D92])/[.D92]" office:value-type="percentage" office:value="0" calcext:value-type="percentage">
            <text:p>0.0%</text:p>
          </table:table-cell>
          <table:table-cell table:style-name="ce13" table:formula="of:=([.D92]-[.D97])/[.D97]" office:value-type="percentage" office:value="0.0859859629153135" calcext:value-type="percentage">
            <text:p>8.6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14350000000043" calcext:value-type="float">
            <text:p>0.61</text:p>
          </table:table-cell>
          <table:table-cell table:style-name="ce11" office:value-type="float" office:value="0.00583998986162987" calcext:value-type="float">
            <text:p>0.01</text:p>
          </table:table-cell>
          <table:table-cell table:style-name="ce11" office:value-type="float" office:value="41.1971147839935" calcext:value-type="float">
            <text:p>41.20</text:p>
          </table:table-cell>
          <table:table-cell table:style-name="ce11" office:value-type="float" office:value="0.602557614732039" calcext:value-type="float">
            <text:p>0.60</text:p>
          </table:table-cell>
          <table:table-cell table:style-name="ce11" office:value-type="float" office:value="0.626142385268047" calcext:value-type="float">
            <text:p>0.63</text:p>
          </table:table-cell>
          <table:table-cell table:style-name="ce17" table:formula="of:=([.D93]-[.D87])/[.D87]" office:value-type="percentage" office:value="0.0436006346878613" calcext:value-type="percentage">
            <text:p>4.4%</text:p>
          </table:table-cell>
          <table:table-cell table:style-name="ce17" table:formula="of:=([.D93]-[.D$9])/[.D$9]" office:value-type="percentage" office:value="0.0110260840944732" calcext:value-type="percentage">
            <text:p>1.1%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([.D93]-[.D92])/[.D92]" office:value-type="percentage" office:value="-0.00396267809479021" calcext:value-type="percentage">
            <text:p>-0.4%</text:p>
          </table:table-cell>
          <table:table-cell table:style-name="ce14" table:formula="of:=([.D93]-[.D97])/[.D97]" office:value-type="percentage" office:value="0.0816825501288194" calcext:value-type="percentage">
            <text:p>8.2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07649764567635" calcext:value-type="float">
            <text:p>0.61</text:p>
          </table:table-cell>
          <table:table-cell table:style-name="ce11" office:value-type="float" office:value="0.00765187909064362" calcext:value-type="float">
            <text:p>0.01</text:p>
          </table:table-cell>
          <table:table-cell table:style-name="ce11" office:value-type="float" office:value="114.535539619285" calcext:value-type="float">
            <text:p>114.54</text:p>
          </table:table-cell>
          <table:table-cell table:style-name="ce11" office:value-type="float" office:value="0.592492211238534" calcext:value-type="float">
            <text:p>0.59</text:p>
          </table:table-cell>
          <table:table-cell table:style-name="ce11" office:value-type="float" office:value="0.622807317896737" calcext:value-type="float">
            <text:p>0.62</text:p>
          </table:table-cell>
          <table:table-cell table:style-name="ce17" table:formula="of:=([.D94]-[.D88])/[.D88]" office:value-type="percentage" office:value="0.0404436475296287" calcext:value-type="percentage">
            <text:p>4.0%</text:p>
          </table:table-cell>
          <table:table-cell table:style-name="ce17" table:formula="of:=([.D94]-[.D$10])/[.D$10]" office:value-type="percentage" office:value="-0.00059807294227568" calcext:value-type="percentage">
            <text:p>-0.1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94]-[.D92])/[.D92]" office:value-type="percentage" office:value="-0.0148256789187986" calcext:value-type="percentage">
            <text:p>-1.5%</text:p>
          </table:table-cell>
          <table:table-cell table:style-name="ce14" table:formula="of:=([.D94]-[.D97])/[.D97]" office:value-type="percentage" office:value="0.0698854837188088" calcext:value-type="percentage">
            <text:p>7.0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86617529918875" calcext:value-type="float">
            <text:p>0.59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7" calcext:value-type="float">
            <text:p>300.03</text:p>
          </table:table-cell>
          <table:table-cell table:style-name="ce11" office:value-type="float" office:value="0.566552564440135" calcext:value-type="float">
            <text:p>0.57</text:p>
          </table:table-cell>
          <table:table-cell table:style-name="ce11" office:value-type="float" office:value="0.606682495397614" calcext:value-type="float">
            <text:p>0.61</text:p>
          </table:table-cell>
          <table:table-cell table:style-name="ce17" table:formula="of:=([.D95]-[.D89])/[.D89]" office:value-type="percentage" office:value="0.0273511907510191" calcext:value-type="percentage">
            <text:p>2.7%</text:p>
          </table:table-cell>
          <table:table-cell table:style-name="ce17" table:formula="of:=([.D95]-[.D$11])/[.D$11]" office:value-type="percentage" office:value="-0.0109590421326546" calcext:value-type="percentage">
            <text:p>-1.1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95]-[.D92])/[.D92]" office:value-type="percentage" office:value="-0.0489249556718407" calcext:value-type="percentage">
            <text:p>-4.9%</text:p>
          </table:table-cell>
          <table:table-cell table:style-name="ce14" table:formula="of:=([.D95]-[.D97])/[.D97]" office:value-type="percentage" office:value="0.0328541478194406" calcext:value-type="percentage">
            <text:p>3.3%</text:p>
          </table:table-cell>
          <table:table-cell table:number-columns-repeated="1011"/>
        </table:table-row>
        <table:table-row table:style-name="ro2">
          <table:covered-table-cell office:value-type="float" office:value="71" calcext:value-type="float">
            <text:p>7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90489857583232" calcext:value-type="float">
            <text:p>0.59</text:p>
          </table:table-cell>
          <table:table-cell table:style-name="ce11" office:value-type="float" office:value="0.006437257139203" calcext:value-type="float">
            <text:p>0.01</text:p>
          </table:table-cell>
          <table:table-cell table:style-name="ce11" office:value-type="float" office:value="59.9630076272113" calcext:value-type="float">
            <text:p>59.96</text:p>
          </table:table-cell>
          <table:table-cell table:style-name="ce11" office:value-type="float" office:value="0.577613262760243" calcext:value-type="float">
            <text:p>0.58</text:p>
          </table:table-cell>
          <table:table-cell table:style-name="ce11" office:value-type="float" office:value="0.60336645240622" calcext:value-type="float">
            <text:p>0.60</text:p>
          </table:table-cell>
          <table:table-cell table:style-name="ce19" table:formula="of:=([.D96]-[.D90])/[.D90]" office:value-type="percentage" office:value="0.14186514732041" calcext:value-type="percentage">
            <text:p>14.2%</text:p>
          </table:table-cell>
          <table:table-cell table:style-name="ce17" table:formula="of:=([.D96]-[.D$12])/[.D$12]" office:value-type="percentage" office:value="-0.00798682221463956" calcext:value-type="percentage">
            <text:p>-0.8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96]-[.D92])/[.D92]" office:value-type="percentage" office:value="-0.0426468033541955" calcext:value-type="percentage">
            <text:p>-4.3%</text:p>
          </table:table-cell>
          <table:table-cell table:style-name="ce14" table:formula="of:=([.D96]-[.D97])/[.D97]" office:value-type="percentage" office:value="0.0396721331094475" calcext:value-type="percentage">
            <text:p>4.0%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71" calcext:value-type="float">
            <text:p>71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67957761662032" calcext:value-type="float">
            <text:p>0.57</text:p>
          </table:table-cell>
          <table:table-cell table:style-name="ce12" office:value-type="float" office:value="0.0100844182056821" calcext:value-type="float">
            <text:p>0.01</text:p>
          </table:table-cell>
          <table:table-cell table:style-name="ce12" office:value-type="float" office:value="298.247090999088" calcext:value-type="float">
            <text:p>298.25</text:p>
          </table:table-cell>
          <table:table-cell table:style-name="ce12" office:value-type="float" office:value="0.548112132282094" calcext:value-type="float">
            <text:p>0.55</text:p>
          </table:table-cell>
          <table:table-cell table:style-name="ce12" office:value-type="float" office:value="0.587803391041971" calcext:value-type="float">
            <text:p>0.59</text:p>
          </table:table-cell>
          <table:table-cell table:style-name="ce18" table:formula="of:=([.D97]-[.D91])/[.D91]" office:value-type="percentage" office:value="-0.00139294652836914" calcext:value-type="percentage">
            <text:p>-0.1%</text:p>
          </table:table-cell>
          <table:table-cell table:style-name="ce18" table:formula="of:=([.D97]-[.D$13])/[.D$13]" office:value-type="percentage" office:value="-0.0436896379766946" calcext:value-type="percentage">
            <text:p>-4.4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97]-[.D92])/[.D92]" office:value-type="percentage" office:value="-0.0791777848440006" calcext:value-type="percentage">
            <text:p>-7.9%</text:p>
          </table:table-cell>
          <table:table-cell table:style-name="ce15" table:formula="of:=([.D97]-[.D97])/[.D97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table-cell table:style-name="ce5" office:value-type="float" office:value="76" calcext:value-type="float" table:number-columns-spanned="1" table:number-rows-spanned="12">
            <text:p>76</text:p>
          </table:table-cell>
          <table:table-cell table:style-name="ce7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87300000000042" calcext:value-type="float">
            <text:p>0.59</text:p>
          </table:table-cell>
          <table:table-cell table:style-name="ce11" office:value-type="float" office:value="0.00799797071367635" calcext:value-type="float">
            <text:p>0.01</text:p>
          </table:table-cell>
          <table:table-cell table:style-name="ce11" office:value-type="float" office:value="134.518870663474" calcext:value-type="float">
            <text:p>134.52</text:p>
          </table:table-cell>
          <table:table-cell table:style-name="ce11" office:value-type="float" office:value="0.571481963442733" calcext:value-type="float">
            <text:p>0.57</text:p>
          </table:table-cell>
          <table:table-cell table:style-name="ce11" office:value-type="float" office:value="0.603118036557352" calcext:value-type="float">
            <text:p>0.60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98]-[.D$2])/[.D$2]" office:value-type="percentage" office:value="-0.0618210862617625" calcext:value-type="percentage">
            <text:p>-6.2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98]-[.D98])/[.D98]" office:value-type="percentage" office:value="0" calcext:value-type="percentage">
            <text:p>0.0%</text:p>
          </table:table-cell>
          <table:table-cell table:style-name="ce13" table:formula="of:=([.D98]-[.D103])/[.D103]" office:value-type="percentage" office:value="0.0294478527607321" calcext:value-type="percentage">
            <text:p>2.9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75683045582655" calcext:value-type="float">
            <text:p>0.58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3" calcext:value-type="float">
            <text:p>160.13</text:p>
          </table:table-cell>
          <table:table-cell table:style-name="ce11" office:value-type="float" office:value="0.559086544732052" calcext:value-type="float">
            <text:p>0.56</text:p>
          </table:table-cell>
          <table:table-cell table:style-name="ce11" office:value-type="float" office:value="0.592279546433259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99]-[.D$3])/[.D$3]" office:value-type="percentage" office:value="-0.0688335465905845" calcext:value-type="percentage">
            <text:p>-6.9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99]-[.D98])/[.D98]" office:value-type="percentage" office:value="-0.0197802731438552" calcext:value-type="percentage">
            <text:p>-2.0%</text:p>
          </table:table-cell>
          <table:table-cell table:style-name="ce14" table:formula="of:=([.D99]-[.D103])/[.D103]" office:value-type="percentage" office:value="0.00908509304576961" calcext:value-type="percentage">
            <text:p>0.9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78229482048744" calcext:value-type="float">
            <text:p>0.58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51" calcext:value-type="float">
            <text:p>387.81</text:p>
          </table:table-cell>
          <table:table-cell table:style-name="ce11" office:value-type="float" office:value="0.556357520383505" calcext:value-type="float">
            <text:p>0.56</text:p>
          </table:table-cell>
          <table:table-cell table:style-name="ce11" office:value-type="float" office:value="0.600101443713982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00]-[.D$4])/[.D$4]" office:value-type="percentage" office:value="-0.0650033692876311" calcext:value-type="percentage">
            <text:p>-6.5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100]-[.D98])/[.D98]" office:value-type="percentage" office:value="-0.0154444371723094" calcext:value-type="percentage">
            <text:p>-1.5%</text:p>
          </table:table-cell>
          <table:table-cell table:style-name="ce14" table:formula="of:=([.D100]-[.D103])/[.D103]" office:value-type="percentage" office:value="0.0135486100766001" calcext:value-type="percentage">
            <text:p>1.4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79500000000042" calcext:value-type="float">
            <text:p>0.58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77" calcext:value-type="float">
            <text:p>890.40</text:p>
          </table:table-cell>
          <table:table-cell table:style-name="ce11" office:value-type="float" office:value="0.545344343045214" calcext:value-type="float">
            <text:p>0.55</text:p>
          </table:table-cell>
          <table:table-cell table:style-name="ce11" office:value-type="float" office:value="0.613655656954871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01]-[.D$5])/[.D$5]" office:value-type="percentage" office:value="-0.0413564929693932" calcext:value-type="percentage">
            <text:p>-4.1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101]-[.D98])/[.D98]" office:value-type="percentage" office:value="-0.0132811169759907" calcext:value-type="percentage">
            <text:p>-1.3%</text:p>
          </table:table-cell>
          <table:table-cell table:style-name="ce14" table:formula="of:=([.D101]-[.D103])/[.D103]" office:value-type="percentage" office:value="0.0157756354075343" calcext:value-type="percentage">
            <text:p>1.6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03127490027103" calcext:value-type="float">
            <text:p>0.50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3" calcext:value-type="float">
            <text:p>160.13</text:p>
          </table:table-cell>
          <table:table-cell table:style-name="ce11" office:value-type="float" office:value="0.4865309891765" calcext:value-type="float">
            <text:p>0.49</text:p>
          </table:table-cell>
          <table:table-cell table:style-name="ce11" office:value-type="float" office:value="0.519723990877707" calcext:value-type="float">
            <text:p>0.52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102]-[.D$6])/[.D$6]" office:value-type="percentage" office:value="-0.156949704711572" calcext:value-type="percentage">
            <text:p>-15.7%</text:p>
          </table:table-cell>
          <table:table-cell table:style-name="ce24" office:value-type="string" calcext:value-type="string">
            <text:p>NA</text:p>
          </table:table-cell>
          <table:table-cell table:style-name="ce19" table:formula="of:=([.D102]-[.D98])/[.D98]" office:value-type="percentage" office:value="-0.143321147578636" calcext:value-type="percentage">
            <text:p>-14.3%</text:p>
          </table:table-cell>
          <table:table-cell table:style-name="ce19" table:formula="of:=([.D102]-[.D103])/[.D103]" office:value-type="percentage" office:value="-0.118093794869299" calcext:value-type="percentage">
            <text:p>-11.8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70500000000043" calcext:value-type="float">
            <text:p>0.57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15" calcext:value-type="float">
            <text:p>510.83</text:p>
          </table:table-cell>
          <table:table-cell table:style-name="ce12" office:value-type="float" office:value="0.546155075397486" calcext:value-type="float">
            <text:p>0.55</text:p>
          </table:table-cell>
          <table:table-cell table:style-name="ce12" office:value-type="float" office:value="0.594844924602599" calcext:value-type="float">
            <text:p>0.59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103]-[.D$7])/[.D$7]" office:value-type="percentage" office:value="-0.0643706437064157" calcext:value-type="percentage">
            <text:p>-6.4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103]-[.D98])/[.D98]" office:value-type="percentage" office:value="-0.028605482717517" calcext:value-type="percentage">
            <text:p>-2.9%</text:p>
          </table:table-cell>
          <table:table-cell table:style-name="ce15" table:formula="of:=([.D103]-[.D103])/[.D103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17571934471546" calcext:value-type="float">
            <text:p>0.62</text:p>
          </table:table-cell>
          <table:table-cell table:style-name="ce11" office:value-type="float" office:value="0.00611908325321336" calcext:value-type="float">
            <text:p>0.01</text:p>
          </table:table-cell>
          <table:table-cell table:style-name="ce11" office:value-type="float" office:value="49.2927652323958" calcext:value-type="float">
            <text:p>49.29</text:p>
          </table:table-cell>
          <table:table-cell table:style-name="ce11" office:value-type="float" office:value="0.605277023386235" calcext:value-type="float">
            <text:p>0.61</text:p>
          </table:table-cell>
          <table:table-cell table:style-name="ce11" office:value-type="float" office:value="0.629866845556857" calcext:value-type="float">
            <text:p>0.63</text:p>
          </table:table-cell>
          <table:table-cell table:style-name="ce16" table:formula="of:=([.D104]-[.D98])/[.D98]" office:value-type="percentage" office:value="0.0515442439494327" calcext:value-type="percentage">
            <text:p>5.2%</text:p>
          </table:table-cell>
          <table:table-cell table:style-name="ce16" table:formula="of:=([.D104]-[.D$8])/[.D$8]" office:value-type="percentage" office:value="0.0013511937339287" calcext:value-type="percentage">
            <text:p>0.1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104]-[.D104])/[.D104]" office:value-type="percentage" office:value="0" calcext:value-type="percentage">
            <text:p>0.0%</text:p>
          </table:table-cell>
          <table:table-cell table:style-name="ce13" table:formula="of:=([.D104]-[.D109])/[.D109]" office:value-type="percentage" office:value="0.0655815047313954" calcext:value-type="percentage">
            <text:p>6.6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05250000000043" calcext:value-type="float">
            <text:p>0.61</text:p>
          </table:table-cell>
          <table:table-cell table:style-name="ce11" office:value-type="float" office:value="0.00583998986162991" calcext:value-type="float">
            <text:p>0.01</text:p>
          </table:table-cell>
          <table:table-cell table:style-name="ce11" office:value-type="float" office:value="41.1971147839922" calcext:value-type="float">
            <text:p>41.20</text:p>
          </table:table-cell>
          <table:table-cell table:style-name="ce11" office:value-type="float" office:value="0.593457614732039" calcext:value-type="float">
            <text:p>0.59</text:p>
          </table:table-cell>
          <table:table-cell table:style-name="ce11" office:value-type="float" office:value="0.617042385268047" calcext:value-type="float">
            <text:p>0.62</text:p>
          </table:table-cell>
          <table:table-cell table:style-name="ce17" table:formula="of:=([.D105]-[.D99])/[.D99]" office:value-type="percentage" office:value="0.0513597797334173" calcext:value-type="percentage">
            <text:p>5.1%</text:p>
          </table:table-cell>
          <table:table-cell table:style-name="ce17" table:formula="of:=([.D105]-[.D$9])/[.D$9]" office:value-type="percentage" office:value="-0.00394964206367616" calcext:value-type="percentage">
            <text:p>-0.4%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([.D105]-[.D104])/[.D104]" office:value-type="percentage" office:value="-0.0199522254553987" calcext:value-type="percentage">
            <text:p>-2.0%</text:p>
          </table:table-cell>
          <table:table-cell table:style-name="ce14" table:formula="of:=([.D105]-[.D109])/[.D109]" office:value-type="percentage" office:value="0.0443207823078917" calcext:value-type="percentage">
            <text:p>4.4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97104310022181" calcext:value-type="float">
            <text:p>0.60</text:p>
          </table:table-cell>
          <table:table-cell table:style-name="ce11" office:value-type="float" office:value="0.00765187909064362" calcext:value-type="float">
            <text:p>0.01</text:p>
          </table:table-cell>
          <table:table-cell table:style-name="ce11" office:value-type="float" office:value="114.535539619287" calcext:value-type="float">
            <text:p>114.54</text:p>
          </table:table-cell>
          <table:table-cell table:style-name="ce11" office:value-type="float" office:value="0.581946756693079" calcext:value-type="float">
            <text:p>0.58</text:p>
          </table:table-cell>
          <table:table-cell table:style-name="ce11" office:value-type="float" office:value="0.612261863351282" calcext:value-type="float">
            <text:p>0.61</text:p>
          </table:table-cell>
          <table:table-cell table:style-name="ce17" table:formula="of:=([.D106]-[.D100])/[.D100]" office:value-type="percentage" office:value="0.0326424517590507" calcext:value-type="percentage">
            <text:p>3.3%</text:p>
          </table:table-cell>
          <table:table-cell table:style-name="ce17" table:formula="of:=([.D106]-[.D$10])/[.D$10]" office:value-type="percentage" office:value="-0.0179421882681911" calcext:value-type="percentage">
            <text:p>-1.8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106]-[.D104])/[.D104]" office:value-type="percentage" office:value="-0.0331420897014679" calcext:value-type="percentage">
            <text:p>-3.3%</text:p>
          </table:table-cell>
          <table:table-cell table:style-name="ce14" table:formula="of:=([.D106]-[.D109])/[.D109]" office:value-type="percentage" office:value="0.0302659069173624" calcext:value-type="percentage">
            <text:p>3.0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92117529918875" calcext:value-type="float">
            <text:p>0.59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63" calcext:value-type="float">
            <text:p>300.03</text:p>
          </table:table-cell>
          <table:table-cell table:style-name="ce11" office:value-type="float" office:value="0.572052564440135" calcext:value-type="float">
            <text:p>0.57</text:p>
          </table:table-cell>
          <table:table-cell table:style-name="ce11" office:value-type="float" office:value="0.612182495397614" calcext:value-type="float">
            <text:p>0.61</text:p>
          </table:table-cell>
          <table:table-cell table:style-name="ce17" table:formula="of:=([.D107]-[.D101])/[.D101]" office:value-type="percentage" office:value="0.0217731318702882" calcext:value-type="percentage">
            <text:p>2.2%</text:p>
          </table:table-cell>
          <table:table-cell table:style-name="ce17" table:formula="of:=([.D107]-[.D$11])/[.D$11]" office:value-type="percentage" office:value="-0.0016860064819426" calcext:value-type="percentage">
            <text:p>-0.2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107]-[.D104])/[.D104]" office:value-type="percentage" office:value="-0.0412169062936" calcext:value-type="percentage">
            <text:p>-4.1%</text:p>
          </table:table-cell>
          <table:table-cell table:style-name="ce14" table:formula="of:=([.D107]-[.D109])/[.D109]" office:value-type="percentage" office:value="0.0216615317026882" calcext:value-type="percentage">
            <text:p>2.2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79989857583232" calcext:value-type="float">
            <text:p>0.58</text:p>
          </table:table-cell>
          <table:table-cell table:style-name="ce11" office:value-type="float" office:value="0.006437257139203" calcext:value-type="float">
            <text:p>0.01</text:p>
          </table:table-cell>
          <table:table-cell table:style-name="ce11" office:value-type="float" office:value="59.9630076272106" calcext:value-type="float">
            <text:p>59.96</text:p>
          </table:table-cell>
          <table:table-cell table:style-name="ce11" office:value-type="float" office:value="0.567113262760243" calcext:value-type="float">
            <text:p>0.57</text:p>
          </table:table-cell>
          <table:table-cell table:style-name="ce11" office:value-type="float" office:value="0.59286645240622" calcext:value-type="float">
            <text:p>0.59</text:p>
          </table:table-cell>
          <table:table-cell table:style-name="ce19" table:formula="of:=([.D108]-[.D102])/[.D102]" office:value-type="percentage" office:value="0.152769167019653" calcext:value-type="percentage">
            <text:p>15.3%</text:p>
          </table:table-cell>
          <table:table-cell table:style-name="ce17" table:formula="of:=([.D108]-[.D$12])/[.D$12]" office:value-type="percentage" office:value="-0.0256266482556449" calcext:value-type="percentage">
            <text:p>-2.6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108]-[.D104])/[.D104]" office:value-type="percentage" office:value="-0.0608545738408155" calcext:value-type="percentage">
            <text:p>-6.1%</text:p>
          </table:table-cell>
          <table:table-cell table:style-name="ce14" table:formula="of:=([.D108]-[.D109])/[.D109]" office:value-type="percentage" office:value="0.000735996368311473" calcext:value-type="percentage">
            <text:p>0.1%</text:p>
          </table:table-cell>
          <table:table-cell table:number-columns-repeated="1011"/>
        </table:table-row>
        <table:table-row table:style-name="ro2">
          <table:covered-table-cell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79563301098417" calcext:value-type="float">
            <text:p>0.58</text:p>
          </table:table-cell>
          <table:table-cell table:style-name="ce11" office:value-type="float" office:value="0.0109615800101106" calcext:value-type="float">
            <text:p>0.01</text:p>
          </table:table-cell>
          <table:table-cell table:style-name="ce11" office:value-type="float" office:value="387.184715552068" calcext:value-type="float">
            <text:p>387.18</text:p>
          </table:table-cell>
          <table:table-cell table:style-name="ce11" office:value-type="float" office:value="0.558011630868981" calcext:value-type="float">
            <text:p>0.56</text:p>
          </table:table-cell>
          <table:table-cell table:style-name="ce11" office:value-type="float" office:value="0.601114971327854" calcext:value-type="float">
            <text:p>0.60</text:p>
          </table:table-cell>
          <table:table-cell table:style-name="ce18" table:formula="of:=([.D109]-[.D103])/[.D103]" office:value-type="percentage" office:value="0.0158865926351854" calcext:value-type="percentage">
            <text:p>1.6%</text:p>
          </table:table-cell>
          <table:table-cell table:style-name="ce18" table:formula="of:=([.D109]-[.D$13])/[.D$13]" office:value-type="percentage" office:value="-0.024148576353719" calcext:value-type="percentage">
            <text:p>-2.4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109]-[.D104])/[.D104]" office:value-type="percentage" office:value="-0.06154527311163" calcext:value-type="percentage">
            <text:p>-6.2%</text:p>
          </table:table-cell>
          <table:table-cell table:style-name="ce15" table:formula="of:=([.D109]-[.D109])/[.D109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table-cell table:style-name="ce2" office:value-type="float" office:value="84" calcext:value-type="float" table:number-columns-spanned="1" table:number-rows-spanned="12">
            <text:p>84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92749062532" calcext:value-type="float">
            <text:p>0.59</text:p>
          </table:table-cell>
          <table:table-cell table:style-name="ce10" office:value-type="float" office:value="0.00881934724174335" calcext:value-type="float">
            <text:p>0.01</text:p>
          </table:table-cell>
          <table:table-cell table:style-name="ce10" office:value-type="float" office:value="191.219301632463" calcext:value-type="float">
            <text:p>191.22</text:p>
          </table:table-cell>
          <table:table-cell table:style-name="ce10" office:value-type="float" office:value="0.575353362523904" calcext:value-type="float">
            <text:p>0.58</text:p>
          </table:table-cell>
          <table:table-cell table:style-name="ce10" office:value-type="float" office:value="0.610144762540095" calcext:value-type="float">
            <text:p>0.61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10]-[.D$2])/[.D$2]" office:value-type="percentage" office:value="-0.0531165135270039" calcext:value-type="percentage">
            <text:p>-5.3%</text:p>
          </table:table-cell>
          <table:table-cell table:style-name="ce27" table:formula="of:=([.D110]-[.D$98])/[.D$98]" office:value-type="percentage" office:value="0.00927815857646448" calcext:value-type="percentage">
            <text:p>0.93%</text:p>
          </table:table-cell>
          <table:table-cell table:style-name="ce13" table:formula="of:=([.D110]-[.D110])/[.D110]" office:value-type="percentage" office:value="0" calcext:value-type="percentage">
            <text:p>0.0%</text:p>
          </table:table-cell>
          <table:table-cell table:style-name="ce13" table:formula="of:=([.D110]-[.D115])/[.D115]" office:value-type="percentage" office:value="0.0228629206763691" calcext:value-type="percentage">
            <text:p>2.3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84750589770611" calcext:value-type="float">
            <text:p>0.58</text:p>
          </table:table-cell>
          <table:table-cell table:style-name="ce11" office:value-type="float" office:value="0.00938983658416141" calcext:value-type="float">
            <text:p>0.01</text:p>
          </table:table-cell>
          <table:table-cell table:style-name="ce11" office:value-type="float" office:value="236.281526119903" calcext:value-type="float">
            <text:p>236.28</text:p>
          </table:table-cell>
          <table:table-cell table:style-name="ce11" office:value-type="float" office:value="0.566252097560222" calcext:value-type="float">
            <text:p>0.57</text:p>
          </table:table-cell>
          <table:table-cell table:style-name="ce11" office:value-type="float" office:value="0.603249081980999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11]-[.D$3])/[.D$3]" office:value-type="percentage" office:value="-0.0541668076143021" calcext:value-type="percentage">
            <text:p>-5.4%</text:p>
          </table:table-cell>
          <table:table-cell table:style-name="ce28" table:formula="of:=([.D111]-[.D$99])/[.D$99]" office:value-type="percentage" office:value="0.0157509314500979" calcext:value-type="percentage">
            <text:p>1.58%</text:p>
          </table:table-cell>
          <table:table-cell table:style-name="ce14" table:formula="of:=([.D111]-[.D110])/[.D110]" office:value-type="percentage" office:value="-0.0134938598253071" calcext:value-type="percentage">
            <text:p>-1.3%</text:p>
          </table:table-cell>
          <table:table-cell table:style-name="ce14" table:formula="of:=([.D111]-[.D115])/[.D115]" office:value-type="percentage" office:value="0.00906055180425802" calcext:value-type="percentage">
            <text:p>0.9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8549323511338" calcext:value-type="float">
            <text:p>0.59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39" calcext:value-type="float">
            <text:p>517.23</text:p>
          </table:table-cell>
          <table:table-cell table:style-name="ce11" office:value-type="float" office:value="0.56132518254602" calcext:value-type="float">
            <text:p>0.56</text:p>
          </table:table-cell>
          <table:table-cell table:style-name="ce11" office:value-type="float" office:value="0.60966128768074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12]-[.D$4])/[.D$4]" office:value-type="percentage" office:value="-0.0532578861315356" calcext:value-type="percentage">
            <text:p>-5.3%</text:p>
          </table:table-cell>
          <table:table-cell table:style-name="ce28" table:formula="of:=([.D112]-[.D$100])/[.D$100]" office:value-type="percentage" office:value="0.0125620593382744" calcext:value-type="percentage">
            <text:p>1.26%</text:p>
          </table:table-cell>
          <table:table-cell table:style-name="ce14" table:formula="of:=([.D112]-[.D110])/[.D110]" office:value-type="percentage" office:value="-0.0122409766244519" calcext:value-type="percentage">
            <text:p>-1.2%</text:p>
          </table:table-cell>
          <table:table-cell table:style-name="ce14" table:formula="of:=([.D112]-[.D115])/[.D115]" office:value-type="percentage" office:value="0.0103420795743511" calcext:value-type="percentage">
            <text:p>1.0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65500000000043" calcext:value-type="float">
            <text:p>0.57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66" calcext:value-type="float">
            <text:p>890.40</text:p>
          </table:table-cell>
          <table:table-cell table:style-name="ce11" office:value-type="float" office:value="0.531344343045214" calcext:value-type="float">
            <text:p>0.53</text:p>
          </table:table-cell>
          <table:table-cell table:style-name="ce11" office:value-type="float" office:value="0.599655656954872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13]-[.D$5])/[.D$5]" office:value-type="percentage" office:value="-0.0645161290322518" calcext:value-type="percentage">
            <text:p>-6.5%</text:p>
          </table:table-cell>
          <table:table-cell table:style-name="ce28" table:formula="of:=([.D113]-[.D$101])/[.D$101]" office:value-type="percentage" office:value="-0.0241587575496083" calcext:value-type="percentage">
            <text:p>-2.42%</text:p>
          </table:table-cell>
          <table:table-cell table:style-name="ce14" table:formula="of:=([.D113]-[.D110])/[.D110]" office:value-type="percentage" office:value="-0.0459706547920282" calcext:value-type="percentage">
            <text:p>-4.6%</text:p>
          </table:table-cell>
          <table:table-cell table:style-name="ce14" table:formula="of:=([.D113]-[.D115])/[.D115]" office:value-type="percentage" office:value="-0.02415875754961" calcext:value-type="percentage">
            <text:p>-2.4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05745217338427" calcext:value-type="float">
            <text:p>0.51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487246725128039" calcext:value-type="float">
            <text:p>0.49</text:p>
          </table:table-cell>
          <table:table-cell table:style-name="ce11" office:value-type="float" office:value="0.524243709548816" calcext:value-type="float">
            <text:p>0.52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114]-[.D$6])/[.D$6]" office:value-type="percentage" office:value="-0.152563389460387" calcext:value-type="percentage">
            <text:p>-15.3%</text:p>
          </table:table-cell>
          <table:table-cell table:style-name="ce28" table:formula="of:=([.D114]-[.D$102])/[.D$102]" office:value-type="percentage" office:value="0.00520291052111468" calcext:value-type="percentage">
            <text:p>0.52%</text:p>
          </table:table-cell>
          <table:table-cell table:style-name="ce19" table:formula="of:=([.D114]-[.D110])/[.D110]" office:value-type="percentage" office:value="-0.146780232467894" calcext:value-type="percentage">
            <text:p>-14.7%</text:p>
          </table:table-cell>
          <table:table-cell table:style-name="ce19" table:formula="of:=([.D114]-[.D115])/[.D115]" office:value-type="percentage" office:value="-0.127273136603297" calcext:value-type="percentage">
            <text:p>-12.7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79500000000043" calcext:value-type="float">
            <text:p>0.58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72" calcext:value-type="float">
            <text:p>510.83</text:p>
          </table:table-cell>
          <table:table-cell table:style-name="ce11" office:value-type="float" office:value="0.555155075397487" calcext:value-type="float">
            <text:p>0.56</text:p>
          </table:table-cell>
          <table:table-cell table:style-name="ce11" office:value-type="float" office:value="0.6038449246026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15]-[.D$7])/[.D$7]" office:value-type="percentage" office:value="-0.0496104961049404" calcext:value-type="percentage">
            <text:p>-5.0%</text:p>
          </table:table-cell>
          <table:table-cell table:style-name="ce28" table:formula="of:=([.D115]-[.D$103])/[.D$103]" office:value-type="percentage" office:value="0.0157756354075361" calcext:value-type="percentage">
            <text:p>1.58%</text:p>
          </table:table-cell>
          <table:table-cell table:style-name="ce15" table:formula="of:=([.D115]-[.D110])/[.D110]" office:value-type="percentage" office:value="-0.0223518911617707" calcext:value-type="percentage">
            <text:p>-2.2%</text:p>
          </table:table-cell>
          <table:table-cell table:style-name="ce15" table:formula="of:=([.D115]-[.D115])/[.D115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13964329297533" calcext:value-type="float">
            <text:p>0.61</text:p>
          </table:table-cell>
          <table:table-cell table:style-name="ce10" office:value-type="float" office:value="0.00679842555514854" calcext:value-type="float">
            <text:p>0.01</text:p>
          </table:table-cell>
          <table:table-cell table:style-name="ce10" office:value-type="float" office:value="73.9332937593647" calcext:value-type="float">
            <text:p>73.93</text:p>
          </table:table-cell>
          <table:table-cell table:style-name="ce10" office:value-type="float" office:value="0.600417967598674" calcext:value-type="float">
            <text:p>0.60</text:p>
          </table:table-cell>
          <table:table-cell table:style-name="ce10" office:value-type="float" office:value="0.627510690996391" calcext:value-type="float">
            <text:p>0.63</text:p>
          </table:table-cell>
          <table:table-cell table:style-name="ce16" table:formula="of:=([.D116]-[.D110])/[.D110]" office:value-type="percentage" office:value="0.0357913122205702" calcext:value-type="percentage">
            <text:p>3.6%</text:p>
          </table:table-cell>
          <table:table-cell table:style-name="ce16" table:formula="of:=([.D116]-[.D$8])/[.D$8]" office:value-type="percentage" office:value="-0.00449829447283336" calcext:value-type="percentage">
            <text:p>-0.4%</text:p>
          </table:table-cell>
          <table:table-cell table:style-name="ce27" table:formula="of:=([.D116]-[.D$104])/[.D$104]" office:value-type="percentage" office:value="-0.00584159508009369" calcext:value-type="percentage">
            <text:p>-0.58%</text:p>
          </table:table-cell>
          <table:table-cell table:style-name="ce13" table:formula="of:=([.D116]-[.D116])/[.D116]" office:value-type="percentage" office:value="0" calcext:value-type="percentage">
            <text:p>0.0%</text:p>
          </table:table-cell>
          <table:table-cell table:style-name="ce13" table:formula="of:=([.D116]-[.D121])/[.D121]" office:value-type="percentage" office:value="0.0588523689141332" calcext:value-type="percentage">
            <text:p>5.9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08221189641999" calcext:value-type="float">
            <text:p>0.61</text:p>
          </table:table-cell>
          <table:table-cell table:style-name="ce11" office:value-type="float" office:value="0.00658146059722339" calcext:value-type="float">
            <text:p>0.01</text:p>
          </table:table-cell>
          <table:table-cell table:style-name="ce11" office:value-type="float" office:value="65.4498203152038" calcext:value-type="float">
            <text:p>65.45</text:p>
          </table:table-cell>
          <table:table-cell table:style-name="ce11" office:value-type="float" office:value="0.595078817524339" calcext:value-type="float">
            <text:p>0.60</text:p>
          </table:table-cell>
          <table:table-cell table:style-name="ce11" office:value-type="float" office:value="0.621363561759659" calcext:value-type="float">
            <text:p>0.62</text:p>
          </table:table-cell>
          <table:table-cell table:style-name="ce17" table:formula="of:=([.D117]-[.D111])/[.D111]" office:value-type="percentage" office:value="0.0401377959799838" calcext:value-type="percentage">
            <text:p>4.0%</text:p>
          </table:table-cell>
          <table:table-cell table:style-name="ce17" table:formula="of:=([.D117]-[.D$9])/[.D$9]" office:value-type="percentage" office:value="0.000939997765099936" calcext:value-type="percentage">
            <text:p>0.1%</text:p>
          </table:table-cell>
          <table:table-cell table:style-name="ce28" table:formula="of:=([.D117]-[.D$105])/[.D$105]" office:value-type="percentage" office:value="0.00490902873516028" calcext:value-type="percentage">
            <text:p>0.49%</text:p>
          </table:table-cell>
          <table:table-cell table:style-name="ce14" table:formula="of:=([.D117]-[.D116])/[.D116]" office:value-type="percentage" office:value="-0.00935419108485519" calcext:value-type="percentage">
            <text:p>-0.9%</text:p>
          </table:table-cell>
          <table:table-cell table:style-name="ce14" table:formula="of:=([.D117]-[.D121])/[.D121]" office:value-type="percentage" office:value="0.0489476615246589" calcext:value-type="percentage">
            <text:p>4.9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98798698743319" calcext:value-type="float">
            <text:p>0.60</text:p>
          </table:table-cell>
          <table:table-cell table:style-name="ce11" office:value-type="float" office:value="0.00879652353652786" calcext:value-type="float">
            <text:p>0.01</text:p>
          </table:table-cell>
          <table:table-cell table:style-name="ce11" office:value-type="float" office:value="190.002899013165" calcext:value-type="float">
            <text:p>190.00</text:p>
          </table:table-cell>
          <table:table-cell table:style-name="ce11" office:value-type="float" office:value="0.581447309860778" calcext:value-type="float">
            <text:p>0.58</text:p>
          </table:table-cell>
          <table:table-cell table:style-name="ce11" office:value-type="float" office:value="0.61615008762586" calcext:value-type="float">
            <text:p>0.62</text:p>
          </table:table-cell>
          <table:table-cell table:style-name="ce17" table:formula="of:=([.D118]-[.D112])/[.D112]" office:value-type="percentage" office:value="0.0227252217992961" calcext:value-type="percentage">
            <text:p>2.3%</text:p>
          </table:table-cell>
          <table:table-cell table:style-name="ce17" table:formula="of:=([.D118]-[.D$10])/[.D$10]" office:value-type="percentage" office:value="-0.015155426136727" calcext:value-type="percentage">
            <text:p>-1.5%</text:p>
          </table:table-cell>
          <table:table-cell table:style-name="ce28" table:formula="of:=([.D118]-[.D$106])/[.D$106]" office:value-type="percentage" office:value="0.00283767625304042" calcext:value-type="percentage">
            <text:p>0.28%</text:p>
          </table:table-cell>
          <table:table-cell table:style-name="ce14" table:formula="of:=([.D118]-[.D116])/[.D116]" office:value-type="percentage" office:value="-0.0247011590584844" calcext:value-type="percentage">
            <text:p>-2.5%</text:p>
          </table:table-cell>
          <table:table-cell table:style-name="ce14" table:formula="of:=([.D118]-[.D121])/[.D121]" office:value-type="percentage" office:value="0.0326974881301322" calcext:value-type="percentage">
            <text:p>3.3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82479966282952" calcext:value-type="float">
            <text:p>0.58</text:p>
          </table:table-cell>
          <table:table-cell table:style-name="ce11" office:value-type="float" office:value="0.0110600084817771" calcext:value-type="float">
            <text:p>0.01</text:p>
          </table:table-cell>
          <table:table-cell table:style-name="ce11" office:value-type="float" office:value="387.947570329986" calcext:value-type="float">
            <text:p>387.95</text:p>
          </table:table-cell>
          <table:table-cell table:style-name="ce11" office:value-type="float" office:value="0.560734908939641" calcext:value-type="float">
            <text:p>0.56</text:p>
          </table:table-cell>
          <table:table-cell table:style-name="ce11" office:value-type="float" office:value="0.604225023626263" calcext:value-type="float">
            <text:p>0.60</text:p>
          </table:table-cell>
          <table:table-cell table:style-name="ce17" table:formula="of:=([.D119]-[.D113])/[.D113]" office:value-type="percentage" office:value="0.0300264655754336" calcext:value-type="percentage">
            <text:p>3.0%</text:p>
          </table:table-cell>
          <table:table-cell table:style-name="ce17" table:formula="of:=([.D119]-[.D$11])/[.D$11]" office:value-type="percentage" office:value="-0.0179350012422917" calcext:value-type="percentage">
            <text:p>-1.8%</text:p>
          </table:table-cell>
          <table:table-cell table:style-name="ce28" table:formula="of:=([.D119]-[.D$107])/[.D$107]" office:value-type="percentage" office:value="-0.0162764369385304" calcext:value-type="percentage">
            <text:p>-1.63%</text:p>
          </table:table-cell>
          <table:table-cell table:style-name="ce14" table:formula="of:=([.D119]-[.D116])/[.D116]" office:value-type="percentage" office:value="-0.0512804433615937" calcext:value-type="percentage">
            <text:p>-5.1%</text:p>
          </table:table-cell>
          <table:table-cell table:style-name="ce14" table:formula="of:=([.D119]-[.D121])/[.D121]" office:value-type="percentage" office:value="0.00455394998174269" calcext:value-type="percentage">
            <text:p>0.5%</text:p>
          </table:table-cell>
          <table:table-cell table:number-columns-repeated="1011"/>
        </table:table-row>
        <table:table-row table:style-name="ro2">
          <table:covered-table-cell office:value-type="float" office:value="84" calcext:value-type="float">
            <text:p>84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79187189473904" calcext:value-type="float">
            <text:p>0.58</text:p>
          </table:table-cell>
          <table:table-cell table:style-name="ce11" office:value-type="float" office:value="0.00727701603733384" calcext:value-type="float">
            <text:p>0.01</text:p>
          </table:table-cell>
          <table:table-cell table:style-name="ce11" office:value-type="float" office:value="95.676001494835" calcext:value-type="float">
            <text:p>95.68</text:p>
          </table:table-cell>
          <table:table-cell table:style-name="ce11" office:value-type="float" office:value="0.564741802512303" calcext:value-type="float">
            <text:p>0.56</text:p>
          </table:table-cell>
          <table:table-cell table:style-name="ce11" office:value-type="float" office:value="0.593632576435505" calcext:value-type="float">
            <text:p>0.59</text:p>
          </table:table-cell>
          <table:table-cell table:style-name="ce19" table:formula="of:=([.D120]-[.D114])/[.D114]" office:value-type="percentage" office:value="0.145215356700708" calcext:value-type="percentage">
            <text:p>14.5%</text:p>
          </table:table-cell>
          <table:table-cell table:style-name="ce17" table:formula="of:=([.D120]-[.D$12])/[.D$12]" office:value-type="percentage" office:value="-0.0269751173810934" calcext:value-type="percentage">
            <text:p>-2.7%</text:p>
          </table:table-cell>
          <table:table-cell table:style-name="ce28" table:formula="of:=([.D120]-[.D$108])/[.D$108]" office:value-type="percentage" office:value="-0.00138393473408777" calcext:value-type="percentage">
            <text:p>-0.14%</text:p>
          </table:table-cell>
          <table:table-cell table:style-name="ce14" table:formula="of:=([.D120]-[.D116])/[.D116]" office:value-type="percentage" office:value="-0.0566435836157115" calcext:value-type="percentage">
            <text:p>-5.7%</text:p>
          </table:table-cell>
          <table:table-cell table:style-name="ce14" table:formula="of:=([.D120]-[.D121])/[.D121]" office:value-type="percentage" office:value="-0.00112482378114871" calcext:value-type="percentage">
            <text:p>-0.1%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84" calcext:value-type="float">
            <text:p>84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79839406627726" calcext:value-type="float">
            <text:p>0.58</text:p>
          </table:table-cell>
          <table:table-cell table:style-name="ce12" office:value-type="float" office:value="0.012160187552608" calcext:value-type="float">
            <text:p>0.01</text:p>
          </table:table-cell>
          <table:table-cell table:style-name="ce12" office:value-type="float" office:value="516.887621998156" calcext:value-type="float">
            <text:p>516.89</text:p>
          </table:table-cell>
          <table:table-cell table:style-name="ce12" office:value-type="float" office:value="0.555949938744779" calcext:value-type="float">
            <text:p>0.56</text:p>
          </table:table-cell>
          <table:table-cell table:style-name="ce12" office:value-type="float" office:value="0.603728874510672" calcext:value-type="float">
            <text:p>0.60</text:p>
          </table:table-cell>
          <table:table-cell table:style-name="ce18" table:formula="of:=([.D121]-[.D115])/[.D115]" office:value-type="percentage" office:value="0.000585688744923076" calcext:value-type="percentage">
            <text:p>0.1%</text:p>
          </table:table-cell>
          <table:table-cell table:style-name="ce18" table:formula="of:=([.D121]-[.D$13])/[.D$13]" office:value-type="percentage" office:value="-0.0236836780874862" calcext:value-type="percentage">
            <text:p>-2.4%</text:p>
          </table:table-cell>
          <table:table-cell table:style-name="ce29" table:formula="of:=([.D121]-[.D$109])/[.D$109]" office:value-type="percentage" office:value="0.000476402713535731" calcext:value-type="percentage">
            <text:p>0.05%</text:p>
          </table:table-cell>
          <table:table-cell table:style-name="ce15" table:formula="of:=([.D121]-[.D116])/[.D116]" office:value-type="percentage" office:value="-0.055581278978945" calcext:value-type="percentage">
            <text:p>-5.6%</text:p>
          </table:table-cell>
          <table:table-cell table:style-name="ce15" table:formula="of:=([.D121]-[.D121])/[.D121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table-cell table:style-name="ce5" office:value-type="float" office:value="89" calcext:value-type="float" table:number-columns-spanned="1" table:number-rows-spanned="12">
            <text:p>89</text:p>
          </table:table-cell>
          <table:table-cell table:style-name="ce7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69374062532002" calcext:value-type="float">
            <text:p>0.57</text:p>
          </table:table-cell>
          <table:table-cell table:style-name="ce11" office:value-type="float" office:value="0.00881934724174334" calcext:value-type="float">
            <text:p>0.01</text:p>
          </table:table-cell>
          <table:table-cell table:style-name="ce11" office:value-type="float" office:value="191.219301632476" calcext:value-type="float">
            <text:p>191.22</text:p>
          </table:table-cell>
          <table:table-cell table:style-name="ce11" office:value-type="float" office:value="0.551978362523907" calcext:value-type="float">
            <text:p>0.55</text:p>
          </table:table-cell>
          <table:table-cell table:style-name="ce11" office:value-type="float" office:value="0.586769762540098" calcext:value-type="float">
            <text:p>0.59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22]-[.D$2])/[.D$2]" office:value-type="percentage" office:value="-0.0904567691180609" calcext:value-type="percentage">
            <text:p>-9.0%</text:p>
          </table:table-cell>
          <table:table-cell table:style-name="ce28" table:formula="of:=([.D122]-[.D$98])/[.D$98]" office:value-type="percentage" office:value="-0.0305226246688893" calcext:value-type="percentage">
            <text:p>-3.05%</text:p>
          </table:table-cell>
          <table:table-cell table:style-name="ce13" table:formula="of:=([.D122]-[.D122])/[.D122]" office:value-type="percentage" office:value="0" calcext:value-type="percentage">
            <text:p>0.0%</text:p>
          </table:table-cell>
          <table:table-cell table:style-name="ce13" table:formula="of:=([.D122]-[.D127])/[.D127]" office:value-type="percentage" office:value="0.0113216030763029" calcext:value-type="percentage">
            <text:p>1.1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51464875484896" calcext:value-type="float">
            <text:p>0.55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532966383274508" calcext:value-type="float">
            <text:p>0.53</text:p>
          </table:table-cell>
          <table:table-cell table:style-name="ce11" office:value-type="float" office:value="0.569963367695285" calcext:value-type="float">
            <text:p>0.57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123]-[.D$3])/[.D$3]" office:value-type="percentage" office:value="-0.108006400005387" calcext:value-type="percentage">
            <text:p>-10.8%</text:p>
          </table:table-cell>
          <table:table-cell table:style-name="ce28" table:formula="of:=([.D123]-[.D$99])/[.D$99]" office:value-type="percentage" office:value="-0.0420685831962404" calcext:value-type="percentage">
            <text:p>-4.21%</text:p>
          </table:table-cell>
          <table:table-cell table:style-name="ce14" table:formula="of:=([.D123]-[.D122])/[.D122]" office:value-type="percentage" office:value="-0.031454167349078" calcext:value-type="percentage">
            <text:p>-3.1%</text:p>
          </table:table-cell>
          <table:table-cell table:style-name="ce14" table:formula="of:=([.D123]-[.D127])/[.D127]" office:value-type="percentage" office:value="-0.0204886758705969" calcext:value-type="percentage">
            <text:p>-2.0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6999323511338" calcext:value-type="float">
            <text:p>0.57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2" calcext:value-type="float">
            <text:p>517.23</text:p>
          </table:table-cell>
          <table:table-cell table:style-name="ce11" office:value-type="float" office:value="0.54582518254602" calcext:value-type="float">
            <text:p>0.55</text:p>
          </table:table-cell>
          <table:table-cell table:style-name="ce11" office:value-type="float" office:value="0.59416128768074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24]-[.D$4])/[.D$4]" office:value-type="percentage" office:value="-0.07832137428972" calcext:value-type="percentage">
            <text:p>-7.8%</text:p>
          </table:table-cell>
          <table:table-cell table:style-name="ce28" table:formula="of:=([.D124]-[.D$100])/[.D$100]" office:value-type="percentage" office:value="-0.0142439069453566" calcext:value-type="percentage">
            <text:p>-1.42%</text:p>
          </table:table-cell>
          <table:table-cell table:style-name="ce14" table:formula="of:=([.D124]-[.D122])/[.D122]" office:value-type="percentage" office:value="0.00108746186755406" calcext:value-type="percentage">
            <text:p>0.1%</text:p>
          </table:table-cell>
          <table:table-cell table:style-name="ce14" table:formula="of:=([.D124]-[.D127])/[.D127]" office:value-type="percentage" office:value="0.0124213767554821" calcext:value-type="percentage">
            <text:p>1.2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55500000000043" calcext:value-type="float">
            <text:p>0.56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602" calcext:value-type="float">
            <text:p>890.40</text:p>
          </table:table-cell>
          <table:table-cell table:style-name="ce11" office:value-type="float" office:value="0.521344343045215" calcext:value-type="float">
            <text:p>0.52</text:p>
          </table:table-cell>
          <table:table-cell table:style-name="ce11" office:value-type="float" office:value="0.589655656954872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25]-[.D$5])/[.D$5]" office:value-type="percentage" office:value="-0.0810587262200091" calcext:value-type="percentage">
            <text:p>-8.1%</text:p>
          </table:table-cell>
          <table:table-cell table:style-name="ce28" table:formula="of:=([.D125]-[.D$101])/[.D$101]" office:value-type="percentage" office:value="-0.0414150129421869" calcext:value-type="percentage">
            <text:p>-4.14%</text:p>
          </table:table-cell>
          <table:table-cell table:style-name="ce14" table:formula="of:=([.D125]-[.D122])/[.D122]" office:value-type="percentage" office:value="-0.0243672191006755" calcext:value-type="percentage">
            <text:p>-2.4%</text:p>
          </table:table-cell>
          <table:table-cell table:style-name="ce14" table:formula="of:=([.D125]-[.D127])/[.D127]" office:value-type="percentage" office:value="-0.0133214920071037" calcext:value-type="percentage">
            <text:p>-1.3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03316645909856" calcext:value-type="float">
            <text:p>0.50</text:p>
          </table:table-cell>
          <table:table-cell table:style-name="ce11" office:value-type="float" office:value="0.00938983658416145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484818153699467" calcext:value-type="float">
            <text:p>0.48</text:p>
          </table:table-cell>
          <table:table-cell table:style-name="ce11" office:value-type="float" office:value="0.521815138120244" calcext:value-type="float">
            <text:p>0.52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126]-[.D$6])/[.D$6]" office:value-type="percentage" office:value="-0.156632751402577" calcext:value-type="percentage">
            <text:p>-15.7%</text:p>
          </table:table-cell>
          <table:table-cell table:style-name="ce28" table:formula="of:=([.D126]-[.D$102])/[.D$102]" office:value-type="percentage" office:value="0.000375960142314713" calcext:value-type="percentage">
            <text:p>0.04%</text:p>
          </table:table-cell>
          <table:table-cell table:style-name="ce19" table:formula="of:=([.D126]-[.D122])/[.D122]" office:value-type="percentage" office:value="-0.116017607701322" calcext:value-type="percentage">
            <text:p>-11.6%</text:p>
          </table:table-cell>
          <table:table-cell table:style-name="ce19" table:formula="of:=([.D126]-[.D127])/[.D127]" office:value-type="percentage" office:value="-0.106009509929276" calcext:value-type="percentage">
            <text:p>-10.6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63000000000043" calcext:value-type="float">
            <text:p>0.56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72" calcext:value-type="float">
            <text:p>510.83</text:p>
          </table:table-cell>
          <table:table-cell table:style-name="ce12" office:value-type="float" office:value="0.538655075397486" calcext:value-type="float">
            <text:p>0.54</text:p>
          </table:table-cell>
          <table:table-cell table:style-name="ce12" office:value-type="float" office:value="0.587344924602599" calcext:value-type="float">
            <text:p>0.59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127]-[.D$7])/[.D$7]" office:value-type="percentage" office:value="-0.0766707667076451" calcext:value-type="percentage">
            <text:p>-7.7%</text:p>
          </table:table-cell>
          <table:table-cell table:style-name="ce29" table:formula="of:=([.D127]-[.D$103])/[.D$103]" office:value-type="percentage" office:value="-0.0131463628396135" calcext:value-type="percentage">
            <text:p>-1.31%</text:p>
          </table:table-cell>
          <table:table-cell table:style-name="ce15" table:formula="of:=([.D127]-[.D122])/[.D122]" office:value-type="percentage" office:value="-0.0111948593225579" calcext:value-type="percentage">
            <text:p>-1.1%</text:p>
          </table:table-cell>
          <table:table-cell table:style-name="ce15" table:formula="of:=([.D127]-[.D127])/[.D127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83392900726103" calcext:value-type="float">
            <text:p>0.58</text:p>
          </table:table-cell>
          <table:table-cell table:style-name="ce11" office:value-type="float" office:value="0.00679842555514857" calcext:value-type="float">
            <text:p>0.01</text:p>
          </table:table-cell>
          <table:table-cell table:style-name="ce11" office:value-type="float" office:value="73.9332937593654" calcext:value-type="float">
            <text:p>73.93</text:p>
          </table:table-cell>
          <table:table-cell table:style-name="ce11" office:value-type="float" office:value="0.569846539027245" calcext:value-type="float">
            <text:p>0.57</text:p>
          </table:table-cell>
          <table:table-cell table:style-name="ce11" office:value-type="float" office:value="0.596939262424962" calcext:value-type="float">
            <text:p>0.60</text:p>
          </table:table-cell>
          <table:table-cell table:style-name="ce16" table:formula="of:=([.D128]-[.D122])/[.D122]" office:value-type="percentage" office:value="0.0246214907151888" calcext:value-type="percentage">
            <text:p>2.5%</text:p>
          </table:table-cell>
          <table:table-cell table:style-name="ce16" table:formula="of:=([.D128]-[.D$8])/[.D$8]" office:value-type="percentage" office:value="-0.0540678017405951" calcext:value-type="percentage">
            <text:p>-5.4%</text:p>
          </table:table-cell>
          <table:table-cell table:style-name="ce28" table:formula="of:=([.D128]-[.D$104])/[.D$104]" office:value-type="percentage" office:value="-0.0553442147183871" calcext:value-type="percentage">
            <text:p>-5.53%</text:p>
          </table:table-cell>
          <table:table-cell table:style-name="ce13" table:formula="of:=([.D128]-[.D128])/[.D128]" office:value-type="percentage" office:value="0" calcext:value-type="percentage">
            <text:p>0.0%</text:p>
          </table:table-cell>
          <table:table-cell table:style-name="ce13" table:formula="of:=([.D128]-[.D133])/[.D133]" office:value-type="percentage" office:value="0.0411420182583965" calcext:value-type="percentage">
            <text:p>4.1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84621189641999" calcext:value-type="float">
            <text:p>0.58</text:p>
          </table:table-cell>
          <table:table-cell table:style-name="ce11" office:value-type="float" office:value="0.0065814605972234" calcext:value-type="float">
            <text:p>0.01</text:p>
          </table:table-cell>
          <table:table-cell table:style-name="ce11" office:value-type="float" office:value="65.4498203152069" calcext:value-type="float">
            <text:p>65.45</text:p>
          </table:table-cell>
          <table:table-cell table:style-name="ce11" office:value-type="float" office:value="0.571478817524339" calcext:value-type="float">
            <text:p>0.57</text:p>
          </table:table-cell>
          <table:table-cell table:style-name="ce11" office:value-type="float" office:value="0.597763561759659" calcext:value-type="float">
            <text:p>0.60</text:p>
          </table:table-cell>
          <table:table-cell table:style-name="ce17" table:formula="of:=([.D129]-[.D123])/[.D123]" office:value-type="percentage" office:value="0.0601240725040721" calcext:value-type="percentage">
            <text:p>6.0%</text:p>
          </table:table-cell>
          <table:table-cell table:style-name="ce17" table:formula="of:=([.D129]-[.D$9])/[.D$9]" office:value-type="percentage" office:value="-0.0378981491944961" calcext:value-type="percentage">
            <text:p>-3.8%</text:p>
          </table:table-cell>
          <table:table-cell table:style-name="ce28" table:formula="of:=([.D129]-[.D$105])/[.D$105]" office:value-type="percentage" office:value="-0.0340831232681413" calcext:value-type="percentage">
            <text:p>-3.41%</text:p>
          </table:table-cell>
          <table:table-cell table:style-name="ce14" table:formula="of:=([.D129]-[.D128])/[.D128]" office:value-type="percentage" office:value="0.00210542314513467" calcext:value-type="percentage">
            <text:p>0.2%</text:p>
          </table:table-cell>
          <table:table-cell table:style-name="ce14" table:formula="of:=([.D129]-[.D133])/[.D133]" office:value-type="percentage" office:value="0.04333406276101" calcext:value-type="percentage">
            <text:p>4.3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86423698743319" calcext:value-type="float">
            <text:p>0.59</text:p>
          </table:table-cell>
          <table:table-cell table:style-name="ce11" office:value-type="float" office:value="0.00879652353652787" calcext:value-type="float">
            <text:p>0.01</text:p>
          </table:table-cell>
          <table:table-cell table:style-name="ce11" office:value-type="float" office:value="190.002899013172" calcext:value-type="float">
            <text:p>190.00</text:p>
          </table:table-cell>
          <table:table-cell table:style-name="ce11" office:value-type="float" office:value="0.569072309860778" calcext:value-type="float">
            <text:p>0.57</text:p>
          </table:table-cell>
          <table:table-cell table:style-name="ce11" office:value-type="float" office:value="0.603775087625861" calcext:value-type="float">
            <text:p>0.60</text:p>
          </table:table-cell>
          <table:table-cell table:style-name="ce17" table:formula="of:=([.D130]-[.D124])/[.D124]" office:value-type="percentage" office:value="0.0288257168993783" calcext:value-type="percentage">
            <text:p>2.9%</text:p>
          </table:table-cell>
          <table:table-cell table:style-name="ce17" table:formula="of:=([.D130]-[.D$10])/[.D$10]" office:value-type="percentage" office:value="-0.0355085959534541" calcext:value-type="percentage">
            <text:p>-3.6%</text:p>
          </table:table-cell>
          <table:table-cell table:style-name="ce28" table:formula="of:=([.D130]-[.D$106])/[.D$106]" office:value-type="percentage" office:value="-0.0178873458114299" calcext:value-type="percentage">
            <text:p>-1.79%</text:p>
          </table:table-cell>
          <table:table-cell table:style-name="ce14" table:formula="of:=([.D130]-[.D128])/[.D128]" office:value-type="percentage" office:value="0.0051951232410332" calcext:value-type="percentage">
            <text:p>0.5%</text:p>
          </table:table-cell>
          <table:table-cell table:style-name="ce14" table:formula="of:=([.D130]-[.D133])/[.D133]" office:value-type="percentage" office:value="0.0465508793546669" calcext:value-type="percentage">
            <text:p>4.7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42679966282952" calcext:value-type="float">
            <text:p>0.54</text:p>
          </table:table-cell>
          <table:table-cell table:style-name="ce11" office:value-type="float" office:value="0.011060008481777" calcext:value-type="float">
            <text:p>0.01</text:p>
          </table:table-cell>
          <table:table-cell table:style-name="ce11" office:value-type="float" office:value="387.947570330018" calcext:value-type="float">
            <text:p>387.95</text:p>
          </table:table-cell>
          <table:table-cell table:style-name="ce11" office:value-type="float" office:value="0.520934908939641" calcext:value-type="float">
            <text:p>0.52</text:p>
          </table:table-cell>
          <table:table-cell table:style-name="ce11" office:value-type="float" office:value="0.564425023626263" calcext:value-type="float">
            <text:p>0.56</text:p>
          </table:table-cell>
          <table:table-cell table:style-name="ce17" table:formula="of:=([.D131]-[.D125])/[.D125]" office:value-type="percentage" office:value="-0.0230783685276149" calcext:value-type="percentage">
            <text:p>-2.3%</text:p>
          </table:table-cell>
          <table:table-cell table:style-name="ce17" table:formula="of:=([.D131]-[.D$11])/[.D$11]" office:value-type="percentage" office:value="-0.0850380592238084" calcext:value-type="percentage">
            <text:p>-8.5%</text:p>
          </table:table-cell>
          <table:table-cell table:style-name="ce28" table:formula="of:=([.D131]-[.D$107])/[.D$107]" office:value-type="percentage" office:value="-0.0834928221812591" calcext:value-type="percentage">
            <text:p>-8.35%</text:p>
          </table:table-cell>
          <table:table-cell table:style-name="ce14" table:formula="of:=([.D131]-[.D128])/[.D128]" office:value-type="percentage" office:value="-0.0697864756195677" calcext:value-type="percentage">
            <text:p>-7.0%</text:p>
          </table:table-cell>
          <table:table-cell table:style-name="ce14" table:formula="of:=([.D131]-[.D133])/[.D133]" office:value-type="percentage" office:value="-0.0315156138153005" calcext:value-type="percentage">
            <text:p>-3.2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67762955130532" calcext:value-type="float">
            <text:p>0.57</text:p>
          </table:table-cell>
          <table:table-cell table:style-name="ce11" office:value-type="float" office:value="0.00755753165146225" calcext:value-type="float">
            <text:p>0.01</text:p>
          </table:table-cell>
          <table:table-cell table:style-name="ce11" office:value-type="float" office:value="110.295969696057" calcext:value-type="float">
            <text:p>110.30</text:p>
          </table:table-cell>
          <table:table-cell table:style-name="ce11" office:value-type="float" office:value="0.552786148211119" calcext:value-type="float">
            <text:p>0.55</text:p>
          </table:table-cell>
          <table:table-cell table:style-name="ce11" office:value-type="float" office:value="0.582739762049946" calcext:value-type="float">
            <text:p>0.58</text:p>
          </table:table-cell>
          <table:table-cell table:style-name="ce19" table:formula="of:=([.D132]-[.D126])/[.D126]" office:value-type="percentage" office:value="0.128043270065458" calcext:value-type="percentage">
            <text:p>12.8%</text:p>
          </table:table-cell>
          <table:table-cell table:style-name="ce17" table:formula="of:=([.D132]-[.D$12])/[.D$12]" office:value-type="percentage" office:value="-0.0461676418066897" calcext:value-type="percentage">
            <text:p>-4.6%</text:p>
          </table:table-cell>
          <table:table-cell table:style-name="ce28" table:formula="of:=([.D132]-[.D$108])/[.D$108]" office:value-type="percentage" office:value="-0.0210812349437427" calcext:value-type="percentage">
            <text:p>-2.11%</text:p>
          </table:table-cell>
          <table:table-cell table:style-name="ce14" table:formula="of:=([.D132]-[.D128])/[.D128]" office:value-type="percentage" office:value="-0.026791456625745" calcext:value-type="percentage">
            <text:p>-2.7%</text:p>
          </table:table-cell>
          <table:table-cell table:style-name="ce14" table:formula="of:=([.D132]-[.D133])/[.D133]" office:value-type="percentage" office:value="0.0132483070349861" calcext:value-type="percentage">
            <text:p>1.3%</text:p>
          </table:table-cell>
          <table:table-cell table:number-columns-repeated="1011"/>
        </table:table-row>
        <table:table-row table:style-name="ro2">
          <table:covered-table-cell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60339406627726" calcext:value-type="float">
            <text:p>0.56</text:p>
          </table:table-cell>
          <table:table-cell table:style-name="ce11" office:value-type="float" office:value="0.012160187552608" calcext:value-type="float">
            <text:p>0.01</text:p>
          </table:table-cell>
          <table:table-cell table:style-name="ce11" office:value-type="float" office:value="516.887621998156" calcext:value-type="float">
            <text:p>516.89</text:p>
          </table:table-cell>
          <table:table-cell table:style-name="ce11" office:value-type="float" office:value="0.536449938744779" calcext:value-type="float">
            <text:p>0.54</text:p>
          </table:table-cell>
          <table:table-cell table:style-name="ce11" office:value-type="float" office:value="0.584228874510672" calcext:value-type="float">
            <text:p>0.58</text:p>
          </table:table-cell>
          <table:table-cell table:style-name="ce18" table:formula="of:=([.D133]-[.D127])/[.D127]" office:value-type="percentage" office:value="-0.00472574311246313" calcext:value-type="percentage">
            <text:p>-0.5%</text:p>
          </table:table-cell>
          <table:table-cell table:style-name="ce18" table:formula="of:=([.D133]-[.D$13])/[.D$13]" office:value-type="percentage" office:value="-0.056517197264835" calcext:value-type="percentage">
            <text:p>-5.7%</text:p>
          </table:table-cell>
          <table:table-cell table:style-name="ce28" table:formula="of:=([.D133]-[.D$109])/[.D$109]" office:value-type="percentage" office:value="-0.0331696200126145" calcext:value-type="percentage">
            <text:p>-3.32%</text:p>
          </table:table-cell>
          <table:table-cell table:style-name="ce15" table:formula="of:=([.D133]-[.D128])/[.D128]" office:value-type="percentage" office:value="-0.0395162403753699" calcext:value-type="percentage">
            <text:p>-4.0%</text:p>
          </table:table-cell>
          <table:table-cell table:style-name="ce15" table:formula="of:=([.D133]-[.D133])/[.D133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table-cell table:style-name="ce2" office:value-type="float" office:value="92" calcext:value-type="float" table:number-columns-spanned="1" table:number-rows-spanned="12">
            <text:p>92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84124062531996" calcext:value-type="float">
            <text:p>0.58</text:p>
          </table:table-cell>
          <table:table-cell table:style-name="ce10" office:value-type="float" office:value="0.00881934724174343" calcext:value-type="float">
            <text:p>0.01</text:p>
          </table:table-cell>
          <table:table-cell table:style-name="ce10" office:value-type="float" office:value="191.219301632502" calcext:value-type="float">
            <text:p>191.22</text:p>
          </table:table-cell>
          <table:table-cell table:style-name="ce10" office:value-type="float" office:value="0.5667283625239" calcext:value-type="float">
            <text:p>0.57</text:p>
          </table:table-cell>
          <table:table-cell table:style-name="ce10" office:value-type="float" office:value="0.601519762540092" calcext:value-type="float">
            <text:p>0.60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34]-[.D$2])/[.D$2]" office:value-type="percentage" office:value="-0.066894468798578" calcext:value-type="percentage">
            <text:p>-6.7%</text:p>
          </table:table-cell>
          <table:table-cell table:style-name="ce27" table:formula="of:=([.D134]-[.D$98])/[.D$98]" office:value-type="percentage" office:value="-0.00540769192583991" calcext:value-type="percentage">
            <text:p>-0.54%</text:p>
          </table:table-cell>
          <table:table-cell table:style-name="ce13" table:formula="of:=([.D134]-[.D134])/[.D134]" office:value-type="percentage" office:value="0" calcext:value-type="percentage">
            <text:p>0.0%</text:p>
          </table:table-cell>
          <table:table-cell table:style-name="ce13" table:formula="of:=([.D134]-[.D139])/[.D139]" office:value-type="percentage" office:value="0.0338478982866399" calcext:value-type="percentage">
            <text:p>3.4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80464875484896" calcext:value-type="float">
            <text:p>0.58</text:p>
          </table:table-cell>
          <table:table-cell table:style-name="ce11" office:value-type="float" office:value="0.00938983658416142" calcext:value-type="float">
            <text:p>0.01</text:p>
          </table:table-cell>
          <table:table-cell table:style-name="ce11" office:value-type="float" office:value="236.281526119899" calcext:value-type="float">
            <text:p>236.28</text:p>
          </table:table-cell>
          <table:table-cell table:style-name="ce11" office:value-type="float" office:value="0.561966383274508" calcext:value-type="float">
            <text:p>0.56</text:p>
          </table:table-cell>
          <table:table-cell table:style-name="ce11" office:value-type="float" office:value="0.598963367695285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35]-[.D$3])/[.D$3]" office:value-type="percentage" office:value="-0.0610989439736702" calcext:value-type="percentage">
            <text:p>-6.1%</text:p>
          </table:table-cell>
          <table:table-cell table:style-name="ce28" table:formula="of:=([.D135]-[.D$99])/[.D$99]" office:value-type="percentage" office:value="0.0083063587488515" calcext:value-type="percentage">
            <text:p>0.83%</text:p>
          </table:table-cell>
          <table:table-cell table:style-name="ce14" table:formula="of:=([.D135]-[.D134])/[.D134]" office:value-type="percentage" office:value="-0.00626440046184463" calcext:value-type="percentage">
            <text:p>-0.6%</text:p>
          </table:table-cell>
          <table:table-cell table:style-name="ce14" table:formula="of:=([.D135]-[.D139])/[.D139]" office:value-type="percentage" office:value="0.0273714610351359" calcext:value-type="percentage">
            <text:p>2.7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6899323511338" calcext:value-type="float">
            <text:p>0.57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2" calcext:value-type="float">
            <text:p>517.23</text:p>
          </table:table-cell>
          <table:table-cell table:style-name="ce11" office:value-type="float" office:value="0.54482518254602" calcext:value-type="float">
            <text:p>0.54</text:p>
          </table:table-cell>
          <table:table-cell table:style-name="ce11" office:value-type="float" office:value="0.59316128768074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36]-[.D$4])/[.D$4]" office:value-type="percentage" office:value="-0.0799383735257319" calcext:value-type="percentage">
            <text:p>-8.0%</text:p>
          </table:table-cell>
          <table:table-cell table:style-name="ce28" table:formula="of:=([.D136]-[.D$100])/[.D$100]" office:value-type="percentage" office:value="-0.0159733241249457" calcext:value-type="percentage">
            <text:p>-1.60%</text:p>
          </table:table-cell>
          <table:table-cell table:style-name="ce14" table:formula="of:=([.D136]-[.D134])/[.D134]" office:value-type="percentage" office:value="-0.0259034482384249" calcext:value-type="percentage">
            <text:p>-2.6%</text:p>
          </table:table-cell>
          <table:table-cell table:style-name="ce14" table:formula="of:=([.D136]-[.D139])/[.D139]" office:value-type="percentage" office:value="0.00706767276696749" calcext:value-type="percentage">
            <text:p>0.7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51500000000043" calcext:value-type="float">
            <text:p>0.55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66" calcext:value-type="float">
            <text:p>890.40</text:p>
          </table:table-cell>
          <table:table-cell table:style-name="ce11" office:value-type="float" office:value="0.517344343045215" calcext:value-type="float">
            <text:p>0.52</text:p>
          </table:table-cell>
          <table:table-cell table:style-name="ce11" office:value-type="float" office:value="0.585655656954872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37]-[.D$5])/[.D$5]" office:value-type="percentage" office:value="-0.0876757650951121" calcext:value-type="percentage">
            <text:p>-8.8%</text:p>
          </table:table-cell>
          <table:table-cell table:style-name="ce28" table:formula="of:=([.D137]-[.D$101])/[.D$101]" office:value-type="percentage" office:value="-0.0483175150992183" calcext:value-type="percentage">
            <text:p>-4.83%</text:p>
          </table:table-cell>
          <table:table-cell table:style-name="ce14" table:formula="of:=([.D137]-[.D134])/[.D134]" office:value-type="percentage" office:value="-0.0558512559652786" calcext:value-type="percentage">
            <text:p>-5.6%</text:p>
          </table:table-cell>
          <table:table-cell table:style-name="ce14" table:formula="of:=([.D137]-[.D139])/[.D139]" office:value-type="percentage" office:value="-0.0238938053097326" calcext:value-type="percentage">
            <text:p>-2.4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08459503052713" calcext:value-type="float">
            <text:p>0.51</text:p>
          </table:table-cell>
          <table:table-cell table:style-name="ce11" office:value-type="float" office:value="0.00938983658416144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489961010842324" calcext:value-type="float">
            <text:p>0.49</text:p>
          </table:table-cell>
          <table:table-cell table:style-name="ce11" office:value-type="float" office:value="0.526957995263102" calcext:value-type="float">
            <text:p>0.53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138]-[.D$6])/[.D$6]" office:value-type="percentage" office:value="-0.148015279054409" calcext:value-type="percentage">
            <text:p>-14.8%</text:p>
          </table:table-cell>
          <table:table-cell table:style-name="ce28" table:formula="of:=([.D138]-[.D$102])/[.D$102]" office:value-type="percentage" office:value="0.0105977374150691" calcext:value-type="percentage">
            <text:p>1.06%</text:p>
          </table:table-cell>
          <table:table-cell table:style-name="ce19" table:formula="of:=([.D138]-[.D134])/[.D134]" office:value-type="percentage" office:value="-0.1295350839534" calcext:value-type="percentage">
            <text:p>-13.0%</text:p>
          </table:table-cell>
          <table:table-cell table:style-name="ce19" table:formula="of:=([.D138]-[.D139])/[.D139]" office:value-type="percentage" office:value="-0.100071676012966" calcext:value-type="percentage">
            <text:p>-10.0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65000000000043" calcext:value-type="float">
            <text:p>0.57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15" calcext:value-type="float">
            <text:p>510.83</text:p>
          </table:table-cell>
          <table:table-cell table:style-name="ce11" office:value-type="float" office:value="0.540655075397486" calcext:value-type="float">
            <text:p>0.54</text:p>
          </table:table-cell>
          <table:table-cell table:style-name="ce11" office:value-type="float" office:value="0.589344924602599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39]-[.D$7])/[.D$7]" office:value-type="percentage" office:value="-0.0733907339073173" calcext:value-type="percentage">
            <text:p>-7.3%</text:p>
          </table:table-cell>
          <table:table-cell table:style-name="ce28" table:formula="of:=([.D139]-[.D$103])/[.D$103]" office:value-type="percentage" office:value="-0.00964066608238325" calcext:value-type="percentage">
            <text:p>-0.96%</text:p>
          </table:table-cell>
          <table:table-cell table:style-name="ce15" table:formula="of:=([.D139]-[.D134])/[.D134]" office:value-type="percentage" office:value="-0.0327397273261713" calcext:value-type="percentage">
            <text:p>-3.3%</text:p>
          </table:table-cell>
          <table:table-cell table:style-name="ce15" table:formula="of:=([.D139]-[.D139])/[.D139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68392900726105" calcext:value-type="float">
            <text:p>0.57</text:p>
          </table:table-cell>
          <table:table-cell table:style-name="ce10" office:value-type="float" office:value="0.00679842555514854" calcext:value-type="float">
            <text:p>0.01</text:p>
          </table:table-cell>
          <table:table-cell table:style-name="ce10" office:value-type="float" office:value="73.9332937593625" calcext:value-type="float">
            <text:p>73.93</text:p>
          </table:table-cell>
          <table:table-cell table:style-name="ce10" office:value-type="float" office:value="0.554846539027246" calcext:value-type="float">
            <text:p>0.55</text:p>
          </table:table-cell>
          <table:table-cell table:style-name="ce10" office:value-type="float" office:value="0.581939262424963" calcext:value-type="float">
            <text:p>0.58</text:p>
          </table:table-cell>
          <table:table-cell table:style-name="ce16" table:formula="of:=([.D140]-[.D134])/[.D134]" office:value-type="percentage" office:value="-0.0269311997483912" calcext:value-type="percentage">
            <text:p>-2.7%</text:p>
          </table:table-cell>
          <table:table-cell table:style-name="ce16" table:formula="of:=([.D140]-[.D$8])/[.D$8]" office:value-type="percentage" office:value="-0.0783892889514084" calcext:value-type="percentage">
            <text:p>-7.8%</text:p>
          </table:table-cell>
          <table:table-cell table:style-name="ce27" table:formula="of:=([.D140]-[.D$104])/[.D$104]" office:value-type="percentage" office:value="-0.0796328832324987" calcext:value-type="percentage">
            <text:p>-7.96%</text:p>
          </table:table-cell>
          <table:table-cell table:style-name="ce13" table:formula="of:=([.D140]-[.D140])/[.D140]" office:value-type="percentage" office:value="0" calcext:value-type="percentage">
            <text:p>0.0%</text:p>
          </table:table-cell>
          <table:table-cell table:style-name="ce13" table:formula="of:=([.D140]-[.D145])/[.D145]" office:value-type="percentage" office:value="-0.00590680664229527" calcext:value-type="percentage">
            <text:p>-0.6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68687856308666" calcext:value-type="float">
            <text:p>0.57</text:p>
          </table:table-cell>
          <table:table-cell table:style-name="ce11" office:value-type="float" office:value="0.00658146059722343" calcext:value-type="float">
            <text:p>0.01</text:p>
          </table:table-cell>
          <table:table-cell table:style-name="ce11" office:value-type="float" office:value="65.4498203152041" calcext:value-type="float">
            <text:p>65.45</text:p>
          </table:table-cell>
          <table:table-cell table:style-name="ce11" office:value-type="float" office:value="0.555545484191006" calcext:value-type="float">
            <text:p>0.56</text:p>
          </table:table-cell>
          <table:table-cell table:style-name="ce11" office:value-type="float" office:value="0.581830228426326" calcext:value-type="float">
            <text:p>0.58</text:p>
          </table:table-cell>
          <table:table-cell table:style-name="ce17" table:formula="of:=([.D141]-[.D135])/[.D135]" office:value-type="percentage" office:value="-0.0202889436960194" calcext:value-type="percentage">
            <text:p>-2.0%</text:p>
          </table:table-cell>
          <table:table-cell table:style-name="ce17" table:formula="of:=([.D141]-[.D$9])/[.D$9]" office:value-type="percentage" office:value="-0.0641193840062004" calcext:value-type="percentage">
            <text:p>-6.4%</text:p>
          </table:table-cell>
          <table:table-cell table:style-name="ce28" table:formula="of:=([.D141]-[.D$105])/[.D$105]" office:value-type="percentage" office:value="-0.0604083332364715" calcext:value-type="percentage">
            <text:p>-6.04%</text:p>
          </table:table-cell>
          <table:table-cell table:style-name="ce14" table:formula="of:=([.D141]-[.D140])/[.D140]" office:value-type="percentage" office:value="0.000518929040429935" calcext:value-type="percentage">
            <text:p>0.1%</text:p>
          </table:table-cell>
          <table:table-cell table:style-name="ce14" table:formula="of:=([.D141]-[.D145])/[.D145]" office:value-type="percentage" office:value="-0.00539094281536823" calcext:value-type="percentage">
            <text:p>-0.5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57548698743319" calcext:value-type="float">
            <text:p>0.56</text:p>
          </table:table-cell>
          <table:table-cell table:style-name="ce11" office:value-type="float" office:value="0.00879652353652789" calcext:value-type="float">
            <text:p>0.01</text:p>
          </table:table-cell>
          <table:table-cell table:style-name="ce11" office:value-type="float" office:value="190.002899013162" calcext:value-type="float">
            <text:p>190.00</text:p>
          </table:table-cell>
          <table:table-cell table:style-name="ce11" office:value-type="float" office:value="0.540197309860778" calcext:value-type="float">
            <text:p>0.54</text:p>
          </table:table-cell>
          <table:table-cell table:style-name="ce11" office:value-type="float" office:value="0.574900087625861" calcext:value-type="float">
            <text:p>0.57</text:p>
          </table:table-cell>
          <table:table-cell table:style-name="ce17" table:formula="of:=([.D142]-[.D136])/[.D136]" office:value-type="percentage" office:value="-0.0201136598184343" calcext:value-type="percentage">
            <text:p>-2.0%</text:p>
          </table:table-cell>
          <table:table-cell table:style-name="ce17" table:formula="of:=([.D142]-[.D$10])/[.D$10]" office:value-type="percentage" office:value="-0.0829993255258174" calcext:value-type="percentage">
            <text:p>-8.3%</text:p>
          </table:table-cell>
          <table:table-cell table:style-name="ce28" table:formula="of:=([.D142]-[.D$106])/[.D$106]" office:value-type="percentage" office:value="-0.0662457306285272" calcext:value-type="percentage">
            <text:p>-6.62%</text:p>
          </table:table-cell>
          <table:table-cell table:style-name="ce14" table:formula="of:=([.D142]-[.D140])/[.D140]" office:value-type="percentage" office:value="-0.0190787076491154" calcext:value-type="percentage">
            <text:p>-1.9%</text:p>
          </table:table-cell>
          <table:table-cell table:style-name="ce14" table:formula="of:=([.D142]-[.D145])/[.D145]" office:value-type="percentage" office:value="-0.0248728200543424" calcext:value-type="percentage">
            <text:p>-2.5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67917287430799" calcext:value-type="float">
            <text:p>0.57</text:p>
          </table:table-cell>
          <table:table-cell table:style-name="ce11" office:value-type="float" office:value="0.0169368760641093" calcext:value-type="float">
            <text:p>0.02</text:p>
          </table:table-cell>
          <table:table-cell table:style-name="ce11" office:value-type="float" office:value="987.012823099274" calcext:value-type="float">
            <text:p>987.01</text:p>
          </table:table-cell>
          <table:table-cell table:style-name="ce11" office:value-type="float" office:value="0.534680863679029" calcext:value-type="float">
            <text:p>0.53</text:p>
          </table:table-cell>
          <table:table-cell table:style-name="ce11" office:value-type="float" office:value="0.601153711182569" calcext:value-type="float">
            <text:p>0.60</text:p>
          </table:table-cell>
          <table:table-cell table:style-name="ce17" table:formula="of:=([.D143]-[.D137])/[.D137]" office:value-type="percentage" office:value="0.0297684268916676" calcext:value-type="percentage">
            <text:p>3.0%</text:p>
          </table:table-cell>
          <table:table-cell table:style-name="ce17" table:formula="of:=([.D143]-[.D$11])/[.D$11]" office:value-type="percentage" office:value="-0.0424877721815437" calcext:value-type="percentage">
            <text:p>-4.2%</text:p>
          </table:table-cell>
          <table:table-cell table:style-name="ce28" table:formula="of:=([.D143]-[.D$107])/[.D$107]" office:value-type="percentage" office:value="-0.0408706739207528" calcext:value-type="percentage">
            <text:p>-4.09%</text:p>
          </table:table-cell>
          <table:table-cell table:style-name="ce14" table:formula="of:=([.D143]-[.D140])/[.D140]" office:value-type="percentage" office:value="-0.000836768535811066" calcext:value-type="percentage">
            <text:p>-0.1%</text:p>
          </table:table-cell>
          <table:table-cell table:style-name="ce14" table:formula="of:=([.D143]-[.D145])/[.D145]" office:value-type="percentage" office:value="-0.00673863254816095" calcext:value-type="percentage">
            <text:p>-0.7%</text:p>
          </table:table-cell>
          <table:table-cell table:number-columns-repeated="1011"/>
        </table:table-row>
        <table:table-row table:style-name="ro2">
          <table:covered-table-cell office:value-type="float" office:value="92" calcext:value-type="float">
            <text:p>92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59428044431945" calcext:value-type="float">
            <text:p>0.56</text:p>
          </table:table-cell>
          <table:table-cell table:style-name="ce11" office:value-type="float" office:value="0.0087086282192455" calcext:value-type="float">
            <text:p>0.01</text:p>
          </table:table-cell>
          <table:table-cell table:style-name="ce11" office:value-type="float" office:value="184.442125715985" calcext:value-type="float">
            <text:p>184.44</text:p>
          </table:table-cell>
          <table:table-cell table:style-name="ce11" office:value-type="float" office:value="0.542246711394131" calcext:value-type="float">
            <text:p>0.54</text:p>
          </table:table-cell>
          <table:table-cell table:style-name="ce11" office:value-type="float" office:value="0.576609377469758" calcext:value-type="float">
            <text:p>0.58</text:p>
          </table:table-cell>
          <table:table-cell table:style-name="ce19" table:formula="of:=([.D144]-[.D138])/[.D138]" office:value-type="percentage" office:value="0.100241102926044" calcext:value-type="percentage">
            <text:p>10.0%</text:p>
          </table:table-cell>
          <table:table-cell table:style-name="ce17" table:formula="of:=([.D144]-[.D$12])/[.D$12]" office:value-type="percentage" office:value="-0.0601701536914888" calcext:value-type="percentage">
            <text:p>-6.0%</text:p>
          </table:table-cell>
          <table:table-cell table:style-name="ce28" table:formula="of:=([.D144]-[.D$108])/[.D$108]" office:value-type="percentage" office:value="-0.0354520219318426" calcext:value-type="percentage">
            <text:p>-3.55%</text:p>
          </table:table-cell>
          <table:table-cell table:style-name="ce14" table:formula="of:=([.D144]-[.D140])/[.D140]" office:value-type="percentage" office:value="-0.0157722875896368" calcext:value-type="percentage">
            <text:p>-1.6%</text:p>
          </table:table-cell>
          <table:table-cell table:style-name="ce14" table:formula="of:=([.D144]-[.D145])/[.D145]" office:value-type="percentage" office:value="-0.0215859303788334" calcext:value-type="percentage">
            <text:p>-2.2%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92" calcext:value-type="float">
            <text:p>92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71770236959645" calcext:value-type="float">
            <text:p>0.57</text:p>
          </table:table-cell>
          <table:table-cell table:style-name="ce12" office:value-type="float" office:value="0.0139118970761729" calcext:value-type="float">
            <text:p>0.01</text:p>
          </table:table-cell>
          <table:table-cell table:style-name="ce12" office:value-type="float" office:value="711.459352867923" calcext:value-type="float">
            <text:p>711.46</text:p>
          </table:table-cell>
          <table:table-cell table:style-name="ce12" office:value-type="float" office:value="0.544456954598939" calcext:value-type="float">
            <text:p>0.54</text:p>
          </table:table-cell>
          <table:table-cell table:style-name="ce12" office:value-type="float" office:value="0.599083519320351" calcext:value-type="float">
            <text:p>0.60</text:p>
          </table:table-cell>
          <table:table-cell table:style-name="ce18" table:formula="of:=([.D145]-[.D139])/[.D139]" office:value-type="percentage" office:value="0.0119827202824805" calcext:value-type="percentage">
            <text:p>1.2%</text:p>
          </table:table-cell>
          <table:table-cell table:style-name="ce18" table:formula="of:=([.D145]-[.D$13])/[.D$13]" office:value-type="percentage" office:value="-0.0372703056281128" calcext:value-type="percentage">
            <text:p>-3.7%</text:p>
          </table:table-cell>
          <table:table-cell table:style-name="ce29" table:formula="of:=([.D145]-[.D$109])/[.D$109]" office:value-type="percentage" office:value="-0.0134464416984343" calcext:value-type="percentage">
            <text:p>-1.34%</text:p>
          </table:table-cell>
          <table:table-cell table:style-name="ce15" table:formula="of:=([.D145]-[.D140])/[.D140]" office:value-type="percentage" office:value="0.00594190432221361" calcext:value-type="percentage">
            <text:p>0.6%</text:p>
          </table:table-cell>
          <table:table-cell table:style-name="ce15" table:formula="of:=([.D145]-[.D145])/[.D145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table-cell table:style-name="ce5" office:value-type="float" office:value="96" calcext:value-type="float" table:number-columns-spanned="1" table:number-rows-spanned="12">
            <text:p>96</text:p>
          </table:table-cell>
          <table:table-cell table:style-name="ce7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75374062531998" calcext:value-type="float">
            <text:p>0.58</text:p>
          </table:table-cell>
          <table:table-cell table:style-name="ce11" office:value-type="float" office:value="0.00881934724174335" calcext:value-type="float">
            <text:p>0.01</text:p>
          </table:table-cell>
          <table:table-cell table:style-name="ce11" office:value-type="float" office:value="191.219301632476" calcext:value-type="float">
            <text:p>191.22</text:p>
          </table:table-cell>
          <table:table-cell table:style-name="ce11" office:value-type="float" office:value="0.557978362523902" calcext:value-type="float">
            <text:p>0.56</text:p>
          </table:table-cell>
          <table:table-cell table:style-name="ce11" office:value-type="float" office:value="0.592769762540093" calcext:value-type="float">
            <text:p>0.59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46]-[.D$2])/[.D$2]" office:value-type="percentage" office:value="-0.0808721045813245" calcext:value-type="percentage">
            <text:p>-8.1%</text:p>
          </table:table-cell>
          <table:table-cell table:style-name="ce28" table:formula="of:=([.D146]-[.D$98])/[.D$98]" office:value-type="percentage" office:value="-0.0203063808412108" calcext:value-type="percentage">
            <text:p>-2.03%</text:p>
          </table:table-cell>
          <table:table-cell table:style-name="ce13" table:formula="of:=([.D146]-[.D146])/[.D146]" office:value-type="percentage" office:value="0" calcext:value-type="percentage">
            <text:p>0.0%</text:p>
          </table:table-cell>
          <table:table-cell table:style-name="ce13" table:formula="of:=([.D146]-[.D151])/[.D151]" office:value-type="percentage" office:value="0.0297522371936532" calcext:value-type="percentage">
            <text:p>3.0%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69036304056324" calcext:value-type="float">
            <text:p>0.57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87" calcext:value-type="float">
            <text:p>236.28</text:p>
          </table:table-cell>
          <table:table-cell table:style-name="ce11" office:value-type="float" office:value="0.550537811845935" calcext:value-type="float">
            <text:p>0.55</text:p>
          </table:table-cell>
          <table:table-cell table:style-name="ce11" office:value-type="float" office:value="0.587534796266713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47]-[.D$3])/[.D$3]" office:value-type="percentage" office:value="-0.0795846409319831" calcext:value-type="percentage">
            <text:p>-8.0%</text:p>
          </table:table-cell>
          <table:table-cell table:style-name="ce28" table:formula="of:=([.D147]-[.D$99])/[.D$99]" office:value-type="percentage" office:value="-0.0115458351211365" calcext:value-type="percentage">
            <text:p>-1.15%</text:p>
          </table:table-cell>
          <table:table-cell table:style-name="ce14" table:formula="of:=([.D147]-[.D146])/[.D146]" office:value-type="percentage" office:value="-0.0110150229014218" calcext:value-type="percentage">
            <text:p>-1.1%</text:p>
          </table:table-cell>
          <table:table-cell table:style-name="ce14" table:formula="of:=([.D147]-[.D151])/[.D151]" office:value-type="percentage" office:value="0.0184094927181748" calcext:value-type="percentage">
            <text:p>1.8%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7399323511338" calcext:value-type="float">
            <text:p>0.57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2" calcext:value-type="float">
            <text:p>517.23</text:p>
          </table:table-cell>
          <table:table-cell table:style-name="ce11" office:value-type="float" office:value="0.54982518254602" calcext:value-type="float">
            <text:p>0.55</text:p>
          </table:table-cell>
          <table:table-cell table:style-name="ce11" office:value-type="float" office:value="0.598161287680739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48]-[.D$4])/[.D$4]" office:value-type="percentage" office:value="-0.0718533773456725" calcext:value-type="percentage">
            <text:p>-7.2%</text:p>
          </table:table-cell>
          <table:table-cell table:style-name="ce28" table:formula="of:=([.D148]-[.D$100])/[.D$100]" office:value-type="percentage" office:value="-0.00732623822700025" calcext:value-type="percentage">
            <text:p>-0.73%</text:p>
          </table:table-cell>
          <table:table-cell table:style-name="ce14" table:formula="of:=([.D148]-[.D146])/[.D146]" office:value-type="percentage" office:value="-0.00239987776393956" calcext:value-type="percentage">
            <text:p>-0.2%</text:p>
          </table:table-cell>
          <table:table-cell table:style-name="ce14" table:formula="of:=([.D148]-[.D151])/[.D151]" office:value-type="percentage" office:value="0.0272809576972452" calcext:value-type="percentage">
            <text:p>2.7%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58500000000043" calcext:value-type="float">
            <text:p>0.56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24344343045215" calcext:value-type="float">
            <text:p>0.52</text:p>
          </table:table-cell>
          <table:table-cell table:style-name="ce11" office:value-type="float" office:value="0.592655656954872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49]-[.D$5])/[.D$5]" office:value-type="percentage" office:value="-0.0760959470636819" calcext:value-type="percentage">
            <text:p>-7.6%</text:p>
          </table:table-cell>
          <table:table-cell table:style-name="ce28" table:formula="of:=([.D149]-[.D$101])/[.D$101]" office:value-type="percentage" office:value="-0.0362381363244133" calcext:value-type="percentage">
            <text:p>-3.62%</text:p>
          </table:table-cell>
          <table:table-cell table:style-name="ce14" table:formula="of:=([.D149]-[.D146])/[.D146]" office:value-type="percentage" office:value="-0.0293271171413233" calcext:value-type="percentage">
            <text:p>-2.9%</text:p>
          </table:table-cell>
          <table:table-cell table:style-name="ce14" table:formula="of:=([.D149]-[.D151])/[.D151]" office:value-type="percentage" office:value="-0.000447427293064793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2960236019557" calcext:value-type="float">
            <text:p>0.53</text:p>
          </table:table-cell>
          <table:table-cell table:style-name="ce11" office:value-type="float" office:value="0.00938983658416145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511103867985181" calcext:value-type="float">
            <text:p>0.51</text:p>
          </table:table-cell>
          <table:table-cell table:style-name="ce11" office:value-type="float" office:value="0.548100852405959" calcext:value-type="float">
            <text:p>0.55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150]-[.D$6])/[.D$6]" office:value-type="percentage" office:value="-0.112587892734161" calcext:value-type="percentage">
            <text:p>-11.3%</text:p>
          </table:table-cell>
          <table:table-cell table:style-name="ce28" table:formula="of:=([.D150]-[.D$102])/[.D$102]" office:value-type="percentage" office:value="0.0526205995363936" calcext:value-type="percentage">
            <text:p>5.26%</text:p>
          </table:table-cell>
          <table:table-cell table:style-name="ce19" table:formula="of:=([.D150]-[.D146])/[.D146]" office:value-type="percentage" office:value="-0.0795512090604233" calcext:value-type="percentage">
            <text:p>-8.0%</text:p>
          </table:table-cell>
          <table:table-cell table:style-name="ce14" table:formula="of:=([.D150]-[.D151])/[.D151]" office:value-type="percentage" office:value="-0.0521657983077776" calcext:value-type="percentage">
            <text:p>-5.2%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58750000000043" calcext:value-type="float">
            <text:p>0.56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34" calcext:value-type="float">
            <text:p>510.83</text:p>
          </table:table-cell>
          <table:table-cell table:style-name="ce12" office:value-type="float" office:value="0.534405075397486" calcext:value-type="float">
            <text:p>0.53</text:p>
          </table:table-cell>
          <table:table-cell table:style-name="ce12" office:value-type="float" office:value="0.583094924602599" calcext:value-type="float">
            <text:p>0.58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151]-[.D$7])/[.D$7]" office:value-type="percentage" office:value="-0.0836408364083417" calcext:value-type="percentage">
            <text:p>-8.4%</text:p>
          </table:table-cell>
          <table:table-cell table:style-name="ce29" table:formula="of:=([.D151]-[.D$103])/[.D$103]" office:value-type="percentage" office:value="-0.0205959684487277" calcext:value-type="percentage">
            <text:p>-2.06%</text:p>
          </table:table-cell>
          <table:table-cell table:style-name="ce15" table:formula="of:=([.D151]-[.D146])/[.D146]" office:value-type="percentage" office:value="-0.0288926171937591" calcext:value-type="percentage">
            <text:p>-2.9%</text:p>
          </table:table-cell>
          <table:table-cell table:style-name="ce15" table:formula="of:=([.D151]-[.D151])/[.D151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29321472154676" calcext:value-type="float">
            <text:p>0.53</text:p>
          </table:table-cell>
          <table:table-cell table:style-name="ce11" office:value-type="float" office:value="0.00679842555514855" calcext:value-type="float">
            <text:p>0.01</text:p>
          </table:table-cell>
          <table:table-cell table:style-name="ce11" office:value-type="float" office:value="73.9332937593614" calcext:value-type="float">
            <text:p>73.93</text:p>
          </table:table-cell>
          <table:table-cell table:style-name="ce11" office:value-type="float" office:value="0.515775110455818" calcext:value-type="float">
            <text:p>0.52</text:p>
          </table:table-cell>
          <table:table-cell table:style-name="ce11" office:value-type="float" office:value="0.542867833853534" calcext:value-type="float">
            <text:p>0.54</text:p>
          </table:table-cell>
          <table:table-cell table:style-name="ce16" table:formula="of:=([.D152]-[.D146])/[.D146]" office:value-type="percentage" office:value="-0.0800393924165827" calcext:value-type="percentage">
            <text:p>-8.0%</text:p>
          </table:table-cell>
          <table:table-cell table:style-name="ce16" table:formula="of:=([.D152]-[.D$8])/[.D$8]" office:value-type="percentage" office:value="-0.141740972305298" calcext:value-type="percentage">
            <text:p>-14.2%</text:p>
          </table:table-cell>
          <table:table-cell table:style-name="ce30" table:formula="of:=([.D152]-[.D$104])/[.D$104]" office:value-type="percentage" office:value="-0.142899081695456" calcext:value-type="percentage">
            <text:p>-14.29%</text:p>
          </table:table-cell>
          <table:table-cell table:style-name="ce13" table:formula="of:=([.D152]-[.D152])/[.D152]" office:value-type="percentage" office:value="0" calcext:value-type="percentage">
            <text:p>0.0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23954522975333" calcext:value-type="float">
            <text:p>0.52</text:p>
          </table:table-cell>
          <table:table-cell table:style-name="ce11" office:value-type="float" office:value="0.00658146059722342" calcext:value-type="float">
            <text:p>0.01</text:p>
          </table:table-cell>
          <table:table-cell table:style-name="ce11" office:value-type="float" office:value="65.4498203152044" calcext:value-type="float">
            <text:p>65.45</text:p>
          </table:table-cell>
          <table:table-cell table:style-name="ce11" office:value-type="float" office:value="0.510812150857673" calcext:value-type="float">
            <text:p>0.51</text:p>
          </table:table-cell>
          <table:table-cell table:style-name="ce11" office:value-type="float" office:value="0.537096895092993" calcext:value-type="float">
            <text:p>0.54</text:p>
          </table:table-cell>
          <table:table-cell table:style-name="ce17" table:formula="of:=([.D153]-[.D147])/[.D147]" office:value-type="percentage" office:value="-0.0792247889275772" calcext:value-type="percentage">
            <text:p>-7.9%</text:p>
          </table:table-cell>
          <table:table-cell table:style-name="ce17" table:formula="of:=([.D153]-[.D$9])/[.D$9]" office:value-type="percentage" office:value="-0.137736323582157" calcext:value-type="percentage">
            <text:p>-13.8%</text:p>
          </table:table-cell>
          <table:table-cell table:style-name="ce30" table:formula="of:=([.D153]-[.D$105])/[.D$105]" office:value-type="percentage" office:value="-0.134317186327475" calcext:value-type="percentage">
            <text:p>-13.43%</text:p>
          </table:table-cell>
          <table:table-cell table:style-name="ce14" table:formula="of:=([.D153]-[.D152])/[.D152]" office:value-type="percentage" office:value="-0.0101392999560288" calcext:value-type="percentage">
            <text:p>-1.0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16078799271906" calcext:value-type="float">
            <text:p>0.52</text:p>
          </table:table-cell>
          <table:table-cell table:style-name="ce11" office:value-type="float" office:value="0.00933499618972214" calcext:value-type="float">
            <text:p>0.01</text:p>
          </table:table-cell>
          <table:table-cell table:style-name="ce11" office:value-type="float" office:value="233.534931511587" calcext:value-type="float">
            <text:p>233.53</text:p>
          </table:table-cell>
          <table:table-cell table:style-name="ce11" office:value-type="float" office:value="0.49768723213155" calcext:value-type="float">
            <text:p>0.50</text:p>
          </table:table-cell>
          <table:table-cell table:style-name="ce11" office:value-type="float" office:value="0.534470366412262" calcext:value-type="float">
            <text:p>0.53</text:p>
          </table:table-cell>
          <table:table-cell table:style-name="ce19" table:formula="of:=([.D154]-[.D148])/[.D148]" office:value-type="percentage" office:value="-0.100897418817199" calcext:value-type="percentage">
            <text:p>-10.1%</text:p>
          </table:table-cell>
          <table:table-cell table:style-name="ce17" table:formula="of:=([.D154]-[.D$10])/[.D$10]" office:value-type="percentage" office:value="-0.151204893705557" calcext:value-type="percentage">
            <text:p>-15.1%</text:p>
          </table:table-cell>
          <table:table-cell table:style-name="ce30" table:formula="of:=([.D154]-[.D$106])/[.D$106]" office:value-type="percentage" office:value="-0.13569741398662" calcext:value-type="percentage">
            <text:p>-13.57%</text:p>
          </table:table-cell>
          <table:table-cell table:style-name="ce14" table:formula="of:=([.D154]-[.D152])/[.D152]" office:value-type="percentage" office:value="-0.0250182045872122" calcext:value-type="percentage">
            <text:p>-2.5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71807521692071" calcext:value-type="float">
            <text:p>0.57</text:p>
          </table:table-cell>
          <table:table-cell table:style-name="ce11" office:value-type="float" office:value="0.0236808974464853" calcext:value-type="float">
            <text:p>0.02</text:p>
          </table:table-cell>
          <table:table-cell table:style-name="ce11" office:value-type="float" office:value="1282.44206881933" calcext:value-type="float">
            <text:p>1282.44</text:p>
          </table:table-cell>
          <table:table-cell table:style-name="ce11" office:value-type="float" office:value="0.525349969799667" calcext:value-type="float">
            <text:p>0.53</text:p>
          </table:table-cell>
          <table:table-cell table:style-name="ce11" office:value-type="float" office:value="0.618265073584476" calcext:value-type="float">
            <text:p>0.62</text:p>
          </table:table-cell>
          <table:table-cell table:style-name="ce17" table:formula="of:=([.D155]-[.D149])/[.D149]" office:value-type="percentage" office:value="0.0238272545962882" calcext:value-type="percentage">
            <text:p>2.4%</text:p>
          </table:table-cell>
          <table:table-cell table:style-name="ce17" table:formula="of:=([.D155]-[.D$11])/[.D$11]" office:value-type="percentage" office:value="-0.0359288120007443" calcext:value-type="percentage">
            <text:p>-3.6%</text:p>
          </table:table-cell>
          <table:table-cell table:style-name="ce28" table:formula="of:=([.D155]-[.D$107])/[.D$107]" office:value-type="percentage" office:value="-0.0343006366144684" calcext:value-type="percentage">
            <text:p>-3.43%</text:p>
          </table:table-cell>
          <table:table-cell table:style-name="ce14" table:formula="of:=([.D155]-[.D152])/[.D152]" office:value-type="percentage" office:value="0.0802651163279843" calcext:value-type="percentage">
            <text:p>8.0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40493884607841" calcext:value-type="float">
            <text:p>0.54</text:p>
          </table:table-cell>
          <table:table-cell table:style-name="ce11" office:value-type="float" office:value="0.0235519198219341" calcext:value-type="float">
            <text:p>0.02</text:p>
          </table:table-cell>
          <table:table-cell table:style-name="ce11" office:value-type="float" office:value="1262.71358836555" calcext:value-type="float">
            <text:p>1262.71</text:p>
          </table:table-cell>
          <table:table-cell table:style-name="ce11" office:value-type="float" office:value="0.494288681067501" calcext:value-type="float">
            <text:p>0.49</text:p>
          </table:table-cell>
          <table:table-cell table:style-name="ce11" office:value-type="float" office:value="0.586699088148182" calcext:value-type="float">
            <text:p>0.59</text:p>
          </table:table-cell>
          <table:table-cell table:style-name="ce17" table:formula="of:=([.D156]-[.D150])/[.D150]" office:value-type="percentage" office:value="0.0205654755923842" calcext:value-type="percentage">
            <text:p>2.1%</text:p>
          </table:table-cell>
          <table:table-cell table:style-name="ce17" table:formula="of:=([.D156]-[.D$12])/[.D$12]" office:value-type="percentage" office:value="-0.0919792285038495" calcext:value-type="percentage">
            <text:p>-9.2%</text:p>
          </table:table-cell>
          <table:table-cell table:style-name="ce28" table:formula="of:=([.D156]-[.D$108])/[.D$108]" office:value-type="percentage" office:value="-0.0680976959493177" calcext:value-type="percentage">
            <text:p>-6.81%</text:p>
          </table:table-cell>
          <table:table-cell table:style-name="ce14" table:formula="of:=([.D156]-[.D152])/[.D152]" office:value-type="percentage" office:value="0.0211070456063046" calcext:value-type="percentage">
            <text:p>2.1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style-name="ce2" office:value-type="float" office:value="99" calcext:value-type="float" table:number-columns-spanned="1" table:number-rows-spanned="12">
            <text:p>99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54749062531996" calcext:value-type="float">
            <text:p>0.55</text:p>
          </table:table-cell>
          <table:table-cell table:style-name="ce10" office:value-type="float" office:value="0.00881934724174341" calcext:value-type="float">
            <text:p>0.01</text:p>
          </table:table-cell>
          <table:table-cell table:style-name="ce10" office:value-type="float" office:value="191.219301632481" calcext:value-type="float">
            <text:p>191.22</text:p>
          </table:table-cell>
          <table:table-cell table:style-name="ce10" office:value-type="float" office:value="0.5373533625239" calcext:value-type="float">
            <text:p>0.54</text:p>
          </table:table-cell>
          <table:table-cell table:style-name="ce10" office:value-type="float" office:value="0.572144762540091" calcext:value-type="float">
            <text:p>0.57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58]-[.D$2])/[.D$2]" office:value-type="percentage" office:value="-0.113819388926381" calcext:value-type="percentage">
            <text:p>-11.4%</text:p>
          </table:table-cell>
          <table:table-cell table:style-name="ce27" table:formula="of:=([.D158]-[.D$98])/[.D$98]" office:value-type="percentage" office:value="-0.0554247189988824" calcext:value-type="percentage">
            <text:p>-5.54%</text:p>
          </table:table-cell>
          <table:table-cell table:style-name="ce13" table:formula="of:=([.D158]-[.D158])/[.D158]" office:value-type="percentage" office:value="0" calcext:value-type="percentage">
            <text:p>0.0%</text:p>
          </table:table-cell>
          <table:table-cell table:style-name="ce13" table:formula="of:=([.D158]-[.D163])/[.D163]" office:value-type="percentage" office:value="-0.00224988753245835" calcext:value-type="percentage">
            <text:p>-0.2%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32464875484896" calcext:value-type="float">
            <text:p>0.53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9" calcext:value-type="float">
            <text:p>236.28</text:p>
          </table:table-cell>
          <table:table-cell table:style-name="ce11" office:value-type="float" office:value="0.513966383274507" calcext:value-type="float">
            <text:p>0.51</text:p>
          </table:table-cell>
          <table:table-cell table:style-name="ce11" office:value-type="float" office:value="0.550963367695285" calcext:value-type="float">
            <text:p>0.5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59]-[.D$3])/[.D$3]" office:value-type="percentage" office:value="-0.13873887119858" calcext:value-type="percentage">
            <text:p>-13.9%</text:p>
          </table:table-cell>
          <table:table-cell table:style-name="ce28" table:formula="of:=([.D159]-[.D$99])/[.D$99]" office:value-type="percentage" office:value="-0.0750728555050938" calcext:value-type="percentage">
            <text:p>-7.51%</text:p>
          </table:table-cell>
          <table:table-cell table:style-name="ce14" table:formula="of:=([.D159]-[.D158])/[.D158]" office:value-type="percentage" office:value="-0.040169850752681" calcext:value-type="percentage">
            <text:p>-4.0%</text:p>
          </table:table-cell>
          <table:table-cell table:style-name="ce14" table:formula="of:=([.D159]-[.D163])/[.D163]" office:value-type="percentage" office:value="-0.0423293606387502" calcext:value-type="percentage">
            <text:p>-4.2%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22743235113379" calcext:value-type="float">
            <text:p>0.52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59" calcext:value-type="float">
            <text:p>517.23</text:p>
          </table:table-cell>
          <table:table-cell table:style-name="ce11" office:value-type="float" office:value="0.49857518254602" calcext:value-type="float">
            <text:p>0.50</text:p>
          </table:table-cell>
          <table:table-cell table:style-name="ce11" office:value-type="float" office:value="0.546911287680739" calcext:value-type="float">
            <text:p>0.5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60]-[.D$4])/[.D$4]" office:value-type="percentage" office:value="-0.154724588191283" calcext:value-type="percentage">
            <text:p>-15.5%</text:p>
          </table:table-cell>
          <table:table-cell table:style-name="ce28" table:formula="of:=([.D160]-[.D$100])/[.D$100]" office:value-type="percentage" office:value="-0.0959588686809427" calcext:value-type="percentage">
            <text:p>-9.60%</text:p>
          </table:table-cell>
          <table:table-cell table:style-name="ce14" table:formula="of:=([.D160]-[.D158])/[.D158]" office:value-type="percentage" office:value="-0.0576942433620986" calcext:value-type="percentage">
            <text:p>-5.8%</text:p>
          </table:table-cell>
          <table:table-cell table:style-name="ce14" table:formula="of:=([.D160]-[.D163])/[.D163]" office:value-type="percentage" office:value="-0.0598143253357219" calcext:value-type="percentage">
            <text:p>-6.0%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34500000000043" calcext:value-type="float">
            <text:p>0.53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00344343045215" calcext:value-type="float">
            <text:p>0.50</text:p>
          </table:table-cell>
          <table:table-cell table:style-name="ce11" office:value-type="float" office:value="0.568655656954872" calcext:value-type="float">
            <text:p>0.57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61]-[.D$5])/[.D$5]" office:value-type="percentage" office:value="-0.1157981803143" calcext:value-type="percentage">
            <text:p>-11.6%</text:p>
          </table:table-cell>
          <table:table-cell table:style-name="ce28" table:formula="of:=([.D161]-[.D$101])/[.D$101]" office:value-type="percentage" office:value="-0.0776531492666019" calcext:value-type="percentage">
            <text:p>-7.77%</text:p>
          </table:table-cell>
          <table:table-cell table:style-name="ce14" table:formula="of:=([.D161]-[.D158])/[.D158]" office:value-type="percentage" office:value="-0.0365013010378636" calcext:value-type="percentage">
            <text:p>-3.7%</text:p>
          </table:table-cell>
          <table:table-cell table:style-name="ce14" table:formula="of:=([.D161]-[.D163])/[.D163]" office:value-type="percentage" office:value="-0.0386690647481984" calcext:value-type="percentage">
            <text:p>-3.9%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09888074481284" calcext:value-type="float">
            <text:p>0.51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903" calcext:value-type="float">
            <text:p>236.28</text:p>
          </table:table-cell>
          <table:table-cell table:style-name="ce11" office:value-type="float" office:value="0.491389582270895" calcext:value-type="float">
            <text:p>0.49</text:p>
          </table:table-cell>
          <table:table-cell table:style-name="ce11" office:value-type="float" office:value="0.528386566691672" calcext:value-type="float">
            <text:p>0.5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62]-[.D$6])/[.D$6]" office:value-type="percentage" office:value="-0.145621536735474" calcext:value-type="percentage">
            <text:p>-14.6%</text:p>
          </table:table-cell>
          <table:table-cell table:style-name="ce28" table:formula="of:=([.D162]-[.D$102])/[.D$102]" office:value-type="percentage" office:value="0.0134371199908334" calcext:value-type="percentage">
            <text:p>1.34%</text:p>
          </table:table-cell>
          <table:table-cell table:style-name="ce19" table:formula="of:=([.D162]-[.D158])/[.D158]" office:value-type="percentage" office:value="-0.0808671723498849" calcext:value-type="percentage">
            <text:p>-8.1%</text:p>
          </table:table-cell>
          <table:table-cell table:style-name="ce19" table:formula="of:=([.D162]-[.D163])/[.D163]" office:value-type="percentage" office:value="-0.0829351178394881" calcext:value-type="percentage">
            <text:p>-8.3%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56000000000043" calcext:value-type="float">
            <text:p>0.56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15" calcext:value-type="float">
            <text:p>510.83</text:p>
          </table:table-cell>
          <table:table-cell table:style-name="ce11" office:value-type="float" office:value="0.531655075397486" calcext:value-type="float">
            <text:p>0.53</text:p>
          </table:table-cell>
          <table:table-cell table:style-name="ce11" office:value-type="float" office:value="0.580344924602599" calcext:value-type="float">
            <text:p>0.58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63]-[.D$7])/[.D$7]" office:value-type="percentage" office:value="-0.0881508815087926" calcext:value-type="percentage">
            <text:p>-8.8%</text:p>
          </table:table-cell>
          <table:table-cell table:style-name="ce28" table:formula="of:=([.D163]-[.D$103])/[.D$103]" office:value-type="percentage" office:value="-0.0254163014899193" calcext:value-type="percentage">
            <text:p>-2.54%</text:p>
          </table:table-cell>
          <table:table-cell table:style-name="ce15" table:formula="of:=([.D163]-[.D158])/[.D158]" office:value-type="percentage" office:value="0.00225496094096561" calcext:value-type="percentage">
            <text:p>0.2%</text:p>
          </table:table-cell>
          <table:table-cell table:style-name="ce15" table:formula="of:=([.D163]-[.D163])/[.D163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461178615011819" calcext:value-type="float">
            <text:p>0.46</text:p>
          </table:table-cell>
          <table:table-cell table:style-name="ce10" office:value-type="float" office:value="0.00679842555514854" calcext:value-type="float">
            <text:p>0.01</text:p>
          </table:table-cell>
          <table:table-cell table:style-name="ce10" office:value-type="float" office:value="73.9332937593611" calcext:value-type="float">
            <text:p>73.93</text:p>
          </table:table-cell>
          <table:table-cell table:style-name="ce10" office:value-type="float" office:value="0.447632253312961" calcext:value-type="float">
            <text:p>0.45</text:p>
          </table:table-cell>
          <table:table-cell table:style-name="ce10" office:value-type="float" office:value="0.474724976710678" calcext:value-type="float">
            <text:p>0.47</text:p>
          </table:table-cell>
          <table:table-cell table:style-name="ce21" table:formula="of:=([.D164]-[.D158])/[.D158]" office:value-type="percentage" office:value="-0.168671664072943" calcext:value-type="percentage">
            <text:p>-16.9%</text:p>
          </table:table-cell>
          <table:table-cell table:style-name="ce16" table:formula="of:=([.D164]-[.D$8])/[.D$8]" office:value-type="percentage" office:value="-0.252230014205864" calcext:value-type="percentage">
            <text:p>-25.2%</text:p>
          </table:table-cell>
          <table:table-cell table:style-name="ce31" table:formula="of:=([.D164]-[.D$104])/[.D$104]" office:value-type="percentage" office:value="-0.253239032945291" calcext:value-type="percentage">
            <text:p>-25.32%</text:p>
          </table:table-cell>
          <table:table-cell table:style-name="ce13" table:formula="of:=([.D164]-[.D164])/[.D164]" office:value-type="percentage" office:value="0" calcext:value-type="percentage">
            <text:p>0.0%</text:p>
          </table:table-cell>
          <table:table-cell table:style-name="ce33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455421189641999" calcext:value-type="float">
            <text:p>0.46</text:p>
          </table:table-cell>
          <table:table-cell table:style-name="ce11" office:value-type="float" office:value="0.00658146059722342" calcext:value-type="float">
            <text:p>0.01</text:p>
          </table:table-cell>
          <table:table-cell table:style-name="ce11" office:value-type="float" office:value="65.4498203152063" calcext:value-type="float">
            <text:p>65.45</text:p>
          </table:table-cell>
          <table:table-cell table:style-name="ce11" office:value-type="float" office:value="0.44227881752434" calcext:value-type="float">
            <text:p>0.44</text:p>
          </table:table-cell>
          <table:table-cell table:style-name="ce11" office:value-type="float" office:value="0.468563561759659" calcext:value-type="float">
            <text:p>0.47</text:p>
          </table:table-cell>
          <table:table-cell table:style-name="ce19" table:formula="of:=([.D165]-[.D159])/[.D159]" office:value-type="percentage" office:value="-0.144692522248977" calcext:value-type="percentage">
            <text:p>-14.5%</text:p>
          </table:table-cell>
          <table:table-cell table:style-name="ce17" table:formula="of:=([.D165]-[.D$9])/[.D$9]" office:value-type="percentage" office:value="-0.250520546956353" calcext:value-type="percentage">
            <text:p>-25.1%</text:p>
          </table:table-cell>
          <table:table-cell table:style-name="ce30" table:formula="of:=([.D165]-[.D$105])/[.D$105]" office:value-type="percentage" office:value="-0.247548633387911" calcext:value-type="percentage">
            <text:p>-24.75%</text:p>
          </table:table-cell>
          <table:table-cell table:style-name="ce14" table:formula="of:=([.D165]-[.D164])/[.D164]" office:value-type="percentage" office:value="-0.0124841551243058" calcext:value-type="percentage">
            <text:p>-1.2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449046037600743" calcext:value-type="float">
            <text:p>0.45</text:p>
          </table:table-cell>
          <table:table-cell table:style-name="ce11" office:value-type="float" office:value="0.0108773119776681" calcext:value-type="float">
            <text:p>0.01</text:p>
          </table:table-cell>
          <table:table-cell table:style-name="ce11" office:value-type="float" office:value="381.875043693361" calcext:value-type="float">
            <text:p>381.88</text:p>
          </table:table-cell>
          <table:table-cell table:style-name="ce11" office:value-type="float" office:value="0.4276591151769" calcext:value-type="float">
            <text:p>0.43</text:p>
          </table:table-cell>
          <table:table-cell table:style-name="ce11" office:value-type="float" office:value="0.470432960024587" calcext:value-type="float">
            <text:p>0.47</text:p>
          </table:table-cell>
          <table:table-cell table:style-name="ce19" table:formula="of:=([.D166]-[.D160])/[.D160]" office:value-type="percentage" office:value="-0.140981637948221" calcext:value-type="percentage">
            <text:p>-14.1%</text:p>
          </table:table-cell>
          <table:table-cell table:style-name="ce17" table:formula="of:=([.D166]-[.D$10])/[.D$10]" office:value-type="percentage" office:value="-0.261453716459284" calcext:value-type="percentage">
            <text:p>-26.1%</text:p>
          </table:table-cell>
          <table:table-cell table:style-name="ce30" table:formula="of:=([.D166]-[.D$106])/[.D$106]" office:value-type="percentage" office:value="-0.247960481839325" calcext:value-type="percentage">
            <text:p>-24.80%</text:p>
          </table:table-cell>
          <table:table-cell table:style-name="ce14" table:formula="of:=([.D166]-[.D164])/[.D164]" office:value-type="percentage" office:value="-0.0263077623639706" calcext:value-type="percentage">
            <text:p>-2.6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99" calcext:value-type="float">
            <text:p>9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99" calcext:value-type="float">
            <text:p>99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number-columns-repeated="5" table:style-name="ce12" office:value-type="string" calcext:value-type="string">
            <text:p>NA</text:p>
          </table:table-cell>
          <table:table-cell table:number-columns-repeated="5" table:style-name="ce22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table-cell table:style-name="ce7" office:value-type="float" office:value="103" calcext:value-type="float" table:number-columns-spanned="1" table:number-rows-spanned="12">
            <text:p>103</text:p>
          </table:table-cell>
          <table:table-cell table:style-name="ce5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31749062531997" calcext:value-type="float">
            <text:p>0.53</text:p>
          </table:table-cell>
          <table:table-cell table:style-name="ce11" office:value-type="float" office:value="0.00881934724174337" calcext:value-type="float">
            <text:p>0.01</text:p>
          </table:table-cell>
          <table:table-cell table:style-name="ce11" office:value-type="float" office:value="191.2193016325" calcext:value-type="float">
            <text:p>191.22</text:p>
          </table:table-cell>
          <table:table-cell table:style-name="ce11" office:value-type="float" office:value="0.514353362523901" calcext:value-type="float">
            <text:p>0.51</text:p>
          </table:table-cell>
          <table:table-cell table:style-name="ce11" office:value-type="float" office:value="0.549144762540092" calcext:value-type="float">
            <text:p>0.55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70]-[.D$2])/[.D$2]" office:value-type="percentage" office:value="-0.150560602983893" calcext:value-type="percentage">
            <text:p>-15.1%</text:p>
          </table:table-cell>
          <table:table-cell table:style-name="ce28" table:formula="of:=([.D170]-[.D$98])/[.D$98]" office:value-type="percentage" office:value="-0.0945869870050076" calcext:value-type="percentage">
            <text:p>-9.46%</text:p>
          </table:table-cell>
          <table:table-cell table:style-name="ce13" table:formula="of:=([.D170]-[.D170])/[.D170]" office:value-type="percentage" office:value="0" calcext:value-type="percentage">
            <text:p>0.0%</text:p>
          </table:table-cell>
          <table:table-cell table:style-name="ce13" table:formula="of:=([.D170]-[.D175])/[.D175]" office:value-type="percentage" office:value="-0.00468121191959911" calcext:value-type="percentage">
            <text:p>-0.5%</text:p>
          </table:table-cell>
          <table:table-cell table:number-columns-repeated="1011"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09607732627753" calcext:value-type="float">
            <text:p>0.51</text:p>
          </table:table-cell>
          <table:table-cell table:style-name="ce11" office:value-type="float" office:value="0.00938983658416142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491109240417365" calcext:value-type="float">
            <text:p>0.49</text:p>
          </table:table-cell>
          <table:table-cell table:style-name="ce11" office:value-type="float" office:value="0.528106224838142" calcext:value-type="float">
            <text:p>0.5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71]-[.D$3])/[.D$3]" office:value-type="percentage" office:value="-0.175710265115204" calcext:value-type="percentage">
            <text:p>-17.6%</text:p>
          </table:table-cell>
          <table:table-cell table:style-name="ce30" table:formula="of:=([.D171]-[.D$99])/[.D$99]" office:value-type="percentage" office:value="-0.114777243245068" calcext:value-type="percentage">
            <text:p>-11.48%</text:p>
          </table:table-cell>
          <table:table-cell table:style-name="ce14" table:formula="of:=([.D171]-[.D170])/[.D170]" office:value-type="percentage" office:value="-0.0416386815969453" calcext:value-type="percentage">
            <text:p>-4.2%</text:p>
          </table:table-cell>
          <table:table-cell table:style-name="ce14" table:formula="of:=([.D171]-[.D175])/[.D175]" office:value-type="percentage" office:value="-0.0461249740239364" calcext:value-type="percentage">
            <text:p>-4.6%</text:p>
          </table:table-cell>
          <table:table-cell table:number-columns-repeated="1011"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1474323511338" calcext:value-type="float">
            <text:p>0.51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59" calcext:value-type="float">
            <text:p>517.23</text:p>
          </table:table-cell>
          <table:table-cell table:style-name="ce11" office:value-type="float" office:value="0.49057518254602" calcext:value-type="float">
            <text:p>0.49</text:p>
          </table:table-cell>
          <table:table-cell table:style-name="ce11" office:value-type="float" office:value="0.538911287680739" calcext:value-type="float">
            <text:p>0.54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72]-[.D$4])/[.D$4]" office:value-type="percentage" office:value="-0.167660582079377" calcext:value-type="percentage">
            <text:p>-16.8%</text:p>
          </table:table-cell>
          <table:table-cell table:style-name="ce30" table:formula="of:=([.D172]-[.D$100])/[.D$100]" office:value-type="percentage" office:value="-0.109794206117654" calcext:value-type="percentage">
            <text:p>-10.98%</text:p>
          </table:table-cell>
          <table:table-cell table:style-name="ce14" table:formula="of:=([.D172]-[.D170])/[.D170]" office:value-type="percentage" office:value="-0.0319809259985178" calcext:value-type="percentage">
            <text:p>-3.2%</text:p>
          </table:table-cell>
          <table:table-cell table:style-name="ce14" table:formula="of:=([.D172]-[.D175])/[.D175]" office:value-type="percentage" office:value="-0.0365124284261328" calcext:value-type="percentage">
            <text:p>-3.7%</text:p>
          </table:table-cell>
          <table:table-cell table:number-columns-repeated="1011"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28500000000043" calcext:value-type="float">
            <text:p>0.53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494344343045215" calcext:value-type="float">
            <text:p>0.49</text:p>
          </table:table-cell>
          <table:table-cell table:style-name="ce11" office:value-type="float" office:value="0.562655656954872" calcext:value-type="float">
            <text:p>0.56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73]-[.D$5])/[.D$5]" office:value-type="percentage" office:value="-0.125723738626954" calcext:value-type="percentage">
            <text:p>-12.6%</text:p>
          </table:table-cell>
          <table:table-cell table:style-name="ce28" table:formula="of:=([.D173]-[.D$101])/[.D$101]" office:value-type="percentage" office:value="-0.088006902502149" calcext:value-type="percentage">
            <text:p>-8.80%</text:p>
          </table:table-cell>
          <table:table-cell table:style-name="ce14" table:formula="of:=([.D173]-[.D170])/[.D170]" office:value-type="percentage" office:value="-0.00611014247299872" calcext:value-type="percentage">
            <text:p>-0.6%</text:p>
          </table:table-cell>
          <table:table-cell table:style-name="ce14" table:formula="of:=([.D173]-[.D175])/[.D175]" office:value-type="percentage" office:value="-0.0107627515208228" calcext:value-type="percentage">
            <text:p>-1.1%</text:p>
          </table:table-cell>
          <table:table-cell table:number-columns-repeated="1011"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489316645909855" calcext:value-type="float">
            <text:p>0.49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907" calcext:value-type="float">
            <text:p>236.28</text:p>
          </table:table-cell>
          <table:table-cell table:style-name="ce11" office:value-type="float" office:value="0.470818153699466" calcext:value-type="float">
            <text:p>0.47</text:p>
          </table:table-cell>
          <table:table-cell table:style-name="ce11" office:value-type="float" office:value="0.507815138120244" calcext:value-type="float">
            <text:p>0.5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74]-[.D$6])/[.D$6]" office:value-type="percentage" office:value="-0.180091426128148" calcext:value-type="percentage">
            <text:p>-18.0%</text:p>
          </table:table-cell>
          <table:table-cell table:style-name="ce28" table:formula="of:=([.D174]-[.D$102])/[.D$102]" office:value-type="percentage" office:value="-0.0274499891001861" calcext:value-type="percentage">
            <text:p>-2.74%</text:p>
          </table:table-cell>
          <table:table-cell table:style-name="ce19" table:formula="of:=([.D174]-[.D170])/[.D170]" office:value-type="percentage" office:value="-0.0797978212130628" calcext:value-type="percentage">
            <text:p>-8.0%</text:p>
          </table:table-cell>
          <table:table-cell table:style-name="ce19" table:formula="of:=([.D174]-[.D175])/[.D175]" office:value-type="percentage" office:value="-0.0841054826208413" calcext:value-type="percentage">
            <text:p>-8.4%</text:p>
          </table:table-cell>
          <table:table-cell table:number-columns-repeated="1011"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34250000000043" calcext:value-type="float">
            <text:p>0.53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34" calcext:value-type="float">
            <text:p>510.83</text:p>
          </table:table-cell>
          <table:table-cell table:style-name="ce11" office:value-type="float" office:value="0.509905075397486" calcext:value-type="float">
            <text:p>0.51</text:p>
          </table:table-cell>
          <table:table-cell table:style-name="ce11" office:value-type="float" office:value="0.558594924602599" calcext:value-type="float">
            <text:p>0.56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75]-[.D$7])/[.D$7]" office:value-type="percentage" office:value="-0.123821238212358" calcext:value-type="percentage">
            <text:p>-12.4%</text:p>
          </table:table-cell>
          <table:table-cell table:style-name="ce28" table:formula="of:=([.D175]-[.D$103])/[.D$103]" office:value-type="percentage" office:value="-0.063540753724798" calcext:value-type="percentage">
            <text:p>-6.35%</text:p>
          </table:table-cell>
          <table:table-cell table:style-name="ce15" table:formula="of:=([.D175]-[.D170])/[.D170]" office:value-type="percentage" office:value="0.00470322872999054" calcext:value-type="percentage">
            <text:p>0.5%</text:p>
          </table:table-cell>
          <table:table-cell table:style-name="ce15" table:formula="of:=([.D175]-[.D175])/[.D175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table:style-name="ce8" office:value-type="float" office:value="103" calcext:value-type="float">
            <text:p>103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421392900726104" calcext:value-type="float">
            <text:p>0.42</text:p>
          </table:table-cell>
          <table:table-cell table:style-name="ce10" office:value-type="float" office:value="0.00679842555514854" calcext:value-type="float">
            <text:p>0.01</text:p>
          </table:table-cell>
          <table:table-cell table:style-name="ce10" office:value-type="float" office:value="73.933293759364" calcext:value-type="float">
            <text:p>73.93</text:p>
          </table:table-cell>
          <table:table-cell table:style-name="ce10" office:value-type="float" office:value="0.407846539027246" calcext:value-type="float">
            <text:p>0.41</text:p>
          </table:table-cell>
          <table:table-cell table:style-name="ce10" office:value-type="float" office:value="0.434939262424963" calcext:value-type="float">
            <text:p>0.43</text:p>
          </table:table-cell>
          <table:table-cell table:style-name="ce21" table:formula="of:=([.D176]-[.D170])/[.D170]" office:value-type="percentage" office:value="-0.207534285590306" calcext:value-type="percentage">
            <text:p>-20.8%</text:p>
          </table:table-cell>
          <table:table-cell table:style-name="ce16" table:formula="of:=([.D176]-[.D$8])/[.D$8]" office:value-type="percentage" office:value="-0.316739863617412" calcext:value-type="percentage">
            <text:p>-31.7%</text:p>
          </table:table-cell>
          <table:table-cell table:style-name="ce31" table:formula="of:=([.D176]-[.D$104])/[.D$104]" office:value-type="percentage" office:value="-0.317661834670825" calcext:value-type="percentage">
            <text:p>-31.77%</text:p>
          </table:table-cell>
          <table:table-cell table:style-name="ce13" table:formula="of:=([.D176]-[.D176])/[.D176]" office:value-type="percentage" office:value="0" calcext:value-type="percentage">
            <text:p>0.0%</text:p>
          </table:table-cell>
          <table:table-cell table:style-name="ce20" office:value-type="string" calcext:value-type="string">
            <text:p>NA</text:p>
          </table:table-cell>
          <table:table-cell table:style-name="ce8" table:number-columns-repeated="1010"/>
          <table:table-cell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404835813359762" calcext:value-type="float">
            <text:p>0.40</text:p>
          </table:table-cell>
          <table:table-cell table:style-name="ce11" office:value-type="float" office:value="0.00677570279332838" calcext:value-type="float">
            <text:p>0.01</text:p>
          </table:table-cell>
          <table:table-cell table:style-name="ce11" office:value-type="float" office:value="73.1576303779257" calcext:value-type="float">
            <text:p>73.16</text:p>
          </table:table-cell>
          <table:table-cell table:style-name="ce11" office:value-type="float" office:value="0.391332347339971" calcext:value-type="float">
            <text:p>0.39</text:p>
          </table:table-cell>
          <table:table-cell table:style-name="ce11" office:value-type="float" office:value="0.418339279379554" calcext:value-type="float">
            <text:p>0.42</text:p>
          </table:table-cell>
          <table:table-cell table:style-name="ce19" table:formula="of:=([.D177]-[.D171])/[.D171]" office:value-type="percentage" office:value="-0.205593268233476" calcext:value-type="percentage">
            <text:p>-20.6%</text:p>
          </table:table-cell>
          <table:table-cell table:style-name="ce17" table:formula="of:=([.D177]-[.D$9])/[.D$9]" office:value-type="percentage" office:value="-0.333768101111268" calcext:value-type="percentage">
            <text:p>-33.4%</text:p>
          </table:table-cell>
          <table:table-cell table:style-name="ce30" table:formula="of:=([.D177]-[.D$105])/[.D$105]" office:value-type="percentage" office:value="-0.33112628936847" calcext:value-type="percentage">
            <text:p>-33.11%</text:p>
          </table:table-cell>
          <table:table-cell table:style-name="ce14" table:formula="of:=([.D177]-[.D176])/[.D176]" office:value-type="percentage" office:value="-0.0392913296304052" calcext:value-type="percentage">
            <text:p>-3.9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403407205295954" calcext:value-type="float">
            <text:p>0.40</text:p>
          </table:table-cell>
          <table:table-cell table:style-name="ce11" office:value-type="float" office:value="0.0167804050715507" calcext:value-type="float">
            <text:p>0.02</text:p>
          </table:table-cell>
          <table:table-cell table:style-name="ce11" office:value-type="float" office:value="974.323564135022" calcext:value-type="float">
            <text:p>974.32</text:p>
          </table:table-cell>
          <table:table-cell table:style-name="ce11" office:value-type="float" office:value="0.370477309044132" calcext:value-type="float">
            <text:p>0.37</text:p>
          </table:table-cell>
          <table:table-cell table:style-name="ce11" office:value-type="float" office:value="0.436337101547776" calcext:value-type="float">
            <text:p>0.44</text:p>
          </table:table-cell>
          <table:table-cell table:style-name="ce19" table:formula="of:=([.D178]-[.D172])/[.D172]" office:value-type="percentage" office:value="-0.216294304077454" calcext:value-type="percentage">
            <text:p>-21.6%</text:p>
          </table:table-cell>
          <table:table-cell table:style-name="ce17" table:formula="of:=([.D178]-[.D$10])/[.D$10]" office:value-type="percentage" office:value="-0.336515930934961" calcext:value-type="percentage">
            <text:p>-33.7%</text:p>
          </table:table-cell>
          <table:table-cell table:style-name="ce30" table:formula="of:=([.D178]-[.D$106])/[.D$106]" office:value-type="percentage" office:value="-0.324394082365662" calcext:value-type="percentage">
            <text:p>-32.44%</text:p>
          </table:table-cell>
          <table:table-cell table:style-name="ce14" table:formula="of:=([.D178]-[.D176])/[.D176]" office:value-type="percentage" office:value="-0.0426815340247991" calcext:value-type="percentage">
            <text:p>-4.3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03" calcext:value-type="float">
            <text:p>103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103" calcext:value-type="float">
            <text:p>103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number-columns-repeated="5" table:style-name="ce12" office:value-type="string" calcext:value-type="string">
            <text:p>NA</text:p>
          </table:table-cell>
          <table:table-cell table:number-columns-repeated="5" table:style-name="ce22" office:value-type="string" calcext:value-type="string">
            <text:p>NA</text:p>
          </table:table-cell>
          <table:table-cell table:style-name="ce4" table:number-columns-repeated="1010"/>
          <table:table-cell/>
        </table:table-row>
        <table:table-row table:style-name="ro2">
          <table:table-cell table:style-name="ce5" office:value-type="float" office:value="106" calcext:value-type="float" table:number-columns-spanned="1" table:number-rows-spanned="12">
            <text:p>106</text:p>
          </table:table-cell>
          <table:table-cell table:style-name="ce5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25249062531997" calcext:value-type="float">
            <text:p>0.53</text:p>
          </table:table-cell>
          <table:table-cell table:style-name="ce11" office:value-type="float" office:value="0.00881934724174343" calcext:value-type="float">
            <text:p>0.01</text:p>
          </table:table-cell>
          <table:table-cell table:style-name="ce11" office:value-type="float" office:value="191.219301632494" calcext:value-type="float">
            <text:p>191.22</text:p>
          </table:table-cell>
          <table:table-cell table:style-name="ce11" office:value-type="float" office:value="0.507853362523901" calcext:value-type="float">
            <text:p>0.51</text:p>
          </table:table-cell>
          <table:table-cell table:style-name="ce11" office:value-type="float" office:value="0.542644762540093" calcext:value-type="float">
            <text:p>0.54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82]-[.D$2])/[.D$2]" office:value-type="percentage" office:value="-0.160943989565365" calcext:value-type="percentage">
            <text:p>-16.1%</text:p>
          </table:table-cell>
          <table:table-cell table:style-name="ce30" table:formula="of:=([.D182]-[.D$98])/[.D$98]" office:value-type="percentage" office:value="-0.105654584485" calcext:value-type="percentage">
            <text:p>-10.57%</text:p>
          </table:table-cell>
          <table:table-cell table:style-name="ce13" table:formula="of:=([.D182]-[.D182])/[.D182]" office:value-type="percentage" office:value="0" calcext:value-type="percentage">
            <text:p>0.0%</text:p>
          </table:table-cell>
          <table:table-cell table:style-name="ce13" table:formula="of:=([.D182]-[.D187])/[.D187]" office:value-type="percentage" office:value="0.0605735740170648" calcext:value-type="percentage">
            <text:p>6.1%</text:p>
          </table:table-cell>
          <table:table-cell table:number-columns-repeated="1011"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24607732627753" calcext:value-type="float">
            <text:p>0.52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506109240417364" calcext:value-type="float">
            <text:p>0.51</text:p>
          </table:table-cell>
          <table:table-cell table:style-name="ce11" office:value-type="float" office:value="0.543106224838142" calcext:value-type="float">
            <text:p>0.54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83]-[.D$3])/[.D$3]" office:value-type="percentage" office:value="-0.15144778785742" calcext:value-type="percentage">
            <text:p>-15.1%</text:p>
          </table:table-cell>
          <table:table-cell table:style-name="ce30" table:formula="of:=([.D183]-[.D$99])/[.D$99]" office:value-type="percentage" office:value="-0.0887212387907101" calcext:value-type="percentage">
            <text:p>-8.87%</text:p>
          </table:table-cell>
          <table:table-cell table:style-name="ce14" table:formula="of:=([.D183]-[.D182])/[.D182]" office:value-type="percentage" office:value="-0.00122100152097817" calcext:value-type="percentage">
            <text:p>-0.1%</text:p>
          </table:table-cell>
          <table:table-cell table:style-name="ce14" table:formula="of:=([.D183]-[.D187])/[.D187]" office:value-type="percentage" office:value="0.0592786120700807" calcext:value-type="percentage">
            <text:p>5.9%</text:p>
          </table:table-cell>
          <table:table-cell table:number-columns-repeated="1011"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469743235113379" calcext:value-type="float">
            <text:p>0.47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59" calcext:value-type="float">
            <text:p>517.23</text:p>
          </table:table-cell>
          <table:table-cell table:style-name="ce11" office:value-type="float" office:value="0.445575182546019" calcext:value-type="float">
            <text:p>0.45</text:p>
          </table:table-cell>
          <table:table-cell table:style-name="ce11" office:value-type="float" office:value="0.493911287680739" calcext:value-type="float">
            <text:p>0.4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84]-[.D$4])/[.D$4]" office:value-type="percentage" office:value="-0.240425547699913" calcext:value-type="percentage">
            <text:p>-24.0%</text:p>
          </table:table-cell>
          <table:table-cell table:style-name="ce30" table:formula="of:=([.D184]-[.D$100])/[.D$100]" office:value-type="percentage" office:value="-0.187617979199165" calcext:value-type="percentage">
            <text:p>-18.76%</text:p>
          </table:table-cell>
          <table:table-cell table:style-name="ce19" table:formula="of:=([.D184]-[.D182])/[.D182]" office:value-type="percentage" office:value="-0.105675252709731" calcext:value-type="percentage">
            <text:p>-10.6%</text:p>
          </table:table-cell>
          <table:table-cell table:style-name="ce14" table:formula="of:=([.D184]-[.D187])/[.D187]" office:value-type="percentage" office:value="-0.0515028064344509" calcext:value-type="percentage">
            <text:p>-5.2%</text:p>
          </table:table-cell>
          <table:table-cell table:number-columns-repeated="1011"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21500000000043" calcext:value-type="float">
            <text:p>0.52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487344343045215" calcext:value-type="float">
            <text:p>0.49</text:p>
          </table:table-cell>
          <table:table-cell table:style-name="ce11" office:value-type="float" office:value="0.555655656954872" calcext:value-type="float">
            <text:p>0.56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85]-[.D$5])/[.D$5]" office:value-type="percentage" office:value="-0.137303556658384" calcext:value-type="percentage">
            <text:p>-13.7%</text:p>
          </table:table-cell>
          <table:table-cell table:style-name="ce30" table:formula="of:=([.D185]-[.D$101])/[.D$101]" office:value-type="percentage" office:value="-0.100086281276954" calcext:value-type="percentage">
            <text:p>-10.01%</text:p>
          </table:table-cell>
          <table:table-cell table:style-name="ce14" table:formula="of:=([.D185]-[.D182])/[.D182]" office:value-type="percentage" office:value="-0.00713768533708819" calcext:value-type="percentage">
            <text:p>-0.7%</text:p>
          </table:table-cell>
          <table:table-cell table:style-name="ce14" table:formula="of:=([.D185]-[.D187])/[.D187]" office:value-type="percentage" office:value="0.0530035335689" calcext:value-type="percentage">
            <text:p>5.3%</text:p>
          </table:table-cell>
          <table:table-cell table:number-columns-repeated="1011"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454459503052712" calcext:value-type="float">
            <text:p>0.45</text:p>
          </table:table-cell>
          <table:table-cell table:style-name="ce11" office:value-type="float" office:value="0.00938983658416144" calcext:value-type="float">
            <text:p>0.01</text:p>
          </table:table-cell>
          <table:table-cell table:style-name="ce11" office:value-type="float" office:value="236.281526119903" calcext:value-type="float">
            <text:p>236.28</text:p>
          </table:table-cell>
          <table:table-cell table:style-name="ce11" office:value-type="float" office:value="0.435961010842324" calcext:value-type="float">
            <text:p>0.44</text:p>
          </table:table-cell>
          <table:table-cell table:style-name="ce11" office:value-type="float" office:value="0.472957995263101" calcext:value-type="float">
            <text:p>0.47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86]-[.D$6])/[.D$6]" office:value-type="percentage" office:value="-0.238498738710178" calcext:value-type="percentage">
            <text:p>-23.8%</text:p>
          </table:table-cell>
          <table:table-cell table:style-name="ce30" table:formula="of:=([.D186]-[.D$102])/[.D$102]" office:value-type="percentage" office:value="-0.0967309239488569" calcext:value-type="percentage">
            <text:p>-9.67%</text:p>
          </table:table-cell>
          <table:table-cell table:style-name="ce19" table:formula="of:=([.D186]-[.D182])/[.D182]" office:value-type="percentage" office:value="-0.134773319038475" calcext:value-type="percentage">
            <text:p>-13.5%</text:p>
          </table:table-cell>
          <table:table-cell table:style-name="ce19" table:formula="of:=([.D186]-[.D187])/[.D187]" office:value-type="percentage" office:value="-0.0823634466377132" calcext:value-type="percentage">
            <text:p>-8.2%</text:p>
          </table:table-cell>
          <table:table-cell table:number-columns-repeated="1011"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495250000000043" calcext:value-type="float">
            <text:p>0.50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15" calcext:value-type="float">
            <text:p>510.83</text:p>
          </table:table-cell>
          <table:table-cell table:style-name="ce11" office:value-type="float" office:value="0.470905075397486" calcext:value-type="float">
            <text:p>0.47</text:p>
          </table:table-cell>
          <table:table-cell table:style-name="ce11" office:value-type="float" office:value="0.519594924602599" calcext:value-type="float">
            <text:p>0.52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87]-[.D$7])/[.D$7]" office:value-type="percentage" office:value="-0.18778187781875" calcext:value-type="percentage">
            <text:p>-18.8%</text:p>
          </table:table-cell>
          <table:table-cell table:style-name="ce30" table:formula="of:=([.D187]-[.D$103])/[.D$103]" office:value-type="percentage" office:value="-0.131901840490788" calcext:value-type="percentage">
            <text:p>-13.19%</text:p>
          </table:table-cell>
          <table:table-cell table:style-name="ce15" table:formula="of:=([.D187]-[.D182])/[.D182]" office:value-type="percentage" office:value="-0.0571139763436065" calcext:value-type="percentage">
            <text:p>-5.7%</text:p>
          </table:table-cell>
          <table:table-cell table:style-name="ce15" table:formula="of:=([.D187]-[.D187])/[.D187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table:style-name="ce8" office:value-type="float" office:value="106" calcext:value-type="float">
            <text:p>106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357964290442942" calcext:value-type="float">
            <text:p>0.36</text:p>
          </table:table-cell>
          <table:table-cell table:style-name="ce10" office:value-type="float" office:value="0.00756335351906255" calcext:value-type="float">
            <text:p>0.01</text:p>
          </table:table-cell>
          <table:table-cell table:style-name="ce10" office:value-type="float" office:value="110.459878590453" calcext:value-type="float">
            <text:p>110.46</text:p>
          </table:table-cell>
          <table:table-cell table:style-name="ce10" office:value-type="float" office:value="0.342976192949983" calcext:value-type="float">
            <text:p>0.34</text:p>
          </table:table-cell>
          <table:table-cell table:style-name="ce10" office:value-type="float" office:value="0.372952387935901" calcext:value-type="float">
            <text:p>0.37</text:p>
          </table:table-cell>
          <table:table-cell table:style-name="ce21" table:formula="of:=([.D188]-[.D182])/[.D182]" office:value-type="percentage" office:value="-0.318486569557398" calcext:value-type="percentage">
            <text:p>-31.8%</text:p>
          </table:table-cell>
          <table:table-cell table:style-name="ce16" table:formula="of:=([.D188]-[.D$8])/[.D$8]" office:value-type="percentage" office:value="-0.419585072537531" calcext:value-type="percentage">
            <text:p>-42.0%</text:p>
          </table:table-cell>
          <table:table-cell table:style-name="ce31" table:formula="of:=([.D188]-[.D$104])/[.D$104]" office:value-type="percentage" office:value="-0.420368267302738" calcext:value-type="percentage">
            <text:p>-42.04%</text:p>
          </table:table-cell>
          <table:table-cell table:style-name="ce13" table:formula="of:=([.D188]-[.D188])/[.D188]" office:value-type="percentage" office:value="0" calcext:value-type="percentage">
            <text:p>0.0%</text:p>
          </table:table-cell>
          <table:table-cell table:style-name="ce20" office:value-type="string" calcext:value-type="string">
            <text:p>NA</text:p>
          </table:table-cell>
          <table:table-cell table:style-name="ce8" table:number-columns-repeated="1010"/>
          <table:table-cell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322025305060965" calcext:value-type="float">
            <text:p>0.32</text:p>
          </table:table-cell>
          <table:table-cell table:style-name="ce11" office:value-type="float" office:value="0.00783759672397884" calcext:value-type="float">
            <text:p>0.01</text:p>
          </table:table-cell>
          <table:table-cell table:style-name="ce11" office:value-type="float" office:value="126.439699074618" calcext:value-type="float">
            <text:p>126.44</text:p>
          </table:table-cell>
          <table:table-cell table:style-name="ce11" office:value-type="float" office:value="0.306515454488389" calcext:value-type="float">
            <text:p>0.31</text:p>
          </table:table-cell>
          <table:table-cell table:style-name="ce11" office:value-type="float" office:value="0.337535155633542" calcext:value-type="float">
            <text:p>0.34</text:p>
          </table:table-cell>
          <table:table-cell table:style-name="ce19" table:formula="of:=([.D189]-[.D183])/[.D183]" office:value-type="percentage" office:value="-0.38615981993261" calcext:value-type="percentage">
            <text:p>-38.6%</text:p>
          </table:table-cell>
          <table:table-cell table:style-name="ce17" table:formula="of:=([.D189]-[.D$9])/[.D$9]" office:value-type="percentage" office:value="-0.470048045649723" calcext:value-type="percentage">
            <text:p>-47.0%</text:p>
          </table:table-cell>
          <table:table-cell table:style-name="ce30" table:formula="of:=([.D189]-[.D$105])/[.D$105]" office:value-type="percentage" office:value="-0.467946625260732" calcext:value-type="percentage">
            <text:p>-46.79%</text:p>
          </table:table-cell>
          <table:table-cell table:style-name="ce19" table:formula="of:=([.D189]-[.D188])/[.D188]" office:value-type="percentage" office:value="-0.100398241784135" calcext:value-type="percentage">
            <text:p>-10.0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353196097027594" calcext:value-type="float">
            <text:p>0.35</text:p>
          </table:table-cell>
          <table:table-cell table:style-name="ce11" office:value-type="float" office:value="0.0235198357109125" calcext:value-type="float">
            <text:p>0.02</text:p>
          </table:table-cell>
          <table:table-cell table:style-name="ce11" office:value-type="float" office:value="1264.08068844755" calcext:value-type="float">
            <text:p>1264.08</text:p>
          </table:table-cell>
          <table:table-cell table:style-name="ce11" office:value-type="float" office:value="0.307053885401024" calcext:value-type="float">
            <text:p>0.31</text:p>
          </table:table-cell>
          <table:table-cell table:style-name="ce11" office:value-type="float" office:value="0.399338308654165" calcext:value-type="float">
            <text:p>0.40</text:p>
          </table:table-cell>
          <table:table-cell table:style-name="ce19" table:formula="of:=([.D190]-[.D184])/[.D184]" office:value-type="percentage" office:value="-0.2481081777743" calcext:value-type="percentage">
            <text:p>-24.8%</text:p>
          </table:table-cell>
          <table:table-cell table:style-name="ce17" table:formula="of:=([.D190]-[.D$10])/[.D$10]" office:value-type="percentage" office:value="-0.419098170391284" calcext:value-type="percentage">
            <text:p>-41.9%</text:p>
          </table:table-cell>
          <table:table-cell table:style-name="ce30" table:formula="of:=([.D190]-[.D$106])/[.D$106]" office:value-type="percentage" office:value="-0.408485098668148" calcext:value-type="percentage">
            <text:p>-40.85%</text:p>
          </table:table-cell>
          <table:table-cell table:style-name="ce14" table:formula="of:=([.D190]-[.D188])/[.D188]" office:value-type="percentage" office:value="-0.013320304685833" calcext:value-type="percentage">
            <text:p>-1.3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06" calcext:value-type="float">
            <text:p>10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106" calcext:value-type="float">
            <text:p>106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number-columns-repeated="5" table:style-name="ce12" office:value-type="string" calcext:value-type="string">
            <text:p>NA</text:p>
          </table:table-cell>
          <table:table-cell table:number-columns-repeated="5" table:style-name="ce22" office:value-type="string" calcext:value-type="string">
            <text:p>NA</text:p>
          </table:table-cell>
          <table:table-cell table:style-name="ce4" table:number-columns-repeated="1010"/>
          <table:table-cell/>
        </table:table-row>
        <table:table-row table:style-name="ro2">
          <table:table-cell table:style-name="ce2" office:value-type="float" office:value="110" calcext:value-type="float" table:number-columns-spanned="1" table:number-rows-spanned="12">
            <text:p>110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420749062532001" calcext:value-type="float">
            <text:p>0.42</text:p>
          </table:table-cell>
          <table:table-cell table:style-name="ce10" office:value-type="float" office:value="0.00881934724174338" calcext:value-type="float">
            <text:p>0.01</text:p>
          </table:table-cell>
          <table:table-cell table:style-name="ce10" office:value-type="float" office:value="191.219301632481" calcext:value-type="float">
            <text:p>191.22</text:p>
          </table:table-cell>
          <table:table-cell table:style-name="ce10" office:value-type="float" office:value="0.403353362523905" calcext:value-type="float">
            <text:p>0.40</text:p>
          </table:table-cell>
          <table:table-cell table:style-name="ce10" office:value-type="float" office:value="0.438144762540096" calcext:value-type="float">
            <text:p>0.44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94]-[.D$2])/[.D$2]" office:value-type="percentage" office:value="-0.327876896913628" calcext:value-type="percentage">
            <text:p>-32.8%</text:p>
          </table:table-cell>
          <table:table-cell table:style-name="ce31" table:formula="of:=([.D194]-[.D$98])/[.D$98]" office:value-type="percentage" office:value="-0.283587497817179" calcext:value-type="percentage">
            <text:p>-28.36%</text:p>
          </table:table-cell>
          <table:table-cell table:style-name="ce13" table:formula="of:=([.D194]-[.D194])/[.D194]" office:value-type="percentage" office:value="0" calcext:value-type="percentage">
            <text:p>0.0%</text:p>
          </table:table-cell>
          <table:table-cell table:style-name="ce13" table:formula="of:=([.D194]-[.D199])/[.D199]" office:value-type="percentage" office:value="0.00417437358462474" calcext:value-type="percentage">
            <text:p>0.4%</text:p>
          </table:table-cell>
          <table:table-cell table:number-columns-repeated="1011"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425607732627753" calcext:value-type="float">
            <text:p>0.43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1" calcext:value-type="float">
            <text:p>236.28</text:p>
          </table:table-cell>
          <table:table-cell table:style-name="ce11" office:value-type="float" office:value="0.407109240417364" calcext:value-type="float">
            <text:p>0.41</text:p>
          </table:table-cell>
          <table:table-cell table:style-name="ce11" office:value-type="float" office:value="0.444106224838141" calcext:value-type="float">
            <text:p>0.44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95]-[.D$3])/[.D$3]" office:value-type="percentage" office:value="-0.311580137758797" calcext:value-type="percentage">
            <text:p>-31.2%</text:p>
          </table:table-cell>
          <table:table-cell table:style-name="ce30" table:formula="of:=([.D195]-[.D$99])/[.D$99]" office:value-type="percentage" office:value="-0.260690868189472" calcext:value-type="percentage">
            <text:p>-26.07%</text:p>
          </table:table-cell>
          <table:table-cell table:style-name="ce14" table:formula="of:=([.D195]-[.D194])/[.D194]" office:value-type="percentage" office:value="0.0115476670738452" calcext:value-type="percentage">
            <text:p>1.2%</text:p>
          </table:table-cell>
          <table:table-cell table:style-name="ce14" table:formula="of:=([.D195]-[.D199])/[.D199]" office:value-type="percentage" office:value="0.015770244934867" calcext:value-type="percentage">
            <text:p>1.6%</text:p>
          </table:table-cell>
          <table:table-cell table:number-columns-repeated="1011"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394493235113379" calcext:value-type="float">
            <text:p>0.39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59" calcext:value-type="float">
            <text:p>517.23</text:p>
          </table:table-cell>
          <table:table-cell table:style-name="ce11" office:value-type="float" office:value="0.370325182546019" calcext:value-type="float">
            <text:p>0.37</text:p>
          </table:table-cell>
          <table:table-cell table:style-name="ce11" office:value-type="float" office:value="0.418661287680739" calcext:value-type="float">
            <text:p>0.42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96]-[.D$4])/[.D$4]" office:value-type="percentage" office:value="-0.362104740209808" calcext:value-type="percentage">
            <text:p>-36.2%</text:p>
          </table:table-cell>
          <table:table-cell table:style-name="ce30" table:formula="of:=([.D196]-[.D$100])/[.D$100]" office:value-type="percentage" office:value="-0.317756621963244" calcext:value-type="percentage">
            <text:p>-31.78%</text:p>
          </table:table-cell>
          <table:table-cell table:style-name="ce14" table:formula="of:=([.D196]-[.D194])/[.D194]" office:value-type="percentage" office:value="-0.0624025809127621" calcext:value-type="percentage">
            <text:p>-6.2%</text:p>
          </table:table-cell>
          <table:table-cell table:style-name="ce14" table:formula="of:=([.D196]-[.D199])/[.D199]" office:value-type="percentage" office:value="-0.058488699013512" calcext:value-type="percentage">
            <text:p>-5.8%</text:p>
          </table:table-cell>
          <table:table-cell table:number-columns-repeated="1011"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396000000000043" calcext:value-type="float">
            <text:p>0.40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361844343045215" calcext:value-type="float">
            <text:p>0.36</text:p>
          </table:table-cell>
          <table:table-cell table:style-name="ce11" office:value-type="float" office:value="0.430155656954872" calcext:value-type="float">
            <text:p>0.4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97]-[.D$5])/[.D$5]" office:value-type="percentage" office:value="-0.344913151364739" calcext:value-type="percentage">
            <text:p>-34.5%</text:p>
          </table:table-cell>
          <table:table-cell table:style-name="ce30" table:formula="of:=([.D197]-[.D$101])/[.D$101]" office:value-type="percentage" office:value="-0.316652286453815" calcext:value-type="percentage">
            <text:p>-31.67%</text:p>
          </table:table-cell>
          <table:table-cell table:style-name="ce14" table:formula="of:=([.D197]-[.D194])/[.D194]" office:value-type="percentage" office:value="-0.0588214323830505" calcext:value-type="percentage">
            <text:p>-5.9%</text:p>
          </table:table-cell>
          <table:table-cell table:style-name="ce14" table:formula="of:=([.D197]-[.D199])/[.D199]" office:value-type="percentage" office:value="-0.0548926014319753" calcext:value-type="percentage">
            <text:p>-5.5%</text:p>
          </table:table-cell>
          <table:table-cell table:number-columns-repeated="1011"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350888074481284" calcext:value-type="float">
            <text:p>0.35</text:p>
          </table:table-cell>
          <table:table-cell table:style-name="ce11" office:value-type="float" office:value="0.00938983658416144" calcext:value-type="float">
            <text:p>0.01</text:p>
          </table:table-cell>
          <table:table-cell table:style-name="ce11" office:value-type="float" office:value="236.281526119903" calcext:value-type="float">
            <text:p>236.28</text:p>
          </table:table-cell>
          <table:table-cell table:style-name="ce11" office:value-type="float" office:value="0.332389582270895" calcext:value-type="float">
            <text:p>0.33</text:p>
          </table:table-cell>
          <table:table-cell table:style-name="ce11" office:value-type="float" office:value="0.369386566691673" calcext:value-type="float">
            <text:p>0.37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98]-[.D$6])/[.D$6]" office:value-type="percentage" office:value="-0.412045056833013" calcext:value-type="percentage">
            <text:p>-41.2%</text:p>
          </table:table-cell>
          <table:table-cell table:style-name="ce30" table:formula="of:=([.D198]-[.D$102])/[.D$102]" office:value-type="percentage" office:value="-0.302586160691832" calcext:value-type="percentage">
            <text:p>-30.26%</text:p>
          </table:table-cell>
          <table:table-cell table:style-name="ce19" table:formula="of:=([.D198]-[.D194])/[.D194]" office:value-type="percentage" office:value="-0.166039557237049" calcext:value-type="percentage">
            <text:p>-16.6%</text:p>
          </table:table-cell>
          <table:table-cell table:style-name="ce19" table:formula="of:=([.D198]-[.D199])/[.D199]" office:value-type="percentage" office:value="-0.162558294794158" calcext:value-type="percentage">
            <text:p>-16.3%</text:p>
          </table:table-cell>
          <table:table-cell table:number-columns-repeated="1011"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419000000000043" calcext:value-type="float">
            <text:p>0.42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34" calcext:value-type="float">
            <text:p>510.83</text:p>
          </table:table-cell>
          <table:table-cell table:style-name="ce11" office:value-type="float" office:value="0.394655075397486" calcext:value-type="float">
            <text:p>0.39</text:p>
          </table:table-cell>
          <table:table-cell table:style-name="ce11" office:value-type="float" office:value="0.443344924602599" calcext:value-type="float">
            <text:p>0.44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99]-[.D$7])/[.D$7]" office:value-type="percentage" office:value="-0.312833128331249" calcext:value-type="percentage">
            <text:p>-31.3%</text:p>
          </table:table-cell>
          <table:table-cell table:style-name="ce30" table:formula="of:=([.D199]-[.D$103])/[.D$103]" office:value-type="percentage" office:value="-0.26555652936019" calcext:value-type="percentage">
            <text:p>-26.56%</text:p>
          </table:table-cell>
          <table:table-cell table:style-name="ce15" table:formula="of:=([.D199]-[.D194])/[.D194]" office:value-type="percentage" office:value="-0.00415702062752645" calcext:value-type="percentage">
            <text:p>-0.4%</text:p>
          </table:table-cell>
          <table:table-cell table:style-name="ce15" table:formula="of:=([.D199]-[.D199])/[.D199]" office:value-type="percentage" office:value="0" calcext:value-type="percentage">
            <text:p>0.0%</text:p>
          </table:table-cell>
          <table:table-cell table:number-columns-repeated="1011"/>
        </table:table-row>
        <table:table-row table:style-name="ro2">
          <table:covered-table-cell table:style-name="ce8" office:value-type="float" office:value="110" calcext:value-type="float">
            <text:p>110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28764953096055" calcext:value-type="float">
            <text:p>0.29</text:p>
          </table:table-cell>
          <table:table-cell table:style-name="ce10" office:value-type="float" office:value="0.0166891099941319" calcext:value-type="float">
            <text:p>0.02</text:p>
          </table:table-cell>
          <table:table-cell table:style-name="ce10" office:value-type="float" office:value="957.328513592351" calcext:value-type="float">
            <text:p>957.33</text:p>
          </table:table-cell>
          <table:table-cell table:style-name="ce10" office:value-type="float" office:value="0.254898069182174" calcext:value-type="float">
            <text:p>0.25</text:p>
          </table:table-cell>
          <table:table-cell table:style-name="ce10" office:value-type="float" office:value="0.320400992738926" calcext:value-type="float">
            <text:p>0.32</text:p>
          </table:table-cell>
          <table:table-cell table:style-name="ce21" table:formula="of:=([.D200]-[.D194])/[.D194]" office:value-type="percentage" office:value="-0.316339460795181" calcext:value-type="percentage">
            <text:p>-31.6%</text:p>
          </table:table-cell>
          <table:table-cell table:style-name="ce16" table:formula="of:=([.D200]-[.D$8])/[.D$8]" office:value-type="percentage" office:value="-0.533595707436374" calcext:value-type="percentage">
            <text:p>-53.4%</text:p>
          </table:table-cell>
          <table:table-cell table:style-name="ce31" table:formula="of:=([.D200]-[.D$104])/[.D$104]" office:value-type="percentage" office:value="-0.53422505961724" calcext:value-type="percentage">
            <text:p>-53.42%</text:p>
          </table:table-cell>
          <table:table-cell table:style-name="ce13" table:formula="of:=([.D200]-[.D200])/[.D200]" office:value-type="percentage" office:value="0" calcext:value-type="percentage">
            <text:p>0.0%</text:p>
          </table:table-cell>
          <table:table-cell table:style-name="ce20" office:value-type="string" calcext:value-type="string">
            <text:p>NA</text:p>
          </table:table-cell>
          <table:table-cell table:style-name="ce8" table:number-columns-repeated="1010"/>
          <table:table-cell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313745011667231" calcext:value-type="float">
            <text:p>0.31</text:p>
          </table:table-cell>
          <table:table-cell table:style-name="ce11" office:value-type="float" office:value="0.0166824649163314" calcext:value-type="float">
            <text:p>0.02</text:p>
          </table:table-cell>
          <table:table-cell table:style-name="ce11" office:value-type="float" office:value="954.512941791492" calcext:value-type="float">
            <text:p>954.51</text:p>
          </table:table-cell>
          <table:table-cell table:style-name="ce11" office:value-type="float" office:value="0.281006468244497" calcext:value-type="float">
            <text:p>0.28</text:p>
          </table:table-cell>
          <table:table-cell table:style-name="ce11" office:value-type="float" office:value="0.346483555089966" calcext:value-type="float">
            <text:p>0.35</text:p>
          </table:table-cell>
          <table:table-cell table:style-name="ce19" table:formula="of:=([.D201]-[.D195])/[.D195]" office:value-type="percentage" office:value="-0.262830565295109" calcext:value-type="percentage">
            <text:p>-26.3%</text:p>
          </table:table-cell>
          <table:table-cell table:style-name="ce17" table:formula="of:=([.D201]-[.D$9])/[.D$9]" office:value-type="percentage" office:value="-0.483674793602876" calcext:value-type="percentage">
            <text:p>-48.4%</text:p>
          </table:table-cell>
          <table:table-cell table:style-name="ce30" table:formula="of:=([.D201]-[.D$105])/[.D$105]" office:value-type="percentage" office:value="-0.481627407406512" calcext:value-type="percentage">
            <text:p>-48.16%</text:p>
          </table:table-cell>
          <table:table-cell table:style-name="ce14" table:formula="of:=([.D201]-[.D200])/[.D200]" office:value-type="percentage" office:value="0.090719705398233" calcext:value-type="percentage">
            <text:p>9.1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148196097027595" calcext:value-type="float">
            <text:p>0.15</text:p>
          </table:table-cell>
          <table:table-cell table:style-name="ce11" office:value-type="float" office:value="0.0235198357109125" calcext:value-type="float">
            <text:p>0.02</text:p>
          </table:table-cell>
          <table:table-cell table:style-name="ce11" office:value-type="float" office:value="1264.08068844755" calcext:value-type="float">
            <text:p>1264.08</text:p>
          </table:table-cell>
          <table:table-cell table:style-name="ce11" office:value-type="float" office:value="0.102053885401024" calcext:value-type="float">
            <text:p>0.10</text:p>
          </table:table-cell>
          <table:table-cell table:style-name="ce11" office:value-type="float" office:value="0.194338308654165" calcext:value-type="float">
            <text:p>0.19</text:p>
          </table:table-cell>
          <table:table-cell table:style-name="ce19" table:formula="of:=([.D202]-[.D196])/[.D196]" office:value-type="percentage" office:value="-0.624338052374959" calcext:value-type="percentage">
            <text:p>-62.4%</text:p>
          </table:table-cell>
          <table:table-cell table:style-name="ce17" table:formula="of:=([.D202]-[.D$10])/[.D$10]" office:value-type="percentage" office:value="-0.756261791597672" calcext:value-type="percentage">
            <text:p>-75.6%</text:p>
          </table:table-cell>
          <table:table-cell table:style-name="ce30" table:formula="of:=([.D202]-[.D$106])/[.D$106]" office:value-type="percentage" office:value="-0.751808696503815" calcext:value-type="percentage">
            <text:p>-75.18%</text:p>
          </table:table-cell>
          <table:table-cell table:style-name="ce19" table:formula="of:=([.D202]-[.D200])/[.D200]" office:value-type="percentage" office:value="-0.484803272465897" calcext:value-type="percentage">
            <text:p>-48.5%</text:p>
          </table:table-cell>
          <table:table-cell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office:value-type="float" office:value="110" calcext:value-type="float">
            <text:p>110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number-columns-repeated="5" table:style-name="ce11" office:value-type="string" calcext:value-type="string">
            <text:p>NA</text:p>
          </table:table-cell>
          <table:table-cell table:number-columns-repeated="5" table:style-name="ce20" office:value-type="string" calcext:value-type="string">
            <text:p>NA</text:p>
          </table:table-cell>
          <table:table-cell table:number-columns-repeated="1011"/>
        </table:table-row>
        <table:table-row table:style-name="ro2">
          <table:covered-table-cell table:style-name="ce4" office:value-type="float" office:value="110" calcext:value-type="float">
            <text:p>110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number-columns-repeated="5" table:style-name="ce12" office:value-type="string" calcext:value-type="string">
            <text:p>NA</text:p>
          </table:table-cell>
          <table:table-cell table:number-columns-repeated="5" table:style-name="ce22" office:value-type="string" calcext:value-type="string">
            <text:p>NA</text:p>
          </table:table-cell>
          <table:table-cell table:style-name="ce4" table:number-columns-repeated="1010"/>
          <table:table-cell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1" table:number-columns-repeated="14" table:default-cell-style-name="Default"/>
        <table:table-row table:style-name="ro1">
          <table:table-cell table:style-name="ce1" office:value-type="string" calcext:value-type="string">
            <text:p>Days in the experiment</text:p>
            <text:p>(Phase)</text:p>
          </table:table-cell>
          <table:table-cell table:style-name="ce1" office:value-type="string" calcext:value-type="string">
            <text:p>Nutrient Treatment</text:p>
          </table:table-cell>
          <table:table-cell table:style-name="ce9" office:value-type="string" calcext:value-type="string">
            <text:p>Genet</text:p>
          </table:table-cell>
          <table:table-cell table:style-name="ce1" office:value-type="string" calcext:value-type="string">
            <text:p>Em mean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% change respect ambient (same day)</text:p>
          </table:table-cell>
          <table:table-cell table:style-name="ce1" office:value-type="string" calcext:value-type="string">
            <text:p>% change respect day 1</text:p>
          </table:table-cell>
          <table:table-cell table:style-name="ce1" office:value-type="string" calcext:value-type="string">
            <text:p>% change respect control temp (Day 76)</text:p>
          </table:table-cell>
          <table:table-cell table:style-name="ce1" office:value-type="string" calcext:value-type="string">
            <text:p>% respect G_48</text:p>
          </table:table-cell>
          <table:table-cell table:style-name="ce1" office:value-type="string" calcext:value-type="string">
            <text:p>% respect G_50</text:p>
          </table:table-cell>
          <table:table-cell/>
          <table:table-cell table:style-name="ce1" office:value-type="string" calcext:value-type="string">
            <text:p>Days in the experiment</text:p>
            <text:p>(Phase)</text:p>
          </table:table-cell>
          <table:table-cell table:style-name="ce1" office:value-type="string" calcext:value-type="string">
            <text:p>Nutrient Treatment</text:p>
          </table:table-cell>
          <table:table-cell table:style-name="ce9" office:value-type="string" calcext:value-type="string">
            <text:p>Genet</text:p>
          </table:table-cell>
          <table:table-cell table:style-name="ce1" office:value-type="string" calcext:value-type="string">
            <text:p>Em mean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% change respect ambient (same day)</text:p>
          </table:table-cell>
          <table:table-cell table:style-name="ce1" office:value-type="string" calcext:value-type="string">
            <text:p>% change respect day 1</text:p>
          </table:table-cell>
          <table:table-cell table:style-name="ce1" office:value-type="string" calcext:value-type="string">
            <text:p>% change respect control temp (Day 76)</text:p>
          </table:table-cell>
          <table:table-cell table:style-name="ce1" office:value-type="string" calcext:value-type="string">
            <text:p>% respect G_48</text:p>
          </table:table-cell>
          <table:table-cell table:style-name="ce1" office:value-type="string" calcext:value-type="string">
            <text:p>% respect G_50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12">
            <text:p>1 (baseline)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25999999999899" calcext:value-type="float">
            <text:p>0.63</text:p>
          </table:table-cell>
          <table:table-cell table:style-name="ce10" office:value-type="float" office:value="0.00799797071367753" calcext:value-type="float">
            <text:p>0.01</text:p>
          </table:table-cell>
          <table:table-cell table:style-name="ce10" office:value-type="float" office:value="134.518870663988" calcext:value-type="float">
            <text:p>134.52</text:p>
          </table:table-cell>
          <table:table-cell table:style-name="ce10" office:value-type="float" office:value="0.610181963442588" calcext:value-type="float">
            <text:p>0.61</text:p>
          </table:table-cell>
          <table:table-cell table:style-name="ce10" office:value-type="float" office:value="0.641818036557211" calcext:value-type="float">
            <text:p>0.64</text:p>
          </table:table-cell>
          <table:table-cell table:number-columns-repeated="4" table:style-name="ce13" office:value-type="string" calcext:value-type="string">
            <text:p>NA</text:p>
          </table:table-cell>
          <table:table-cell table:style-name="ce13" table:formula="of:=([.D2]-[.D$7])/[.D$7]" office:value-type="percentage" office:value="0.0266502665024455" calcext:value-type="percentage">
            <text:p>2.7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18238601138199" calcext:value-type="float">
            <text:p>0.62</text:p>
          </table:table-cell>
          <table:table-cell table:style-name="ce11" office:value-type="float" office:value="0.00840376343118988" calcext:value-type="float">
            <text:p>0.01</text:p>
          </table:table-cell>
          <table:table-cell table:style-name="ce11" office:value-type="float" office:value="160.132518677637" calcext:value-type="float">
            <text:p>160.13</text:p>
          </table:table-cell>
          <table:table-cell table:style-name="ce11" office:value-type="float" office:value="0.601642100287595" calcext:value-type="float">
            <text:p>0.60</text:p>
          </table:table-cell>
          <table:table-cell table:style-name="ce11" office:value-type="float" office:value="0.634835101988803" calcext:value-type="float">
            <text:p>0.63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3]-[.D$2])/[.D$2]" office:value-type="percentage" office:value="-0.012398400737542" calcext:value-type="percentage">
            <text:p>-1.2%</text:p>
          </table:table-cell>
          <table:table-cell table:style-name="ce14" table:formula="of:=([.D3]-[.D$7])/[.D$7]" office:value-type="percentage" office:value="0.0139214450810439" calcext:value-type="percentage">
            <text:p>1.4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18429482048715" calcext:value-type="float">
            <text:p>0.62</text:p>
          </table:table-cell>
          <table:table-cell table:style-name="ce11" office:value-type="float" office:value="0.0111245425269173" calcext:value-type="float">
            <text:p>0.01</text:p>
          </table:table-cell>
          <table:table-cell table:style-name="ce11" office:value-type="float" office:value="387.811111218409" calcext:value-type="float">
            <text:p>387.81</text:p>
          </table:table-cell>
          <table:table-cell table:style-name="ce11" office:value-type="float" office:value="0.596557520383476" calcext:value-type="float">
            <text:p>0.60</text:p>
          </table:table-cell>
          <table:table-cell table:style-name="ce11" office:value-type="float" office:value="0.640301443713953" calcext:value-type="float">
            <text:p>0.64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4]-[.D$2])/[.D$2]" office:value-type="percentage" office:value="-0.012093479155248" calcext:value-type="percentage">
            <text:p>-1.2%</text:p>
          </table:table-cell>
          <table:table-cell table:style-name="ce14" table:formula="of:=([.D4]-[.D$7])/[.D$7]" office:value-type="percentage" office:value="0.0142344929047684" calcext:value-type="percentage">
            <text:p>1.4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04500000000042" calcext:value-type="float">
            <text:p>0.60</text:p>
          </table:table-cell>
          <table:table-cell table:style-name="ce11" office:value-type="float" office:value="0.0174029873056291" calcext:value-type="float">
            <text:p>0.02</text:p>
          </table:table-cell>
          <table:table-cell table:style-name="ce11" office:value-type="float" office:value="890.395523680242" calcext:value-type="float">
            <text:p>890.40</text:p>
          </table:table-cell>
          <table:table-cell table:style-name="ce11" office:value-type="float" office:value="0.570344343045214" calcext:value-type="float">
            <text:p>0.57</text:p>
          </table:table-cell>
          <table:table-cell table:style-name="ce11" office:value-type="float" office:value="0.63865565695487" calcext:value-type="float">
            <text:p>0.64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5]-[.D$2])/[.D$2]" office:value-type="percentage" office:value="-0.0343450479230999" calcext:value-type="percentage">
            <text:p>-3.4%</text:p>
          </table:table-cell>
          <table:table-cell table:style-name="ce14" table:formula="of:=([.D5]-[.D$7])/[.D$7]" office:value-type="percentage" office:value="-0.00861008610084431" calcext:value-type="percentage">
            <text:p>-0.9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96794156693784" calcext:value-type="float">
            <text:p>0.60</text:p>
          </table:table-cell>
          <table:table-cell table:style-name="ce11" office:value-type="float" office:value="0.00840376343119024" calcext:value-type="float">
            <text:p>0.01</text:p>
          </table:table-cell>
          <table:table-cell table:style-name="ce11" office:value-type="float" office:value="160.132518677706" calcext:value-type="float">
            <text:p>160.13</text:p>
          </table:table-cell>
          <table:table-cell table:style-name="ce11" office:value-type="float" office:value="0.580197655843179" calcext:value-type="float">
            <text:p>0.58</text:p>
          </table:table-cell>
          <table:table-cell table:style-name="ce11" office:value-type="float" office:value="0.613390657544388" calcext:value-type="float">
            <text:p>0.61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6]-[.D$2])/[.D$2]" office:value-type="percentage" office:value="-0.0466547017669645" calcext:value-type="percentage">
            <text:p>-4.7%</text:p>
          </table:table-cell>
          <table:table-cell table:style-name="ce14" table:formula="of:=([.D6]-[.D$7])/[.D$7]" office:value-type="percentage" office:value="-0.0212477955002008" calcext:value-type="percentage">
            <text:p>-2.1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09750000000032" calcext:value-type="float">
            <text:p>0.61</text:p>
          </table:table-cell>
          <table:table-cell table:style-name="ce11" office:value-type="float" office:value="0.0123916785543958" calcext:value-type="float">
            <text:p>0.01</text:p>
          </table:table-cell>
          <table:table-cell table:style-name="ce11" office:value-type="float" office:value="510.827640795205" calcext:value-type="float">
            <text:p>510.83</text:p>
          </table:table-cell>
          <table:table-cell table:style-name="ce11" office:value-type="float" office:value="0.585405075397475" calcext:value-type="float">
            <text:p>0.59</text:p>
          </table:table-cell>
          <table:table-cell table:style-name="ce11" office:value-type="float" office:value="0.634094924602588" calcext:value-type="float">
            <text:p>0.63</text:p>
          </table:table-cell>
          <table:table-cell table:style-name="ce14" office:value-type="string" calcext:value-type="string">
            <text:p>NA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7]-[.D$2])/[.D$2]" office:value-type="percentage" office:value="-0.0259584664534658" calcext:value-type="percentage">
            <text:p>-2.6%</text:p>
          </table:table-cell>
          <table:table-cell table:style-name="ce15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16738601138216" calcext:value-type="float">
            <text:p>0.62</text:p>
          </table:table-cell>
          <table:table-cell table:style-name="ce10" office:value-type="float" office:value="0.00611908325321418" calcext:value-type="float">
            <text:p>0.01</text:p>
          </table:table-cell>
          <table:table-cell table:style-name="ce10" office:value-type="float" office:value="49.2927652324152" calcext:value-type="float">
            <text:p>49.29</text:p>
          </table:table-cell>
          <table:table-cell table:style-name="ce10" office:value-type="float" office:value="0.604443690052904" calcext:value-type="float">
            <text:p>0.60</text:p>
          </table:table-cell>
          <table:table-cell table:style-name="ce10" office:value-type="float" office:value="0.629033512223528" calcext:value-type="float">
            <text:p>0.63</text:p>
          </table:table-cell>
          <table:table-cell table:style-name="ce13" table:formula="of:=([.D8]-[.D2])/[.D2]" office:value-type="percentage" office:value="-0.0147945668717004" calcext:value-type="percentage">
            <text:p>-1.5%</text:p>
          </table:table-cell>
          <table:table-cell table:number-columns-repeated="3" table:style-name="ce13" office:value-type="string" calcext:value-type="string">
            <text:p>NA</text:p>
          </table:table-cell>
          <table:table-cell table:style-name="ce13" table:formula="of:=([.D8]-[.D$13])/[.D$13]" office:value-type="percentage" office:value="0.0384460865580985" calcext:value-type="percentage">
            <text:p>3.8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07650000000036" calcext:value-type="float">
            <text:p>0.61</text:p>
          </table:table-cell>
          <table:table-cell table:style-name="ce11" office:value-type="float" office:value="0.00583998986162976" calcext:value-type="float">
            <text:p>0.01</text:p>
          </table:table-cell>
          <table:table-cell table:style-name="ce11" office:value-type="float" office:value="41.1971147839923" calcext:value-type="float">
            <text:p>41.20</text:p>
          </table:table-cell>
          <table:table-cell table:style-name="ce11" office:value-type="float" office:value="0.595857614732032" calcext:value-type="float">
            <text:p>0.60</text:p>
          </table:table-cell>
          <table:table-cell table:style-name="ce11" office:value-type="float" office:value="0.61944238526804" calcext:value-type="float">
            <text:p>0.62</text:p>
          </table:table-cell>
          <table:table-cell table:style-name="ce14" table:formula="of:=([.D9]-[.D3])/[.D3]" office:value-type="percentage" office:value="-0.0171270462870954" calcext:value-type="percentage">
            <text:p>-1.7%</text:p>
          </table:table-cell>
          <table:table-cell table:number-columns-repeated="2" table:style-name="ce14" office:value-type="string" calcext:value-type="string">
            <text:p>NA</text:p>
          </table:table-cell>
          <table:table-cell table:style-name="ce24" table:formula="of:=([.D9]-[.D$8])/[.D$8]" office:value-type="percentage" office:value="-0.014736553089764" calcext:value-type="percentage">
            <text:p>-1.5%</text:p>
          </table:table-cell>
          <table:table-cell table:style-name="ce14" table:formula="of:=([.D9]-[.D$13])/[.D$13]" office:value-type="percentage" office:value="0.0231429706726774" calcext:value-type="percentage">
            <text:p>2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08013400931273" calcext:value-type="float">
            <text:p>0.61</text:p>
          </table:table-cell>
          <table:table-cell table:style-name="ce11" office:value-type="float" office:value="0.00765187909064358" calcext:value-type="float">
            <text:p>0.01</text:p>
          </table:table-cell>
          <table:table-cell table:style-name="ce11" office:value-type="float" office:value="114.535539619287" calcext:value-type="float">
            <text:p>114.54</text:p>
          </table:table-cell>
          <table:table-cell table:style-name="ce11" office:value-type="float" office:value="0.592855847602171" calcext:value-type="float">
            <text:p>0.59</text:p>
          </table:table-cell>
          <table:table-cell table:style-name="ce11" office:value-type="float" office:value="0.623170954260374" calcext:value-type="float">
            <text:p>0.62</text:p>
          </table:table-cell>
          <table:table-cell table:style-name="ce14" table:formula="of:=([.D10]-[.D4])/[.D4]" office:value-type="percentage" office:value="-0.0168427952091415" calcext:value-type="percentage">
            <text:p>-1.7%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10]-[.D$8])/[.D$8]" office:value-type="percentage" office:value="-0.0141473230163319" calcext:value-type="percentage">
            <text:p>-1.4%</text:p>
          </table:table-cell>
          <table:table-cell table:style-name="ce14" table:formula="of:=([.D10]-[.D$13])/[.D$13]" office:value-type="percentage" office:value="0.0237548543365153" calcext:value-type="percentage">
            <text:p>2.4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93117529918872" calcext:value-type="float">
            <text:p>0.59</text:p>
          </table:table-cell>
          <table:table-cell table:style-name="ce11" office:value-type="float" office:value="0.0101961187715452" calcext:value-type="float">
            <text:p>0.01</text:p>
          </table:table-cell>
          <table:table-cell table:style-name="ce11" office:value-type="float" office:value="300.027152906857" calcext:value-type="float">
            <text:p>300.03</text:p>
          </table:table-cell>
          <table:table-cell table:style-name="ce11" office:value-type="float" office:value="0.573052564440133" calcext:value-type="float">
            <text:p>0.57</text:p>
          </table:table-cell>
          <table:table-cell table:style-name="ce11" office:value-type="float" office:value="0.613182495397612" calcext:value-type="float">
            <text:p>0.61</text:p>
          </table:table-cell>
          <table:table-cell table:style-name="ce14" table:formula="of:=([.D11]-[.D5])/[.D5]" office:value-type="percentage" office:value="-0.0188295617554495" calcext:value-type="percentage">
            <text:p>-1.9%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11]-[.D$8])/[.D$8]" office:value-type="percentage" office:value="-0.0382999721044709" calcext:value-type="percentage">
            <text:p>-3.8%</text:p>
          </table:table-cell>
          <table:table-cell table:style-name="ce14" table:formula="of:=([.D11]-[.D$13])/[.D$13]" office:value-type="percentage" office:value="-0.00132636958907369" calcext:value-type="percentage">
            <text:p>-0.1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" calcext:value-type="float">
            <text:p>1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95243965308488" calcext:value-type="float">
            <text:p>0.60</text:p>
          </table:table-cell>
          <table:table-cell table:style-name="ce11" office:value-type="float" office:value="0.0062754103531771" calcext:value-type="float">
            <text:p>0.01</text:p>
          </table:table-cell>
          <table:table-cell table:style-name="ce11" office:value-type="float" office:value="54.3777090317671" calcext:value-type="float">
            <text:p>54.38</text:p>
          </table:table-cell>
          <table:table-cell table:style-name="ce11" office:value-type="float" office:value="0.582664526210419" calcext:value-type="float">
            <text:p>0.58</text:p>
          </table:table-cell>
          <table:table-cell table:style-name="ce11" office:value-type="float" office:value="0.607823404406557" calcext:value-type="float">
            <text:p>0.61</text:p>
          </table:table-cell>
          <table:table-cell table:style-name="ce14" table:formula="of:=([.D12]-[.D6])/[.D6]" office:value-type="percentage" office:value="-0.00259753110500276" calcext:value-type="percentage">
            <text:p>-0.3%</text:p>
          </table:table-cell>
          <table:table-cell table:number-columns-repeated="2" table:style-name="ce24" office:value-type="string" calcext:value-type="string">
            <text:p>NA</text:p>
          </table:table-cell>
          <table:table-cell table:style-name="ce24" table:formula="of:=([.D12]-[.D$8])/[.D$8]" office:value-type="percentage" office:value="-0.0348521006955927" calcext:value-type="percentage">
            <text:p>-3.5%</text:p>
          </table:table-cell>
          <table:table-cell table:style-name="ce14" table:formula="of:=([.D12]-[.D$13])/[.D$13]" office:value-type="percentage" office:value="0.00225405898243143" calcext:value-type="percentage">
            <text:p>0.2%</text:p>
          </table:table-cell>
          <table:table-cell table:number-columns-repeated="14"/>
        </table:table-row>
        <table:table-row table:style-name="ro2">
          <table:covered-table-cell table:style-name="ce36" office:value-type="float" office:value="1" calcext:value-type="float">
            <text:p>1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93905267804879" calcext:value-type="float">
            <text:p>0.59</text:p>
          </table:table-cell>
          <table:table-cell table:style-name="ce12" office:value-type="float" office:value="0.00840376343118989" calcext:value-type="float">
            <text:p>0.01</text:p>
          </table:table-cell>
          <table:table-cell table:style-name="ce12" office:value-type="float" office:value="160.132518677726" calcext:value-type="float">
            <text:p>160.13</text:p>
          </table:table-cell>
          <table:table-cell table:style-name="ce12" office:value-type="float" office:value="0.577308766954275" calcext:value-type="float">
            <text:p>0.58</text:p>
          </table:table-cell>
          <table:table-cell table:style-name="ce12" office:value-type="float" office:value="0.610501768655483" calcext:value-type="float">
            <text:p>0.61</text:p>
          </table:table-cell>
          <table:table-cell table:style-name="ce15" table:formula="of:=([.D13]-[.D7])/[.D7]" office:value-type="percentage" office:value="-0.0259856206562562" calcext:value-type="percentage">
            <text:p>-2.6%</text:p>
          </table:table-cell>
          <table:table-cell table:number-columns-repeated="2" table:style-name="ce15" office:value-type="string" calcext:value-type="string">
            <text:p>NA</text:p>
          </table:table-cell>
          <table:table-cell table:style-name="ce15" table:formula="of:=([.D13]-[.D$8])/[.D$8]" office:value-type="percentage" office:value="-0.0370227083098045" calcext:value-type="percentage">
            <text:p>-3.7%</text:p>
          </table:table-cell>
          <table:table-cell table:style-name="ce15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 table:number-columns-spanned="1" table:number-rows-spanned="12">
            <text:p>14 (Control)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33600000000042" calcext:value-type="float">
            <text:p>0.63</text:p>
          </table:table-cell>
          <table:table-cell table:style-name="ce10" office:value-type="float" office:value="0.00799797071367635" calcext:value-type="float">
            <text:p>0.01</text:p>
          </table:table-cell>
          <table:table-cell table:style-name="ce10" office:value-type="float" office:value="134.518870663468" calcext:value-type="float">
            <text:p>134.52</text:p>
          </table:table-cell>
          <table:table-cell table:style-name="ce10" office:value-type="float" office:value="0.617781963442733" calcext:value-type="float">
            <text:p>0.62</text:p>
          </table:table-cell>
          <table:table-cell table:style-name="ce10" office:value-type="float" office:value="0.649418036557352" calcext:value-type="float">
            <text:p>0.65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4]-[.D$2])/[.D$2]" office:value-type="percentage" office:value="0.0121405750801025" calcext:value-type="percentage">
            <text:p>1.2%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table:formula="of:=([.D14]-[.D$19])/[.D$19]" office:value-type="percentage" office:value="0.0223477208551802" calcext:value-type="percentage">
            <text:p>2.2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30016378915988" calcext:value-type="float">
            <text:p>0.63</text:p>
          </table:table-cell>
          <table:table-cell table:style-name="ce11" office:value-type="float" office:value="0.00840376343118987" calcext:value-type="float">
            <text:p>0.01</text:p>
          </table:table-cell>
          <table:table-cell table:style-name="ce11" office:value-type="float" office:value="160.132518677708" calcext:value-type="float">
            <text:p>160.13</text:p>
          </table:table-cell>
          <table:table-cell table:style-name="ce11" office:value-type="float" office:value="0.613419878065384" calcext:value-type="float">
            <text:p>0.61</text:p>
          </table:table-cell>
          <table:table-cell table:style-name="ce11" office:value-type="float" office:value="0.646612879766592" calcext:value-type="float">
            <text:p>0.6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5]-[.D$3])/[.D$3]" office:value-type="percentage" office:value="0.0190505376987229" calcext:value-type="percentage">
            <text:p>1.9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15]-[.D$14])/[.D$14]" office:value-type="percentage" office:value="-0.0056559676200343" calcext:value-type="percentage">
            <text:p>-0.6%</text:p>
          </table:table-cell>
          <table:table-cell table:style-name="ce17" table:formula="of:=([.D15]-[.D$19])/[.D$19]" office:value-type="percentage" office:value="0.0165653552496075" calcext:value-type="percentage">
            <text:p>1.7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26829482048744" calcext:value-type="float">
            <text:p>0.63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51" calcext:value-type="float">
            <text:p>387.81</text:p>
          </table:table-cell>
          <table:table-cell table:style-name="ce11" office:value-type="float" office:value="0.604957520383505" calcext:value-type="float">
            <text:p>0.60</text:p>
          </table:table-cell>
          <table:table-cell table:style-name="ce11" office:value-type="float" office:value="0.648701443713982" calcext:value-type="float">
            <text:p>0.6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6]-[.D$4])/[.D$4]" office:value-type="percentage" office:value="0.0135827935825467" calcext:value-type="percentage">
            <text:p>1.4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16]-[.D$14])/[.D$14]" office:value-type="percentage" office:value="-0.0106857922211136" calcext:value-type="percentage">
            <text:p>-1.1%</text:p>
          </table:table-cell>
          <table:table-cell table:style-name="ce17" table:formula="of:=([.D16]-[.D$19])/[.D$19]" office:value-type="percentage" office:value="0.0114231255323928" calcext:value-type="percentage">
            <text:p>1.1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04000000000043" calcext:value-type="float">
            <text:p>0.60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69844343045214" calcext:value-type="float">
            <text:p>0.57</text:p>
          </table:table-cell>
          <table:table-cell table:style-name="ce11" office:value-type="float" office:value="0.638155656954871" calcext:value-type="float">
            <text:p>0.64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7]-[.D$5])/[.D$5]" office:value-type="percentage" office:value="-0.000827129859386122" calcext:value-type="percentage">
            <text:p>-0.1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17]-[.D$14])/[.D$14]" office:value-type="percentage" office:value="-0.046717171717167" calcext:value-type="percentage">
            <text:p>-4.7%</text:p>
          </table:table-cell>
          <table:table-cell table:style-name="ce17" table:formula="of:=([.D17]-[.D$19])/[.D$19]" office:value-type="percentage" office:value="-0.0254134731746655" calcext:value-type="percentage">
            <text:p>-2.5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95571934471548" calcext:value-type="float">
            <text:p>0.60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" calcext:value-type="float">
            <text:p>160.13</text:p>
          </table:table-cell>
          <table:table-cell table:style-name="ce11" office:value-type="float" office:value="0.578975433620944" calcext:value-type="float">
            <text:p>0.58</text:p>
          </table:table-cell>
          <table:table-cell table:style-name="ce11" office:value-type="float" office:value="0.612168435322152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8]-[.D$6])/[.D$6]" office:value-type="percentage" office:value="-0.00204797953955693" calcext:value-type="percentage">
            <text:p>-0.2%</text:p>
          </table:table-cell>
          <table:table-cell table:style-name="ce26" office:value-type="string" calcext:value-type="string">
            <text:p>NA</text:p>
          </table:table-cell>
          <table:table-cell table:style-name="ce32" table:formula="of:=([.D18]-[.D$14])/[.D$14]" office:value-type="percentage" office:value="-0.0600190428164323" calcext:value-type="percentage">
            <text:p>-6.0%</text:p>
          </table:table-cell>
          <table:table-cell table:style-name="ce17" table:formula="of:=([.D18]-[.D$19])/[.D$19]" office:value-type="percentage" office:value="-0.0390126107761088" calcext:value-type="percentage">
            <text:p>-3.9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19750000000043" calcext:value-type="float">
            <text:p>0.62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53" calcext:value-type="float">
            <text:p>510.83</text:p>
          </table:table-cell>
          <table:table-cell table:style-name="ce11" office:value-type="float" office:value="0.595405075397486" calcext:value-type="float">
            <text:p>0.60</text:p>
          </table:table-cell>
          <table:table-cell table:style-name="ce11" office:value-type="float" office:value="0.644094924602599" calcext:value-type="float">
            <text:p>0.64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9]-[.D$7])/[.D$7]" office:value-type="percentage" office:value="0.0164001640016572" calcext:value-type="percentage">
            <text:p>1.6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19]-[.D$14])/[.D$14]" office:value-type="percentage" office:value="-0.021859217171714" calcext:value-type="percentage">
            <text:p>-2.2%</text:p>
          </table:table-cell>
          <table:table-cell table:style-name="ce17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/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37016378915991" calcext:value-type="float">
            <text:p>0.64</text:p>
          </table:table-cell>
          <table:table-cell table:style-name="ce10" office:value-type="float" office:value="0.00611908325321339" calcext:value-type="float">
            <text:p>0.01</text:p>
          </table:table-cell>
          <table:table-cell table:style-name="ce10" office:value-type="float" office:value="49.2927652323967" calcext:value-type="float">
            <text:p>49.29</text:p>
          </table:table-cell>
          <table:table-cell table:style-name="ce10" office:value-type="float" office:value="0.62472146783068" calcext:value-type="float">
            <text:p>0.62</text:p>
          </table:table-cell>
          <table:table-cell table:style-name="ce10" office:value-type="float" office:value="0.649311290001302" calcext:value-type="float">
            <text:p>0.65</text:p>
          </table:table-cell>
          <table:table-cell table:style-name="ce16" table:formula="of:=([.D20]-[.D14])/[.D14]" office:value-type="percentage" office:value="0.00539201217794951" calcext:value-type="percentage">
            <text:p>0.5%</text:p>
          </table:table-cell>
          <table:table-cell table:style-name="ce16" table:formula="of:=([.D20]-[.D$8])/[.D$8]" office:value-type="percentage" office:value="0.0328790475257289" calcext:value-type="percentage">
            <text:p>3.3%</text:p>
          </table:table-cell>
          <table:table-cell table:number-columns-repeated="2" table:style-name="ce16" office:value-type="string" calcext:value-type="string">
            <text:p>NA</text:p>
          </table:table-cell>
          <table:table-cell table:style-name="ce16" table:formula="of:=([.D20]-[.D$25])/[.D$25]" office:value-type="percentage" office:value="0.0279712886400456" calcext:value-type="percentage">
            <text:p>2.8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29550000000043" calcext:value-type="float">
            <text:p>0.63</text:p>
          </table:table-cell>
          <table:table-cell table:style-name="ce11" office:value-type="float" office:value="0.0058399898616299" calcext:value-type="float">
            <text:p>0.01</text:p>
          </table:table-cell>
          <table:table-cell table:style-name="ce11" office:value-type="float" office:value="41.1971147839928" calcext:value-type="float">
            <text:p>41.20</text:p>
          </table:table-cell>
          <table:table-cell table:style-name="ce11" office:value-type="float" office:value="0.617757614732039" calcext:value-type="float">
            <text:p>0.62</text:p>
          </table:table-cell>
          <table:table-cell table:style-name="ce11" office:value-type="float" office:value="0.641342385268047" calcext:value-type="float">
            <text:p>0.64</text:p>
          </table:table-cell>
          <table:table-cell table:style-name="ce17" table:formula="of:=([.D21]-[.D15])/[.D15]" office:value-type="percentage" office:value="-0.000740264747953835" calcext:value-type="percentage">
            <text:p>-0.1%</text:p>
          </table:table-cell>
          <table:table-cell table:style-name="ce17" table:formula="of:=([.D21]-[.D$9])/[.D$9]" office:value-type="percentage" office:value="0.0360404838311622" calcext:value-type="percentage">
            <text:p>3.6%</text:p>
          </table:table-cell>
          <table:table-cell table:style-name="ce17" office:value-type="string" calcext:value-type="string">
            <text:p>NA</text:p>
          </table:table-cell>
          <table:table-cell table:style-name="ce26" table:formula="of:=([.D21]-[.D$20])/[.D$20]" office:value-type="percentage" office:value="-0.0117208586200775" calcext:value-type="percentage">
            <text:p>-1.2%</text:p>
          </table:table-cell>
          <table:table-cell table:style-name="ce17" table:formula="of:=([.D21]-[.D$25])/[.D$25]" office:value-type="percentage" office:value="0.0159225825003967" calcext:value-type="percentage">
            <text:p>1.6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27649764567635" calcext:value-type="float">
            <text:p>0.63</text:p>
          </table:table-cell>
          <table:table-cell table:style-name="ce11" office:value-type="float" office:value="0.00765187909064363" calcext:value-type="float">
            <text:p>0.01</text:p>
          </table:table-cell>
          <table:table-cell table:style-name="ce11" office:value-type="float" office:value="114.535539619292" calcext:value-type="float">
            <text:p>114.54</text:p>
          </table:table-cell>
          <table:table-cell table:style-name="ce11" office:value-type="float" office:value="0.612492211238534" calcext:value-type="float">
            <text:p>0.61</text:p>
          </table:table-cell>
          <table:table-cell table:style-name="ce11" office:value-type="float" office:value="0.642807317896737" calcext:value-type="float">
            <text:p>0.64</text:p>
          </table:table-cell>
          <table:table-cell table:style-name="ce17" table:formula="of:=([.D22]-[.D16])/[.D16]" office:value-type="percentage" office:value="0.00130862147104179" calcext:value-type="percentage">
            <text:p>0.1%</text:p>
          </table:table-cell>
          <table:table-cell table:style-name="ce17" table:formula="of:=([.D22]-[.D$10])/[.D$10]" office:value-type="percentage" office:value="0.0322959388827377" calcext:value-type="percentage">
            <text:p>3.2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2]-[.D$20])/[.D$20]" office:value-type="percentage" office:value="-0.014703883068588" calcext:value-type="percentage">
            <text:p>-1.5%</text:p>
          </table:table-cell>
          <table:table-cell table:style-name="ce17" table:formula="of:=([.D22]-[.D$25])/[.D$25]" office:value-type="percentage" office:value="0.0128561190140166" calcext:value-type="percentage">
            <text:p>1.3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13284196585541" calcext:value-type="float">
            <text:p>0.61</text:p>
          </table:table-cell>
          <table:table-cell table:style-name="ce11" office:value-type="float" office:value="0.0101961187715451" calcext:value-type="float">
            <text:p>0.01</text:p>
          </table:table-cell>
          <table:table-cell table:style-name="ce11" office:value-type="float" office:value="300.027152906863" calcext:value-type="float">
            <text:p>300.03</text:p>
          </table:table-cell>
          <table:table-cell table:style-name="ce11" office:value-type="float" office:value="0.593219231106802" calcext:value-type="float">
            <text:p>0.59</text:p>
          </table:table-cell>
          <table:table-cell table:style-name="ce11" office:value-type="float" office:value="0.633349162064281" calcext:value-type="float">
            <text:p>0.63</text:p>
          </table:table-cell>
          <table:table-cell table:style-name="ce17" table:formula="of:=([.D23]-[.D17])/[.D17]" office:value-type="percentage" office:value="0.0153711863998299" calcext:value-type="percentage">
            <text:p>1.5%</text:p>
          </table:table-cell>
          <table:table-cell table:style-name="ce17" table:formula="of:=([.D23]-[.D$11])/[.D$11]" office:value-type="percentage" office:value="0.0340011307192816" calcext:value-type="percentage">
            <text:p>3.4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3]-[.D$20])/[.D$20]" office:value-type="percentage" office:value="-0.0372552152753671" calcext:value-type="percentage">
            <text:p>-3.7%</text:p>
          </table:table-cell>
          <table:table-cell table:style-name="ce17" table:formula="of:=([.D23]-[.D$25])/[.D$25]" office:value-type="percentage" office:value="-0.0103260030151358" calcext:value-type="percentage">
            <text:p>-1.0%</text:p>
          </table:table-cell>
          <table:table-cell table:number-columns-repeated="14"/>
        </table:table-row>
        <table:table-row table:style-name="ro2">
          <table:covered-table-cell table:style-name="ce35"/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02420435896721" calcext:value-type="float">
            <text:p>0.60</text:p>
          </table:table-cell>
          <table:table-cell table:style-name="ce11" office:value-type="float" office:value="0.00627541035317719" calcext:value-type="float">
            <text:p>0.01</text:p>
          </table:table-cell>
          <table:table-cell table:style-name="ce11" office:value-type="float" office:value="54.377709031763" calcext:value-type="float">
            <text:p>54.38</text:p>
          </table:table-cell>
          <table:table-cell table:style-name="ce11" office:value-type="float" office:value="0.589840996798652" calcext:value-type="float">
            <text:p>0.59</text:p>
          </table:table-cell>
          <table:table-cell table:style-name="ce11" office:value-type="float" office:value="0.61499987499479" calcext:value-type="float">
            <text:p>0.61</text:p>
          </table:table-cell>
          <table:table-cell table:style-name="ce17" table:formula="of:=([.D24]-[.D18])/[.D18]" office:value-type="percentage" office:value="0.0114990331625511" calcext:value-type="percentage">
            <text:p>1.1%</text:p>
          </table:table-cell>
          <table:table-cell table:style-name="ce17" table:formula="of:=([.D24]-[.D$12])/[.D$12]" office:value-type="percentage" office:value="0.0120563516918878" calcext:value-type="percentage">
            <text:p>1.2%</text:p>
          </table:table-cell>
          <table:table-cell table:style-name="ce26" office:value-type="string" calcext:value-type="string">
            <text:p>NA</text:p>
          </table:table-cell>
          <table:table-cell table:style-name="ce26" table:formula="of:=([.D24]-[.D$20])/[.D$20]" office:value-type="percentage" office:value="-0.0543093461397992" calcext:value-type="percentage">
            <text:p>-5.4%</text:p>
          </table:table-cell>
          <table:table-cell table:style-name="ce17" table:formula="of:=([.D24]-[.D$25])/[.D$25]" office:value-type="percentage" office:value="-0.0278571598964821" calcext:value-type="percentage">
            <text:p>-2.8%</text:p>
          </table:table-cell>
          <table:table-cell table:number-columns-repeated="14"/>
        </table:table-row>
        <table:table-row table:style-name="ro2">
          <table:covered-table-cell table:style-name="ce36"/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619683045582656" calcext:value-type="float">
            <text:p>0.62</text:p>
          </table:table-cell>
          <table:table-cell table:style-name="ce12" office:value-type="float" office:value="0.00840376343118981" calcext:value-type="float">
            <text:p>0.01</text:p>
          </table:table-cell>
          <table:table-cell table:style-name="ce12" office:value-type="float" office:value="160.132518677717" calcext:value-type="float">
            <text:p>160.13</text:p>
          </table:table-cell>
          <table:table-cell table:style-name="ce12" office:value-type="float" office:value="0.603086544732052" calcext:value-type="float">
            <text:p>0.60</text:p>
          </table:table-cell>
          <table:table-cell table:style-name="ce12" office:value-type="float" office:value="0.63627954643326" calcext:value-type="float">
            <text:p>0.64</text:p>
          </table:table-cell>
          <table:table-cell table:style-name="ce18" table:formula="of:=([.D25]-[.D19])/[.D19]" office:value-type="percentage" office:value="-0.000108034558107329" calcext:value-type="percentage">
            <text:p>0.0%</text:p>
          </table:table-cell>
          <table:table-cell table:style-name="ce18" table:formula="of:=([.D25]-[.D$13])/[.D$13]" office:value-type="percentage" office:value="0.0434038544110809" calcext:value-type="percentage">
            <text:p>4.3%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25]-[.D$20])/[.D$20]" office:value-type="percentage" office:value="-0.0272101847095848" calcext:value-type="percentage">
            <text:p>-2.7%</text:p>
          </table:table-cell>
          <table:table-cell table:style-name="ce18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 table:number-columns-spanned="1" table:number-rows-spanned="12">
            <text:p><text:span text:style-name="T1">28 </text:span><text:span text:style-name="T2">(Control)</text:span>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2140000000004" calcext:value-type="float">
            <text:p>0.62</text:p>
          </table:table-cell>
          <table:table-cell table:style-name="ce10" office:value-type="float" office:value="0.00799797071367636" calcext:value-type="float">
            <text:p>0.01</text:p>
          </table:table-cell>
          <table:table-cell table:style-name="ce10" office:value-type="float" office:value="134.518870663465" calcext:value-type="float">
            <text:p>134.52</text:p>
          </table:table-cell>
          <table:table-cell table:style-name="ce10" office:value-type="float" office:value="0.605581963442731" calcext:value-type="float">
            <text:p>0.61</text:p>
          </table:table-cell>
          <table:table-cell table:style-name="ce10" office:value-type="float" office:value="0.63721803655735" calcext:value-type="float">
            <text:p>0.64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26]-[.D$2])/[.D$2]" office:value-type="percentage" office:value="-0.00734824281127762" calcext:value-type="percentage">
            <text:p>-0.7%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table:formula="of:=([.D26]-[.D$31])/[.D$31]" office:value-type="percentage" office:value="0.0292339544513403" calcext:value-type="percentage">
            <text:p>2.9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12905267804877" calcext:value-type="float">
            <text:p>0.61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1" calcext:value-type="float">
            <text:p>160.13</text:p>
          </table:table-cell>
          <table:table-cell table:style-name="ce11" office:value-type="float" office:value="0.596308766954273" calcext:value-type="float">
            <text:p>0.60</text:p>
          </table:table-cell>
          <table:table-cell table:style-name="ce11" office:value-type="float" office:value="0.629501768655481" calcext:value-type="float">
            <text:p>0.6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27]-[.D$3])/[.D$3]" office:value-type="percentage" office:value="-0.0086266585805272" calcext:value-type="percentage">
            <text:p>-0.9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27]-[.D$26])/[.D$26]" office:value-type="percentage" office:value="-0.0136703125123309" calcext:value-type="percentage">
            <text:p>-1.4%</text:p>
          </table:table-cell>
          <table:table-cell table:style-name="ce14" table:formula="of:=([.D27]-[.D$31])/[.D$31]" office:value-type="percentage" office:value="0.0151640046456884" calcext:value-type="percentage">
            <text:p>1.5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12829482048744" calcext:value-type="float">
            <text:p>0.61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51" calcext:value-type="float">
            <text:p>387.81</text:p>
          </table:table-cell>
          <table:table-cell table:style-name="ce11" office:value-type="float" office:value="0.590957520383506" calcext:value-type="float">
            <text:p>0.59</text:p>
          </table:table-cell>
          <table:table-cell table:style-name="ce11" office:value-type="float" office:value="0.634701443713982" calcext:value-type="float">
            <text:p>0.6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28]-[.D$4])/[.D$4]" office:value-type="percentage" office:value="-0.00905519572161962" calcext:value-type="percentage">
            <text:p>-0.9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28]-[.D$26])/[.D$26]" office:value-type="percentage" office:value="-0.0137922722100022" calcext:value-type="percentage">
            <text:p>-1.4%</text:p>
          </table:table-cell>
          <table:table-cell table:style-name="ce14" table:formula="of:=([.D28]-[.D$31])/[.D$31]" office:value-type="percentage" office:value="0.0150384795837704" calcext:value-type="percentage">
            <text:p>1.5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11500000000043" calcext:value-type="float">
            <text:p>0.61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77344343045214" calcext:value-type="float">
            <text:p>0.58</text:p>
          </table:table-cell>
          <table:table-cell table:style-name="ce11" office:value-type="float" office:value="0.645655656954871" calcext:value-type="float">
            <text:p>0.6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29]-[.D$5])/[.D$5]" office:value-type="percentage" office:value="0.0115798180314318" calcext:value-type="percentage">
            <text:p>1.2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29]-[.D$26])/[.D$26]" office:value-type="percentage" office:value="-0.0159317669777863" calcext:value-type="percentage">
            <text:p>-1.6%</text:p>
          </table:table-cell>
          <table:table-cell table:style-name="ce14" table:formula="of:=([.D29]-[.D$31])/[.D$31]" office:value-type="percentage" office:value="0.0128364389233961" calcext:value-type="percentage">
            <text:p>1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61905267804882" calcext:value-type="float">
            <text:p>0.56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" calcext:value-type="float">
            <text:p>160.13</text:p>
          </table:table-cell>
          <table:table-cell table:style-name="ce11" office:value-type="float" office:value="0.545308766954278" calcext:value-type="float">
            <text:p>0.55</text:p>
          </table:table-cell>
          <table:table-cell table:style-name="ce11" office:value-type="float" office:value="0.578501768655486" calcext:value-type="float">
            <text:p>0.58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30]-[.D$6])/[.D$6]" office:value-type="percentage" office:value="-0.0584605068558061" calcext:value-type="percentage">
            <text:p>-5.8%</text:p>
          </table:table-cell>
          <table:table-cell table:style-name="ce24" office:value-type="string" calcext:value-type="string">
            <text:p>NA</text:p>
          </table:table-cell>
          <table:table-cell table:style-name="ce32" table:formula="of:=([.D30]-[.D$26])/[.D$26]" office:value-type="percentage" office:value="-0.0957430514888223" calcext:value-type="percentage">
            <text:p>-9.6%</text:p>
          </table:table-cell>
          <table:table-cell table:style-name="ce19" table:formula="of:=([.D30]-[.D$31])/[.D$31]" office:value-type="percentage" office:value="-0.0693080450437385" calcext:value-type="percentage">
            <text:p>-6.9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603750000000042" calcext:value-type="float">
            <text:p>0.60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72" calcext:value-type="float">
            <text:p>510.83</text:p>
          </table:table-cell>
          <table:table-cell table:style-name="ce11" office:value-type="float" office:value="0.579405075397486" calcext:value-type="float">
            <text:p>0.58</text:p>
          </table:table-cell>
          <table:table-cell table:style-name="ce11" office:value-type="float" office:value="0.628094924602599" calcext:value-type="float">
            <text:p>0.63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31]-[.D$7])/[.D$7]" office:value-type="percentage" office:value="-0.00984009840096711" calcext:value-type="percentage">
            <text:p>-1.0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31]-[.D$26])/[.D$26]" office:value-type="percentage" office:value="-0.0284036047634323" calcext:value-type="percentage">
            <text:p>-2.8%</text:p>
          </table:table-cell>
          <table:table-cell table:style-name="ce15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table-cell table:style-name="ce2" office:value-type="string" calcext:value-type="string" table:number-columns-spanned="1" table:number-rows-spanned="6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47460823360436" calcext:value-type="float">
            <text:p>0.65</text:p>
          </table:table-cell>
          <table:table-cell table:style-name="ce10" office:value-type="float" office:value="0.0061190832532134" calcext:value-type="float">
            <text:p>0.01</text:p>
          </table:table-cell>
          <table:table-cell table:style-name="ce10" office:value-type="float" office:value="49.2927652323932" calcext:value-type="float">
            <text:p>49.29</text:p>
          </table:table-cell>
          <table:table-cell table:style-name="ce10" office:value-type="float" office:value="0.635165912275126" calcext:value-type="float">
            <text:p>0.64</text:p>
          </table:table-cell>
          <table:table-cell table:style-name="ce10" office:value-type="float" office:value="0.659755734445747" calcext:value-type="float">
            <text:p>0.66</text:p>
          </table:table-cell>
          <table:table-cell table:style-name="ce16" table:formula="of:=([.D32]-[.D26])/[.D26]" office:value-type="percentage" office:value="0.0419388853562832" calcext:value-type="percentage">
            <text:p>4.2%</text:p>
          </table:table-cell>
          <table:table-cell table:style-name="ce16" table:formula="of:=([.D32]-[.D$8])/[.D$8]" office:value-type="percentage" office:value="0.0498140089910391" calcext:value-type="percentage">
            <text:p>5.0%</text:p>
          </table:table-cell>
          <table:table-cell table:number-columns-repeated="2" table:style-name="ce13" office:value-type="string" calcext:value-type="string">
            <text:p>NA</text:p>
          </table:table-cell>
          <table:table-cell table:style-name="ce13" table:formula="of:=([.D32]-[.D$37])/[.D$37]" office:value-type="percentage" office:value="0.0617694778692098" calcext:value-type="percentage">
            <text:p>6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44600000000043" calcext:value-type="float">
            <text:p>0.64</text:p>
          </table:table-cell>
          <table:table-cell table:style-name="ce11" office:value-type="float" office:value="0.0058399898616299" calcext:value-type="float">
            <text:p>0.01</text:p>
          </table:table-cell>
          <table:table-cell table:style-name="ce11" office:value-type="float" office:value="41.1971147839912" calcext:value-type="float">
            <text:p>41.20</text:p>
          </table:table-cell>
          <table:table-cell table:style-name="ce11" office:value-type="float" office:value="0.632807614732039" calcext:value-type="float">
            <text:p>0.63</text:p>
          </table:table-cell>
          <table:table-cell table:style-name="ce11" office:value-type="float" office:value="0.656392385268047" calcext:value-type="float">
            <text:p>0.66</text:p>
          </table:table-cell>
          <table:table-cell table:style-name="ce17" table:formula="of:=([.D33]-[.D27])/[.D27]" office:value-type="percentage" office:value="0.0517122855032406" calcext:value-type="percentage">
            <text:p>5.2%</text:p>
          </table:table-cell>
          <table:table-cell table:style-name="ce17" table:formula="of:=([.D33]-[.D$9])/[.D$9]" office:value-type="percentage" office:value="0.0608080309388708" calcext:value-type="percentage">
            <text:p>6.1%</text:p>
          </table:table-cell>
          <table:table-cell table:style-name="ce14" office:value-type="string" calcext:value-type="string">
            <text:p>NA</text:p>
          </table:table-cell>
          <table:table-cell table:style-name="ce24" table:formula="of:=([.D33]-[.D$32])/[.D$32]" office:value-type="percentage" office:value="-0.00441852735667447" calcext:value-type="percentage">
            <text:p>-0.4%</text:p>
          </table:table-cell>
          <table:table-cell table:style-name="ce14" table:formula="of:=([.D33]-[.D$37])/[.D$37]" office:value-type="percentage" office:value="0.0570780203847627" calcext:value-type="percentage">
            <text:p>5.7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46649764567635" calcext:value-type="float">
            <text:p>0.65</text:p>
          </table:table-cell>
          <table:table-cell table:style-name="ce11" office:value-type="float" office:value="0.00765187909064366" calcext:value-type="float">
            <text:p>0.01</text:p>
          </table:table-cell>
          <table:table-cell table:style-name="ce11" office:value-type="float" office:value="114.53553961929" calcext:value-type="float">
            <text:p>114.54</text:p>
          </table:table-cell>
          <table:table-cell table:style-name="ce11" office:value-type="float" office:value="0.631492211238533" calcext:value-type="float">
            <text:p>0.63</text:p>
          </table:table-cell>
          <table:table-cell table:style-name="ce11" office:value-type="float" office:value="0.661807317896737" calcext:value-type="float">
            <text:p>0.66</text:p>
          </table:table-cell>
          <table:table-cell table:style-name="ce17" table:formula="of:=([.D34]-[.D28])/[.D28]" office:value-type="percentage" office:value="0.0551871009955766" calcext:value-type="percentage">
            <text:p>5.5%</text:p>
          </table:table-cell>
          <table:table-cell table:style-name="ce17" table:formula="of:=([.D34]-[.D$10])/[.D$10]" office:value-type="percentage" office:value="0.0635452501165006" calcext:value-type="percentage">
            <text:p>6.4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34]-[.D$32])/[.D$32]" office:value-type="percentage" office:value="-0.00125267624470549" calcext:value-type="percentage">
            <text:p>-0.1%</text:p>
          </table:table-cell>
          <table:table-cell table:style-name="ce14" table:formula="of:=([.D34]-[.D$37])/[.D$37]" office:value-type="percentage" office:value="0.0604394244669296" calcext:value-type="percentage">
            <text:p>6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629284196585541" calcext:value-type="float">
            <text:p>0.63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57" calcext:value-type="float">
            <text:p>300.03</text:p>
          </table:table-cell>
          <table:table-cell table:style-name="ce11" office:value-type="float" office:value="0.609219231106802" calcext:value-type="float">
            <text:p>0.61</text:p>
          </table:table-cell>
          <table:table-cell table:style-name="ce11" office:value-type="float" office:value="0.649349162064281" calcext:value-type="float">
            <text:p>0.65</text:p>
          </table:table-cell>
          <table:table-cell table:style-name="ce17" table:formula="of:=([.D35]-[.D29])/[.D29]" office:value-type="percentage" office:value="0.0290829052910822" calcext:value-type="percentage">
            <text:p>2.9%</text:p>
          </table:table-cell>
          <table:table-cell table:style-name="ce17" table:formula="of:=([.D35]-[.D$11])/[.D$11]" office:value-type="percentage" office:value="0.0609772344304441" calcext:value-type="percentage">
            <text:p>6.1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35]-[.D$32])/[.D$32]" office:value-type="percentage" office:value="-0.0280737090478388" calcext:value-type="percentage">
            <text:p>-2.8%</text:p>
          </table:table-cell>
          <table:table-cell table:style-name="ce14" table:formula="of:=([.D35]-[.D$37])/[.D$37]" office:value-type="percentage" office:value="0.0319616704716338" calcext:value-type="percentage">
            <text:p>3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28" calcext:value-type="float">
            <text:p>28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20302788837897" calcext:value-type="float">
            <text:p>0.62</text:p>
          </table:table-cell>
          <table:table-cell table:style-name="ce11" office:value-type="float" office:value="0.00627541035317722" calcext:value-type="float">
            <text:p>0.01</text:p>
          </table:table-cell>
          <table:table-cell table:style-name="ce11" office:value-type="float" office:value="54.377709031765" calcext:value-type="float">
            <text:p>54.38</text:p>
          </table:table-cell>
          <table:table-cell table:style-name="ce11" office:value-type="float" office:value="0.607723349739828" calcext:value-type="float">
            <text:p>0.61</text:p>
          </table:table-cell>
          <table:table-cell table:style-name="ce11" office:value-type="float" office:value="0.632882227935967" calcext:value-type="float">
            <text:p>0.63</text:p>
          </table:table-cell>
          <table:table-cell table:style-name="ce19" table:formula="of:=([.D36]-[.D30])/[.D30]" office:value-type="percentage" office:value="0.103927698099625" calcext:value-type="percentage">
            <text:p>10.4%</text:p>
          </table:table-cell>
          <table:table-cell table:style-name="ce17" table:formula="of:=([.D36]-[.D$12])/[.D$12]" office:value-type="percentage" office:value="0.0420984083667647" calcext:value-type="percentage">
            <text:p>4.2%</text:p>
          </table:table-cell>
          <table:table-cell table:style-name="ce24" office:value-type="string" calcext:value-type="string">
            <text:p>NA</text:p>
          </table:table-cell>
          <table:table-cell table:style-name="ce24" table:formula="of:=([.D36]-[.D$32])/[.D$32]" office:value-type="percentage" office:value="-0.0419454483463325" calcext:value-type="percentage">
            <text:p>-4.2%</text:p>
          </table:table-cell>
          <table:table-cell table:style-name="ce14" table:formula="of:=([.D36]-[.D$37])/[.D$37]" office:value-type="percentage" office:value="0.0172330810795344" calcext:value-type="percentage">
            <text:p>1.7%</text:p>
          </table:table-cell>
          <table:table-cell table:number-columns-repeated="14"/>
        </table:table-row>
        <table:table-row table:style-name="ro2">
          <table:covered-table-cell table:style-name="ce36" office:value-type="float" office:value="28" calcext:value-type="float">
            <text:p>28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609794156693767" calcext:value-type="float">
            <text:p>0.61</text:p>
          </table:table-cell>
          <table:table-cell table:style-name="ce12" office:value-type="float" office:value="0.0084037634311898" calcext:value-type="float">
            <text:p>0.01</text:p>
          </table:table-cell>
          <table:table-cell table:style-name="ce12" office:value-type="float" office:value="160.132518677713" calcext:value-type="float">
            <text:p>160.13</text:p>
          </table:table-cell>
          <table:table-cell table:style-name="ce12" office:value-type="float" office:value="0.593197655843163" calcext:value-type="float">
            <text:p>0.59</text:p>
          </table:table-cell>
          <table:table-cell table:style-name="ce12" office:value-type="float" office:value="0.626390657544371" calcext:value-type="float">
            <text:p>0.63</text:p>
          </table:table-cell>
          <table:table-cell table:style-name="ce18" table:formula="of:=([.D37]-[.D31])/[.D31]" office:value-type="percentage" office:value="0.0100110255796679" calcext:value-type="percentage">
            <text:p>1.0%</text:p>
          </table:table-cell>
          <table:table-cell table:style-name="ce18" table:formula="of:=([.D37]-[.D$13])/[.D$13]" office:value-type="percentage" office:value="0.0267532378482086" calcext:value-type="percentage">
            <text:p>2.7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37]-[.D$32])/[.D$32]" office:value-type="percentage" office:value="-0.0581759780787545" calcext:value-type="percentage">
            <text:p>-5.8%</text:p>
          </table:table-cell>
          <table:table-cell table:style-name="ce15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37" office:value-type="string" calcext:value-type="string" table:number-columns-spanned="1" table:number-rows-spanned="12">
            <text:p><text:span text:style-name="T1">65 </text:span><text:span text:style-name="T2">(Control)</text:span></text:p>
          </table:table-cell>
          <table:table-cell table:style-name="ce2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60160000000004" calcext:value-type="float">
            <text:p>0.60</text:p>
          </table:table-cell>
          <table:table-cell table:style-name="ce10" office:value-type="float" office:value="0.00799797071367627" calcext:value-type="float">
            <text:p>0.01</text:p>
          </table:table-cell>
          <table:table-cell table:style-name="ce10" office:value-type="float" office:value="134.518870663468" calcext:value-type="float">
            <text:p>134.52</text:p>
          </table:table-cell>
          <table:table-cell table:style-name="ce10" office:value-type="float" office:value="0.585781963442731" calcext:value-type="float">
            <text:p>0.59</text:p>
          </table:table-cell>
          <table:table-cell table:style-name="ce10" office:value-type="float" office:value="0.617418036557349" calcext:value-type="float">
            <text:p>0.62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38]-[.D$2])/[.D$2]" office:value-type="percentage" office:value="-0.0389776357825288" calcext:value-type="percentage">
            <text:p>-3.9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38]-[.D$38])/[.D$38]" office:value-type="percentage" office:value="0" calcext:value-type="percentage">
            <text:p>0.0%</text:p>
          </table:table-cell>
          <table:table-cell table:style-name="ce13" table:formula="of:=([.D38]-[.D$43])/[.D$43]" office:value-type="percentage" office:value="0.0666666666666581" calcext:value-type="percentage">
            <text:p>6.7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71571934471544" calcext:value-type="float">
            <text:p>0.57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7" calcext:value-type="float">
            <text:p>160.13</text:p>
          </table:table-cell>
          <table:table-cell table:style-name="ce11" office:value-type="float" office:value="0.55497543362094" calcext:value-type="float">
            <text:p>0.55</text:p>
          </table:table-cell>
          <table:table-cell table:style-name="ce11" office:value-type="float" office:value="0.588168435322147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39]-[.D$3])/[.D$3]" office:value-type="percentage" office:value="-0.0754832625797548" calcext:value-type="percentage">
            <text:p>-7.5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39]-[.D$38])/[.D$38]" office:value-type="percentage" office:value="-0.0499136727534806" calcext:value-type="percentage">
            <text:p>-5.0%</text:p>
          </table:table-cell>
          <table:table-cell table:style-name="ce14" table:formula="of:=([.D39]-[.D$43])/[.D$43]" office:value-type="percentage" office:value="0.0134254157296126" calcext:value-type="percentage">
            <text:p>1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55429482048744" calcext:value-type="float">
            <text:p>0.56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62" calcext:value-type="float">
            <text:p>387.81</text:p>
          </table:table-cell>
          <table:table-cell table:style-name="ce11" office:value-type="float" office:value="0.533557520383506" calcext:value-type="float">
            <text:p>0.53</text:p>
          </table:table-cell>
          <table:table-cell table:style-name="ce11" office:value-type="float" office:value="0.577301443713982" calcext:value-type="float">
            <text:p>0.58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40]-[.D$4])/[.D$4]" office:value-type="percentage" office:value="-0.101870951868702" calcext:value-type="percentage">
            <text:p>-10.2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40]-[.D$38])/[.D$38]" office:value-type="percentage" office:value="-0.0767462067009522" calcext:value-type="percentage">
            <text:p>-7.7%</text:p>
          </table:table-cell>
          <table:table-cell table:style-name="ce14" table:formula="of:=([.D40]-[.D$43])/[.D$43]" office:value-type="percentage" office:value="-0.0151959538143569" calcext:value-type="percentage">
            <text:p>-1.5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69500000000042" calcext:value-type="float">
            <text:p>0.57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77" calcext:value-type="float">
            <text:p>890.40</text:p>
          </table:table-cell>
          <table:table-cell table:style-name="ce11" office:value-type="float" office:value="0.535344343045214" calcext:value-type="float">
            <text:p>0.54</text:p>
          </table:table-cell>
          <table:table-cell table:style-name="ce11" office:value-type="float" office:value="0.603655656954871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41]-[.D$5])/[.D$5]" office:value-type="percentage" office:value="-0.0578990901571505" calcext:value-type="percentage">
            <text:p>-5.8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41]-[.D$38])/[.D$38]" office:value-type="percentage" office:value="-0.0533577127659504" calcext:value-type="percentage">
            <text:p>-5.3%</text:p>
          </table:table-cell>
          <table:table-cell table:style-name="ce14" table:formula="of:=([.D41]-[.D$43])/[.D$43]" office:value-type="percentage" office:value="0.00975177304964477" calcext:value-type="percentage">
            <text:p>1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44016378915992" calcext:value-type="float">
            <text:p>0.54</text:p>
          </table:table-cell>
          <table:table-cell table:style-name="ce11" office:value-type="float" office:value="0.00840376343118985" calcext:value-type="float">
            <text:p>0.01</text:p>
          </table:table-cell>
          <table:table-cell table:style-name="ce11" office:value-type="float" office:value="160.132518677711" calcext:value-type="float">
            <text:p>160.13</text:p>
          </table:table-cell>
          <table:table-cell table:style-name="ce11" office:value-type="float" office:value="0.527419878065389" calcext:value-type="float">
            <text:p>0.53</text:p>
          </table:table-cell>
          <table:table-cell table:style-name="ce11" office:value-type="float" office:value="0.560612879766596" calcext:value-type="float">
            <text:p>0.56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42]-[.D$6])/[.D$6]" office:value-type="percentage" office:value="-0.0884354801162577" calcext:value-type="percentage">
            <text:p>-8.8%</text:p>
          </table:table-cell>
          <table:table-cell table:style-name="ce24" office:value-type="string" calcext:value-type="string">
            <text:p>NA</text:p>
          </table:table-cell>
          <table:table-cell table:style-name="ce19" table:formula="of:=([.D42]-[.D$38])/[.D$38]" office:value-type="percentage" office:value="-0.0957174552593818" calcext:value-type="percentage">
            <text:p>-9.6%</text:p>
          </table:table-cell>
          <table:table-cell table:style-name="ce14" table:formula="of:=([.D42]-[.D$43])/[.D$43]" office:value-type="percentage" office:value="-0.0354319522766816" calcext:value-type="percentage">
            <text:p>-3.5%</text:p>
          </table:table-cell>
          <table:table-cell table:number-columns-repeated="14"/>
        </table:table-row>
        <table:table-row table:style-name="ro2">
          <table:covered-table-cell table:style-name="ce36" office:value-type="float" office:value="65" calcext:value-type="float">
            <text:p>65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64000000000042" calcext:value-type="float">
            <text:p>0.56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91" calcext:value-type="float">
            <text:p>510.83</text:p>
          </table:table-cell>
          <table:table-cell table:style-name="ce12" office:value-type="float" office:value="0.539655075397485" calcext:value-type="float">
            <text:p>0.54</text:p>
          </table:table-cell>
          <table:table-cell table:style-name="ce12" office:value-type="float" office:value="0.588344924602598" calcext:value-type="float">
            <text:p>0.59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43]-[.D$7])/[.D$7]" office:value-type="percentage" office:value="-0.0750307503074829" calcext:value-type="percentage">
            <text:p>-7.5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43]-[.D$38])/[.D$38]" office:value-type="percentage" office:value="-0.0624999999999925" calcext:value-type="percentage">
            <text:p>-6.2%</text:p>
          </table:table-cell>
          <table:table-cell table:style-name="ce15" table:formula="of:=([.D43]-[.D$43])/[.D$43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33183045582657" calcext:value-type="float">
            <text:p>0.63</text:p>
          </table:table-cell>
          <table:table-cell table:style-name="ce11" office:value-type="float" office:value="0.00611908325321342" calcext:value-type="float">
            <text:p>0.01</text:p>
          </table:table-cell>
          <table:table-cell table:style-name="ce11" office:value-type="float" office:value="49.2927652323962" calcext:value-type="float">
            <text:p>49.29</text:p>
          </table:table-cell>
          <table:table-cell table:style-name="ce11" office:value-type="float" office:value="0.620888134497346" calcext:value-type="float">
            <text:p>0.62</text:p>
          </table:table-cell>
          <table:table-cell table:style-name="ce11" office:value-type="float" office:value="0.645477956667968" calcext:value-type="float">
            <text:p>0.65</text:p>
          </table:table-cell>
          <table:table-cell table:style-name="ce16" table:formula="of:=([.D44]-[.D38])/[.D38]" office:value-type="percentage" office:value="0.0524984135349318" calcext:value-type="percentage">
            <text:p>5.2%</text:p>
          </table:table-cell>
          <table:table-cell table:style-name="ce16" table:formula="of:=([.D44]-[.D$8])/[.D$8]" office:value-type="percentage" office:value="0.0266635563496302" calcext:value-type="percentage">
            <text:p>2.7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44]-[.D44])/[.D44]" office:value-type="percentage" office:value="0" calcext:value-type="percentage">
            <text:p>0.0%</text:p>
          </table:table-cell>
          <table:table-cell table:style-name="ce13" table:formula="of:=([.D44]-[.D49])/[.D49]" office:value-type="percentage" office:value="0.19383326618962" calcext:value-type="percentage">
            <text:p>19.4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23700000000043" calcext:value-type="float">
            <text:p>0.62</text:p>
          </table:table-cell>
          <table:table-cell table:style-name="ce11" office:value-type="float" office:value="0.00583998986162988" calcext:value-type="float">
            <text:p>0.01</text:p>
          </table:table-cell>
          <table:table-cell table:style-name="ce11" office:value-type="float" office:value="41.197114783993" calcext:value-type="float">
            <text:p>41.20</text:p>
          </table:table-cell>
          <table:table-cell table:style-name="ce11" office:value-type="float" office:value="0.611907614732039" calcext:value-type="float">
            <text:p>0.61</text:p>
          </table:table-cell>
          <table:table-cell table:style-name="ce11" office:value-type="float" office:value="0.635492385268048" calcext:value-type="float">
            <text:p>0.64</text:p>
          </table:table-cell>
          <table:table-cell table:style-name="ce17" table:formula="of:=([.D45]-[.D39])/[.D39]" office:value-type="percentage" office:value="0.0912012336237166" calcext:value-type="percentage">
            <text:p>9.1%</text:p>
          </table:table-cell>
          <table:table-cell table:style-name="ce17" table:formula="of:=([.D45]-[.D$9])/[.D$9]" office:value-type="percentage" office:value="0.0264132313009233" calcext:value-type="percentage">
            <text:p>2.6%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([.D45]-[.D44])/[.D44]" office:value-type="percentage" office:value="-0.0149767838048912" calcext:value-type="percentage">
            <text:p>-1.5%</text:p>
          </table:table-cell>
          <table:table-cell table:style-name="ce14" table:formula="of:=([.D45]-[.D49])/[.D49]" office:value-type="percentage" office:value="0.175953483462811" calcext:value-type="percentage">
            <text:p>17.6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623740673658544" calcext:value-type="float">
            <text:p>0.62</text:p>
          </table:table-cell>
          <table:table-cell table:style-name="ce11" office:value-type="float" office:value="0.00765187909064364" calcext:value-type="float">
            <text:p>0.01</text:p>
          </table:table-cell>
          <table:table-cell table:style-name="ce11" office:value-type="float" office:value="114.535539619296" calcext:value-type="float">
            <text:p>114.54</text:p>
          </table:table-cell>
          <table:table-cell table:style-name="ce11" office:value-type="float" office:value="0.608583120329443" calcext:value-type="float">
            <text:p>0.61</text:p>
          </table:table-cell>
          <table:table-cell table:style-name="ce11" office:value-type="float" office:value="0.638898226987646" calcext:value-type="float">
            <text:p>0.64</text:p>
          </table:table-cell>
          <table:table-cell table:style-name="ce19" table:formula="of:=([.D46]-[.D40])/[.D40]" office:value-type="percentage" office:value="0.12298805486131" calcext:value-type="percentage">
            <text:p>12.3%</text:p>
          </table:table-cell>
          <table:table-cell table:style-name="ce17" table:formula="of:=([.D46]-[.D$10])/[.D$10]" office:value-type="percentage" office:value="0.0258666547533031" calcext:value-type="percentage">
            <text:p>2.6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46]-[.D44])/[.D44]" office:value-type="percentage" office:value="-0.0149125469956703" calcext:value-type="percentage">
            <text:p>-1.5%</text:p>
          </table:table-cell>
          <table:table-cell table:style-name="ce14" table:formula="of:=([.D46]-[.D49])/[.D49]" office:value-type="percentage" office:value="0.176030171502573" calcext:value-type="percentage">
            <text:p>17.6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87117529918875" calcext:value-type="float">
            <text:p>0.59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63" calcext:value-type="float">
            <text:p>300.03</text:p>
          </table:table-cell>
          <table:table-cell table:style-name="ce11" office:value-type="float" office:value="0.567052564440135" calcext:value-type="float">
            <text:p>0.57</text:p>
          </table:table-cell>
          <table:table-cell table:style-name="ce11" office:value-type="float" office:value="0.607182495397614" calcext:value-type="float">
            <text:p>0.61</text:p>
          </table:table-cell>
          <table:table-cell table:style-name="ce17" table:formula="of:=([.D47]-[.D41])/[.D41]" office:value-type="percentage" office:value="0.0309350832639712" calcext:value-type="percentage">
            <text:p>3.1%</text:p>
          </table:table-cell>
          <table:table-cell table:style-name="ce17" table:formula="of:=([.D47]-[.D$11])/[.D$11]" office:value-type="percentage" office:value="-0.0101160388916809" calcext:value-type="percentage">
            <text:p>-1.0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47]-[.D44])/[.D44]" office:value-type="percentage" office:value="-0.0727522885919859" calcext:value-type="percentage">
            <text:p>-7.3%</text:p>
          </table:table-cell>
          <table:table-cell table:style-name="ce14" table:formula="of:=([.D47]-[.D49])/[.D49]" office:value-type="percentage" office:value="0.10697916387708" calcext:value-type="percentage">
            <text:p>10.7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60571455354378" calcext:value-type="float">
            <text:p>0.61</text:p>
          </table:table-cell>
          <table:table-cell table:style-name="ce11" office:value-type="float" office:value="0.00627541035317718" calcext:value-type="float">
            <text:p>0.01</text:p>
          </table:table-cell>
          <table:table-cell table:style-name="ce11" office:value-type="float" office:value="54.3777090317647" calcext:value-type="float">
            <text:p>54.38</text:p>
          </table:table-cell>
          <table:table-cell table:style-name="ce11" office:value-type="float" office:value="0.593135114445711" calcext:value-type="float">
            <text:p>0.59</text:p>
          </table:table-cell>
          <table:table-cell table:style-name="ce11" office:value-type="float" office:value="0.618293992641849" calcext:value-type="float">
            <text:p>0.62</text:p>
          </table:table-cell>
          <table:table-cell table:style-name="ce19" table:formula="of:=([.D48]-[.D42])/[.D42]" office:value-type="percentage" office:value="0.113412347530285" calcext:value-type="percentage">
            <text:p>11.3%</text:p>
          </table:table-cell>
          <table:table-cell table:style-name="ce17" table:formula="of:=([.D48]-[.D$12])/[.D$12]" office:value-type="percentage" office:value="0.0175904147635761" calcext:value-type="percentage">
            <text:p>1.8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48]-[.D44])/[.D44]" office:value-type="percentage" office:value="-0.0433815975182981" calcext:value-type="percentage">
            <text:p>-4.3%</text:p>
          </table:table-cell>
          <table:table-cell table:style-name="ce14" table:formula="of:=([.D48]-[.D49])/[.D49]" office:value-type="percentage" office:value="0.142042871931827" calcext:value-type="percentage">
            <text:p>14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65" calcext:value-type="float">
            <text:p>65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30378121899383" calcext:value-type="float">
            <text:p>0.53</text:p>
          </table:table-cell>
          <table:table-cell table:style-name="ce11" office:value-type="float" office:value="0.0088540925325424" calcext:value-type="float">
            <text:p>0.01</text:p>
          </table:table-cell>
          <table:table-cell table:style-name="ce11" office:value-type="float" office:value="192.862612240043" calcext:value-type="float">
            <text:p>192.86</text:p>
          </table:table-cell>
          <table:table-cell table:style-name="ce11" office:value-type="float" office:value="0.512914836247402" calcext:value-type="float">
            <text:p>0.51</text:p>
          </table:table-cell>
          <table:table-cell table:style-name="ce11" office:value-type="float" office:value="0.547841407551364" calcext:value-type="float">
            <text:p>0.55</text:p>
          </table:table-cell>
          <table:table-cell table:style-name="ce18" table:formula="of:=([.D49]-[.D43])/[.D43]" office:value-type="percentage" office:value="-0.0596132590437171" calcext:value-type="percentage">
            <text:p>-6.0%</text:p>
          </table:table-cell>
          <table:table-cell table:style-name="ce25" table:formula="of:=([.D49]-[.D$13])/[.D$13]" office:value-type="percentage" office:value="-0.106965116070274" calcext:value-type="percentage">
            <text:p>-10.7%</text:p>
          </table:table-cell>
          <table:table-cell table:style-name="ce15" office:value-type="string" calcext:value-type="string">
            <text:p>NA</text:p>
          </table:table-cell>
          <table:table-cell table:style-name="ce25" table:formula="of:=([.D49]-[.D44])/[.D44]" office:value-type="percentage" office:value="-0.162362091658144" calcext:value-type="percentage">
            <text:p>-16.2%</text:p>
          </table:table-cell>
          <table:table-cell table:style-name="ce15" table:formula="of:=([.D49]-[.D49])/[.D49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 table:number-columns-spanned="1" table:number-rows-spanned="12">
            <text:p><text:span text:style-name="T1">76 </text:span><text:span text:style-name="T2">(Control)</text:span></text:p>
          </table:table-cell>
          <table:table-cell table:style-name="ce2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87300000000042" calcext:value-type="float">
            <text:p>0.59</text:p>
          </table:table-cell>
          <table:table-cell table:style-name="ce10" office:value-type="float" office:value="0.00799797071367635" calcext:value-type="float">
            <text:p>0.01</text:p>
          </table:table-cell>
          <table:table-cell table:style-name="ce10" office:value-type="float" office:value="134.518870663474" calcext:value-type="float">
            <text:p>134.52</text:p>
          </table:table-cell>
          <table:table-cell table:style-name="ce10" office:value-type="float" office:value="0.571481963442733" calcext:value-type="float">
            <text:p>0.57</text:p>
          </table:table-cell>
          <table:table-cell table:style-name="ce10" office:value-type="float" office:value="0.603118036557352" calcext:value-type="float">
            <text:p>0.60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50]-[.D$2])/[.D$2]" office:value-type="percentage" office:value="-0.0618210862617625" calcext:value-type="percentage">
            <text:p>-6.2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50]-[.D50])/[.D50]" office:value-type="percentage" office:value="0" calcext:value-type="percentage">
            <text:p>0.0%</text:p>
          </table:table-cell>
          <table:table-cell table:style-name="ce13" table:formula="of:=([.D50]-[.D55])/[.D55]" office:value-type="percentage" office:value="0.0294478527607321" calcext:value-type="percentage">
            <text:p>2.9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75683045582655" calcext:value-type="float">
            <text:p>0.58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3" calcext:value-type="float">
            <text:p>160.13</text:p>
          </table:table-cell>
          <table:table-cell table:style-name="ce11" office:value-type="float" office:value="0.559086544732052" calcext:value-type="float">
            <text:p>0.56</text:p>
          </table:table-cell>
          <table:table-cell table:style-name="ce11" office:value-type="float" office:value="0.592279546433259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51]-[.D$3])/[.D$3]" office:value-type="percentage" office:value="-0.0688335465905845" calcext:value-type="percentage">
            <text:p>-6.9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51]-[.D50])/[.D50]" office:value-type="percentage" office:value="-0.0197802731438552" calcext:value-type="percentage">
            <text:p>-2.0%</text:p>
          </table:table-cell>
          <table:table-cell table:style-name="ce14" table:formula="of:=([.D51]-[.D55])/[.D55]" office:value-type="percentage" office:value="0.00908509304576961" calcext:value-type="percentage">
            <text:p>0.9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78229482048744" calcext:value-type="float">
            <text:p>0.58</text:p>
          </table:table-cell>
          <table:table-cell table:style-name="ce11" office:value-type="float" office:value="0.0111245425269174" calcext:value-type="float">
            <text:p>0.01</text:p>
          </table:table-cell>
          <table:table-cell table:style-name="ce11" office:value-type="float" office:value="387.811111218551" calcext:value-type="float">
            <text:p>387.81</text:p>
          </table:table-cell>
          <table:table-cell table:style-name="ce11" office:value-type="float" office:value="0.556357520383505" calcext:value-type="float">
            <text:p>0.56</text:p>
          </table:table-cell>
          <table:table-cell table:style-name="ce11" office:value-type="float" office:value="0.600101443713982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52]-[.D$4])/[.D$4]" office:value-type="percentage" office:value="-0.0650033692876311" calcext:value-type="percentage">
            <text:p>-6.5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52]-[.D50])/[.D50]" office:value-type="percentage" office:value="-0.0154444371723094" calcext:value-type="percentage">
            <text:p>-1.5%</text:p>
          </table:table-cell>
          <table:table-cell table:style-name="ce14" table:formula="of:=([.D52]-[.D55])/[.D55]" office:value-type="percentage" office:value="0.0135486100766001" calcext:value-type="percentage">
            <text:p>1.4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79500000000042" calcext:value-type="float">
            <text:p>0.58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77" calcext:value-type="float">
            <text:p>890.40</text:p>
          </table:table-cell>
          <table:table-cell table:style-name="ce11" office:value-type="float" office:value="0.545344343045214" calcext:value-type="float">
            <text:p>0.55</text:p>
          </table:table-cell>
          <table:table-cell table:style-name="ce11" office:value-type="float" office:value="0.613655656954871" calcext:value-type="float">
            <text:p>0.6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53]-[.D$5])/[.D$5]" office:value-type="percentage" office:value="-0.0413564929693932" calcext:value-type="percentage">
            <text:p>-4.1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53]-[.D50])/[.D50]" office:value-type="percentage" office:value="-0.0132811169759907" calcext:value-type="percentage">
            <text:p>-1.3%</text:p>
          </table:table-cell>
          <table:table-cell table:style-name="ce14" table:formula="of:=([.D53]-[.D55])/[.D55]" office:value-type="percentage" office:value="0.0157756354075343" calcext:value-type="percentage">
            <text:p>1.6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03127490027103" calcext:value-type="float">
            <text:p>0.50</text:p>
          </table:table-cell>
          <table:table-cell table:style-name="ce11" office:value-type="float" office:value="0.00840376343118986" calcext:value-type="float">
            <text:p>0.01</text:p>
          </table:table-cell>
          <table:table-cell table:style-name="ce11" office:value-type="float" office:value="160.132518677713" calcext:value-type="float">
            <text:p>160.13</text:p>
          </table:table-cell>
          <table:table-cell table:style-name="ce11" office:value-type="float" office:value="0.4865309891765" calcext:value-type="float">
            <text:p>0.49</text:p>
          </table:table-cell>
          <table:table-cell table:style-name="ce11" office:value-type="float" office:value="0.519723990877707" calcext:value-type="float">
            <text:p>0.52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54]-[.D$6])/[.D$6]" office:value-type="percentage" office:value="-0.156949704711572" calcext:value-type="percentage">
            <text:p>-15.7%</text:p>
          </table:table-cell>
          <table:table-cell table:style-name="ce24" office:value-type="string" calcext:value-type="string">
            <text:p>NA</text:p>
          </table:table-cell>
          <table:table-cell table:style-name="ce19" table:formula="of:=([.D54]-[.D50])/[.D50]" office:value-type="percentage" office:value="-0.143321147578636" calcext:value-type="percentage">
            <text:p>-14.3%</text:p>
          </table:table-cell>
          <table:table-cell table:style-name="ce19" table:formula="of:=([.D54]-[.D55])/[.D55]" office:value-type="percentage" office:value="-0.118093794869299" calcext:value-type="percentage">
            <text:p>-11.8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70500000000043" calcext:value-type="float">
            <text:p>0.57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15" calcext:value-type="float">
            <text:p>510.83</text:p>
          </table:table-cell>
          <table:table-cell table:style-name="ce12" office:value-type="float" office:value="0.546155075397486" calcext:value-type="float">
            <text:p>0.55</text:p>
          </table:table-cell>
          <table:table-cell table:style-name="ce12" office:value-type="float" office:value="0.594844924602599" calcext:value-type="float">
            <text:p>0.59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55]-[.D$7])/[.D$7]" office:value-type="percentage" office:value="-0.0643706437064157" calcext:value-type="percentage">
            <text:p>-6.4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55]-[.D50])/[.D50]" office:value-type="percentage" office:value="-0.028605482717517" calcext:value-type="percentage">
            <text:p>-2.9%</text:p>
          </table:table-cell>
          <table:table-cell table:style-name="ce15" table:formula="of:=([.D55]-[.D55])/[.D55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table-cell table:style-name="ce7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617571934471546" calcext:value-type="float">
            <text:p>0.62</text:p>
          </table:table-cell>
          <table:table-cell table:style-name="ce11" office:value-type="float" office:value="0.00611908325321336" calcext:value-type="float">
            <text:p>0.01</text:p>
          </table:table-cell>
          <table:table-cell table:style-name="ce11" office:value-type="float" office:value="49.2927652323958" calcext:value-type="float">
            <text:p>49.29</text:p>
          </table:table-cell>
          <table:table-cell table:style-name="ce11" office:value-type="float" office:value="0.605277023386235" calcext:value-type="float">
            <text:p>0.61</text:p>
          </table:table-cell>
          <table:table-cell table:style-name="ce11" office:value-type="float" office:value="0.629866845556857" calcext:value-type="float">
            <text:p>0.63</text:p>
          </table:table-cell>
          <table:table-cell table:style-name="ce16" table:formula="of:=([.D56]-[.D50])/[.D50]" office:value-type="percentage" office:value="0.0515442439494327" calcext:value-type="percentage">
            <text:p>5.2%</text:p>
          </table:table-cell>
          <table:table-cell table:style-name="ce16" table:formula="of:=([.D56]-[.D$8])/[.D$8]" office:value-type="percentage" office:value="0.0013511937339287" calcext:value-type="percentage">
            <text:p>0.1%</text:p>
          </table:table-cell>
          <table:table-cell table:style-name="ce13" office:value-type="string" calcext:value-type="string">
            <text:p>NA</text:p>
          </table:table-cell>
          <table:table-cell table:style-name="ce13" table:formula="of:=([.D56]-[.D56])/[.D56]" office:value-type="percentage" office:value="0" calcext:value-type="percentage">
            <text:p>0.0%</text:p>
          </table:table-cell>
          <table:table-cell table:style-name="ce13" table:formula="of:=([.D56]-[.D61])/[.D61]" office:value-type="percentage" office:value="0.0655815047313954" calcext:value-type="percentage">
            <text:p>6.6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605250000000043" calcext:value-type="float">
            <text:p>0.61</text:p>
          </table:table-cell>
          <table:table-cell table:style-name="ce11" office:value-type="float" office:value="0.00583998986162991" calcext:value-type="float">
            <text:p>0.01</text:p>
          </table:table-cell>
          <table:table-cell table:style-name="ce11" office:value-type="float" office:value="41.1971147839922" calcext:value-type="float">
            <text:p>41.20</text:p>
          </table:table-cell>
          <table:table-cell table:style-name="ce11" office:value-type="float" office:value="0.593457614732039" calcext:value-type="float">
            <text:p>0.59</text:p>
          </table:table-cell>
          <table:table-cell table:style-name="ce11" office:value-type="float" office:value="0.617042385268047" calcext:value-type="float">
            <text:p>0.62</text:p>
          </table:table-cell>
          <table:table-cell table:style-name="ce17" table:formula="of:=([.D57]-[.D51])/[.D51]" office:value-type="percentage" office:value="0.0513597797334173" calcext:value-type="percentage">
            <text:p>5.1%</text:p>
          </table:table-cell>
          <table:table-cell table:style-name="ce17" table:formula="of:=([.D57]-[.D$9])/[.D$9]" office:value-type="percentage" office:value="-0.00394964206367616" calcext:value-type="percentage">
            <text:p>-0.4%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([.D57]-[.D56])/[.D56]" office:value-type="percentage" office:value="-0.0199522254553987" calcext:value-type="percentage">
            <text:p>-2.0%</text:p>
          </table:table-cell>
          <table:table-cell table:style-name="ce14" table:formula="of:=([.D57]-[.D61])/[.D61]" office:value-type="percentage" office:value="0.0443207823078917" calcext:value-type="percentage">
            <text:p>4.4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97104310022181" calcext:value-type="float">
            <text:p>0.60</text:p>
          </table:table-cell>
          <table:table-cell table:style-name="ce11" office:value-type="float" office:value="0.00765187909064362" calcext:value-type="float">
            <text:p>0.01</text:p>
          </table:table-cell>
          <table:table-cell table:style-name="ce11" office:value-type="float" office:value="114.535539619287" calcext:value-type="float">
            <text:p>114.54</text:p>
          </table:table-cell>
          <table:table-cell table:style-name="ce11" office:value-type="float" office:value="0.581946756693079" calcext:value-type="float">
            <text:p>0.58</text:p>
          </table:table-cell>
          <table:table-cell table:style-name="ce11" office:value-type="float" office:value="0.612261863351282" calcext:value-type="float">
            <text:p>0.61</text:p>
          </table:table-cell>
          <table:table-cell table:style-name="ce17" table:formula="of:=([.D58]-[.D52])/[.D52]" office:value-type="percentage" office:value="0.0326424517590507" calcext:value-type="percentage">
            <text:p>3.3%</text:p>
          </table:table-cell>
          <table:table-cell table:style-name="ce17" table:formula="of:=([.D58]-[.D$10])/[.D$10]" office:value-type="percentage" office:value="-0.0179421882681911" calcext:value-type="percentage">
            <text:p>-1.8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58]-[.D56])/[.D56]" office:value-type="percentage" office:value="-0.0331420897014679" calcext:value-type="percentage">
            <text:p>-3.3%</text:p>
          </table:table-cell>
          <table:table-cell table:style-name="ce14" table:formula="of:=([.D58]-[.D61])/[.D61]" office:value-type="percentage" office:value="0.0302659069173624" calcext:value-type="percentage">
            <text:p>3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92117529918875" calcext:value-type="float">
            <text:p>0.59</text:p>
          </table:table-cell>
          <table:table-cell table:style-name="ce11" office:value-type="float" office:value="0.010196118771545" calcext:value-type="float">
            <text:p>0.01</text:p>
          </table:table-cell>
          <table:table-cell table:style-name="ce11" office:value-type="float" office:value="300.027152906863" calcext:value-type="float">
            <text:p>300.03</text:p>
          </table:table-cell>
          <table:table-cell table:style-name="ce11" office:value-type="float" office:value="0.572052564440135" calcext:value-type="float">
            <text:p>0.57</text:p>
          </table:table-cell>
          <table:table-cell table:style-name="ce11" office:value-type="float" office:value="0.612182495397614" calcext:value-type="float">
            <text:p>0.61</text:p>
          </table:table-cell>
          <table:table-cell table:style-name="ce17" table:formula="of:=([.D59]-[.D53])/[.D53]" office:value-type="percentage" office:value="0.0217731318702882" calcext:value-type="percentage">
            <text:p>2.2%</text:p>
          </table:table-cell>
          <table:table-cell table:style-name="ce17" table:formula="of:=([.D59]-[.D$11])/[.D$11]" office:value-type="percentage" office:value="-0.0016860064819426" calcext:value-type="percentage">
            <text:p>-0.2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59]-[.D56])/[.D56]" office:value-type="percentage" office:value="-0.0412169062936" calcext:value-type="percentage">
            <text:p>-4.1%</text:p>
          </table:table-cell>
          <table:table-cell table:style-name="ce14" table:formula="of:=([.D59]-[.D61])/[.D61]" office:value-type="percentage" office:value="0.0216615317026882" calcext:value-type="percentage">
            <text:p>2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76" calcext:value-type="float">
            <text:p>7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79989857583232" calcext:value-type="float">
            <text:p>0.58</text:p>
          </table:table-cell>
          <table:table-cell table:style-name="ce11" office:value-type="float" office:value="0.006437257139203" calcext:value-type="float">
            <text:p>0.01</text:p>
          </table:table-cell>
          <table:table-cell table:style-name="ce11" office:value-type="float" office:value="59.9630076272106" calcext:value-type="float">
            <text:p>59.96</text:p>
          </table:table-cell>
          <table:table-cell table:style-name="ce11" office:value-type="float" office:value="0.567113262760243" calcext:value-type="float">
            <text:p>0.57</text:p>
          </table:table-cell>
          <table:table-cell table:style-name="ce11" office:value-type="float" office:value="0.59286645240622" calcext:value-type="float">
            <text:p>0.59</text:p>
          </table:table-cell>
          <table:table-cell table:style-name="ce19" table:formula="of:=([.D60]-[.D54])/[.D54]" office:value-type="percentage" office:value="0.152769167019653" calcext:value-type="percentage">
            <text:p>15.3%</text:p>
          </table:table-cell>
          <table:table-cell table:style-name="ce17" table:formula="of:=([.D60]-[.D$12])/[.D$12]" office:value-type="percentage" office:value="-0.0256266482556449" calcext:value-type="percentage">
            <text:p>-2.6%</text:p>
          </table:table-cell>
          <table:table-cell table:style-name="ce24" office:value-type="string" calcext:value-type="string">
            <text:p>NA</text:p>
          </table:table-cell>
          <table:table-cell table:style-name="ce14" table:formula="of:=([.D60]-[.D56])/[.D56]" office:value-type="percentage" office:value="-0.0608545738408155" calcext:value-type="percentage">
            <text:p>-6.1%</text:p>
          </table:table-cell>
          <table:table-cell table:style-name="ce14" table:formula="of:=([.D60]-[.D61])/[.D61]" office:value-type="percentage" office:value="0.000735996368311473" calcext:value-type="percentage">
            <text:p>0.1%</text:p>
          </table:table-cell>
          <table:table-cell table:number-columns-repeated="14"/>
        </table:table-row>
        <table:table-row table:style-name="ro2">
          <table:covered-table-cell table:style-name="ce36" office:value-type="float" office:value="76" calcext:value-type="float">
            <text:p>76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79563301098417" calcext:value-type="float">
            <text:p>0.58</text:p>
          </table:table-cell>
          <table:table-cell table:style-name="ce12" office:value-type="float" office:value="0.0109615800101106" calcext:value-type="float">
            <text:p>0.01</text:p>
          </table:table-cell>
          <table:table-cell table:style-name="ce12" office:value-type="float" office:value="387.184715552068" calcext:value-type="float">
            <text:p>387.18</text:p>
          </table:table-cell>
          <table:table-cell table:style-name="ce12" office:value-type="float" office:value="0.558011630868981" calcext:value-type="float">
            <text:p>0.56</text:p>
          </table:table-cell>
          <table:table-cell table:style-name="ce12" office:value-type="float" office:value="0.601114971327854" calcext:value-type="float">
            <text:p>0.60</text:p>
          </table:table-cell>
          <table:table-cell table:style-name="ce18" table:formula="of:=([.D61]-[.D55])/[.D55]" office:value-type="percentage" office:value="0.0158865926351854" calcext:value-type="percentage">
            <text:p>1.6%</text:p>
          </table:table-cell>
          <table:table-cell table:style-name="ce18" table:formula="of:=([.D61]-[.D$13])/[.D$13]" office:value-type="percentage" office:value="-0.024148576353719" calcext:value-type="percentage">
            <text:p>-2.4%</text:p>
          </table:table-cell>
          <table:table-cell table:style-name="ce15" office:value-type="string" calcext:value-type="string">
            <text:p>NA</text:p>
          </table:table-cell>
          <table:table-cell table:style-name="ce15" table:formula="of:=([.D61]-[.D56])/[.D56]" office:value-type="percentage" office:value="-0.06154527311163" calcext:value-type="percentage">
            <text:p>-6.2%</text:p>
          </table:table-cell>
          <table:table-cell table:style-name="ce15" table:formula="of:=([.D61]-[.D61])/[.D61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table-cell table:style-name="ce38" office:value-type="string" calcext:value-type="string" table:number-columns-spanned="1" table:number-rows-spanned="12">
            <text:p>89 (ramp-up)</text:p>
          </table:table-cell>
          <table:table-cell table:style-name="ce7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69374062532002" calcext:value-type="float">
            <text:p>0.57</text:p>
          </table:table-cell>
          <table:table-cell table:style-name="ce11" office:value-type="float" office:value="0.00881934724174334" calcext:value-type="float">
            <text:p>0.01</text:p>
          </table:table-cell>
          <table:table-cell table:style-name="ce11" office:value-type="float" office:value="191.219301632476" calcext:value-type="float">
            <text:p>191.22</text:p>
          </table:table-cell>
          <table:table-cell table:style-name="ce11" office:value-type="float" office:value="0.551978362523907" calcext:value-type="float">
            <text:p>0.55</text:p>
          </table:table-cell>
          <table:table-cell table:style-name="ce11" office:value-type="float" office:value="0.586769762540098" calcext:value-type="float">
            <text:p>0.59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62]-[.D$2])/[.D$2]" office:value-type="percentage" office:value="-0.0904567691180609" calcext:value-type="percentage">
            <text:p>-9.0%</text:p>
          </table:table-cell>
          <table:table-cell table:style-name="ce28" table:formula="of:=([.D62]-[.D$50])/[.D$50]" office:value-type="percentage" office:value="-0.0305226246688893" calcext:value-type="percentage">
            <text:p>-3.05%</text:p>
          </table:table-cell>
          <table:table-cell table:style-name="ce13" table:formula="of:=([.D62]-[.D62])/[.D62]" office:value-type="percentage" office:value="0" calcext:value-type="percentage">
            <text:p>0.0%</text:p>
          </table:table-cell>
          <table:table-cell table:style-name="ce13" table:formula="of:=([.D62]-[.D67])/[.D67]" office:value-type="percentage" office:value="0.0113216030763029" calcext:value-type="percentage">
            <text:p>1.1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51464875484896" calcext:value-type="float">
            <text:p>0.55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532966383274508" calcext:value-type="float">
            <text:p>0.53</text:p>
          </table:table-cell>
          <table:table-cell table:style-name="ce11" office:value-type="float" office:value="0.569963367695285" calcext:value-type="float">
            <text:p>0.57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63]-[.D$3])/[.D$3]" office:value-type="percentage" office:value="-0.108006400005387" calcext:value-type="percentage">
            <text:p>-10.8%</text:p>
          </table:table-cell>
          <table:table-cell table:style-name="ce28" table:formula="of:=([.D63]-[.D$51])/[.D$51]" office:value-type="percentage" office:value="-0.0420685831962404" calcext:value-type="percentage">
            <text:p>-4.21%</text:p>
          </table:table-cell>
          <table:table-cell table:style-name="ce14" table:formula="of:=([.D63]-[.D62])/[.D62]" office:value-type="percentage" office:value="-0.031454167349078" calcext:value-type="percentage">
            <text:p>-3.1%</text:p>
          </table:table-cell>
          <table:table-cell table:style-name="ce14" table:formula="of:=([.D63]-[.D67])/[.D67]" office:value-type="percentage" office:value="-0.0204886758705969" calcext:value-type="percentage">
            <text:p>-2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6999323511338" calcext:value-type="float">
            <text:p>0.57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2" calcext:value-type="float">
            <text:p>517.23</text:p>
          </table:table-cell>
          <table:table-cell table:style-name="ce11" office:value-type="float" office:value="0.54582518254602" calcext:value-type="float">
            <text:p>0.55</text:p>
          </table:table-cell>
          <table:table-cell table:style-name="ce11" office:value-type="float" office:value="0.59416128768074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64]-[.D$4])/[.D$4]" office:value-type="percentage" office:value="-0.07832137428972" calcext:value-type="percentage">
            <text:p>-7.8%</text:p>
          </table:table-cell>
          <table:table-cell table:style-name="ce28" table:formula="of:=([.D64]-[.D$52])/[.D$52]" office:value-type="percentage" office:value="-0.0142439069453566" calcext:value-type="percentage">
            <text:p>-1.42%</text:p>
          </table:table-cell>
          <table:table-cell table:style-name="ce14" table:formula="of:=([.D64]-[.D62])/[.D62]" office:value-type="percentage" office:value="0.00108746186755406" calcext:value-type="percentage">
            <text:p>0.1%</text:p>
          </table:table-cell>
          <table:table-cell table:style-name="ce14" table:formula="of:=([.D64]-[.D67])/[.D67]" office:value-type="percentage" office:value="0.0124213767554821" calcext:value-type="percentage">
            <text:p>1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55500000000043" calcext:value-type="float">
            <text:p>0.56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602" calcext:value-type="float">
            <text:p>890.40</text:p>
          </table:table-cell>
          <table:table-cell table:style-name="ce11" office:value-type="float" office:value="0.521344343045215" calcext:value-type="float">
            <text:p>0.52</text:p>
          </table:table-cell>
          <table:table-cell table:style-name="ce11" office:value-type="float" office:value="0.589655656954872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65]-[.D$5])/[.D$5]" office:value-type="percentage" office:value="-0.0810587262200091" calcext:value-type="percentage">
            <text:p>-8.1%</text:p>
          </table:table-cell>
          <table:table-cell table:style-name="ce28" table:formula="of:=([.D65]-[.D$53])/[.D$53]" office:value-type="percentage" office:value="-0.0414150129421869" calcext:value-type="percentage">
            <text:p>-4.14%</text:p>
          </table:table-cell>
          <table:table-cell table:style-name="ce14" table:formula="of:=([.D65]-[.D62])/[.D62]" office:value-type="percentage" office:value="-0.0243672191006755" calcext:value-type="percentage">
            <text:p>-2.4%</text:p>
          </table:table-cell>
          <table:table-cell table:style-name="ce14" table:formula="of:=([.D65]-[.D67])/[.D67]" office:value-type="percentage" office:value="-0.0133214920071037" calcext:value-type="percentage">
            <text:p>-1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03316645909856" calcext:value-type="float">
            <text:p>0.50</text:p>
          </table:table-cell>
          <table:table-cell table:style-name="ce11" office:value-type="float" office:value="0.00938983658416145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484818153699467" calcext:value-type="float">
            <text:p>0.48</text:p>
          </table:table-cell>
          <table:table-cell table:style-name="ce11" office:value-type="float" office:value="0.521815138120244" calcext:value-type="float">
            <text:p>0.52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66]-[.D$6])/[.D$6]" office:value-type="percentage" office:value="-0.156632751402577" calcext:value-type="percentage">
            <text:p>-15.7%</text:p>
          </table:table-cell>
          <table:table-cell table:style-name="ce28" table:formula="of:=([.D66]-[.D$54])/[.D$54]" office:value-type="percentage" office:value="0.000375960142314713" calcext:value-type="percentage">
            <text:p>0.04%</text:p>
          </table:table-cell>
          <table:table-cell table:style-name="ce19" table:formula="of:=([.D66]-[.D62])/[.D62]" office:value-type="percentage" office:value="-0.116017607701322" calcext:value-type="percentage">
            <text:p>-11.6%</text:p>
          </table:table-cell>
          <table:table-cell table:style-name="ce19" table:formula="of:=([.D66]-[.D67])/[.D67]" office:value-type="percentage" office:value="-0.106009509929276" calcext:value-type="percentage">
            <text:p>-10.6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63000000000043" calcext:value-type="float">
            <text:p>0.56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72" calcext:value-type="float">
            <text:p>510.83</text:p>
          </table:table-cell>
          <table:table-cell table:style-name="ce12" office:value-type="float" office:value="0.538655075397486" calcext:value-type="float">
            <text:p>0.54</text:p>
          </table:table-cell>
          <table:table-cell table:style-name="ce12" office:value-type="float" office:value="0.587344924602599" calcext:value-type="float">
            <text:p>0.59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67]-[.D$7])/[.D$7]" office:value-type="percentage" office:value="-0.0766707667076451" calcext:value-type="percentage">
            <text:p>-7.7%</text:p>
          </table:table-cell>
          <table:table-cell table:style-name="ce29" table:formula="of:=([.D67]-[.D$55])/[.D$55]" office:value-type="percentage" office:value="-0.0131463628396135" calcext:value-type="percentage">
            <text:p>-1.31%</text:p>
          </table:table-cell>
          <table:table-cell table:style-name="ce15" table:formula="of:=([.D67]-[.D62])/[.D62]" office:value-type="percentage" office:value="-0.0111948593225579" calcext:value-type="percentage">
            <text:p>-1.1%</text:p>
          </table:table-cell>
          <table:table-cell table:style-name="ce15" table:formula="of:=([.D67]-[.D67])/[.D67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table-cell table:style-name="ce5" office:value-type="string" calcext:value-type="string" table:number-columns-spanned="1" table:number-rows-spanned="6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83392900726103" calcext:value-type="float">
            <text:p>0.58</text:p>
          </table:table-cell>
          <table:table-cell table:style-name="ce11" office:value-type="float" office:value="0.00679842555514857" calcext:value-type="float">
            <text:p>0.01</text:p>
          </table:table-cell>
          <table:table-cell table:style-name="ce11" office:value-type="float" office:value="73.9332937593654" calcext:value-type="float">
            <text:p>73.93</text:p>
          </table:table-cell>
          <table:table-cell table:style-name="ce11" office:value-type="float" office:value="0.569846539027245" calcext:value-type="float">
            <text:p>0.57</text:p>
          </table:table-cell>
          <table:table-cell table:style-name="ce11" office:value-type="float" office:value="0.596939262424962" calcext:value-type="float">
            <text:p>0.60</text:p>
          </table:table-cell>
          <table:table-cell table:style-name="ce16" table:formula="of:=([.D68]-[.D62])/[.D62]" office:value-type="percentage" office:value="0.0246214907151888" calcext:value-type="percentage">
            <text:p>2.5%</text:p>
          </table:table-cell>
          <table:table-cell table:style-name="ce16" table:formula="of:=([.D68]-[.D$8])/[.D$8]" office:value-type="percentage" office:value="-0.0540678017405951" calcext:value-type="percentage">
            <text:p>-5.4%</text:p>
          </table:table-cell>
          <table:table-cell table:style-name="ce28" table:formula="of:=([.D68]-[.D$56])/[.D$56]" office:value-type="percentage" office:value="-0.0553442147183871" calcext:value-type="percentage">
            <text:p>-5.53%</text:p>
          </table:table-cell>
          <table:table-cell table:style-name="ce13" table:formula="of:=([.D68]-[.D68])/[.D68]" office:value-type="percentage" office:value="0" calcext:value-type="percentage">
            <text:p>0.0%</text:p>
          </table:table-cell>
          <table:table-cell table:style-name="ce13" table:formula="of:=([.D68]-[.D73])/[.D73]" office:value-type="percentage" office:value="0.0411420182583965" calcext:value-type="percentage">
            <text:p>4.1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84621189641999" calcext:value-type="float">
            <text:p>0.58</text:p>
          </table:table-cell>
          <table:table-cell table:style-name="ce11" office:value-type="float" office:value="0.0065814605972234" calcext:value-type="float">
            <text:p>0.01</text:p>
          </table:table-cell>
          <table:table-cell table:style-name="ce11" office:value-type="float" office:value="65.4498203152069" calcext:value-type="float">
            <text:p>65.45</text:p>
          </table:table-cell>
          <table:table-cell table:style-name="ce11" office:value-type="float" office:value="0.571478817524339" calcext:value-type="float">
            <text:p>0.57</text:p>
          </table:table-cell>
          <table:table-cell table:style-name="ce11" office:value-type="float" office:value="0.597763561759659" calcext:value-type="float">
            <text:p>0.60</text:p>
          </table:table-cell>
          <table:table-cell table:style-name="ce17" table:formula="of:=([.D69]-[.D63])/[.D63]" office:value-type="percentage" office:value="0.0601240725040721" calcext:value-type="percentage">
            <text:p>6.0%</text:p>
          </table:table-cell>
          <table:table-cell table:style-name="ce17" table:formula="of:=([.D69]-[.D$9])/[.D$9]" office:value-type="percentage" office:value="-0.0378981491944961" calcext:value-type="percentage">
            <text:p>-3.8%</text:p>
          </table:table-cell>
          <table:table-cell table:style-name="ce28" table:formula="of:=([.D69]-[.D$57])/[.D$57]" office:value-type="percentage" office:value="-0.0340831232681413" calcext:value-type="percentage">
            <text:p>-3.41%</text:p>
          </table:table-cell>
          <table:table-cell table:style-name="ce14" table:formula="of:=([.D69]-[.D68])/[.D68]" office:value-type="percentage" office:value="0.00210542314513467" calcext:value-type="percentage">
            <text:p>0.2%</text:p>
          </table:table-cell>
          <table:table-cell table:style-name="ce14" table:formula="of:=([.D69]-[.D73])/[.D73]" office:value-type="percentage" office:value="0.04333406276101" calcext:value-type="percentage">
            <text:p>4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86423698743319" calcext:value-type="float">
            <text:p>0.59</text:p>
          </table:table-cell>
          <table:table-cell table:style-name="ce11" office:value-type="float" office:value="0.00879652353652787" calcext:value-type="float">
            <text:p>0.01</text:p>
          </table:table-cell>
          <table:table-cell table:style-name="ce11" office:value-type="float" office:value="190.002899013172" calcext:value-type="float">
            <text:p>190.00</text:p>
          </table:table-cell>
          <table:table-cell table:style-name="ce11" office:value-type="float" office:value="0.569072309860778" calcext:value-type="float">
            <text:p>0.57</text:p>
          </table:table-cell>
          <table:table-cell table:style-name="ce11" office:value-type="float" office:value="0.603775087625861" calcext:value-type="float">
            <text:p>0.60</text:p>
          </table:table-cell>
          <table:table-cell table:style-name="ce17" table:formula="of:=([.D70]-[.D64])/[.D64]" office:value-type="percentage" office:value="0.0288257168993783" calcext:value-type="percentage">
            <text:p>2.9%</text:p>
          </table:table-cell>
          <table:table-cell table:style-name="ce17" table:formula="of:=([.D70]-[.D$10])/[.D$10]" office:value-type="percentage" office:value="-0.0355085959534541" calcext:value-type="percentage">
            <text:p>-3.6%</text:p>
          </table:table-cell>
          <table:table-cell table:style-name="ce28" table:formula="of:=([.D70]-[.D$58])/[.D$58]" office:value-type="percentage" office:value="-0.0178873458114299" calcext:value-type="percentage">
            <text:p>-1.79%</text:p>
          </table:table-cell>
          <table:table-cell table:style-name="ce14" table:formula="of:=([.D70]-[.D68])/[.D68]" office:value-type="percentage" office:value="0.0051951232410332" calcext:value-type="percentage">
            <text:p>0.5%</text:p>
          </table:table-cell>
          <table:table-cell table:style-name="ce14" table:formula="of:=([.D70]-[.D73])/[.D73]" office:value-type="percentage" office:value="0.0465508793546669" calcext:value-type="percentage">
            <text:p>4.7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42679966282952" calcext:value-type="float">
            <text:p>0.54</text:p>
          </table:table-cell>
          <table:table-cell table:style-name="ce11" office:value-type="float" office:value="0.011060008481777" calcext:value-type="float">
            <text:p>0.01</text:p>
          </table:table-cell>
          <table:table-cell table:style-name="ce11" office:value-type="float" office:value="387.947570330018" calcext:value-type="float">
            <text:p>387.95</text:p>
          </table:table-cell>
          <table:table-cell table:style-name="ce11" office:value-type="float" office:value="0.520934908939641" calcext:value-type="float">
            <text:p>0.52</text:p>
          </table:table-cell>
          <table:table-cell table:style-name="ce11" office:value-type="float" office:value="0.564425023626263" calcext:value-type="float">
            <text:p>0.56</text:p>
          </table:table-cell>
          <table:table-cell table:style-name="ce17" table:formula="of:=([.D71]-[.D65])/[.D65]" office:value-type="percentage" office:value="-0.0230783685276149" calcext:value-type="percentage">
            <text:p>-2.3%</text:p>
          </table:table-cell>
          <table:table-cell table:style-name="ce17" table:formula="of:=([.D71]-[.D$11])/[.D$11]" office:value-type="percentage" office:value="-0.0850380592238084" calcext:value-type="percentage">
            <text:p>-8.5%</text:p>
          </table:table-cell>
          <table:table-cell table:style-name="ce28" table:formula="of:=([.D71]-[.D$59])/[.D$59]" office:value-type="percentage" office:value="-0.0834928221812591" calcext:value-type="percentage">
            <text:p>-8.35%</text:p>
          </table:table-cell>
          <table:table-cell table:style-name="ce14" table:formula="of:=([.D71]-[.D68])/[.D68]" office:value-type="percentage" office:value="-0.0697864756195677" calcext:value-type="percentage">
            <text:p>-7.0%</text:p>
          </table:table-cell>
          <table:table-cell table:style-name="ce14" table:formula="of:=([.D71]-[.D73])/[.D73]" office:value-type="percentage" office:value="-0.0315156138153005" calcext:value-type="percentage">
            <text:p>-3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67762955130532" calcext:value-type="float">
            <text:p>0.57</text:p>
          </table:table-cell>
          <table:table-cell table:style-name="ce11" office:value-type="float" office:value="0.00755753165146225" calcext:value-type="float">
            <text:p>0.01</text:p>
          </table:table-cell>
          <table:table-cell table:style-name="ce11" office:value-type="float" office:value="110.295969696057" calcext:value-type="float">
            <text:p>110.30</text:p>
          </table:table-cell>
          <table:table-cell table:style-name="ce11" office:value-type="float" office:value="0.552786148211119" calcext:value-type="float">
            <text:p>0.55</text:p>
          </table:table-cell>
          <table:table-cell table:style-name="ce11" office:value-type="float" office:value="0.582739762049946" calcext:value-type="float">
            <text:p>0.58</text:p>
          </table:table-cell>
          <table:table-cell table:style-name="ce19" table:formula="of:=([.D72]-[.D66])/[.D66]" office:value-type="percentage" office:value="0.128043270065458" calcext:value-type="percentage">
            <text:p>12.8%</text:p>
          </table:table-cell>
          <table:table-cell table:style-name="ce17" table:formula="of:=([.D72]-[.D$12])/[.D$12]" office:value-type="percentage" office:value="-0.0461676418066897" calcext:value-type="percentage">
            <text:p>-4.6%</text:p>
          </table:table-cell>
          <table:table-cell table:style-name="ce28" table:formula="of:=([.D72]-[.D$60])/[.D$60]" office:value-type="percentage" office:value="-0.0210812349437427" calcext:value-type="percentage">
            <text:p>-2.11%</text:p>
          </table:table-cell>
          <table:table-cell table:style-name="ce14" table:formula="of:=([.D72]-[.D68])/[.D68]" office:value-type="percentage" office:value="-0.026791456625745" calcext:value-type="percentage">
            <text:p>-2.7%</text:p>
          </table:table-cell>
          <table:table-cell table:style-name="ce14" table:formula="of:=([.D72]-[.D73])/[.D73]" office:value-type="percentage" office:value="0.0132483070349861" calcext:value-type="percentage">
            <text:p>1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89" calcext:value-type="float">
            <text:p>8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60339406627726" calcext:value-type="float">
            <text:p>0.56</text:p>
          </table:table-cell>
          <table:table-cell table:style-name="ce11" office:value-type="float" office:value="0.012160187552608" calcext:value-type="float">
            <text:p>0.01</text:p>
          </table:table-cell>
          <table:table-cell table:style-name="ce11" office:value-type="float" office:value="516.887621998156" calcext:value-type="float">
            <text:p>516.89</text:p>
          </table:table-cell>
          <table:table-cell table:style-name="ce11" office:value-type="float" office:value="0.536449938744779" calcext:value-type="float">
            <text:p>0.54</text:p>
          </table:table-cell>
          <table:table-cell table:style-name="ce11" office:value-type="float" office:value="0.584228874510672" calcext:value-type="float">
            <text:p>0.58</text:p>
          </table:table-cell>
          <table:table-cell table:style-name="ce18" table:formula="of:=([.D73]-[.D67])/[.D67]" office:value-type="percentage" office:value="-0.00472574311246313" calcext:value-type="percentage">
            <text:p>-0.5%</text:p>
          </table:table-cell>
          <table:table-cell table:style-name="ce18" table:formula="of:=([.D73]-[.D$13])/[.D$13]" office:value-type="percentage" office:value="-0.056517197264835" calcext:value-type="percentage">
            <text:p>-5.7%</text:p>
          </table:table-cell>
          <table:table-cell table:style-name="ce28" table:formula="of:=([.D73]-[.D$61])/[.D$61]" office:value-type="percentage" office:value="-0.0331696200126145" calcext:value-type="percentage">
            <text:p>-3.32%</text:p>
          </table:table-cell>
          <table:table-cell table:style-name="ce15" table:formula="of:=([.D73]-[.D68])/[.D68]" office:value-type="percentage" office:value="-0.0395162403753699" calcext:value-type="percentage">
            <text:p>-4.0%</text:p>
          </table:table-cell>
          <table:table-cell table:style-name="ce15" table:formula="of:=([.D73]-[.D73])/[.D73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 table:number-columns-spanned="1" table:number-rows-spanned="11">
            <text:p>96 (Heat)</text:p>
          </table:table-cell>
          <table:table-cell table:style-name="ce2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75374062531998" calcext:value-type="float">
            <text:p>0.58</text:p>
          </table:table-cell>
          <table:table-cell table:style-name="ce10" office:value-type="float" office:value="0.00881934724174335" calcext:value-type="float">
            <text:p>0.01</text:p>
          </table:table-cell>
          <table:table-cell table:style-name="ce10" office:value-type="float" office:value="191.219301632476" calcext:value-type="float">
            <text:p>191.22</text:p>
          </table:table-cell>
          <table:table-cell table:style-name="ce10" office:value-type="float" office:value="0.557978362523902" calcext:value-type="float">
            <text:p>0.56</text:p>
          </table:table-cell>
          <table:table-cell table:style-name="ce10" office:value-type="float" office:value="0.592769762540093" calcext:value-type="float">
            <text:p>0.59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74]-[.D$2])/[.D$2]" office:value-type="percentage" office:value="-0.0808721045813245" calcext:value-type="percentage">
            <text:p>-8.1%</text:p>
          </table:table-cell>
          <table:table-cell table:style-name="ce27" table:formula="of:=([.D74]-[.D$50])/[.D$50]" office:value-type="percentage" office:value="-0.0203063808412108" calcext:value-type="percentage">
            <text:p>-2.03%</text:p>
          </table:table-cell>
          <table:table-cell table:style-name="ce13" table:formula="of:=([.D74]-[.D74])/[.D74]" office:value-type="percentage" office:value="0" calcext:value-type="percentage">
            <text:p>0.0%</text:p>
          </table:table-cell>
          <table:table-cell table:style-name="ce13" table:formula="of:=([.D74]-[.D79])/[.D79]" office:value-type="percentage" office:value="0.0297522371936532" calcext:value-type="percentage">
            <text:p>3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69036304056324" calcext:value-type="float">
            <text:p>0.57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87" calcext:value-type="float">
            <text:p>236.28</text:p>
          </table:table-cell>
          <table:table-cell table:style-name="ce11" office:value-type="float" office:value="0.550537811845935" calcext:value-type="float">
            <text:p>0.55</text:p>
          </table:table-cell>
          <table:table-cell table:style-name="ce11" office:value-type="float" office:value="0.587534796266713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75]-[.D$3])/[.D$3]" office:value-type="percentage" office:value="-0.0795846409319831" calcext:value-type="percentage">
            <text:p>-8.0%</text:p>
          </table:table-cell>
          <table:table-cell table:style-name="ce28" table:formula="of:=([.D75]-[.D$51])/[.D$51]" office:value-type="percentage" office:value="-0.0115458351211365" calcext:value-type="percentage">
            <text:p>-1.15%</text:p>
          </table:table-cell>
          <table:table-cell table:style-name="ce14" table:formula="of:=([.D75]-[.D74])/[.D74]" office:value-type="percentage" office:value="-0.0110150229014218" calcext:value-type="percentage">
            <text:p>-1.1%</text:p>
          </table:table-cell>
          <table:table-cell table:style-name="ce14" table:formula="of:=([.D75]-[.D79])/[.D79]" office:value-type="percentage" office:value="0.0184094927181748" calcext:value-type="percentage">
            <text:p>1.8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7399323511338" calcext:value-type="float">
            <text:p>0.57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2" calcext:value-type="float">
            <text:p>517.23</text:p>
          </table:table-cell>
          <table:table-cell table:style-name="ce11" office:value-type="float" office:value="0.54982518254602" calcext:value-type="float">
            <text:p>0.55</text:p>
          </table:table-cell>
          <table:table-cell table:style-name="ce11" office:value-type="float" office:value="0.598161287680739" calcext:value-type="float">
            <text:p>0.60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76]-[.D$4])/[.D$4]" office:value-type="percentage" office:value="-0.0718533773456725" calcext:value-type="percentage">
            <text:p>-7.2%</text:p>
          </table:table-cell>
          <table:table-cell table:style-name="ce28" table:formula="of:=([.D76]-[.D$52])/[.D$52]" office:value-type="percentage" office:value="-0.00732623822700025" calcext:value-type="percentage">
            <text:p>-0.73%</text:p>
          </table:table-cell>
          <table:table-cell table:style-name="ce14" table:formula="of:=([.D76]-[.D74])/[.D74]" office:value-type="percentage" office:value="-0.00239987776393956" calcext:value-type="percentage">
            <text:p>-0.2%</text:p>
          </table:table-cell>
          <table:table-cell table:style-name="ce14" table:formula="of:=([.D76]-[.D79])/[.D79]" office:value-type="percentage" office:value="0.0272809576972452" calcext:value-type="percentage">
            <text:p>2.7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58500000000043" calcext:value-type="float">
            <text:p>0.56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24344343045215" calcext:value-type="float">
            <text:p>0.52</text:p>
          </table:table-cell>
          <table:table-cell table:style-name="ce11" office:value-type="float" office:value="0.592655656954872" calcext:value-type="float">
            <text:p>0.5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77]-[.D$5])/[.D$5]" office:value-type="percentage" office:value="-0.0760959470636819" calcext:value-type="percentage">
            <text:p>-7.6%</text:p>
          </table:table-cell>
          <table:table-cell table:style-name="ce28" table:formula="of:=([.D77]-[.D$53])/[.D$53]" office:value-type="percentage" office:value="-0.0362381363244133" calcext:value-type="percentage">
            <text:p>-3.62%</text:p>
          </table:table-cell>
          <table:table-cell table:style-name="ce14" table:formula="of:=([.D77]-[.D74])/[.D74]" office:value-type="percentage" office:value="-0.0293271171413233" calcext:value-type="percentage">
            <text:p>-2.9%</text:p>
          </table:table-cell>
          <table:table-cell table:style-name="ce14" table:formula="of:=([.D77]-[.D79])/[.D79]" office:value-type="percentage" office:value="-0.000447427293064793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2960236019557" calcext:value-type="float">
            <text:p>0.53</text:p>
          </table:table-cell>
          <table:table-cell table:style-name="ce11" office:value-type="float" office:value="0.00938983658416145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511103867985181" calcext:value-type="float">
            <text:p>0.51</text:p>
          </table:table-cell>
          <table:table-cell table:style-name="ce11" office:value-type="float" office:value="0.548100852405959" calcext:value-type="float">
            <text:p>0.55</text:p>
          </table:table-cell>
          <table:table-cell table:style-name="ce17" office:value-type="string" calcext:value-type="string">
            <text:p>NA</text:p>
          </table:table-cell>
          <table:table-cell table:style-name="ce19" table:formula="of:=([.D78]-[.D$6])/[.D$6]" office:value-type="percentage" office:value="-0.112587892734161" calcext:value-type="percentage">
            <text:p>-11.3%</text:p>
          </table:table-cell>
          <table:table-cell table:style-name="ce28" table:formula="of:=([.D78]-[.D$54])/[.D$54]" office:value-type="percentage" office:value="0.0526205995363936" calcext:value-type="percentage">
            <text:p>5.26%</text:p>
          </table:table-cell>
          <table:table-cell table:style-name="ce19" table:formula="of:=([.D78]-[.D74])/[.D74]" office:value-type="percentage" office:value="-0.0795512090604233" calcext:value-type="percentage">
            <text:p>-8.0%</text:p>
          </table:table-cell>
          <table:table-cell table:style-name="ce14" table:formula="of:=([.D78]-[.D79])/[.D79]" office:value-type="percentage" office:value="-0.0521657983077776" calcext:value-type="percentage">
            <text:p>-5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table:style-name="ce4" office:value-type="string" calcext:value-type="string">
            <text:p>Ambient</text:p>
          </table:covered-table-cell>
          <table:table-cell table:style-name="ce4" office:value-type="string" calcext:value-type="string">
            <text:p>G_50</text:p>
          </table:table-cell>
          <table:table-cell table:style-name="ce12" office:value-type="float" office:value="0.558750000000043" calcext:value-type="float">
            <text:p>0.56</text:p>
          </table:table-cell>
          <table:table-cell table:style-name="ce12" office:value-type="float" office:value="0.0123916785543959" calcext:value-type="float">
            <text:p>0.01</text:p>
          </table:table-cell>
          <table:table-cell table:style-name="ce12" office:value-type="float" office:value="510.827640795034" calcext:value-type="float">
            <text:p>510.83</text:p>
          </table:table-cell>
          <table:table-cell table:style-name="ce12" office:value-type="float" office:value="0.534405075397486" calcext:value-type="float">
            <text:p>0.53</text:p>
          </table:table-cell>
          <table:table-cell table:style-name="ce12" office:value-type="float" office:value="0.583094924602599" calcext:value-type="float">
            <text:p>0.58</text:p>
          </table:table-cell>
          <table:table-cell table:style-name="ce18" office:value-type="string" calcext:value-type="string">
            <text:p>NA</text:p>
          </table:table-cell>
          <table:table-cell table:style-name="ce18" table:formula="of:=([.D79]-[.D$7])/[.D$7]" office:value-type="percentage" office:value="-0.0836408364083417" calcext:value-type="percentage">
            <text:p>-8.4%</text:p>
          </table:table-cell>
          <table:table-cell table:style-name="ce29" table:formula="of:=([.D79]-[.D$55])/[.D$55]" office:value-type="percentage" office:value="-0.0205959684487277" calcext:value-type="percentage">
            <text:p>-2.06%</text:p>
          </table:table-cell>
          <table:table-cell table:style-name="ce15" table:formula="of:=([.D79]-[.D74])/[.D74]" office:value-type="percentage" office:value="-0.0288926171937591" calcext:value-type="percentage">
            <text:p>-2.9%</text:p>
          </table:table-cell>
          <table:table-cell table:style-name="ce15" table:formula="of:=([.D79]-[.D79])/[.D79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table-cell table:style-name="ce7" office:value-type="string" calcext:value-type="string" table:number-columns-spanned="1" table:number-rows-spanned="5">
            <text:p>Nutrients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29321472154676" calcext:value-type="float">
            <text:p>0.53</text:p>
          </table:table-cell>
          <table:table-cell table:style-name="ce11" office:value-type="float" office:value="0.00679842555514855" calcext:value-type="float">
            <text:p>0.01</text:p>
          </table:table-cell>
          <table:table-cell table:style-name="ce11" office:value-type="float" office:value="73.9332937593614" calcext:value-type="float">
            <text:p>73.93</text:p>
          </table:table-cell>
          <table:table-cell table:style-name="ce11" office:value-type="float" office:value="0.515775110455818" calcext:value-type="float">
            <text:p>0.52</text:p>
          </table:table-cell>
          <table:table-cell table:style-name="ce11" office:value-type="float" office:value="0.542867833853534" calcext:value-type="float">
            <text:p>0.54</text:p>
          </table:table-cell>
          <table:table-cell table:style-name="ce16" table:formula="of:=([.D80]-[.D74])/[.D74]" office:value-type="percentage" office:value="-0.0800393924165827" calcext:value-type="percentage">
            <text:p>-8.0%</text:p>
          </table:table-cell>
          <table:table-cell table:style-name="ce16" table:formula="of:=([.D80]-[.D$8])/[.D$8]" office:value-type="percentage" office:value="-0.141740972305298" calcext:value-type="percentage">
            <text:p>-14.2%</text:p>
          </table:table-cell>
          <table:table-cell table:style-name="ce30" table:formula="of:=([.D80]-[.D$56])/[.D$56]" office:value-type="percentage" office:value="-0.142899081695456" calcext:value-type="percentage">
            <text:p>-14.29%</text:p>
          </table:table-cell>
          <table:table-cell table:style-name="ce13" table:formula="of:=([.D80]-[.D80])/[.D80]" office:value-type="percentage" office:value="0" calcext:value-type="percentage">
            <text:p>0.0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23954522975333" calcext:value-type="float">
            <text:p>0.52</text:p>
          </table:table-cell>
          <table:table-cell table:style-name="ce11" office:value-type="float" office:value="0.00658146059722342" calcext:value-type="float">
            <text:p>0.01</text:p>
          </table:table-cell>
          <table:table-cell table:style-name="ce11" office:value-type="float" office:value="65.4498203152044" calcext:value-type="float">
            <text:p>65.45</text:p>
          </table:table-cell>
          <table:table-cell table:style-name="ce11" office:value-type="float" office:value="0.510812150857673" calcext:value-type="float">
            <text:p>0.51</text:p>
          </table:table-cell>
          <table:table-cell table:style-name="ce11" office:value-type="float" office:value="0.537096895092993" calcext:value-type="float">
            <text:p>0.54</text:p>
          </table:table-cell>
          <table:table-cell table:style-name="ce17" table:formula="of:=([.D81]-[.D75])/[.D75]" office:value-type="percentage" office:value="-0.0792247889275772" calcext:value-type="percentage">
            <text:p>-7.9%</text:p>
          </table:table-cell>
          <table:table-cell table:style-name="ce17" table:formula="of:=([.D81]-[.D$9])/[.D$9]" office:value-type="percentage" office:value="-0.137736323582157" calcext:value-type="percentage">
            <text:p>-13.8%</text:p>
          </table:table-cell>
          <table:table-cell table:style-name="ce30" table:formula="of:=([.D81]-[.D$57])/[.D$57]" office:value-type="percentage" office:value="-0.134317186327475" calcext:value-type="percentage">
            <text:p>-13.43%</text:p>
          </table:table-cell>
          <table:table-cell table:style-name="ce14" table:formula="of:=([.D81]-[.D80])/[.D80]" office:value-type="percentage" office:value="-0.0101392999560288" calcext:value-type="percentage">
            <text:p>-1.0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16078799271906" calcext:value-type="float">
            <text:p>0.52</text:p>
          </table:table-cell>
          <table:table-cell table:style-name="ce11" office:value-type="float" office:value="0.00933499618972214" calcext:value-type="float">
            <text:p>0.01</text:p>
          </table:table-cell>
          <table:table-cell table:style-name="ce11" office:value-type="float" office:value="233.534931511587" calcext:value-type="float">
            <text:p>233.53</text:p>
          </table:table-cell>
          <table:table-cell table:style-name="ce11" office:value-type="float" office:value="0.49768723213155" calcext:value-type="float">
            <text:p>0.50</text:p>
          </table:table-cell>
          <table:table-cell table:style-name="ce11" office:value-type="float" office:value="0.534470366412262" calcext:value-type="float">
            <text:p>0.53</text:p>
          </table:table-cell>
          <table:table-cell table:style-name="ce19" table:formula="of:=([.D82]-[.D76])/[.D76]" office:value-type="percentage" office:value="-0.100897418817199" calcext:value-type="percentage">
            <text:p>-10.1%</text:p>
          </table:table-cell>
          <table:table-cell table:style-name="ce17" table:formula="of:=([.D82]-[.D$10])/[.D$10]" office:value-type="percentage" office:value="-0.151204893705557" calcext:value-type="percentage">
            <text:p>-15.1%</text:p>
          </table:table-cell>
          <table:table-cell table:style-name="ce30" table:formula="of:=([.D82]-[.D$58])/[.D$58]" office:value-type="percentage" office:value="-0.13569741398662" calcext:value-type="percentage">
            <text:p>-13.57%</text:p>
          </table:table-cell>
          <table:table-cell table:style-name="ce14" table:formula="of:=([.D82]-[.D80])/[.D80]" office:value-type="percentage" office:value="-0.0250182045872122" calcext:value-type="percentage">
            <text:p>-2.5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71807521692071" calcext:value-type="float">
            <text:p>0.57</text:p>
          </table:table-cell>
          <table:table-cell table:style-name="ce11" office:value-type="float" office:value="0.0236808974464853" calcext:value-type="float">
            <text:p>0.02</text:p>
          </table:table-cell>
          <table:table-cell table:style-name="ce11" office:value-type="float" office:value="1282.44206881933" calcext:value-type="float">
            <text:p>1282.44</text:p>
          </table:table-cell>
          <table:table-cell table:style-name="ce11" office:value-type="float" office:value="0.525349969799667" calcext:value-type="float">
            <text:p>0.53</text:p>
          </table:table-cell>
          <table:table-cell table:style-name="ce11" office:value-type="float" office:value="0.618265073584476" calcext:value-type="float">
            <text:p>0.62</text:p>
          </table:table-cell>
          <table:table-cell table:style-name="ce17" table:formula="of:=([.D83]-[.D77])/[.D77]" office:value-type="percentage" office:value="0.0238272545962882" calcext:value-type="percentage">
            <text:p>2.4%</text:p>
          </table:table-cell>
          <table:table-cell table:style-name="ce17" table:formula="of:=([.D83]-[.D$11])/[.D$11]" office:value-type="percentage" office:value="-0.0359288120007443" calcext:value-type="percentage">
            <text:p>-3.6%</text:p>
          </table:table-cell>
          <table:table-cell table:style-name="ce28" table:formula="of:=([.D83]-[.D$59])/[.D$59]" office:value-type="percentage" office:value="-0.0343006366144684" calcext:value-type="percentage">
            <text:p>-3.43%</text:p>
          </table:table-cell>
          <table:table-cell table:style-name="ce14" table:formula="of:=([.D83]-[.D80])/[.D80]" office:value-type="percentage" office:value="0.0802651163279843" calcext:value-type="percentage">
            <text:p>8.0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6" calcext:value-type="float">
            <text:p>9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40493884607841" calcext:value-type="float">
            <text:p>0.54</text:p>
          </table:table-cell>
          <table:table-cell table:style-name="ce11" office:value-type="float" office:value="0.0235519198219341" calcext:value-type="float">
            <text:p>0.02</text:p>
          </table:table-cell>
          <table:table-cell table:style-name="ce11" office:value-type="float" office:value="1262.71358836555" calcext:value-type="float">
            <text:p>1262.71</text:p>
          </table:table-cell>
          <table:table-cell table:style-name="ce11" office:value-type="float" office:value="0.494288681067501" calcext:value-type="float">
            <text:p>0.49</text:p>
          </table:table-cell>
          <table:table-cell table:style-name="ce11" office:value-type="float" office:value="0.586699088148182" calcext:value-type="float">
            <text:p>0.59</text:p>
          </table:table-cell>
          <table:table-cell table:style-name="ce17" table:formula="of:=([.D84]-[.D78])/[.D78]" office:value-type="percentage" office:value="0.0205654755923842" calcext:value-type="percentage">
            <text:p>2.1%</text:p>
          </table:table-cell>
          <table:table-cell table:style-name="ce17" table:formula="of:=([.D84]-[.D$12])/[.D$12]" office:value-type="percentage" office:value="-0.0919792285038495" calcext:value-type="percentage">
            <text:p>-9.2%</text:p>
          </table:table-cell>
          <table:table-cell table:style-name="ce28" table:formula="of:=([.D84]-[.D$60])/[.D$60]" office:value-type="percentage" office:value="-0.0680976959493177" calcext:value-type="percentage">
            <text:p>-6.81%</text:p>
          </table:table-cell>
          <table:table-cell table:style-name="ce14" table:formula="of:=([.D84]-[.D80])/[.D80]" office:value-type="percentage" office:value="0.0211070456063046" calcext:value-type="percentage">
            <text:p>2.1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 table:number-columns-spanned="1" table:number-rows-spanned="9">
            <text:p><text:span text:style-name="T1">99 </text:span><text:span text:style-name="T2">(Heat)</text:span>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54749062531996" calcext:value-type="float">
            <text:p>0.55</text:p>
          </table:table-cell>
          <table:table-cell table:style-name="ce10" office:value-type="float" office:value="0.00881934724174341" calcext:value-type="float">
            <text:p>0.01</text:p>
          </table:table-cell>
          <table:table-cell table:style-name="ce10" office:value-type="float" office:value="191.219301632481" calcext:value-type="float">
            <text:p>191.22</text:p>
          </table:table-cell>
          <table:table-cell table:style-name="ce10" office:value-type="float" office:value="0.5373533625239" calcext:value-type="float">
            <text:p>0.54</text:p>
          </table:table-cell>
          <table:table-cell table:style-name="ce10" office:value-type="float" office:value="0.572144762540091" calcext:value-type="float">
            <text:p>0.57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85]-[.D$2])/[.D$2]" office:value-type="percentage" office:value="-0.113819388926381" calcext:value-type="percentage">
            <text:p>-11.4%</text:p>
          </table:table-cell>
          <table:table-cell table:style-name="ce27" table:formula="of:=([.D85]-[.D$50])/[.D$50]" office:value-type="percentage" office:value="-0.0554247189988824" calcext:value-type="percentage">
            <text:p>-5.54%</text:p>
          </table:table-cell>
          <table:table-cell table:style-name="ce13" table:formula="of:=([.D85]-[.D85])/[.D85]" office:value-type="percentage" office:value="0" calcext:value-type="percentage">
            <text:p>0.0%</text:p>
          </table:table-cell>
          <table:table-cell table:style-name="ce13" table:formula="of:=([.D85]-[.D90])/[.D90]" office:value-type="percentage" office:value="-0.00224988753245835" calcext:value-type="percentage">
            <text:p>-0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32464875484896" calcext:value-type="float">
            <text:p>0.53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9" calcext:value-type="float">
            <text:p>236.28</text:p>
          </table:table-cell>
          <table:table-cell table:style-name="ce11" office:value-type="float" office:value="0.513966383274507" calcext:value-type="float">
            <text:p>0.51</text:p>
          </table:table-cell>
          <table:table-cell table:style-name="ce11" office:value-type="float" office:value="0.550963367695285" calcext:value-type="float">
            <text:p>0.5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86]-[.D$3])/[.D$3]" office:value-type="percentage" office:value="-0.13873887119858" calcext:value-type="percentage">
            <text:p>-13.9%</text:p>
          </table:table-cell>
          <table:table-cell table:style-name="ce28" table:formula="of:=([.D86]-[.D$51])/[.D$51]" office:value-type="percentage" office:value="-0.0750728555050938" calcext:value-type="percentage">
            <text:p>-7.51%</text:p>
          </table:table-cell>
          <table:table-cell table:style-name="ce14" table:formula="of:=([.D86]-[.D85])/[.D85]" office:value-type="percentage" office:value="-0.040169850752681" calcext:value-type="percentage">
            <text:p>-4.0%</text:p>
          </table:table-cell>
          <table:table-cell table:style-name="ce14" table:formula="of:=([.D86]-[.D90])/[.D90]" office:value-type="percentage" office:value="-0.0423293606387502" calcext:value-type="percentage">
            <text:p>-4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22743235113379" calcext:value-type="float">
            <text:p>0.52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59" calcext:value-type="float">
            <text:p>517.23</text:p>
          </table:table-cell>
          <table:table-cell table:style-name="ce11" office:value-type="float" office:value="0.49857518254602" calcext:value-type="float">
            <text:p>0.50</text:p>
          </table:table-cell>
          <table:table-cell table:style-name="ce11" office:value-type="float" office:value="0.546911287680739" calcext:value-type="float">
            <text:p>0.55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87]-[.D$4])/[.D$4]" office:value-type="percentage" office:value="-0.154724588191283" calcext:value-type="percentage">
            <text:p>-15.5%</text:p>
          </table:table-cell>
          <table:table-cell table:style-name="ce28" table:formula="of:=([.D87]-[.D$52])/[.D$52]" office:value-type="percentage" office:value="-0.0959588686809427" calcext:value-type="percentage">
            <text:p>-9.60%</text:p>
          </table:table-cell>
          <table:table-cell table:style-name="ce14" table:formula="of:=([.D87]-[.D85])/[.D85]" office:value-type="percentage" office:value="-0.0576942433620986" calcext:value-type="percentage">
            <text:p>-5.8%</text:p>
          </table:table-cell>
          <table:table-cell table:style-name="ce14" table:formula="of:=([.D87]-[.D90])/[.D90]" office:value-type="percentage" office:value="-0.0598143253357219" calcext:value-type="percentage">
            <text:p>-6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34500000000043" calcext:value-type="float">
            <text:p>0.53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500344343045215" calcext:value-type="float">
            <text:p>0.50</text:p>
          </table:table-cell>
          <table:table-cell table:style-name="ce11" office:value-type="float" office:value="0.568655656954872" calcext:value-type="float">
            <text:p>0.57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88]-[.D$5])/[.D$5]" office:value-type="percentage" office:value="-0.1157981803143" calcext:value-type="percentage">
            <text:p>-11.6%</text:p>
          </table:table-cell>
          <table:table-cell table:style-name="ce28" table:formula="of:=([.D88]-[.D$53])/[.D$53]" office:value-type="percentage" office:value="-0.0776531492666019" calcext:value-type="percentage">
            <text:p>-7.77%</text:p>
          </table:table-cell>
          <table:table-cell table:style-name="ce14" table:formula="of:=([.D88]-[.D85])/[.D85]" office:value-type="percentage" office:value="-0.0365013010378636" calcext:value-type="percentage">
            <text:p>-3.7%</text:p>
          </table:table-cell>
          <table:table-cell table:style-name="ce14" table:formula="of:=([.D88]-[.D90])/[.D90]" office:value-type="percentage" office:value="-0.0386690647481984" calcext:value-type="percentage">
            <text:p>-3.9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509888074481284" calcext:value-type="float">
            <text:p>0.51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903" calcext:value-type="float">
            <text:p>236.28</text:p>
          </table:table-cell>
          <table:table-cell table:style-name="ce11" office:value-type="float" office:value="0.491389582270895" calcext:value-type="float">
            <text:p>0.49</text:p>
          </table:table-cell>
          <table:table-cell table:style-name="ce11" office:value-type="float" office:value="0.528386566691672" calcext:value-type="float">
            <text:p>0.5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89]-[.D$6])/[.D$6]" office:value-type="percentage" office:value="-0.145621536735474" calcext:value-type="percentage">
            <text:p>-14.6%</text:p>
          </table:table-cell>
          <table:table-cell table:style-name="ce28" table:formula="of:=([.D89]-[.D$54])/[.D$54]" office:value-type="percentage" office:value="0.0134371199908334" calcext:value-type="percentage">
            <text:p>1.34%</text:p>
          </table:table-cell>
          <table:table-cell table:style-name="ce19" table:formula="of:=([.D89]-[.D85])/[.D85]" office:value-type="percentage" office:value="-0.0808671723498849" calcext:value-type="percentage">
            <text:p>-8.1%</text:p>
          </table:table-cell>
          <table:table-cell table:style-name="ce19" table:formula="of:=([.D89]-[.D90])/[.D90]" office:value-type="percentage" office:value="-0.0829351178394881" calcext:value-type="percentage">
            <text:p>-8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9" calcext:value-type="float">
            <text:p>99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56000000000043" calcext:value-type="float">
            <text:p>0.56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15" calcext:value-type="float">
            <text:p>510.83</text:p>
          </table:table-cell>
          <table:table-cell table:style-name="ce11" office:value-type="float" office:value="0.531655075397486" calcext:value-type="float">
            <text:p>0.53</text:p>
          </table:table-cell>
          <table:table-cell table:style-name="ce11" office:value-type="float" office:value="0.580344924602599" calcext:value-type="float">
            <text:p>0.58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90]-[.D$7])/[.D$7]" office:value-type="percentage" office:value="-0.0881508815087926" calcext:value-type="percentage">
            <text:p>-8.8%</text:p>
          </table:table-cell>
          <table:table-cell table:style-name="ce28" table:formula="of:=([.D90]-[.D$55])/[.D$55]" office:value-type="percentage" office:value="-0.0254163014899193" calcext:value-type="percentage">
            <text:p>-2.54%</text:p>
          </table:table-cell>
          <table:table-cell table:style-name="ce15" table:formula="of:=([.D90]-[.D85])/[.D85]" office:value-type="percentage" office:value="0.00225496094096561" calcext:value-type="percentage">
            <text:p>0.2%</text:p>
          </table:table-cell>
          <table:table-cell table:style-name="ce15" table:formula="of:=([.D90]-[.D90])/[.D90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9" calcext:value-type="float">
            <text:p>99</text:p>
          </table:covered-table-cell>
          <table:table-cell table:style-name="ce2" office:value-type="string" calcext:value-type="string" table:number-columns-spanned="1" table:number-rows-spanned="3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461178615011819" calcext:value-type="float">
            <text:p>0.46</text:p>
          </table:table-cell>
          <table:table-cell table:style-name="ce10" office:value-type="float" office:value="0.00679842555514854" calcext:value-type="float">
            <text:p>0.01</text:p>
          </table:table-cell>
          <table:table-cell table:style-name="ce10" office:value-type="float" office:value="73.9332937593611" calcext:value-type="float">
            <text:p>73.93</text:p>
          </table:table-cell>
          <table:table-cell table:style-name="ce10" office:value-type="float" office:value="0.447632253312961" calcext:value-type="float">
            <text:p>0.45</text:p>
          </table:table-cell>
          <table:table-cell table:style-name="ce10" office:value-type="float" office:value="0.474724976710678" calcext:value-type="float">
            <text:p>0.47</text:p>
          </table:table-cell>
          <table:table-cell table:style-name="ce21" table:formula="of:=([.D91]-[.D85])/[.D85]" office:value-type="percentage" office:value="-0.168671664072943" calcext:value-type="percentage">
            <text:p>-16.9%</text:p>
          </table:table-cell>
          <table:table-cell table:style-name="ce16" table:formula="of:=([.D91]-[.D$8])/[.D$8]" office:value-type="percentage" office:value="-0.252230014205864" calcext:value-type="percentage">
            <text:p>-25.2%</text:p>
          </table:table-cell>
          <table:table-cell table:style-name="ce31" table:formula="of:=([.D91]-[.D$56])/[.D$56]" office:value-type="percentage" office:value="-0.253239032945291" calcext:value-type="percentage">
            <text:p>-25.32%</text:p>
          </table:table-cell>
          <table:table-cell table:style-name="ce13" table:formula="of:=([.D91]-[.D91])/[.D91]" office:value-type="percentage" office:value="0" calcext:value-type="percentage">
            <text:p>0.0%</text:p>
          </table:table-cell>
          <table:table-cell table:style-name="ce33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9" calcext:value-type="float">
            <text:p>99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455421189641999" calcext:value-type="float">
            <text:p>0.46</text:p>
          </table:table-cell>
          <table:table-cell table:style-name="ce11" office:value-type="float" office:value="0.00658146059722342" calcext:value-type="float">
            <text:p>0.01</text:p>
          </table:table-cell>
          <table:table-cell table:style-name="ce11" office:value-type="float" office:value="65.4498203152063" calcext:value-type="float">
            <text:p>65.45</text:p>
          </table:table-cell>
          <table:table-cell table:style-name="ce11" office:value-type="float" office:value="0.44227881752434" calcext:value-type="float">
            <text:p>0.44</text:p>
          </table:table-cell>
          <table:table-cell table:style-name="ce11" office:value-type="float" office:value="0.468563561759659" calcext:value-type="float">
            <text:p>0.47</text:p>
          </table:table-cell>
          <table:table-cell table:style-name="ce19" table:formula="of:=([.D92]-[.D86])/[.D86]" office:value-type="percentage" office:value="-0.144692522248977" calcext:value-type="percentage">
            <text:p>-14.5%</text:p>
          </table:table-cell>
          <table:table-cell table:style-name="ce17" table:formula="of:=([.D92]-[.D$9])/[.D$9]" office:value-type="percentage" office:value="-0.250520546956353" calcext:value-type="percentage">
            <text:p>-25.1%</text:p>
          </table:table-cell>
          <table:table-cell table:style-name="ce30" table:formula="of:=([.D92]-[.D$57])/[.D$57]" office:value-type="percentage" office:value="-0.247548633387911" calcext:value-type="percentage">
            <text:p>-24.75%</text:p>
          </table:table-cell>
          <table:table-cell table:style-name="ce14" table:formula="of:=([.D92]-[.D91])/[.D91]" office:value-type="percentage" office:value="-0.0124841551243058" calcext:value-type="percentage">
            <text:p>-1.2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99" calcext:value-type="float">
            <text:p>99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31</text:p>
          </table:table-cell>
          <table:table-cell table:style-name="ce12" office:value-type="float" office:value="0.449046037600743" calcext:value-type="float">
            <text:p>0.45</text:p>
          </table:table-cell>
          <table:table-cell table:style-name="ce12" office:value-type="float" office:value="0.0108773119776681" calcext:value-type="float">
            <text:p>0.01</text:p>
          </table:table-cell>
          <table:table-cell table:style-name="ce12" office:value-type="float" office:value="381.875043693361" calcext:value-type="float">
            <text:p>381.88</text:p>
          </table:table-cell>
          <table:table-cell table:style-name="ce12" office:value-type="float" office:value="0.4276591151769" calcext:value-type="float">
            <text:p>0.43</text:p>
          </table:table-cell>
          <table:table-cell table:style-name="ce12" office:value-type="float" office:value="0.470432960024587" calcext:value-type="float">
            <text:p>0.47</text:p>
          </table:table-cell>
          <table:table-cell table:style-name="ce25" table:formula="of:=([.D93]-[.D87])/[.D87]" office:value-type="percentage" office:value="-0.140981637948221" calcext:value-type="percentage">
            <text:p>-14.1%</text:p>
          </table:table-cell>
          <table:table-cell table:style-name="ce18" table:formula="of:=([.D93]-[.D$10])/[.D$10]" office:value-type="percentage" office:value="-0.261453716459284" calcext:value-type="percentage">
            <text:p>-26.1%</text:p>
          </table:table-cell>
          <table:table-cell table:style-name="ce66" table:formula="of:=([.D93]-[.D$58])/[.D$58]" office:value-type="percentage" office:value="-0.247960481839325" calcext:value-type="percentage">
            <text:p>-24.80%</text:p>
          </table:table-cell>
          <table:table-cell table:style-name="ce15" table:formula="of:=([.D93]-[.D91])/[.D91]" office:value-type="percentage" office:value="-0.0263077623639706" calcext:value-type="percentage">
            <text:p>-2.6%</text:p>
          </table:table-cell>
          <table:table-cell table:style-name="ce22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39" office:value-type="string" calcext:value-type="string" table:number-columns-spanned="1" table:number-rows-spanned="9">
            <text:p><text:span text:style-name="T1">103 </text:span><text:span text:style-name="T2">(Heat)</text:span></text:p>
          </table:table-cell>
          <table:table-cell table:style-name="ce5" office:value-type="string" calcext:value-type="string" table:number-columns-spanned="1" table:number-rows-spanned="6">
            <text:p>Ambient</text:p>
          </table:table-cell>
          <table:table-cell office:value-type="string" calcext:value-type="string">
            <text:p>G_48</text:p>
          </table:table-cell>
          <table:table-cell table:style-name="ce11" office:value-type="float" office:value="0.531749062531997" calcext:value-type="float">
            <text:p>0.53</text:p>
          </table:table-cell>
          <table:table-cell table:style-name="ce11" office:value-type="float" office:value="0.00881934724174337" calcext:value-type="float">
            <text:p>0.01</text:p>
          </table:table-cell>
          <table:table-cell table:style-name="ce11" office:value-type="float" office:value="191.2193016325" calcext:value-type="float">
            <text:p>191.22</text:p>
          </table:table-cell>
          <table:table-cell table:style-name="ce11" office:value-type="float" office:value="0.514353362523901" calcext:value-type="float">
            <text:p>0.51</text:p>
          </table:table-cell>
          <table:table-cell table:style-name="ce11" office:value-type="float" office:value="0.549144762540092" calcext:value-type="float">
            <text:p>0.55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94]-[.D$2])/[.D$2]" office:value-type="percentage" office:value="-0.150560602983893" calcext:value-type="percentage">
            <text:p>-15.1%</text:p>
          </table:table-cell>
          <table:table-cell table:style-name="ce28" table:formula="of:=([.D94]-[.D$50])/[.D$50]" office:value-type="percentage" office:value="-0.0945869870050076" calcext:value-type="percentage">
            <text:p>-9.46%</text:p>
          </table:table-cell>
          <table:table-cell table:style-name="ce13" table:formula="of:=([.D94]-[.D94])/[.D94]" office:value-type="percentage" office:value="0" calcext:value-type="percentage">
            <text:p>0.0%</text:p>
          </table:table-cell>
          <table:table-cell table:style-name="ce13" table:formula="of:=([.D94]-[.D99])/[.D99]" office:value-type="percentage" office:value="-0.00468121191959911" calcext:value-type="percentage">
            <text:p>-0.5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09607732627753" calcext:value-type="float">
            <text:p>0.51</text:p>
          </table:table-cell>
          <table:table-cell table:style-name="ce11" office:value-type="float" office:value="0.00938983658416142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491109240417365" calcext:value-type="float">
            <text:p>0.49</text:p>
          </table:table-cell>
          <table:table-cell table:style-name="ce11" office:value-type="float" office:value="0.528106224838142" calcext:value-type="float">
            <text:p>0.5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95]-[.D$3])/[.D$3]" office:value-type="percentage" office:value="-0.175710265115204" calcext:value-type="percentage">
            <text:p>-17.6%</text:p>
          </table:table-cell>
          <table:table-cell table:style-name="ce30" table:formula="of:=([.D95]-[.D$51])/[.D$51]" office:value-type="percentage" office:value="-0.114777243245068" calcext:value-type="percentage">
            <text:p>-11.48%</text:p>
          </table:table-cell>
          <table:table-cell table:style-name="ce14" table:formula="of:=([.D95]-[.D94])/[.D94]" office:value-type="percentage" office:value="-0.0416386815969453" calcext:value-type="percentage">
            <text:p>-4.2%</text:p>
          </table:table-cell>
          <table:table-cell table:style-name="ce14" table:formula="of:=([.D95]-[.D99])/[.D99]" office:value-type="percentage" office:value="-0.0461249740239364" calcext:value-type="percentage">
            <text:p>-4.6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51474323511338" calcext:value-type="float">
            <text:p>0.51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59" calcext:value-type="float">
            <text:p>517.23</text:p>
          </table:table-cell>
          <table:table-cell table:style-name="ce11" office:value-type="float" office:value="0.49057518254602" calcext:value-type="float">
            <text:p>0.49</text:p>
          </table:table-cell>
          <table:table-cell table:style-name="ce11" office:value-type="float" office:value="0.538911287680739" calcext:value-type="float">
            <text:p>0.54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96]-[.D$4])/[.D$4]" office:value-type="percentage" office:value="-0.167660582079377" calcext:value-type="percentage">
            <text:p>-16.8%</text:p>
          </table:table-cell>
          <table:table-cell table:style-name="ce30" table:formula="of:=([.D96]-[.D$52])/[.D$52]" office:value-type="percentage" office:value="-0.109794206117654" calcext:value-type="percentage">
            <text:p>-10.98%</text:p>
          </table:table-cell>
          <table:table-cell table:style-name="ce14" table:formula="of:=([.D96]-[.D94])/[.D94]" office:value-type="percentage" office:value="-0.0319809259985178" calcext:value-type="percentage">
            <text:p>-3.2%</text:p>
          </table:table-cell>
          <table:table-cell table:style-name="ce14" table:formula="of:=([.D96]-[.D99])/[.D99]" office:value-type="percentage" office:value="-0.0365124284261328" calcext:value-type="percentage">
            <text:p>-3.7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28500000000043" calcext:value-type="float">
            <text:p>0.53</text:p>
          </table:table-cell>
          <table:table-cell table:style-name="ce11" office:value-type="float" office:value="0.0174029873056293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494344343045215" calcext:value-type="float">
            <text:p>0.49</text:p>
          </table:table-cell>
          <table:table-cell table:style-name="ce11" office:value-type="float" office:value="0.562655656954872" calcext:value-type="float">
            <text:p>0.56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97]-[.D$5])/[.D$5]" office:value-type="percentage" office:value="-0.125723738626954" calcext:value-type="percentage">
            <text:p>-12.6%</text:p>
          </table:table-cell>
          <table:table-cell table:style-name="ce28" table:formula="of:=([.D97]-[.D$53])/[.D$53]" office:value-type="percentage" office:value="-0.088006902502149" calcext:value-type="percentage">
            <text:p>-8.80%</text:p>
          </table:table-cell>
          <table:table-cell table:style-name="ce14" table:formula="of:=([.D97]-[.D94])/[.D94]" office:value-type="percentage" office:value="-0.00611014247299872" calcext:value-type="percentage">
            <text:p>-0.6%</text:p>
          </table:table-cell>
          <table:table-cell table:style-name="ce14" table:formula="of:=([.D97]-[.D99])/[.D99]" office:value-type="percentage" office:value="-0.0107627515208228" calcext:value-type="percentage">
            <text:p>-1.1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489316645909855" calcext:value-type="float">
            <text:p>0.49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907" calcext:value-type="float">
            <text:p>236.28</text:p>
          </table:table-cell>
          <table:table-cell table:style-name="ce11" office:value-type="float" office:value="0.470818153699466" calcext:value-type="float">
            <text:p>0.47</text:p>
          </table:table-cell>
          <table:table-cell table:style-name="ce11" office:value-type="float" office:value="0.507815138120244" calcext:value-type="float">
            <text:p>0.51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98]-[.D$6])/[.D$6]" office:value-type="percentage" office:value="-0.180091426128148" calcext:value-type="percentage">
            <text:p>-18.0%</text:p>
          </table:table-cell>
          <table:table-cell table:style-name="ce28" table:formula="of:=([.D98]-[.D$54])/[.D$54]" office:value-type="percentage" office:value="-0.0274499891001861" calcext:value-type="percentage">
            <text:p>-2.74%</text:p>
          </table:table-cell>
          <table:table-cell table:style-name="ce19" table:formula="of:=([.D98]-[.D94])/[.D94]" office:value-type="percentage" office:value="-0.0797978212130628" calcext:value-type="percentage">
            <text:p>-8.0%</text:p>
          </table:table-cell>
          <table:table-cell table:style-name="ce19" table:formula="of:=([.D98]-[.D99])/[.D99]" office:value-type="percentage" office:value="-0.0841054826208413" calcext:value-type="percentage">
            <text:p>-8.4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3" calcext:value-type="float">
            <text:p>103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534250000000043" calcext:value-type="float">
            <text:p>0.53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34" calcext:value-type="float">
            <text:p>510.83</text:p>
          </table:table-cell>
          <table:table-cell table:style-name="ce11" office:value-type="float" office:value="0.509905075397486" calcext:value-type="float">
            <text:p>0.51</text:p>
          </table:table-cell>
          <table:table-cell table:style-name="ce11" office:value-type="float" office:value="0.558594924602599" calcext:value-type="float">
            <text:p>0.56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99]-[.D$7])/[.D$7]" office:value-type="percentage" office:value="-0.123821238212358" calcext:value-type="percentage">
            <text:p>-12.4%</text:p>
          </table:table-cell>
          <table:table-cell table:style-name="ce28" table:formula="of:=([.D99]-[.D$55])/[.D$55]" office:value-type="percentage" office:value="-0.063540753724798" calcext:value-type="percentage">
            <text:p>-6.35%</text:p>
          </table:table-cell>
          <table:table-cell table:style-name="ce15" table:formula="of:=([.D99]-[.D94])/[.D94]" office:value-type="percentage" office:value="0.00470322872999054" calcext:value-type="percentage">
            <text:p>0.5%</text:p>
          </table:table-cell>
          <table:table-cell table:style-name="ce15" table:formula="of:=([.D99]-[.D99])/[.D99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0" office:value-type="float" office:value="103" calcext:value-type="float">
            <text:p>103</text:p>
          </table:covered-table-cell>
          <table:table-cell table:style-name="ce2" office:value-type="string" calcext:value-type="string" table:number-columns-spanned="1" table:number-rows-spanned="3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421392900726104" calcext:value-type="float">
            <text:p>0.42</text:p>
          </table:table-cell>
          <table:table-cell table:style-name="ce10" office:value-type="float" office:value="0.00679842555514854" calcext:value-type="float">
            <text:p>0.01</text:p>
          </table:table-cell>
          <table:table-cell table:style-name="ce10" office:value-type="float" office:value="73.933293759364" calcext:value-type="float">
            <text:p>73.93</text:p>
          </table:table-cell>
          <table:table-cell table:style-name="ce10" office:value-type="float" office:value="0.407846539027246" calcext:value-type="float">
            <text:p>0.41</text:p>
          </table:table-cell>
          <table:table-cell table:style-name="ce10" office:value-type="float" office:value="0.434939262424963" calcext:value-type="float">
            <text:p>0.43</text:p>
          </table:table-cell>
          <table:table-cell table:style-name="ce21" table:formula="of:=([.D100]-[.D94])/[.D94]" office:value-type="percentage" office:value="-0.207534285590306" calcext:value-type="percentage">
            <text:p>-20.8%</text:p>
          </table:table-cell>
          <table:table-cell table:style-name="ce16" table:formula="of:=([.D100]-[.D$8])/[.D$8]" office:value-type="percentage" office:value="-0.316739863617412" calcext:value-type="percentage">
            <text:p>-31.7%</text:p>
          </table:table-cell>
          <table:table-cell table:style-name="ce31" table:formula="of:=([.D100]-[.D$56])/[.D$56]" office:value-type="percentage" office:value="-0.317661834670825" calcext:value-type="percentage">
            <text:p>-31.77%</text:p>
          </table:table-cell>
          <table:table-cell table:style-name="ce13" table:formula="of:=([.D100]-[.D100])/[.D100]" office:value-type="percentage" office:value="0" calcext:value-type="percentage">
            <text:p>0.0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3" calcext:value-type="float">
            <text:p>103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404835813359762" calcext:value-type="float">
            <text:p>0.40</text:p>
          </table:table-cell>
          <table:table-cell table:style-name="ce11" office:value-type="float" office:value="0.00677570279332838" calcext:value-type="float">
            <text:p>0.01</text:p>
          </table:table-cell>
          <table:table-cell table:style-name="ce11" office:value-type="float" office:value="73.1576303779257" calcext:value-type="float">
            <text:p>73.16</text:p>
          </table:table-cell>
          <table:table-cell table:style-name="ce11" office:value-type="float" office:value="0.391332347339971" calcext:value-type="float">
            <text:p>0.39</text:p>
          </table:table-cell>
          <table:table-cell table:style-name="ce11" office:value-type="float" office:value="0.418339279379554" calcext:value-type="float">
            <text:p>0.42</text:p>
          </table:table-cell>
          <table:table-cell table:style-name="ce19" table:formula="of:=([.D101]-[.D95])/[.D95]" office:value-type="percentage" office:value="-0.205593268233476" calcext:value-type="percentage">
            <text:p>-20.6%</text:p>
          </table:table-cell>
          <table:table-cell table:style-name="ce17" table:formula="of:=([.D101]-[.D$9])/[.D$9]" office:value-type="percentage" office:value="-0.333768101111268" calcext:value-type="percentage">
            <text:p>-33.4%</text:p>
          </table:table-cell>
          <table:table-cell table:style-name="ce30" table:formula="of:=([.D101]-[.D$57])/[.D$57]" office:value-type="percentage" office:value="-0.33112628936847" calcext:value-type="percentage">
            <text:p>-33.11%</text:p>
          </table:table-cell>
          <table:table-cell table:style-name="ce14" table:formula="of:=([.D101]-[.D100])/[.D100]" office:value-type="percentage" office:value="-0.0392913296304052" calcext:value-type="percentage">
            <text:p>-3.9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3" calcext:value-type="float">
            <text:p>103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403407205295954" calcext:value-type="float">
            <text:p>0.40</text:p>
          </table:table-cell>
          <table:table-cell table:style-name="ce11" office:value-type="float" office:value="0.0167804050715507" calcext:value-type="float">
            <text:p>0.02</text:p>
          </table:table-cell>
          <table:table-cell table:style-name="ce11" office:value-type="float" office:value="974.323564135022" calcext:value-type="float">
            <text:p>974.32</text:p>
          </table:table-cell>
          <table:table-cell table:style-name="ce11" office:value-type="float" office:value="0.370477309044132" calcext:value-type="float">
            <text:p>0.37</text:p>
          </table:table-cell>
          <table:table-cell table:style-name="ce11" office:value-type="float" office:value="0.436337101547776" calcext:value-type="float">
            <text:p>0.44</text:p>
          </table:table-cell>
          <table:table-cell table:style-name="ce19" table:formula="of:=([.D102]-[.D96])/[.D96]" office:value-type="percentage" office:value="-0.216294304077454" calcext:value-type="percentage">
            <text:p>-21.6%</text:p>
          </table:table-cell>
          <table:table-cell table:style-name="ce17" table:formula="of:=([.D102]-[.D$10])/[.D$10]" office:value-type="percentage" office:value="-0.336515930934961" calcext:value-type="percentage">
            <text:p>-33.7%</text:p>
          </table:table-cell>
          <table:table-cell table:style-name="ce30" table:formula="of:=([.D102]-[.D$58])/[.D$58]" office:value-type="percentage" office:value="-0.324394082365662" calcext:value-type="percentage">
            <text:p>-32.44%</text:p>
          </table:table-cell>
          <table:table-cell table:style-name="ce14" table:formula="of:=([.D102]-[.D100])/[.D100]" office:value-type="percentage" office:value="-0.0426815340247991" calcext:value-type="percentage">
            <text:p>-4.3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37" office:value-type="string" calcext:value-type="string" table:number-columns-spanned="1" table:number-rows-spanned="9">
            <text:p><text:span text:style-name="T1">106 </text:span><text:span text:style-name="T2">(Heat)</text:span>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525249062531997" calcext:value-type="float">
            <text:p>0.53</text:p>
          </table:table-cell>
          <table:table-cell table:style-name="ce10" office:value-type="float" office:value="0.00881934724174343" calcext:value-type="float">
            <text:p>0.01</text:p>
          </table:table-cell>
          <table:table-cell table:style-name="ce10" office:value-type="float" office:value="191.219301632494" calcext:value-type="float">
            <text:p>191.22</text:p>
          </table:table-cell>
          <table:table-cell table:style-name="ce10" office:value-type="float" office:value="0.507853362523901" calcext:value-type="float">
            <text:p>0.51</text:p>
          </table:table-cell>
          <table:table-cell table:style-name="ce10" office:value-type="float" office:value="0.542644762540093" calcext:value-type="float">
            <text:p>0.54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03]-[.D$2])/[.D$2]" office:value-type="percentage" office:value="-0.160943989565365" calcext:value-type="percentage">
            <text:p>-16.1%</text:p>
          </table:table-cell>
          <table:table-cell table:style-name="ce31" table:formula="of:=([.D103]-[.D$50])/[.D$50]" office:value-type="percentage" office:value="-0.105654584485" calcext:value-type="percentage">
            <text:p>-10.57%</text:p>
          </table:table-cell>
          <table:table-cell table:style-name="ce13" table:formula="of:=([.D103]-[.D103])/[.D103]" office:value-type="percentage" office:value="0" calcext:value-type="percentage">
            <text:p>0.0%</text:p>
          </table:table-cell>
          <table:table-cell table:style-name="ce13" table:formula="of:=([.D103]-[.D108])/[.D108]" office:value-type="percentage" office:value="0.0605735740170648" calcext:value-type="percentage">
            <text:p>6.1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524607732627753" calcext:value-type="float">
            <text:p>0.52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5" calcext:value-type="float">
            <text:p>236.28</text:p>
          </table:table-cell>
          <table:table-cell table:style-name="ce11" office:value-type="float" office:value="0.506109240417364" calcext:value-type="float">
            <text:p>0.51</text:p>
          </table:table-cell>
          <table:table-cell table:style-name="ce11" office:value-type="float" office:value="0.543106224838142" calcext:value-type="float">
            <text:p>0.54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04]-[.D$3])/[.D$3]" office:value-type="percentage" office:value="-0.15144778785742" calcext:value-type="percentage">
            <text:p>-15.1%</text:p>
          </table:table-cell>
          <table:table-cell table:style-name="ce30" table:formula="of:=([.D104]-[.D$51])/[.D$51]" office:value-type="percentage" office:value="-0.0887212387907101" calcext:value-type="percentage">
            <text:p>-8.87%</text:p>
          </table:table-cell>
          <table:table-cell table:style-name="ce14" table:formula="of:=([.D104]-[.D103])/[.D103]" office:value-type="percentage" office:value="-0.00122100152097817" calcext:value-type="percentage">
            <text:p>-0.1%</text:p>
          </table:table-cell>
          <table:table-cell table:style-name="ce14" table:formula="of:=([.D104]-[.D108])/[.D108]" office:value-type="percentage" office:value="0.0592786120700807" calcext:value-type="percentage">
            <text:p>5.9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469743235113379" calcext:value-type="float">
            <text:p>0.47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59" calcext:value-type="float">
            <text:p>517.23</text:p>
          </table:table-cell>
          <table:table-cell table:style-name="ce11" office:value-type="float" office:value="0.445575182546019" calcext:value-type="float">
            <text:p>0.45</text:p>
          </table:table-cell>
          <table:table-cell table:style-name="ce11" office:value-type="float" office:value="0.493911287680739" calcext:value-type="float">
            <text:p>0.49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05]-[.D$4])/[.D$4]" office:value-type="percentage" office:value="-0.240425547699913" calcext:value-type="percentage">
            <text:p>-24.0%</text:p>
          </table:table-cell>
          <table:table-cell table:style-name="ce30" table:formula="of:=([.D105]-[.D$52])/[.D$52]" office:value-type="percentage" office:value="-0.187617979199165" calcext:value-type="percentage">
            <text:p>-18.76%</text:p>
          </table:table-cell>
          <table:table-cell table:style-name="ce19" table:formula="of:=([.D105]-[.D103])/[.D103]" office:value-type="percentage" office:value="-0.105675252709731" calcext:value-type="percentage">
            <text:p>-10.6%</text:p>
          </table:table-cell>
          <table:table-cell table:style-name="ce14" table:formula="of:=([.D105]-[.D108])/[.D108]" office:value-type="percentage" office:value="-0.0515028064344509" calcext:value-type="percentage">
            <text:p>-5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521500000000043" calcext:value-type="float">
            <text:p>0.52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487344343045215" calcext:value-type="float">
            <text:p>0.49</text:p>
          </table:table-cell>
          <table:table-cell table:style-name="ce11" office:value-type="float" office:value="0.555655656954872" calcext:value-type="float">
            <text:p>0.56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06]-[.D$5])/[.D$5]" office:value-type="percentage" office:value="-0.137303556658384" calcext:value-type="percentage">
            <text:p>-13.7%</text:p>
          </table:table-cell>
          <table:table-cell table:style-name="ce30" table:formula="of:=([.D106]-[.D$53])/[.D$53]" office:value-type="percentage" office:value="-0.100086281276954" calcext:value-type="percentage">
            <text:p>-10.01%</text:p>
          </table:table-cell>
          <table:table-cell table:style-name="ce14" table:formula="of:=([.D106]-[.D103])/[.D103]" office:value-type="percentage" office:value="-0.00713768533708819" calcext:value-type="percentage">
            <text:p>-0.7%</text:p>
          </table:table-cell>
          <table:table-cell table:style-name="ce14" table:formula="of:=([.D106]-[.D108])/[.D108]" office:value-type="percentage" office:value="0.0530035335689" calcext:value-type="percentage">
            <text:p>5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454459503052712" calcext:value-type="float">
            <text:p>0.45</text:p>
          </table:table-cell>
          <table:table-cell table:style-name="ce11" office:value-type="float" office:value="0.00938983658416144" calcext:value-type="float">
            <text:p>0.01</text:p>
          </table:table-cell>
          <table:table-cell table:style-name="ce11" office:value-type="float" office:value="236.281526119903" calcext:value-type="float">
            <text:p>236.28</text:p>
          </table:table-cell>
          <table:table-cell table:style-name="ce11" office:value-type="float" office:value="0.435961010842324" calcext:value-type="float">
            <text:p>0.44</text:p>
          </table:table-cell>
          <table:table-cell table:style-name="ce11" office:value-type="float" office:value="0.472957995263101" calcext:value-type="float">
            <text:p>0.47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07]-[.D$6])/[.D$6]" office:value-type="percentage" office:value="-0.238498738710178" calcext:value-type="percentage">
            <text:p>-23.8%</text:p>
          </table:table-cell>
          <table:table-cell table:style-name="ce30" table:formula="of:=([.D107]-[.D$54])/[.D$54]" office:value-type="percentage" office:value="-0.0967309239488569" calcext:value-type="percentage">
            <text:p>-9.67%</text:p>
          </table:table-cell>
          <table:table-cell table:style-name="ce19" table:formula="of:=([.D107]-[.D103])/[.D103]" office:value-type="percentage" office:value="-0.134773319038475" calcext:value-type="percentage">
            <text:p>-13.5%</text:p>
          </table:table-cell>
          <table:table-cell table:style-name="ce19" table:formula="of:=([.D107]-[.D108])/[.D108]" office:value-type="percentage" office:value="-0.0823634466377132" calcext:value-type="percentage">
            <text:p>-8.2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6" calcext:value-type="float">
            <text:p>106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495250000000043" calcext:value-type="float">
            <text:p>0.50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15" calcext:value-type="float">
            <text:p>510.83</text:p>
          </table:table-cell>
          <table:table-cell table:style-name="ce11" office:value-type="float" office:value="0.470905075397486" calcext:value-type="float">
            <text:p>0.47</text:p>
          </table:table-cell>
          <table:table-cell table:style-name="ce11" office:value-type="float" office:value="0.519594924602599" calcext:value-type="float">
            <text:p>0.52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08]-[.D$7])/[.D$7]" office:value-type="percentage" office:value="-0.18778187781875" calcext:value-type="percentage">
            <text:p>-18.8%</text:p>
          </table:table-cell>
          <table:table-cell table:style-name="ce30" table:formula="of:=([.D108]-[.D$55])/[.D$55]" office:value-type="percentage" office:value="-0.131901840490788" calcext:value-type="percentage">
            <text:p>-13.19%</text:p>
          </table:table-cell>
          <table:table-cell table:style-name="ce15" table:formula="of:=([.D108]-[.D103])/[.D103]" office:value-type="percentage" office:value="-0.0571139763436065" calcext:value-type="percentage">
            <text:p>-5.7%</text:p>
          </table:table-cell>
          <table:table-cell table:style-name="ce15" table:formula="of:=([.D108]-[.D108])/[.D108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0" office:value-type="float" office:value="106" calcext:value-type="float">
            <text:p>106</text:p>
          </table:covered-table-cell>
          <table:table-cell table:style-name="ce2" office:value-type="string" calcext:value-type="string" table:number-columns-spanned="1" table:number-rows-spanned="3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357964290442942" calcext:value-type="float">
            <text:p>0.36</text:p>
          </table:table-cell>
          <table:table-cell table:style-name="ce10" office:value-type="float" office:value="0.00756335351906255" calcext:value-type="float">
            <text:p>0.01</text:p>
          </table:table-cell>
          <table:table-cell table:style-name="ce10" office:value-type="float" office:value="110.459878590453" calcext:value-type="float">
            <text:p>110.46</text:p>
          </table:table-cell>
          <table:table-cell table:style-name="ce10" office:value-type="float" office:value="0.342976192949983" calcext:value-type="float">
            <text:p>0.34</text:p>
          </table:table-cell>
          <table:table-cell table:style-name="ce10" office:value-type="float" office:value="0.372952387935901" calcext:value-type="float">
            <text:p>0.37</text:p>
          </table:table-cell>
          <table:table-cell table:style-name="ce21" table:formula="of:=([.D109]-[.D103])/[.D103]" office:value-type="percentage" office:value="-0.318486569557398" calcext:value-type="percentage">
            <text:p>-31.8%</text:p>
          </table:table-cell>
          <table:table-cell table:style-name="ce16" table:formula="of:=([.D109]-[.D$8])/[.D$8]" office:value-type="percentage" office:value="-0.419585072537531" calcext:value-type="percentage">
            <text:p>-42.0%</text:p>
          </table:table-cell>
          <table:table-cell table:style-name="ce31" table:formula="of:=([.D109]-[.D$56])/[.D$56]" office:value-type="percentage" office:value="-0.420368267302738" calcext:value-type="percentage">
            <text:p>-42.04%</text:p>
          </table:table-cell>
          <table:table-cell table:style-name="ce13" table:formula="of:=([.D109]-[.D109])/[.D109]" office:value-type="percentage" office:value="0" calcext:value-type="percentage">
            <text:p>0.0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6" calcext:value-type="float">
            <text:p>10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322025305060965" calcext:value-type="float">
            <text:p>0.32</text:p>
          </table:table-cell>
          <table:table-cell table:style-name="ce11" office:value-type="float" office:value="0.00783759672397884" calcext:value-type="float">
            <text:p>0.01</text:p>
          </table:table-cell>
          <table:table-cell table:style-name="ce11" office:value-type="float" office:value="126.439699074618" calcext:value-type="float">
            <text:p>126.44</text:p>
          </table:table-cell>
          <table:table-cell table:style-name="ce11" office:value-type="float" office:value="0.306515454488389" calcext:value-type="float">
            <text:p>0.31</text:p>
          </table:table-cell>
          <table:table-cell table:style-name="ce11" office:value-type="float" office:value="0.337535155633542" calcext:value-type="float">
            <text:p>0.34</text:p>
          </table:table-cell>
          <table:table-cell table:style-name="ce19" table:formula="of:=([.D110]-[.D104])/[.D104]" office:value-type="percentage" office:value="-0.38615981993261" calcext:value-type="percentage">
            <text:p>-38.6%</text:p>
          </table:table-cell>
          <table:table-cell table:style-name="ce17" table:formula="of:=([.D110]-[.D$9])/[.D$9]" office:value-type="percentage" office:value="-0.470048045649723" calcext:value-type="percentage">
            <text:p>-47.0%</text:p>
          </table:table-cell>
          <table:table-cell table:style-name="ce30" table:formula="of:=([.D110]-[.D$57])/[.D$57]" office:value-type="percentage" office:value="-0.467946625260732" calcext:value-type="percentage">
            <text:p>-46.79%</text:p>
          </table:table-cell>
          <table:table-cell table:style-name="ce19" table:formula="of:=([.D110]-[.D109])/[.D109]" office:value-type="percentage" office:value="-0.100398241784135" calcext:value-type="percentage">
            <text:p>-10.0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06" calcext:value-type="float">
            <text:p>106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353196097027594" calcext:value-type="float">
            <text:p>0.35</text:p>
          </table:table-cell>
          <table:table-cell table:style-name="ce11" office:value-type="float" office:value="0.0235198357109125" calcext:value-type="float">
            <text:p>0.02</text:p>
          </table:table-cell>
          <table:table-cell table:style-name="ce11" office:value-type="float" office:value="1264.08068844755" calcext:value-type="float">
            <text:p>1264.08</text:p>
          </table:table-cell>
          <table:table-cell table:style-name="ce11" office:value-type="float" office:value="0.307053885401024" calcext:value-type="float">
            <text:p>0.31</text:p>
          </table:table-cell>
          <table:table-cell table:style-name="ce11" office:value-type="float" office:value="0.399338308654165" calcext:value-type="float">
            <text:p>0.40</text:p>
          </table:table-cell>
          <table:table-cell table:style-name="ce19" table:formula="of:=([.D111]-[.D105])/[.D105]" office:value-type="percentage" office:value="-0.2481081777743" calcext:value-type="percentage">
            <text:p>-24.8%</text:p>
          </table:table-cell>
          <table:table-cell table:style-name="ce17" table:formula="of:=([.D111]-[.D$10])/[.D$10]" office:value-type="percentage" office:value="-0.419098170391284" calcext:value-type="percentage">
            <text:p>-41.9%</text:p>
          </table:table-cell>
          <table:table-cell table:style-name="ce30" table:formula="of:=([.D111]-[.D$58])/[.D$58]" office:value-type="percentage" office:value="-0.408485098668148" calcext:value-type="percentage">
            <text:p>-40.85%</text:p>
          </table:table-cell>
          <table:table-cell table:style-name="ce14" table:formula="of:=([.D111]-[.D109])/[.D109]" office:value-type="percentage" office:value="-0.013320304685833" calcext:value-type="percentage">
            <text:p>-1.3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34" office:value-type="string" calcext:value-type="string" table:number-columns-spanned="1" table:number-rows-spanned="9">
            <text:p><text:span text:style-name="T1">110 </text:span><text:span text:style-name="T2">(Heat)</text:span></text:p>
          </table:table-cell>
          <table:table-cell table:style-name="ce6" office:value-type="string" calcext:value-type="string" table:number-columns-spanned="1" table:number-rows-spanned="6">
            <text:p>Ambient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420749062532001" calcext:value-type="float">
            <text:p>0.42</text:p>
          </table:table-cell>
          <table:table-cell table:style-name="ce10" office:value-type="float" office:value="0.00881934724174338" calcext:value-type="float">
            <text:p>0.01</text:p>
          </table:table-cell>
          <table:table-cell table:style-name="ce10" office:value-type="float" office:value="191.219301632481" calcext:value-type="float">
            <text:p>191.22</text:p>
          </table:table-cell>
          <table:table-cell table:style-name="ce10" office:value-type="float" office:value="0.403353362523905" calcext:value-type="float">
            <text:p>0.40</text:p>
          </table:table-cell>
          <table:table-cell table:style-name="ce10" office:value-type="float" office:value="0.438144762540096" calcext:value-type="float">
            <text:p>0.44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([.D112]-[.D$2])/[.D$2]" office:value-type="percentage" office:value="-0.327876896913628" calcext:value-type="percentage">
            <text:p>-32.8%</text:p>
          </table:table-cell>
          <table:table-cell table:style-name="ce31" table:formula="of:=([.D112]-[.D$50])/[.D$50]" office:value-type="percentage" office:value="-0.283587497817179" calcext:value-type="percentage">
            <text:p>-28.36%</text:p>
          </table:table-cell>
          <table:table-cell table:style-name="ce13" table:formula="of:=([.D112]-[.D112])/[.D112]" office:value-type="percentage" office:value="0" calcext:value-type="percentage">
            <text:p>0.0%</text:p>
          </table:table-cell>
          <table:table-cell table:style-name="ce13" table:formula="of:=([.D112]-[.D117])/[.D117]" office:value-type="percentage" office:value="0.00417437358462474" calcext:value-type="percentage">
            <text:p>0.4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425607732627753" calcext:value-type="float">
            <text:p>0.43</text:p>
          </table:table-cell>
          <table:table-cell table:style-name="ce11" office:value-type="float" office:value="0.00938983658416143" calcext:value-type="float">
            <text:p>0.01</text:p>
          </table:table-cell>
          <table:table-cell table:style-name="ce11" office:value-type="float" office:value="236.281526119891" calcext:value-type="float">
            <text:p>236.28</text:p>
          </table:table-cell>
          <table:table-cell table:style-name="ce11" office:value-type="float" office:value="0.407109240417364" calcext:value-type="float">
            <text:p>0.41</text:p>
          </table:table-cell>
          <table:table-cell table:style-name="ce11" office:value-type="float" office:value="0.444106224838141" calcext:value-type="float">
            <text:p>0.44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13]-[.D$3])/[.D$3]" office:value-type="percentage" office:value="-0.311580137758797" calcext:value-type="percentage">
            <text:p>-31.2%</text:p>
          </table:table-cell>
          <table:table-cell table:style-name="ce30" table:formula="of:=([.D113]-[.D$51])/[.D$51]" office:value-type="percentage" office:value="-0.260690868189472" calcext:value-type="percentage">
            <text:p>-26.07%</text:p>
          </table:table-cell>
          <table:table-cell table:style-name="ce14" table:formula="of:=([.D113]-[.D112])/[.D112]" office:value-type="percentage" office:value="0.0115476670738452" calcext:value-type="percentage">
            <text:p>1.2%</text:p>
          </table:table-cell>
          <table:table-cell table:style-name="ce14" table:formula="of:=([.D113]-[.D117])/[.D117]" office:value-type="percentage" office:value="0.015770244934867" calcext:value-type="percentage">
            <text:p>1.6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31</text:p>
          </table:table-cell>
          <table:table-cell table:style-name="ce11" office:value-type="float" office:value="0.394493235113379" calcext:value-type="float">
            <text:p>0.39</text:p>
          </table:table-cell>
          <table:table-cell table:style-name="ce11" office:value-type="float" office:value="0.0123020115135329" calcext:value-type="float">
            <text:p>0.01</text:p>
          </table:table-cell>
          <table:table-cell table:style-name="ce11" office:value-type="float" office:value="517.230284506959" calcext:value-type="float">
            <text:p>517.23</text:p>
          </table:table-cell>
          <table:table-cell table:style-name="ce11" office:value-type="float" office:value="0.370325182546019" calcext:value-type="float">
            <text:p>0.37</text:p>
          </table:table-cell>
          <table:table-cell table:style-name="ce11" office:value-type="float" office:value="0.418661287680739" calcext:value-type="float">
            <text:p>0.42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14]-[.D$4])/[.D$4]" office:value-type="percentage" office:value="-0.362104740209808" calcext:value-type="percentage">
            <text:p>-36.2%</text:p>
          </table:table-cell>
          <table:table-cell table:style-name="ce30" table:formula="of:=([.D114]-[.D$52])/[.D$52]" office:value-type="percentage" office:value="-0.317756621963244" calcext:value-type="percentage">
            <text:p>-31.78%</text:p>
          </table:table-cell>
          <table:table-cell table:style-name="ce14" table:formula="of:=([.D114]-[.D112])/[.D112]" office:value-type="percentage" office:value="-0.0624025809127621" calcext:value-type="percentage">
            <text:p>-6.2%</text:p>
          </table:table-cell>
          <table:table-cell table:style-name="ce14" table:formula="of:=([.D114]-[.D117])/[.D117]" office:value-type="percentage" office:value="-0.058488699013512" calcext:value-type="percentage">
            <text:p>-5.8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8</text:p>
          </table:table-cell>
          <table:table-cell table:style-name="ce11" office:value-type="float" office:value="0.396000000000043" calcext:value-type="float">
            <text:p>0.40</text:p>
          </table:table-cell>
          <table:table-cell table:style-name="ce11" office:value-type="float" office:value="0.0174029873056292" calcext:value-type="float">
            <text:p>0.02</text:p>
          </table:table-cell>
          <table:table-cell table:style-name="ce11" office:value-type="float" office:value="890.395523679719" calcext:value-type="float">
            <text:p>890.40</text:p>
          </table:table-cell>
          <table:table-cell table:style-name="ce11" office:value-type="float" office:value="0.361844343045215" calcext:value-type="float">
            <text:p>0.36</text:p>
          </table:table-cell>
          <table:table-cell table:style-name="ce11" office:value-type="float" office:value="0.430155656954872" calcext:value-type="float">
            <text:p>0.43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15]-[.D$5])/[.D$5]" office:value-type="percentage" office:value="-0.344913151364739" calcext:value-type="percentage">
            <text:p>-34.5%</text:p>
          </table:table-cell>
          <table:table-cell table:style-name="ce30" table:formula="of:=([.D115]-[.D$53])/[.D$53]" office:value-type="percentage" office:value="-0.316652286453815" calcext:value-type="percentage">
            <text:p>-31.67%</text:p>
          </table:table-cell>
          <table:table-cell table:style-name="ce14" table:formula="of:=([.D115]-[.D112])/[.D112]" office:value-type="percentage" office:value="-0.0588214323830505" calcext:value-type="percentage">
            <text:p>-5.9%</text:p>
          </table:table-cell>
          <table:table-cell table:style-name="ce14" table:formula="of:=([.D115]-[.D117])/[.D117]" office:value-type="percentage" office:value="-0.0548926014319753" calcext:value-type="percentage">
            <text:p>-5.5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07</text:p>
          </table:table-cell>
          <table:table-cell table:style-name="ce11" office:value-type="float" office:value="0.350888074481284" calcext:value-type="float">
            <text:p>0.35</text:p>
          </table:table-cell>
          <table:table-cell table:style-name="ce11" office:value-type="float" office:value="0.00938983658416144" calcext:value-type="float">
            <text:p>0.01</text:p>
          </table:table-cell>
          <table:table-cell table:style-name="ce11" office:value-type="float" office:value="236.281526119903" calcext:value-type="float">
            <text:p>236.28</text:p>
          </table:table-cell>
          <table:table-cell table:style-name="ce11" office:value-type="float" office:value="0.332389582270895" calcext:value-type="float">
            <text:p>0.33</text:p>
          </table:table-cell>
          <table:table-cell table:style-name="ce11" office:value-type="float" office:value="0.369386566691673" calcext:value-type="float">
            <text:p>0.37</text:p>
          </table:table-cell>
          <table:table-cell table:style-name="ce17" office:value-type="string" calcext:value-type="string">
            <text:p>NA</text:p>
          </table:table-cell>
          <table:table-cell table:style-name="ce17" table:formula="of:=([.D116]-[.D$6])/[.D$6]" office:value-type="percentage" office:value="-0.412045056833013" calcext:value-type="percentage">
            <text:p>-41.2%</text:p>
          </table:table-cell>
          <table:table-cell table:style-name="ce30" table:formula="of:=([.D116]-[.D$54])/[.D$54]" office:value-type="percentage" office:value="-0.302586160691832" calcext:value-type="percentage">
            <text:p>-30.26%</text:p>
          </table:table-cell>
          <table:table-cell table:style-name="ce19" table:formula="of:=([.D116]-[.D112])/[.D112]" office:value-type="percentage" office:value="-0.166039557237049" calcext:value-type="percentage">
            <text:p>-16.6%</text:p>
          </table:table-cell>
          <table:table-cell table:style-name="ce19" table:formula="of:=([.D116]-[.D117])/[.D117]" office:value-type="percentage" office:value="-0.162558294794158" calcext:value-type="percentage">
            <text:p>-16.3%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10" calcext:value-type="float">
            <text:p>110</text:p>
          </table:covered-table-cell>
          <table:covered-table-cell office:value-type="string" calcext:value-type="string">
            <text:p>Ambient</text:p>
          </table:covered-table-cell>
          <table:table-cell office:value-type="string" calcext:value-type="string">
            <text:p>G_50</text:p>
          </table:table-cell>
          <table:table-cell table:style-name="ce11" office:value-type="float" office:value="0.419000000000043" calcext:value-type="float">
            <text:p>0.42</text:p>
          </table:table-cell>
          <table:table-cell table:style-name="ce11" office:value-type="float" office:value="0.0123916785543959" calcext:value-type="float">
            <text:p>0.01</text:p>
          </table:table-cell>
          <table:table-cell table:style-name="ce11" office:value-type="float" office:value="510.827640795034" calcext:value-type="float">
            <text:p>510.83</text:p>
          </table:table-cell>
          <table:table-cell table:style-name="ce11" office:value-type="float" office:value="0.394655075397486" calcext:value-type="float">
            <text:p>0.39</text:p>
          </table:table-cell>
          <table:table-cell table:style-name="ce11" office:value-type="float" office:value="0.443344924602599" calcext:value-type="float">
            <text:p>0.44</text:p>
          </table:table-cell>
          <table:table-cell table:style-name="ce17" office:value-type="string" calcext:value-type="string">
            <text:p>NA</text:p>
          </table:table-cell>
          <table:table-cell table:style-name="ce18" table:formula="of:=([.D117]-[.D$7])/[.D$7]" office:value-type="percentage" office:value="-0.312833128331249" calcext:value-type="percentage">
            <text:p>-31.3%</text:p>
          </table:table-cell>
          <table:table-cell table:style-name="ce30" table:formula="of:=([.D117]-[.D$55])/[.D$55]" office:value-type="percentage" office:value="-0.26555652936019" calcext:value-type="percentage">
            <text:p>-26.56%</text:p>
          </table:table-cell>
          <table:table-cell table:style-name="ce15" table:formula="of:=([.D117]-[.D112])/[.D112]" office:value-type="percentage" office:value="-0.00415702062752645" calcext:value-type="percentage">
            <text:p>-0.4%</text:p>
          </table:table-cell>
          <table:table-cell table:style-name="ce15" table:formula="of:=([.D117]-[.D117])/[.D117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0" office:value-type="float" office:value="110" calcext:value-type="float">
            <text:p>110</text:p>
          </table:covered-table-cell>
          <table:table-cell table:style-name="ce2" office:value-type="string" calcext:value-type="string" table:number-columns-spanned="1" table:number-rows-spanned="3">
            <text:p>Nutrients</text:p>
          </table:table-cell>
          <table:table-cell table:style-name="ce8" office:value-type="string" calcext:value-type="string">
            <text:p>G_48</text:p>
          </table:table-cell>
          <table:table-cell table:style-name="ce10" office:value-type="float" office:value="0.28764953096055" calcext:value-type="float">
            <text:p>0.29</text:p>
          </table:table-cell>
          <table:table-cell table:style-name="ce10" office:value-type="float" office:value="0.0166891099941319" calcext:value-type="float">
            <text:p>0.02</text:p>
          </table:table-cell>
          <table:table-cell table:style-name="ce10" office:value-type="float" office:value="957.328513592351" calcext:value-type="float">
            <text:p>957.33</text:p>
          </table:table-cell>
          <table:table-cell table:style-name="ce10" office:value-type="float" office:value="0.254898069182174" calcext:value-type="float">
            <text:p>0.25</text:p>
          </table:table-cell>
          <table:table-cell table:style-name="ce10" office:value-type="float" office:value="0.320400992738926" calcext:value-type="float">
            <text:p>0.32</text:p>
          </table:table-cell>
          <table:table-cell table:style-name="ce21" table:formula="of:=([.D118]-[.D112])/[.D112]" office:value-type="percentage" office:value="-0.316339460795181" calcext:value-type="percentage">
            <text:p>-31.6%</text:p>
          </table:table-cell>
          <table:table-cell table:style-name="ce16" table:formula="of:=([.D118]-[.D$8])/[.D$8]" office:value-type="percentage" office:value="-0.533595707436374" calcext:value-type="percentage">
            <text:p>-53.4%</text:p>
          </table:table-cell>
          <table:table-cell table:style-name="ce31" table:formula="of:=([.D118]-[.D$56])/[.D$56]" office:value-type="percentage" office:value="-0.53422505961724" calcext:value-type="percentage">
            <text:p>-53.42%</text:p>
          </table:table-cell>
          <table:table-cell table:style-name="ce13" table:formula="of:=([.D118]-[.D118])/[.D118]" office:value-type="percentage" office:value="0" calcext:value-type="percentage">
            <text:p>0.0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5" office:value-type="float" office:value="110" calcext:value-type="float">
            <text:p>110</text:p>
          </table:covered-table-cell>
          <table:covered-table-cell office:value-type="string" calcext:value-type="string">
            <text:p>Nutrients</text:p>
          </table:covered-table-cell>
          <table:table-cell office:value-type="string" calcext:value-type="string">
            <text:p>G_62</text:p>
          </table:table-cell>
          <table:table-cell table:style-name="ce11" office:value-type="float" office:value="0.313745011667231" calcext:value-type="float">
            <text:p>0.31</text:p>
          </table:table-cell>
          <table:table-cell table:style-name="ce11" office:value-type="float" office:value="0.0166824649163314" calcext:value-type="float">
            <text:p>0.02</text:p>
          </table:table-cell>
          <table:table-cell table:style-name="ce11" office:value-type="float" office:value="954.512941791492" calcext:value-type="float">
            <text:p>954.51</text:p>
          </table:table-cell>
          <table:table-cell table:style-name="ce11" office:value-type="float" office:value="0.281006468244497" calcext:value-type="float">
            <text:p>0.28</text:p>
          </table:table-cell>
          <table:table-cell table:style-name="ce11" office:value-type="float" office:value="0.346483555089966" calcext:value-type="float">
            <text:p>0.35</text:p>
          </table:table-cell>
          <table:table-cell table:style-name="ce19" table:formula="of:=([.D119]-[.D113])/[.D113]" office:value-type="percentage" office:value="-0.262830565295109" calcext:value-type="percentage">
            <text:p>-26.3%</text:p>
          </table:table-cell>
          <table:table-cell table:style-name="ce17" table:formula="of:=([.D119]-[.D$9])/[.D$9]" office:value-type="percentage" office:value="-0.483674793602876" calcext:value-type="percentage">
            <text:p>-48.4%</text:p>
          </table:table-cell>
          <table:table-cell table:style-name="ce30" table:formula="of:=([.D119]-[.D$57])/[.D$57]" office:value-type="percentage" office:value="-0.481627407406512" calcext:value-type="percentage">
            <text:p>-48.16%</text:p>
          </table:table-cell>
          <table:table-cell table:style-name="ce14" table:formula="of:=([.D119]-[.D118])/[.D118]" office:value-type="percentage" office:value="0.090719705398233" calcext:value-type="percentage">
            <text:p>9.1%</text:p>
          </table:table-cell>
          <table:table-cell table:style-name="ce20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36" office:value-type="float" office:value="110" calcext:value-type="float">
            <text:p>110</text:p>
          </table:covered-table-cell>
          <table:covered-table-cell table:style-name="ce4" office:value-type="string" calcext:value-type="string">
            <text:p>Nutrients</text:p>
          </table:covered-table-cell>
          <table:table-cell table:style-name="ce4" office:value-type="string" calcext:value-type="string">
            <text:p>G_31</text:p>
          </table:table-cell>
          <table:table-cell table:style-name="ce12" office:value-type="float" office:value="0.148196097027595" calcext:value-type="float">
            <text:p>0.15</text:p>
          </table:table-cell>
          <table:table-cell table:style-name="ce12" office:value-type="float" office:value="0.0235198357109125" calcext:value-type="float">
            <text:p>0.02</text:p>
          </table:table-cell>
          <table:table-cell table:style-name="ce12" office:value-type="float" office:value="1264.08068844755" calcext:value-type="float">
            <text:p>1264.08</text:p>
          </table:table-cell>
          <table:table-cell table:style-name="ce12" office:value-type="float" office:value="0.102053885401024" calcext:value-type="float">
            <text:p>0.10</text:p>
          </table:table-cell>
          <table:table-cell table:style-name="ce12" office:value-type="float" office:value="0.194338308654165" calcext:value-type="float">
            <text:p>0.19</text:p>
          </table:table-cell>
          <table:table-cell table:style-name="ce25" table:formula="of:=([.D120]-[.D114])/[.D114]" office:value-type="percentage" office:value="-0.624338052374959" calcext:value-type="percentage">
            <text:p>-62.4%</text:p>
          </table:table-cell>
          <table:table-cell table:style-name="ce18" table:formula="of:=([.D120]-[.D$10])/[.D$10]" office:value-type="percentage" office:value="-0.756261791597672" calcext:value-type="percentage">
            <text:p>-75.6%</text:p>
          </table:table-cell>
          <table:table-cell table:style-name="ce66" table:formula="of:=([.D120]-[.D$58])/[.D$58]" office:value-type="percentage" office:value="-0.751808696503815" calcext:value-type="percentage">
            <text:p>-75.18%</text:p>
          </table:table-cell>
          <table:table-cell table:style-name="ce25" table:formula="of:=([.D120]-[.D118])/[.D118]" office:value-type="percentage" office:value="-0.484803272465897" calcext:value-type="percentage">
            <text:p>-48.5%</text:p>
          </table:table-cell>
          <table:table-cell table:style-name="ce22" office:value-type="string" calcext:value-type="string">
            <text:p>NA</text:p>
          </table:table-cell>
          <table:table-cell table:number-columns-repeated="14"/>
        </table:table-row>
        <table:table-row table:style-name="ro2" table:number-rows-repeated="2">
          <table:table-cell table:number-columns-repeated="27"/>
        </table:table-row>
        <table:table-row table:style-name="ro3">
          <table:table-cell table:style-name="ce41" office:value-type="string" calcext:value-type="string">
            <text:p>Days in the experiment</text:p>
            <text:p>(Phase)</text:p>
          </table:table-cell>
          <table:table-cell table:style-name="ce41" office:value-type="string" calcext:value-type="string">
            <text:p>Nutrient Treatment</text:p>
          </table:table-cell>
          <table:table-cell table:style-name="ce55" office:value-type="string" calcext:value-type="string">
            <text:p>Genet</text:p>
          </table:table-cell>
          <table:table-cell table:style-name="ce41" office:value-type="string" calcext:value-type="string">
            <text:p>Em mean</text:p>
          </table:table-cell>
          <table:table-cell table:style-name="ce41" office:value-type="string" calcext:value-type="string">
            <text:p>SE</text:p>
          </table:table-cell>
          <table:table-cell table:style-name="ce41" office:value-type="string" calcext:value-type="string">
            <text:p>df</text:p>
          </table:table-cell>
          <table:table-cell table:style-name="ce41" office:value-type="string" calcext:value-type="string">
            <text:p>Lower CL</text:p>
          </table:table-cell>
          <table:table-cell table:style-name="ce41" office:value-type="string" calcext:value-type="string">
            <text:p>Upper CL</text:p>
          </table:table-cell>
          <table:table-cell table:style-name="ce41" office:value-type="string" calcext:value-type="string">
            <text:p>% change respect ambient (same day)</text:p>
          </table:table-cell>
          <table:table-cell table:style-name="ce41" office:value-type="string" calcext:value-type="string">
            <text:p>% change respect day 1</text:p>
          </table:table-cell>
          <table:table-cell table:style-name="ce41" office:value-type="string" calcext:value-type="string">
            <text:p>% change respect control temp (Day 76)</text:p>
          </table:table-cell>
          <table:table-cell table:style-name="ce41" office:value-type="string" calcext:value-type="string">
            <text:p>% respect G_48</text:p>
          </table:table-cell>
          <table:table-cell table:style-name="ce41" office:value-type="string" calcext:value-type="string">
            <text:p>% respect G_50</text:p>
          </table:table-cell>
          <table:table-cell table:number-columns-repeated="14"/>
        </table:table-row>
        <table:table-row table:style-name="ro2">
          <table:table-cell table:style-name="ce42" office:value-type="string" calcext:value-type="string" table:number-columns-spanned="1" table:number-rows-spanned="12">
            <text:p>89 (ramp-up)</text:p>
          </table:table-cell>
          <table:table-cell table:style-name="ce49" office:value-type="string" calcext:value-type="string" table:number-columns-spanned="1" table:number-rows-spanned="6">
            <text:p>Ambient</text:p>
          </table:table-cell>
          <table:table-cell table:style-name="ce50" office:value-type="string" calcext:value-type="string">
            <text:p>G_48</text:p>
          </table:table-cell>
          <table:table-cell table:style-name="ce57" office:value-type="float" office:value="0.569374062532002" calcext:value-type="float">
            <text:p>0.57</text:p>
          </table:table-cell>
          <table:table-cell table:style-name="ce57" office:value-type="float" office:value="0.00881934724174334" calcext:value-type="float">
            <text:p>0.01</text:p>
          </table:table-cell>
          <table:table-cell table:style-name="ce57" office:value-type="float" office:value="191.219301632476" calcext:value-type="float">
            <text:p>191.22</text:p>
          </table:table-cell>
          <table:table-cell table:style-name="ce57" office:value-type="float" office:value="0.551978362523907" calcext:value-type="float">
            <text:p>0.55</text:p>
          </table:table-cell>
          <table:table-cell table:style-name="ce57" office:value-type="float" office:value="0.586769762540098" calcext:value-type="float">
            <text:p>0.59</text:p>
          </table:table-cell>
          <table:table-cell table:style-name="ce60" office:value-type="string" calcext:value-type="string">
            <text:p>NA</text:p>
          </table:table-cell>
          <table:table-cell table:style-name="ce60" table:formula="of:=([.D124]-[.D$2])/[.D$2]" office:value-type="percentage" office:value="-0.0904567691180609" calcext:value-type="percentage">
            <text:p>-9.0%</text:p>
          </table:table-cell>
          <table:table-cell table:style-name="ce67" table:formula="of:=([.D124]-[.D$50])/[.D$50]" office:value-type="percentage" office:value="-0.0305226246688893" calcext:value-type="percentage">
            <text:p>-3.05%</text:p>
          </table:table-cell>
          <table:table-cell table:style-name="ce73" table:formula="of:=([.D124]-[.D124])/[.D124]" office:value-type="percentage" office:value="0" calcext:value-type="percentage">
            <text:p>0.0%</text:p>
          </table:table-cell>
          <table:table-cell table:style-name="ce73" table:formula="of:=([.D124]-[.D129])/[.D129]" office:value-type="percentage" office:value="0.0113216030763029" calcext:value-type="percentage">
            <text:p>1.1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551464875484896" calcext:value-type="float">
            <text:p>0.55</text:p>
          </table:table-cell>
          <table:table-cell table:style-name="ce57" office:value-type="float" office:value="0.00938983658416143" calcext:value-type="float">
            <text:p>0.01</text:p>
          </table:table-cell>
          <table:table-cell table:style-name="ce57" office:value-type="float" office:value="236.281526119895" calcext:value-type="float">
            <text:p>236.28</text:p>
          </table:table-cell>
          <table:table-cell table:style-name="ce57" office:value-type="float" office:value="0.532966383274508" calcext:value-type="float">
            <text:p>0.53</text:p>
          </table:table-cell>
          <table:table-cell table:style-name="ce57" office:value-type="float" office:value="0.569963367695285" calcext:value-type="float">
            <text:p>0.57</text:p>
          </table:table-cell>
          <table:table-cell table:style-name="ce61" office:value-type="string" calcext:value-type="string">
            <text:p>NA</text:p>
          </table:table-cell>
          <table:table-cell table:style-name="ce63" table:formula="of:=([.D125]-[.D$3])/[.D$3]" office:value-type="percentage" office:value="-0.108006400005387" calcext:value-type="percentage">
            <text:p>-10.8%</text:p>
          </table:table-cell>
          <table:table-cell table:style-name="ce67" table:formula="of:=([.D125]-[.D$51])/[.D$51]" office:value-type="percentage" office:value="-0.0420685831962404" calcext:value-type="percentage">
            <text:p>-4.21%</text:p>
          </table:table-cell>
          <table:table-cell table:style-name="ce74" table:formula="of:=([.D125]-[.D124])/[.D124]" office:value-type="percentage" office:value="-0.031454167349078" calcext:value-type="percentage">
            <text:p>-3.1%</text:p>
          </table:table-cell>
          <table:table-cell table:style-name="ce74" table:formula="of:=([.D125]-[.D129])/[.D129]" office:value-type="percentage" office:value="-0.0204886758705969" calcext:value-type="percentage">
            <text:p>-2.0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56999323511338" calcext:value-type="float">
            <text:p>0.57</text:p>
          </table:table-cell>
          <table:table-cell table:style-name="ce57" office:value-type="float" office:value="0.0123020115135329" calcext:value-type="float">
            <text:p>0.01</text:p>
          </table:table-cell>
          <table:table-cell table:style-name="ce57" office:value-type="float" office:value="517.23028450692" calcext:value-type="float">
            <text:p>517.23</text:p>
          </table:table-cell>
          <table:table-cell table:style-name="ce57" office:value-type="float" office:value="0.54582518254602" calcext:value-type="float">
            <text:p>0.55</text:p>
          </table:table-cell>
          <table:table-cell table:style-name="ce57" office:value-type="float" office:value="0.59416128768074" calcext:value-type="float">
            <text:p>0.59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26]-[.D$4])/[.D$4]" office:value-type="percentage" office:value="-0.07832137428972" calcext:value-type="percentage">
            <text:p>-7.8%</text:p>
          </table:table-cell>
          <table:table-cell table:style-name="ce67" table:formula="of:=([.D126]-[.D$52])/[.D$52]" office:value-type="percentage" office:value="-0.0142439069453566" calcext:value-type="percentage">
            <text:p>-1.42%</text:p>
          </table:table-cell>
          <table:table-cell table:style-name="ce74" table:formula="of:=([.D126]-[.D124])/[.D124]" office:value-type="percentage" office:value="0.00108746186755406" calcext:value-type="percentage">
            <text:p>0.1%</text:p>
          </table:table-cell>
          <table:table-cell table:style-name="ce74" table:formula="of:=([.D126]-[.D129])/[.D129]" office:value-type="percentage" office:value="0.0124213767554821" calcext:value-type="percentage">
            <text:p>1.2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8</text:p>
          </table:table-cell>
          <table:table-cell table:style-name="ce57" office:value-type="float" office:value="0.555500000000043" calcext:value-type="float">
            <text:p>0.56</text:p>
          </table:table-cell>
          <table:table-cell table:style-name="ce57" office:value-type="float" office:value="0.0174029873056292" calcext:value-type="float">
            <text:p>0.02</text:p>
          </table:table-cell>
          <table:table-cell table:style-name="ce57" office:value-type="float" office:value="890.395523679602" calcext:value-type="float">
            <text:p>890.40</text:p>
          </table:table-cell>
          <table:table-cell table:style-name="ce57" office:value-type="float" office:value="0.521344343045215" calcext:value-type="float">
            <text:p>0.52</text:p>
          </table:table-cell>
          <table:table-cell table:style-name="ce57" office:value-type="float" office:value="0.589655656954872" calcext:value-type="float">
            <text:p>0.59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27]-[.D$5])/[.D$5]" office:value-type="percentage" office:value="-0.0810587262200091" calcext:value-type="percentage">
            <text:p>-8.1%</text:p>
          </table:table-cell>
          <table:table-cell table:style-name="ce67" table:formula="of:=([.D127]-[.D$53])/[.D$53]" office:value-type="percentage" office:value="-0.0414150129421869" calcext:value-type="percentage">
            <text:p>-4.14%</text:p>
          </table:table-cell>
          <table:table-cell table:style-name="ce74" table:formula="of:=([.D127]-[.D124])/[.D124]" office:value-type="percentage" office:value="-0.0243672191006755" calcext:value-type="percentage">
            <text:p>-2.4%</text:p>
          </table:table-cell>
          <table:table-cell table:style-name="ce74" table:formula="of:=([.D127]-[.D129])/[.D129]" office:value-type="percentage" office:value="-0.0133214920071037" calcext:value-type="percentage">
            <text:p>-1.3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7</text:p>
          </table:table-cell>
          <table:table-cell table:style-name="ce57" office:value-type="float" office:value="0.503316645909856" calcext:value-type="float">
            <text:p>0.50</text:p>
          </table:table-cell>
          <table:table-cell table:style-name="ce57" office:value-type="float" office:value="0.00938983658416145" calcext:value-type="float">
            <text:p>0.01</text:p>
          </table:table-cell>
          <table:table-cell table:style-name="ce57" office:value-type="float" office:value="236.281526119895" calcext:value-type="float">
            <text:p>236.28</text:p>
          </table:table-cell>
          <table:table-cell table:style-name="ce57" office:value-type="float" office:value="0.484818153699467" calcext:value-type="float">
            <text:p>0.48</text:p>
          </table:table-cell>
          <table:table-cell table:style-name="ce57" office:value-type="float" office:value="0.521815138120244" calcext:value-type="float">
            <text:p>0.52</text:p>
          </table:table-cell>
          <table:table-cell table:style-name="ce61" office:value-type="string" calcext:value-type="string">
            <text:p>NA</text:p>
          </table:table-cell>
          <table:table-cell table:style-name="ce63" table:formula="of:=([.D128]-[.D$6])/[.D$6]" office:value-type="percentage" office:value="-0.156632751402577" calcext:value-type="percentage">
            <text:p>-15.7%</text:p>
          </table:table-cell>
          <table:table-cell table:style-name="ce67" table:formula="of:=([.D128]-[.D$54])/[.D$54]" office:value-type="percentage" office:value="0.000375960142314713" calcext:value-type="percentage">
            <text:p>0.04%</text:p>
          </table:table-cell>
          <table:table-cell table:style-name="ce63" table:formula="of:=([.D128]-[.D124])/[.D124]" office:value-type="percentage" office:value="-0.116017607701322" calcext:value-type="percentage">
            <text:p>-11.6%</text:p>
          </table:table-cell>
          <table:table-cell table:style-name="ce63" table:formula="of:=([.D128]-[.D129])/[.D129]" office:value-type="percentage" office:value="-0.106009509929276" calcext:value-type="percentage">
            <text:p>-10.6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1" office:value-type="string" calcext:value-type="string">
            <text:p>Ambient</text:p>
          </table:covered-table-cell>
          <table:table-cell table:style-name="ce51" office:value-type="string" calcext:value-type="string">
            <text:p>G_50</text:p>
          </table:table-cell>
          <table:table-cell table:style-name="ce58" office:value-type="float" office:value="0.563000000000043" calcext:value-type="float">
            <text:p>0.56</text:p>
          </table:table-cell>
          <table:table-cell table:style-name="ce58" office:value-type="float" office:value="0.0123916785543959" calcext:value-type="float">
            <text:p>0.01</text:p>
          </table:table-cell>
          <table:table-cell table:style-name="ce58" office:value-type="float" office:value="510.827640795072" calcext:value-type="float">
            <text:p>510.83</text:p>
          </table:table-cell>
          <table:table-cell table:style-name="ce58" office:value-type="float" office:value="0.538655075397486" calcext:value-type="float">
            <text:p>0.54</text:p>
          </table:table-cell>
          <table:table-cell table:style-name="ce58" office:value-type="float" office:value="0.587344924602599" calcext:value-type="float">
            <text:p>0.59</text:p>
          </table:table-cell>
          <table:table-cell table:style-name="ce62" office:value-type="string" calcext:value-type="string">
            <text:p>NA</text:p>
          </table:table-cell>
          <table:table-cell table:style-name="ce62" table:formula="of:=([.D129]-[.D$7])/[.D$7]" office:value-type="percentage" office:value="-0.0766707667076451" calcext:value-type="percentage">
            <text:p>-7.7%</text:p>
          </table:table-cell>
          <table:table-cell table:style-name="ce68" table:formula="of:=([.D129]-[.D$55])/[.D$55]" office:value-type="percentage" office:value="-0.0131463628396135" calcext:value-type="percentage">
            <text:p>-1.31%</text:p>
          </table:table-cell>
          <table:table-cell table:style-name="ce75" table:formula="of:=([.D129]-[.D124])/[.D124]" office:value-type="percentage" office:value="-0.0111948593225579" calcext:value-type="percentage">
            <text:p>-1.1%</text:p>
          </table:table-cell>
          <table:table-cell table:style-name="ce75" table:formula="of:=([.D129]-[.D129])/[.D129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table-cell table:style-name="ce52" office:value-type="string" calcext:value-type="string" table:number-columns-spanned="1" table:number-rows-spanned="6">
            <text:p>Nutrients</text:p>
          </table:table-cell>
          <table:table-cell table:style-name="ce50" office:value-type="string" calcext:value-type="string">
            <text:p>G_48</text:p>
          </table:table-cell>
          <table:table-cell table:style-name="ce57" office:value-type="float" office:value="0.583392900726103" calcext:value-type="float">
            <text:p>0.58</text:p>
          </table:table-cell>
          <table:table-cell table:style-name="ce57" office:value-type="float" office:value="0.00679842555514857" calcext:value-type="float">
            <text:p>0.01</text:p>
          </table:table-cell>
          <table:table-cell table:style-name="ce57" office:value-type="float" office:value="73.9332937593654" calcext:value-type="float">
            <text:p>73.93</text:p>
          </table:table-cell>
          <table:table-cell table:style-name="ce57" office:value-type="float" office:value="0.569846539027245" calcext:value-type="float">
            <text:p>0.57</text:p>
          </table:table-cell>
          <table:table-cell table:style-name="ce57" office:value-type="float" office:value="0.596939262424962" calcext:value-type="float">
            <text:p>0.60</text:p>
          </table:table-cell>
          <table:table-cell table:style-name="ce60" table:formula="of:=([.D130]-[.D124])/[.D124]" office:value-type="percentage" office:value="0.0246214907151888" calcext:value-type="percentage">
            <text:p>2.5%</text:p>
          </table:table-cell>
          <table:table-cell table:style-name="ce60" table:formula="of:=([.D130]-[.D$8])/[.D$8]" office:value-type="percentage" office:value="-0.0540678017405951" calcext:value-type="percentage">
            <text:p>-5.4%</text:p>
          </table:table-cell>
          <table:table-cell table:style-name="ce67" table:formula="of:=([.D130]-[.D$56])/[.D$56]" office:value-type="percentage" office:value="-0.0553442147183871" calcext:value-type="percentage">
            <text:p>-5.53%</text:p>
          </table:table-cell>
          <table:table-cell table:style-name="ce73" table:formula="of:=([.D130]-[.D130])/[.D130]" office:value-type="percentage" office:value="0" calcext:value-type="percentage">
            <text:p>0.0%</text:p>
          </table:table-cell>
          <table:table-cell table:style-name="ce73" table:formula="of:=([.D130]-[.D135])/[.D135]" office:value-type="percentage" office:value="0.0411420182583965" calcext:value-type="percentage">
            <text:p>4.1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584621189641999" calcext:value-type="float">
            <text:p>0.58</text:p>
          </table:table-cell>
          <table:table-cell table:style-name="ce57" office:value-type="float" office:value="0.0065814605972234" calcext:value-type="float">
            <text:p>0.01</text:p>
          </table:table-cell>
          <table:table-cell table:style-name="ce57" office:value-type="float" office:value="65.4498203152069" calcext:value-type="float">
            <text:p>65.45</text:p>
          </table:table-cell>
          <table:table-cell table:style-name="ce57" office:value-type="float" office:value="0.571478817524339" calcext:value-type="float">
            <text:p>0.57</text:p>
          </table:table-cell>
          <table:table-cell table:style-name="ce57" office:value-type="float" office:value="0.597763561759659" calcext:value-type="float">
            <text:p>0.60</text:p>
          </table:table-cell>
          <table:table-cell table:style-name="ce61" table:formula="of:=([.D131]-[.D125])/[.D125]" office:value-type="percentage" office:value="0.0601240725040721" calcext:value-type="percentage">
            <text:p>6.0%</text:p>
          </table:table-cell>
          <table:table-cell table:style-name="ce61" table:formula="of:=([.D131]-[.D$9])/[.D$9]" office:value-type="percentage" office:value="-0.0378981491944961" calcext:value-type="percentage">
            <text:p>-3.8%</text:p>
          </table:table-cell>
          <table:table-cell table:style-name="ce67" table:formula="of:=([.D131]-[.D$57])/[.D$57]" office:value-type="percentage" office:value="-0.0340831232681413" calcext:value-type="percentage">
            <text:p>-3.41%</text:p>
          </table:table-cell>
          <table:table-cell table:style-name="ce74" table:formula="of:=([.D131]-[.D130])/[.D130]" office:value-type="percentage" office:value="0.00210542314513467" calcext:value-type="percentage">
            <text:p>0.2%</text:p>
          </table:table-cell>
          <table:table-cell table:style-name="ce74" table:formula="of:=([.D131]-[.D135])/[.D135]" office:value-type="percentage" office:value="0.04333406276101" calcext:value-type="percentage">
            <text:p>4.3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586423698743319" calcext:value-type="float">
            <text:p>0.59</text:p>
          </table:table-cell>
          <table:table-cell table:style-name="ce57" office:value-type="float" office:value="0.00879652353652787" calcext:value-type="float">
            <text:p>0.01</text:p>
          </table:table-cell>
          <table:table-cell table:style-name="ce57" office:value-type="float" office:value="190.002899013172" calcext:value-type="float">
            <text:p>190.00</text:p>
          </table:table-cell>
          <table:table-cell table:style-name="ce57" office:value-type="float" office:value="0.569072309860778" calcext:value-type="float">
            <text:p>0.57</text:p>
          </table:table-cell>
          <table:table-cell table:style-name="ce57" office:value-type="float" office:value="0.603775087625861" calcext:value-type="float">
            <text:p>0.60</text:p>
          </table:table-cell>
          <table:table-cell table:style-name="ce61" table:formula="of:=([.D132]-[.D126])/[.D126]" office:value-type="percentage" office:value="0.0288257168993783" calcext:value-type="percentage">
            <text:p>2.9%</text:p>
          </table:table-cell>
          <table:table-cell table:style-name="ce61" table:formula="of:=([.D132]-[.D$10])/[.D$10]" office:value-type="percentage" office:value="-0.0355085959534541" calcext:value-type="percentage">
            <text:p>-3.6%</text:p>
          </table:table-cell>
          <table:table-cell table:style-name="ce67" table:formula="of:=([.D132]-[.D$58])/[.D$58]" office:value-type="percentage" office:value="-0.0178873458114299" calcext:value-type="percentage">
            <text:p>-1.79%</text:p>
          </table:table-cell>
          <table:table-cell table:style-name="ce74" table:formula="of:=([.D132]-[.D130])/[.D130]" office:value-type="percentage" office:value="0.0051951232410332" calcext:value-type="percentage">
            <text:p>0.5%</text:p>
          </table:table-cell>
          <table:table-cell table:style-name="ce74" table:formula="of:=([.D132]-[.D135])/[.D135]" office:value-type="percentage" office:value="0.0465508793546669" calcext:value-type="percentage">
            <text:p>4.7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08</text:p>
          </table:table-cell>
          <table:table-cell table:style-name="ce57" office:value-type="float" office:value="0.542679966282952" calcext:value-type="float">
            <text:p>0.54</text:p>
          </table:table-cell>
          <table:table-cell table:style-name="ce57" office:value-type="float" office:value="0.011060008481777" calcext:value-type="float">
            <text:p>0.01</text:p>
          </table:table-cell>
          <table:table-cell table:style-name="ce57" office:value-type="float" office:value="387.947570330018" calcext:value-type="float">
            <text:p>387.95</text:p>
          </table:table-cell>
          <table:table-cell table:style-name="ce57" office:value-type="float" office:value="0.520934908939641" calcext:value-type="float">
            <text:p>0.52</text:p>
          </table:table-cell>
          <table:table-cell table:style-name="ce57" office:value-type="float" office:value="0.564425023626263" calcext:value-type="float">
            <text:p>0.56</text:p>
          </table:table-cell>
          <table:table-cell table:style-name="ce61" table:formula="of:=([.D133]-[.D127])/[.D127]" office:value-type="percentage" office:value="-0.0230783685276149" calcext:value-type="percentage">
            <text:p>-2.3%</text:p>
          </table:table-cell>
          <table:table-cell table:style-name="ce61" table:formula="of:=([.D133]-[.D$11])/[.D$11]" office:value-type="percentage" office:value="-0.0850380592238084" calcext:value-type="percentage">
            <text:p>-8.5%</text:p>
          </table:table-cell>
          <table:table-cell table:style-name="ce67" table:formula="of:=([.D133]-[.D$59])/[.D$59]" office:value-type="percentage" office:value="-0.0834928221812591" calcext:value-type="percentage">
            <text:p>-8.35%</text:p>
          </table:table-cell>
          <table:table-cell table:style-name="ce74" table:formula="of:=([.D133]-[.D130])/[.D130]" office:value-type="percentage" office:value="-0.0697864756195677" calcext:value-type="percentage">
            <text:p>-7.0%</text:p>
          </table:table-cell>
          <table:table-cell table:style-name="ce74" table:formula="of:=([.D133]-[.D135])/[.D135]" office:value-type="percentage" office:value="-0.0315156138153005" calcext:value-type="percentage">
            <text:p>-3.2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07</text:p>
          </table:table-cell>
          <table:table-cell table:style-name="ce57" office:value-type="float" office:value="0.567762955130532" calcext:value-type="float">
            <text:p>0.57</text:p>
          </table:table-cell>
          <table:table-cell table:style-name="ce57" office:value-type="float" office:value="0.00755753165146225" calcext:value-type="float">
            <text:p>0.01</text:p>
          </table:table-cell>
          <table:table-cell table:style-name="ce57" office:value-type="float" office:value="110.295969696057" calcext:value-type="float">
            <text:p>110.30</text:p>
          </table:table-cell>
          <table:table-cell table:style-name="ce57" office:value-type="float" office:value="0.552786148211119" calcext:value-type="float">
            <text:p>0.55</text:p>
          </table:table-cell>
          <table:table-cell table:style-name="ce57" office:value-type="float" office:value="0.582739762049946" calcext:value-type="float">
            <text:p>0.58</text:p>
          </table:table-cell>
          <table:table-cell table:style-name="ce63" table:formula="of:=([.D134]-[.D128])/[.D128]" office:value-type="percentage" office:value="0.128043270065458" calcext:value-type="percentage">
            <text:p>12.8%</text:p>
          </table:table-cell>
          <table:table-cell table:style-name="ce61" table:formula="of:=([.D134]-[.D$12])/[.D$12]" office:value-type="percentage" office:value="-0.0461676418066897" calcext:value-type="percentage">
            <text:p>-4.6%</text:p>
          </table:table-cell>
          <table:table-cell table:style-name="ce67" table:formula="of:=([.D134]-[.D$60])/[.D$60]" office:value-type="percentage" office:value="-0.0210812349437427" calcext:value-type="percentage">
            <text:p>-2.11%</text:p>
          </table:table-cell>
          <table:table-cell table:style-name="ce74" table:formula="of:=([.D134]-[.D130])/[.D130]" office:value-type="percentage" office:value="-0.026791456625745" calcext:value-type="percentage">
            <text:p>-2.7%</text:p>
          </table:table-cell>
          <table:table-cell table:style-name="ce74" table:formula="of:=([.D134]-[.D135])/[.D135]" office:value-type="percentage" office:value="0.0132483070349861" calcext:value-type="percentage">
            <text:p>1.3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89" calcext:value-type="float">
            <text:p>89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50</text:p>
          </table:table-cell>
          <table:table-cell table:style-name="ce57" office:value-type="float" office:value="0.560339406627726" calcext:value-type="float">
            <text:p>0.56</text:p>
          </table:table-cell>
          <table:table-cell table:style-name="ce57" office:value-type="float" office:value="0.012160187552608" calcext:value-type="float">
            <text:p>0.01</text:p>
          </table:table-cell>
          <table:table-cell table:style-name="ce57" office:value-type="float" office:value="516.887621998156" calcext:value-type="float">
            <text:p>516.89</text:p>
          </table:table-cell>
          <table:table-cell table:style-name="ce57" office:value-type="float" office:value="0.536449938744779" calcext:value-type="float">
            <text:p>0.54</text:p>
          </table:table-cell>
          <table:table-cell table:style-name="ce57" office:value-type="float" office:value="0.584228874510672" calcext:value-type="float">
            <text:p>0.58</text:p>
          </table:table-cell>
          <table:table-cell table:style-name="ce62" table:formula="of:=([.D135]-[.D129])/[.D129]" office:value-type="percentage" office:value="-0.00472574311246313" calcext:value-type="percentage">
            <text:p>-0.5%</text:p>
          </table:table-cell>
          <table:table-cell table:style-name="ce62" table:formula="of:=([.D135]-[.D$13])/[.D$13]" office:value-type="percentage" office:value="-0.056517197264835" calcext:value-type="percentage">
            <text:p>-5.7%</text:p>
          </table:table-cell>
          <table:table-cell table:style-name="ce67" table:formula="of:=([.D135]-[.D$61])/[.D$61]" office:value-type="percentage" office:value="-0.0331696200126145" calcext:value-type="percentage">
            <text:p>-3.32%</text:p>
          </table:table-cell>
          <table:table-cell table:style-name="ce75" table:formula="of:=([.D135]-[.D130])/[.D130]" office:value-type="percentage" office:value="-0.0395162403753699" calcext:value-type="percentage">
            <text:p>-4.0%</text:p>
          </table:table-cell>
          <table:table-cell table:style-name="ce75" table:formula="of:=([.D135]-[.D135])/[.D135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table-cell table:style-name="ce44" office:value-type="string" calcext:value-type="string" table:number-columns-spanned="1" table:number-rows-spanned="11">
            <text:p>96 (Heat)</text:p>
          </table:table-cell>
          <table:table-cell table:style-name="ce53" office:value-type="string" calcext:value-type="string" table:number-columns-spanned="1" table:number-rows-spanned="6">
            <text:p>Ambient</text:p>
          </table:table-cell>
          <table:table-cell table:style-name="ce56" office:value-type="string" calcext:value-type="string">
            <text:p>G_48</text:p>
          </table:table-cell>
          <table:table-cell table:style-name="ce59" office:value-type="float" office:value="0.575374062531998" calcext:value-type="float">
            <text:p>0.58</text:p>
          </table:table-cell>
          <table:table-cell table:style-name="ce59" office:value-type="float" office:value="0.00881934724174335" calcext:value-type="float">
            <text:p>0.01</text:p>
          </table:table-cell>
          <table:table-cell table:style-name="ce59" office:value-type="float" office:value="191.219301632476" calcext:value-type="float">
            <text:p>191.22</text:p>
          </table:table-cell>
          <table:table-cell table:style-name="ce59" office:value-type="float" office:value="0.557978362523902" calcext:value-type="float">
            <text:p>0.56</text:p>
          </table:table-cell>
          <table:table-cell table:style-name="ce59" office:value-type="float" office:value="0.592769762540093" calcext:value-type="float">
            <text:p>0.59</text:p>
          </table:table-cell>
          <table:table-cell table:style-name="ce60" office:value-type="string" calcext:value-type="string">
            <text:p>NA</text:p>
          </table:table-cell>
          <table:table-cell table:style-name="ce60" table:formula="of:=([.D136]-[.D$2])/[.D$2]" office:value-type="percentage" office:value="-0.0808721045813245" calcext:value-type="percentage">
            <text:p>-8.1%</text:p>
          </table:table-cell>
          <table:table-cell table:style-name="ce69" table:formula="of:=([.D136]-[.D$50])/[.D$50]" office:value-type="percentage" office:value="-0.0203063808412108" calcext:value-type="percentage">
            <text:p>-2.03%</text:p>
          </table:table-cell>
          <table:table-cell table:style-name="ce73" table:formula="of:=([.D136]-[.D136])/[.D136]" office:value-type="percentage" office:value="0" calcext:value-type="percentage">
            <text:p>0.0%</text:p>
          </table:table-cell>
          <table:table-cell table:style-name="ce73" table:formula="of:=([.D136]-[.D141])/[.D141]" office:value-type="percentage" office:value="0.0297522371936532" calcext:value-type="percentage">
            <text:p>3.0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569036304056324" calcext:value-type="float">
            <text:p>0.57</text:p>
          </table:table-cell>
          <table:table-cell table:style-name="ce57" office:value-type="float" office:value="0.00938983658416143" calcext:value-type="float">
            <text:p>0.01</text:p>
          </table:table-cell>
          <table:table-cell table:style-name="ce57" office:value-type="float" office:value="236.281526119887" calcext:value-type="float">
            <text:p>236.28</text:p>
          </table:table-cell>
          <table:table-cell table:style-name="ce57" office:value-type="float" office:value="0.550537811845935" calcext:value-type="float">
            <text:p>0.55</text:p>
          </table:table-cell>
          <table:table-cell table:style-name="ce57" office:value-type="float" office:value="0.587534796266713" calcext:value-type="float">
            <text:p>0.59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37]-[.D$3])/[.D$3]" office:value-type="percentage" office:value="-0.0795846409319831" calcext:value-type="percentage">
            <text:p>-8.0%</text:p>
          </table:table-cell>
          <table:table-cell table:style-name="ce67" table:formula="of:=([.D137]-[.D$51])/[.D$51]" office:value-type="percentage" office:value="-0.0115458351211365" calcext:value-type="percentage">
            <text:p>-1.15%</text:p>
          </table:table-cell>
          <table:table-cell table:style-name="ce74" table:formula="of:=([.D137]-[.D136])/[.D136]" office:value-type="percentage" office:value="-0.0110150229014218" calcext:value-type="percentage">
            <text:p>-1.1%</text:p>
          </table:table-cell>
          <table:table-cell table:style-name="ce74" table:formula="of:=([.D137]-[.D141])/[.D141]" office:value-type="percentage" office:value="0.0184094927181748" calcext:value-type="percentage">
            <text:p>1.8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57399323511338" calcext:value-type="float">
            <text:p>0.57</text:p>
          </table:table-cell>
          <table:table-cell table:style-name="ce57" office:value-type="float" office:value="0.0123020115135329" calcext:value-type="float">
            <text:p>0.01</text:p>
          </table:table-cell>
          <table:table-cell table:style-name="ce57" office:value-type="float" office:value="517.23028450692" calcext:value-type="float">
            <text:p>517.23</text:p>
          </table:table-cell>
          <table:table-cell table:style-name="ce57" office:value-type="float" office:value="0.54982518254602" calcext:value-type="float">
            <text:p>0.55</text:p>
          </table:table-cell>
          <table:table-cell table:style-name="ce57" office:value-type="float" office:value="0.598161287680739" calcext:value-type="float">
            <text:p>0.60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38]-[.D$4])/[.D$4]" office:value-type="percentage" office:value="-0.0718533773456725" calcext:value-type="percentage">
            <text:p>-7.2%</text:p>
          </table:table-cell>
          <table:table-cell table:style-name="ce67" table:formula="of:=([.D138]-[.D$52])/[.D$52]" office:value-type="percentage" office:value="-0.00732623822700025" calcext:value-type="percentage">
            <text:p>-0.73%</text:p>
          </table:table-cell>
          <table:table-cell table:style-name="ce74" table:formula="of:=([.D138]-[.D136])/[.D136]" office:value-type="percentage" office:value="-0.00239987776393956" calcext:value-type="percentage">
            <text:p>-0.2%</text:p>
          </table:table-cell>
          <table:table-cell table:style-name="ce74" table:formula="of:=([.D138]-[.D141])/[.D141]" office:value-type="percentage" office:value="0.0272809576972452" calcext:value-type="percentage">
            <text:p>2.7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8</text:p>
          </table:table-cell>
          <table:table-cell table:style-name="ce57" office:value-type="float" office:value="0.558500000000043" calcext:value-type="float">
            <text:p>0.56</text:p>
          </table:table-cell>
          <table:table-cell table:style-name="ce57" office:value-type="float" office:value="0.0174029873056293" calcext:value-type="float">
            <text:p>0.02</text:p>
          </table:table-cell>
          <table:table-cell table:style-name="ce57" office:value-type="float" office:value="890.395523679719" calcext:value-type="float">
            <text:p>890.40</text:p>
          </table:table-cell>
          <table:table-cell table:style-name="ce57" office:value-type="float" office:value="0.524344343045215" calcext:value-type="float">
            <text:p>0.52</text:p>
          </table:table-cell>
          <table:table-cell table:style-name="ce57" office:value-type="float" office:value="0.592655656954872" calcext:value-type="float">
            <text:p>0.59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39]-[.D$5])/[.D$5]" office:value-type="percentage" office:value="-0.0760959470636819" calcext:value-type="percentage">
            <text:p>-7.6%</text:p>
          </table:table-cell>
          <table:table-cell table:style-name="ce67" table:formula="of:=([.D139]-[.D$53])/[.D$53]" office:value-type="percentage" office:value="-0.0362381363244133" calcext:value-type="percentage">
            <text:p>-3.62%</text:p>
          </table:table-cell>
          <table:table-cell table:style-name="ce74" table:formula="of:=([.D139]-[.D136])/[.D136]" office:value-type="percentage" office:value="-0.0293271171413233" calcext:value-type="percentage">
            <text:p>-2.9%</text:p>
          </table:table-cell>
          <table:table-cell table:style-name="ce74" table:formula="of:=([.D139]-[.D141])/[.D141]" office:value-type="percentage" office:value="-0.000447427293064793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7</text:p>
          </table:table-cell>
          <table:table-cell table:style-name="ce57" office:value-type="float" office:value="0.52960236019557" calcext:value-type="float">
            <text:p>0.53</text:p>
          </table:table-cell>
          <table:table-cell table:style-name="ce57" office:value-type="float" office:value="0.00938983658416145" calcext:value-type="float">
            <text:p>0.01</text:p>
          </table:table-cell>
          <table:table-cell table:style-name="ce57" office:value-type="float" office:value="236.281526119895" calcext:value-type="float">
            <text:p>236.28</text:p>
          </table:table-cell>
          <table:table-cell table:style-name="ce57" office:value-type="float" office:value="0.511103867985181" calcext:value-type="float">
            <text:p>0.51</text:p>
          </table:table-cell>
          <table:table-cell table:style-name="ce57" office:value-type="float" office:value="0.548100852405959" calcext:value-type="float">
            <text:p>0.55</text:p>
          </table:table-cell>
          <table:table-cell table:style-name="ce61" office:value-type="string" calcext:value-type="string">
            <text:p>NA</text:p>
          </table:table-cell>
          <table:table-cell table:style-name="ce63" table:formula="of:=([.D140]-[.D$6])/[.D$6]" office:value-type="percentage" office:value="-0.112587892734161" calcext:value-type="percentage">
            <text:p>-11.3%</text:p>
          </table:table-cell>
          <table:table-cell table:style-name="ce67" table:formula="of:=([.D140]-[.D$54])/[.D$54]" office:value-type="percentage" office:value="0.0526205995363936" calcext:value-type="percentage">
            <text:p>5.26%</text:p>
          </table:table-cell>
          <table:table-cell table:style-name="ce63" table:formula="of:=([.D140]-[.D136])/[.D136]" office:value-type="percentage" office:value="-0.0795512090604233" calcext:value-type="percentage">
            <text:p>-8.0%</text:p>
          </table:table-cell>
          <table:table-cell table:style-name="ce74" table:formula="of:=([.D140]-[.D141])/[.D141]" office:value-type="percentage" office:value="-0.0521657983077776" calcext:value-type="percentage">
            <text:p>-5.2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1" office:value-type="string" calcext:value-type="string">
            <text:p>Ambient</text:p>
          </table:covered-table-cell>
          <table:table-cell table:style-name="ce51" office:value-type="string" calcext:value-type="string">
            <text:p>G_50</text:p>
          </table:table-cell>
          <table:table-cell table:style-name="ce58" office:value-type="float" office:value="0.558750000000043" calcext:value-type="float">
            <text:p>0.56</text:p>
          </table:table-cell>
          <table:table-cell table:style-name="ce58" office:value-type="float" office:value="0.0123916785543959" calcext:value-type="float">
            <text:p>0.01</text:p>
          </table:table-cell>
          <table:table-cell table:style-name="ce58" office:value-type="float" office:value="510.827640795034" calcext:value-type="float">
            <text:p>510.83</text:p>
          </table:table-cell>
          <table:table-cell table:style-name="ce58" office:value-type="float" office:value="0.534405075397486" calcext:value-type="float">
            <text:p>0.53</text:p>
          </table:table-cell>
          <table:table-cell table:style-name="ce58" office:value-type="float" office:value="0.583094924602599" calcext:value-type="float">
            <text:p>0.58</text:p>
          </table:table-cell>
          <table:table-cell table:style-name="ce62" office:value-type="string" calcext:value-type="string">
            <text:p>NA</text:p>
          </table:table-cell>
          <table:table-cell table:style-name="ce62" table:formula="of:=([.D141]-[.D$7])/[.D$7]" office:value-type="percentage" office:value="-0.0836408364083417" calcext:value-type="percentage">
            <text:p>-8.4%</text:p>
          </table:table-cell>
          <table:table-cell table:style-name="ce68" table:formula="of:=([.D141]-[.D$55])/[.D$55]" office:value-type="percentage" office:value="-0.0205959684487277" calcext:value-type="percentage">
            <text:p>-2.06%</text:p>
          </table:table-cell>
          <table:table-cell table:style-name="ce75" table:formula="of:=([.D141]-[.D136])/[.D136]" office:value-type="percentage" office:value="-0.0288926171937591" calcext:value-type="percentage">
            <text:p>-2.9%</text:p>
          </table:table-cell>
          <table:table-cell table:style-name="ce75" table:formula="of:=([.D141]-[.D141])/[.D141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table-cell table:style-name="ce49" office:value-type="string" calcext:value-type="string" table:number-columns-spanned="1" table:number-rows-spanned="5">
            <text:p>Nutrients</text:p>
          </table:table-cell>
          <table:table-cell table:style-name="ce50" office:value-type="string" calcext:value-type="string">
            <text:p>G_48</text:p>
          </table:table-cell>
          <table:table-cell table:style-name="ce57" office:value-type="float" office:value="0.529321472154676" calcext:value-type="float">
            <text:p>0.53</text:p>
          </table:table-cell>
          <table:table-cell table:style-name="ce57" office:value-type="float" office:value="0.00679842555514855" calcext:value-type="float">
            <text:p>0.01</text:p>
          </table:table-cell>
          <table:table-cell table:style-name="ce57" office:value-type="float" office:value="73.9332937593614" calcext:value-type="float">
            <text:p>73.93</text:p>
          </table:table-cell>
          <table:table-cell table:style-name="ce57" office:value-type="float" office:value="0.515775110455818" calcext:value-type="float">
            <text:p>0.52</text:p>
          </table:table-cell>
          <table:table-cell table:style-name="ce57" office:value-type="float" office:value="0.542867833853534" calcext:value-type="float">
            <text:p>0.54</text:p>
          </table:table-cell>
          <table:table-cell table:style-name="ce60" table:formula="of:=([.D142]-[.D136])/[.D136]" office:value-type="percentage" office:value="-0.0800393924165827" calcext:value-type="percentage">
            <text:p>-8.0%</text:p>
          </table:table-cell>
          <table:table-cell table:style-name="ce60" table:formula="of:=([.D142]-[.D$8])/[.D$8]" office:value-type="percentage" office:value="-0.141740972305298" calcext:value-type="percentage">
            <text:p>-14.2%</text:p>
          </table:table-cell>
          <table:table-cell table:style-name="ce70" table:formula="of:=([.D142]-[.D$56])/[.D$56]" office:value-type="percentage" office:value="-0.142899081695456" calcext:value-type="percentage">
            <text:p>-14.29%</text:p>
          </table:table-cell>
          <table:table-cell table:style-name="ce73" table:formula="of:=([.D142]-[.D142])/[.D142]" office:value-type="percentage" office:value="0" calcext:value-type="percentage">
            <text:p>0.0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523954522975333" calcext:value-type="float">
            <text:p>0.52</text:p>
          </table:table-cell>
          <table:table-cell table:style-name="ce57" office:value-type="float" office:value="0.00658146059722342" calcext:value-type="float">
            <text:p>0.01</text:p>
          </table:table-cell>
          <table:table-cell table:style-name="ce57" office:value-type="float" office:value="65.4498203152044" calcext:value-type="float">
            <text:p>65.45</text:p>
          </table:table-cell>
          <table:table-cell table:style-name="ce57" office:value-type="float" office:value="0.510812150857673" calcext:value-type="float">
            <text:p>0.51</text:p>
          </table:table-cell>
          <table:table-cell table:style-name="ce57" office:value-type="float" office:value="0.537096895092993" calcext:value-type="float">
            <text:p>0.54</text:p>
          </table:table-cell>
          <table:table-cell table:style-name="ce61" table:formula="of:=([.D143]-[.D137])/[.D137]" office:value-type="percentage" office:value="-0.0792247889275772" calcext:value-type="percentage">
            <text:p>-7.9%</text:p>
          </table:table-cell>
          <table:table-cell table:style-name="ce61" table:formula="of:=([.D143]-[.D$9])/[.D$9]" office:value-type="percentage" office:value="-0.137736323582157" calcext:value-type="percentage">
            <text:p>-13.8%</text:p>
          </table:table-cell>
          <table:table-cell table:style-name="ce70" table:formula="of:=([.D143]-[.D$57])/[.D$57]" office:value-type="percentage" office:value="-0.134317186327475" calcext:value-type="percentage">
            <text:p>-13.43%</text:p>
          </table:table-cell>
          <table:table-cell table:style-name="ce74" table:formula="of:=([.D143]-[.D142])/[.D142]" office:value-type="percentage" office:value="-0.0101392999560288" calcext:value-type="percentage">
            <text:p>-1.0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516078799271906" calcext:value-type="float">
            <text:p>0.52</text:p>
          </table:table-cell>
          <table:table-cell table:style-name="ce57" office:value-type="float" office:value="0.00933499618972214" calcext:value-type="float">
            <text:p>0.01</text:p>
          </table:table-cell>
          <table:table-cell table:style-name="ce57" office:value-type="float" office:value="233.534931511587" calcext:value-type="float">
            <text:p>233.53</text:p>
          </table:table-cell>
          <table:table-cell table:style-name="ce57" office:value-type="float" office:value="0.49768723213155" calcext:value-type="float">
            <text:p>0.50</text:p>
          </table:table-cell>
          <table:table-cell table:style-name="ce57" office:value-type="float" office:value="0.534470366412262" calcext:value-type="float">
            <text:p>0.53</text:p>
          </table:table-cell>
          <table:table-cell table:style-name="ce63" table:formula="of:=([.D144]-[.D138])/[.D138]" office:value-type="percentage" office:value="-0.100897418817199" calcext:value-type="percentage">
            <text:p>-10.1%</text:p>
          </table:table-cell>
          <table:table-cell table:style-name="ce61" table:formula="of:=([.D144]-[.D$10])/[.D$10]" office:value-type="percentage" office:value="-0.151204893705557" calcext:value-type="percentage">
            <text:p>-15.1%</text:p>
          </table:table-cell>
          <table:table-cell table:style-name="ce70" table:formula="of:=([.D144]-[.D$58])/[.D$58]" office:value-type="percentage" office:value="-0.13569741398662" calcext:value-type="percentage">
            <text:p>-13.57%</text:p>
          </table:table-cell>
          <table:table-cell table:style-name="ce74" table:formula="of:=([.D144]-[.D142])/[.D142]" office:value-type="percentage" office:value="-0.0250182045872122" calcext:value-type="percentage">
            <text:p>-2.5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08</text:p>
          </table:table-cell>
          <table:table-cell table:style-name="ce57" office:value-type="float" office:value="0.571807521692071" calcext:value-type="float">
            <text:p>0.57</text:p>
          </table:table-cell>
          <table:table-cell table:style-name="ce57" office:value-type="float" office:value="0.0236808974464853" calcext:value-type="float">
            <text:p>0.02</text:p>
          </table:table-cell>
          <table:table-cell table:style-name="ce57" office:value-type="float" office:value="1282.44206881933" calcext:value-type="float">
            <text:p>1282.44</text:p>
          </table:table-cell>
          <table:table-cell table:style-name="ce57" office:value-type="float" office:value="0.525349969799667" calcext:value-type="float">
            <text:p>0.53</text:p>
          </table:table-cell>
          <table:table-cell table:style-name="ce57" office:value-type="float" office:value="0.618265073584476" calcext:value-type="float">
            <text:p>0.62</text:p>
          </table:table-cell>
          <table:table-cell table:style-name="ce61" table:formula="of:=([.D145]-[.D139])/[.D139]" office:value-type="percentage" office:value="0.0238272545962882" calcext:value-type="percentage">
            <text:p>2.4%</text:p>
          </table:table-cell>
          <table:table-cell table:style-name="ce61" table:formula="of:=([.D145]-[.D$11])/[.D$11]" office:value-type="percentage" office:value="-0.0359288120007443" calcext:value-type="percentage">
            <text:p>-3.6%</text:p>
          </table:table-cell>
          <table:table-cell table:style-name="ce67" table:formula="of:=([.D145]-[.D$59])/[.D$59]" office:value-type="percentage" office:value="-0.0343006366144684" calcext:value-type="percentage">
            <text:p>-3.43%</text:p>
          </table:table-cell>
          <table:table-cell table:style-name="ce74" table:formula="of:=([.D145]-[.D142])/[.D142]" office:value-type="percentage" office:value="0.0802651163279843" calcext:value-type="percentage">
            <text:p>8.0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6" calcext:value-type="float">
            <text:p>96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07</text:p>
          </table:table-cell>
          <table:table-cell table:style-name="ce57" office:value-type="float" office:value="0.540493884607841" calcext:value-type="float">
            <text:p>0.54</text:p>
          </table:table-cell>
          <table:table-cell table:style-name="ce57" office:value-type="float" office:value="0.0235519198219341" calcext:value-type="float">
            <text:p>0.02</text:p>
          </table:table-cell>
          <table:table-cell table:style-name="ce57" office:value-type="float" office:value="1262.71358836555" calcext:value-type="float">
            <text:p>1262.71</text:p>
          </table:table-cell>
          <table:table-cell table:style-name="ce57" office:value-type="float" office:value="0.494288681067501" calcext:value-type="float">
            <text:p>0.49</text:p>
          </table:table-cell>
          <table:table-cell table:style-name="ce57" office:value-type="float" office:value="0.586699088148182" calcext:value-type="float">
            <text:p>0.59</text:p>
          </table:table-cell>
          <table:table-cell table:style-name="ce61" table:formula="of:=([.D146]-[.D140])/[.D140]" office:value-type="percentage" office:value="0.0205654755923842" calcext:value-type="percentage">
            <text:p>2.1%</text:p>
          </table:table-cell>
          <table:table-cell table:style-name="ce61" table:formula="of:=([.D146]-[.D$12])/[.D$12]" office:value-type="percentage" office:value="-0.0919792285038495" calcext:value-type="percentage">
            <text:p>-9.2%</text:p>
          </table:table-cell>
          <table:table-cell table:style-name="ce67" table:formula="of:=([.D146]-[.D$60])/[.D$60]" office:value-type="percentage" office:value="-0.0680976959493177" calcext:value-type="percentage">
            <text:p>-6.81%</text:p>
          </table:table-cell>
          <table:table-cell table:style-name="ce74" table:formula="of:=([.D146]-[.D142])/[.D142]" office:value-type="percentage" office:value="0.0211070456063046" calcext:value-type="percentage">
            <text:p>2.1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44" office:value-type="string" calcext:value-type="string" table:number-columns-spanned="1" table:number-rows-spanned="9">
            <text:p><text:span text:style-name="T1">99 </text:span><text:span text:style-name="T2">(Heat)</text:span></text:p>
          </table:table-cell>
          <table:table-cell table:style-name="ce54" office:value-type="string" calcext:value-type="string" table:number-columns-spanned="1" table:number-rows-spanned="6">
            <text:p>Ambient</text:p>
          </table:table-cell>
          <table:table-cell table:style-name="ce56" office:value-type="string" calcext:value-type="string">
            <text:p>G_48</text:p>
          </table:table-cell>
          <table:table-cell table:style-name="ce59" office:value-type="float" office:value="0.554749062531996" calcext:value-type="float">
            <text:p>0.55</text:p>
          </table:table-cell>
          <table:table-cell table:style-name="ce59" office:value-type="float" office:value="0.00881934724174341" calcext:value-type="float">
            <text:p>0.01</text:p>
          </table:table-cell>
          <table:table-cell table:style-name="ce59" office:value-type="float" office:value="191.219301632481" calcext:value-type="float">
            <text:p>191.22</text:p>
          </table:table-cell>
          <table:table-cell table:style-name="ce59" office:value-type="float" office:value="0.5373533625239" calcext:value-type="float">
            <text:p>0.54</text:p>
          </table:table-cell>
          <table:table-cell table:style-name="ce59" office:value-type="float" office:value="0.572144762540091" calcext:value-type="float">
            <text:p>0.57</text:p>
          </table:table-cell>
          <table:table-cell table:style-name="ce60" office:value-type="string" calcext:value-type="string">
            <text:p>NA</text:p>
          </table:table-cell>
          <table:table-cell table:style-name="ce60" table:formula="of:=([.D147]-[.D$2])/[.D$2]" office:value-type="percentage" office:value="-0.113819388926381" calcext:value-type="percentage">
            <text:p>-11.4%</text:p>
          </table:table-cell>
          <table:table-cell table:style-name="ce69" table:formula="of:=([.D147]-[.D$50])/[.D$50]" office:value-type="percentage" office:value="-0.0554247189988824" calcext:value-type="percentage">
            <text:p>-5.54%</text:p>
          </table:table-cell>
          <table:table-cell table:style-name="ce73" table:formula="of:=([.D147]-[.D147])/[.D147]" office:value-type="percentage" office:value="0" calcext:value-type="percentage">
            <text:p>0.0%</text:p>
          </table:table-cell>
          <table:table-cell table:style-name="ce73" table:formula="of:=([.D147]-[.D152])/[.D152]" office:value-type="percentage" office:value="-0.00224988753245835" calcext:value-type="percentage">
            <text:p>-0.2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9" calcext:value-type="float">
            <text:p>9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532464875484896" calcext:value-type="float">
            <text:p>0.53</text:p>
          </table:table-cell>
          <table:table-cell table:style-name="ce57" office:value-type="float" office:value="0.00938983658416143" calcext:value-type="float">
            <text:p>0.01</text:p>
          </table:table-cell>
          <table:table-cell table:style-name="ce57" office:value-type="float" office:value="236.281526119899" calcext:value-type="float">
            <text:p>236.28</text:p>
          </table:table-cell>
          <table:table-cell table:style-name="ce57" office:value-type="float" office:value="0.513966383274507" calcext:value-type="float">
            <text:p>0.51</text:p>
          </table:table-cell>
          <table:table-cell table:style-name="ce57" office:value-type="float" office:value="0.550963367695285" calcext:value-type="float">
            <text:p>0.55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48]-[.D$3])/[.D$3]" office:value-type="percentage" office:value="-0.13873887119858" calcext:value-type="percentage">
            <text:p>-13.9%</text:p>
          </table:table-cell>
          <table:table-cell table:style-name="ce67" table:formula="of:=([.D148]-[.D$51])/[.D$51]" office:value-type="percentage" office:value="-0.0750728555050938" calcext:value-type="percentage">
            <text:p>-7.51%</text:p>
          </table:table-cell>
          <table:table-cell table:style-name="ce74" table:formula="of:=([.D148]-[.D147])/[.D147]" office:value-type="percentage" office:value="-0.040169850752681" calcext:value-type="percentage">
            <text:p>-4.0%</text:p>
          </table:table-cell>
          <table:table-cell table:style-name="ce74" table:formula="of:=([.D148]-[.D152])/[.D152]" office:value-type="percentage" office:value="-0.0423293606387502" calcext:value-type="percentage">
            <text:p>-4.2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9" calcext:value-type="float">
            <text:p>9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522743235113379" calcext:value-type="float">
            <text:p>0.52</text:p>
          </table:table-cell>
          <table:table-cell table:style-name="ce57" office:value-type="float" office:value="0.0123020115135329" calcext:value-type="float">
            <text:p>0.01</text:p>
          </table:table-cell>
          <table:table-cell table:style-name="ce57" office:value-type="float" office:value="517.230284506959" calcext:value-type="float">
            <text:p>517.23</text:p>
          </table:table-cell>
          <table:table-cell table:style-name="ce57" office:value-type="float" office:value="0.49857518254602" calcext:value-type="float">
            <text:p>0.50</text:p>
          </table:table-cell>
          <table:table-cell table:style-name="ce57" office:value-type="float" office:value="0.546911287680739" calcext:value-type="float">
            <text:p>0.55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49]-[.D$4])/[.D$4]" office:value-type="percentage" office:value="-0.154724588191283" calcext:value-type="percentage">
            <text:p>-15.5%</text:p>
          </table:table-cell>
          <table:table-cell table:style-name="ce67" table:formula="of:=([.D149]-[.D$52])/[.D$52]" office:value-type="percentage" office:value="-0.0959588686809427" calcext:value-type="percentage">
            <text:p>-9.60%</text:p>
          </table:table-cell>
          <table:table-cell table:style-name="ce74" table:formula="of:=([.D149]-[.D147])/[.D147]" office:value-type="percentage" office:value="-0.0576942433620986" calcext:value-type="percentage">
            <text:p>-5.8%</text:p>
          </table:table-cell>
          <table:table-cell table:style-name="ce74" table:formula="of:=([.D149]-[.D152])/[.D152]" office:value-type="percentage" office:value="-0.0598143253357219" calcext:value-type="percentage">
            <text:p>-6.0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9" calcext:value-type="float">
            <text:p>9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8</text:p>
          </table:table-cell>
          <table:table-cell table:style-name="ce57" office:value-type="float" office:value="0.534500000000043" calcext:value-type="float">
            <text:p>0.53</text:p>
          </table:table-cell>
          <table:table-cell table:style-name="ce57" office:value-type="float" office:value="0.0174029873056292" calcext:value-type="float">
            <text:p>0.02</text:p>
          </table:table-cell>
          <table:table-cell table:style-name="ce57" office:value-type="float" office:value="890.395523679719" calcext:value-type="float">
            <text:p>890.40</text:p>
          </table:table-cell>
          <table:table-cell table:style-name="ce57" office:value-type="float" office:value="0.500344343045215" calcext:value-type="float">
            <text:p>0.50</text:p>
          </table:table-cell>
          <table:table-cell table:style-name="ce57" office:value-type="float" office:value="0.568655656954872" calcext:value-type="float">
            <text:p>0.57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50]-[.D$5])/[.D$5]" office:value-type="percentage" office:value="-0.1157981803143" calcext:value-type="percentage">
            <text:p>-11.6%</text:p>
          </table:table-cell>
          <table:table-cell table:style-name="ce67" table:formula="of:=([.D150]-[.D$53])/[.D$53]" office:value-type="percentage" office:value="-0.0776531492666019" calcext:value-type="percentage">
            <text:p>-7.77%</text:p>
          </table:table-cell>
          <table:table-cell table:style-name="ce74" table:formula="of:=([.D150]-[.D147])/[.D147]" office:value-type="percentage" office:value="-0.0365013010378636" calcext:value-type="percentage">
            <text:p>-3.7%</text:p>
          </table:table-cell>
          <table:table-cell table:style-name="ce74" table:formula="of:=([.D150]-[.D152])/[.D152]" office:value-type="percentage" office:value="-0.0386690647481984" calcext:value-type="percentage">
            <text:p>-3.9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9" calcext:value-type="float">
            <text:p>9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7</text:p>
          </table:table-cell>
          <table:table-cell table:style-name="ce57" office:value-type="float" office:value="0.509888074481284" calcext:value-type="float">
            <text:p>0.51</text:p>
          </table:table-cell>
          <table:table-cell table:style-name="ce57" office:value-type="float" office:value="0.00938983658416143" calcext:value-type="float">
            <text:p>0.01</text:p>
          </table:table-cell>
          <table:table-cell table:style-name="ce57" office:value-type="float" office:value="236.281526119903" calcext:value-type="float">
            <text:p>236.28</text:p>
          </table:table-cell>
          <table:table-cell table:style-name="ce57" office:value-type="float" office:value="0.491389582270895" calcext:value-type="float">
            <text:p>0.49</text:p>
          </table:table-cell>
          <table:table-cell table:style-name="ce57" office:value-type="float" office:value="0.528386566691672" calcext:value-type="float">
            <text:p>0.53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51]-[.D$6])/[.D$6]" office:value-type="percentage" office:value="-0.145621536735474" calcext:value-type="percentage">
            <text:p>-14.6%</text:p>
          </table:table-cell>
          <table:table-cell table:style-name="ce67" table:formula="of:=([.D151]-[.D$54])/[.D$54]" office:value-type="percentage" office:value="0.0134371199908334" calcext:value-type="percentage">
            <text:p>1.34%</text:p>
          </table:table-cell>
          <table:table-cell table:style-name="ce63" table:formula="of:=([.D151]-[.D147])/[.D147]" office:value-type="percentage" office:value="-0.0808671723498849" calcext:value-type="percentage">
            <text:p>-8.1%</text:p>
          </table:table-cell>
          <table:table-cell table:style-name="ce63" table:formula="of:=([.D151]-[.D152])/[.D152]" office:value-type="percentage" office:value="-0.0829351178394881" calcext:value-type="percentage">
            <text:p>-8.3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9" calcext:value-type="float">
            <text:p>99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50</text:p>
          </table:table-cell>
          <table:table-cell table:style-name="ce57" office:value-type="float" office:value="0.556000000000043" calcext:value-type="float">
            <text:p>0.56</text:p>
          </table:table-cell>
          <table:table-cell table:style-name="ce57" office:value-type="float" office:value="0.0123916785543959" calcext:value-type="float">
            <text:p>0.01</text:p>
          </table:table-cell>
          <table:table-cell table:style-name="ce57" office:value-type="float" office:value="510.827640795015" calcext:value-type="float">
            <text:p>510.83</text:p>
          </table:table-cell>
          <table:table-cell table:style-name="ce57" office:value-type="float" office:value="0.531655075397486" calcext:value-type="float">
            <text:p>0.53</text:p>
          </table:table-cell>
          <table:table-cell table:style-name="ce57" office:value-type="float" office:value="0.580344924602599" calcext:value-type="float">
            <text:p>0.58</text:p>
          </table:table-cell>
          <table:table-cell table:style-name="ce61" office:value-type="string" calcext:value-type="string">
            <text:p>NA</text:p>
          </table:table-cell>
          <table:table-cell table:style-name="ce62" table:formula="of:=([.D152]-[.D$7])/[.D$7]" office:value-type="percentage" office:value="-0.0881508815087926" calcext:value-type="percentage">
            <text:p>-8.8%</text:p>
          </table:table-cell>
          <table:table-cell table:style-name="ce67" table:formula="of:=([.D152]-[.D$55])/[.D$55]" office:value-type="percentage" office:value="-0.0254163014899193" calcext:value-type="percentage">
            <text:p>-2.54%</text:p>
          </table:table-cell>
          <table:table-cell table:style-name="ce75" table:formula="of:=([.D152]-[.D147])/[.D147]" office:value-type="percentage" office:value="0.00225496094096561" calcext:value-type="percentage">
            <text:p>0.2%</text:p>
          </table:table-cell>
          <table:table-cell table:style-name="ce75" table:formula="of:=([.D152]-[.D152])/[.D152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9" calcext:value-type="float">
            <text:p>99</text:p>
          </table:covered-table-cell>
          <table:table-cell table:style-name="ce53" office:value-type="string" calcext:value-type="string" table:number-columns-spanned="1" table:number-rows-spanned="3">
            <text:p>Nutrients</text:p>
          </table:table-cell>
          <table:table-cell table:style-name="ce56" office:value-type="string" calcext:value-type="string">
            <text:p>G_48</text:p>
          </table:table-cell>
          <table:table-cell table:style-name="ce59" office:value-type="float" office:value="0.461178615011819" calcext:value-type="float">
            <text:p>0.46</text:p>
          </table:table-cell>
          <table:table-cell table:style-name="ce59" office:value-type="float" office:value="0.00679842555514854" calcext:value-type="float">
            <text:p>0.01</text:p>
          </table:table-cell>
          <table:table-cell table:style-name="ce59" office:value-type="float" office:value="73.9332937593611" calcext:value-type="float">
            <text:p>73.93</text:p>
          </table:table-cell>
          <table:table-cell table:style-name="ce59" office:value-type="float" office:value="0.447632253312961" calcext:value-type="float">
            <text:p>0.45</text:p>
          </table:table-cell>
          <table:table-cell table:style-name="ce59" office:value-type="float" office:value="0.474724976710678" calcext:value-type="float">
            <text:p>0.47</text:p>
          </table:table-cell>
          <table:table-cell table:style-name="ce64" table:formula="of:=([.D153]-[.D147])/[.D147]" office:value-type="percentage" office:value="-0.168671664072943" calcext:value-type="percentage">
            <text:p>-16.9%</text:p>
          </table:table-cell>
          <table:table-cell table:style-name="ce60" table:formula="of:=([.D153]-[.D$8])/[.D$8]" office:value-type="percentage" office:value="-0.252230014205864" calcext:value-type="percentage">
            <text:p>-25.2%</text:p>
          </table:table-cell>
          <table:table-cell table:style-name="ce71" table:formula="of:=([.D153]-[.D$56])/[.D$56]" office:value-type="percentage" office:value="-0.253239032945291" calcext:value-type="percentage">
            <text:p>-25.32%</text:p>
          </table:table-cell>
          <table:table-cell table:style-name="ce73" table:formula="of:=([.D153]-[.D153])/[.D153]" office:value-type="percentage" office:value="0" calcext:value-type="percentage">
            <text:p>0.0%</text:p>
          </table:table-cell>
          <table:table-cell table:style-name="ce77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9" calcext:value-type="float">
            <text:p>99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455421189641999" calcext:value-type="float">
            <text:p>0.46</text:p>
          </table:table-cell>
          <table:table-cell table:style-name="ce57" office:value-type="float" office:value="0.00658146059722342" calcext:value-type="float">
            <text:p>0.01</text:p>
          </table:table-cell>
          <table:table-cell table:style-name="ce57" office:value-type="float" office:value="65.4498203152063" calcext:value-type="float">
            <text:p>65.45</text:p>
          </table:table-cell>
          <table:table-cell table:style-name="ce57" office:value-type="float" office:value="0.44227881752434" calcext:value-type="float">
            <text:p>0.44</text:p>
          </table:table-cell>
          <table:table-cell table:style-name="ce57" office:value-type="float" office:value="0.468563561759659" calcext:value-type="float">
            <text:p>0.47</text:p>
          </table:table-cell>
          <table:table-cell table:style-name="ce63" table:formula="of:=([.D154]-[.D148])/[.D148]" office:value-type="percentage" office:value="-0.144692522248977" calcext:value-type="percentage">
            <text:p>-14.5%</text:p>
          </table:table-cell>
          <table:table-cell table:style-name="ce61" table:formula="of:=([.D154]-[.D$9])/[.D$9]" office:value-type="percentage" office:value="-0.250520546956353" calcext:value-type="percentage">
            <text:p>-25.1%</text:p>
          </table:table-cell>
          <table:table-cell table:style-name="ce70" table:formula="of:=([.D154]-[.D$57])/[.D$57]" office:value-type="percentage" office:value="-0.247548633387911" calcext:value-type="percentage">
            <text:p>-24.75%</text:p>
          </table:table-cell>
          <table:table-cell table:style-name="ce74" table:formula="of:=([.D154]-[.D153])/[.D153]" office:value-type="percentage" office:value="-0.0124841551243058" calcext:value-type="percentage">
            <text:p>-1.2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99" calcext:value-type="float">
            <text:p>99</text:p>
          </table:covered-table-cell>
          <table:covered-table-cell table:style-name="ce51" office:value-type="string" calcext:value-type="string">
            <text:p>Nutrients</text:p>
          </table:covered-table-cell>
          <table:table-cell table:style-name="ce51" office:value-type="string" calcext:value-type="string">
            <text:p>G_31</text:p>
          </table:table-cell>
          <table:table-cell table:style-name="ce58" office:value-type="float" office:value="0.449046037600743" calcext:value-type="float">
            <text:p>0.45</text:p>
          </table:table-cell>
          <table:table-cell table:style-name="ce58" office:value-type="float" office:value="0.0108773119776681" calcext:value-type="float">
            <text:p>0.01</text:p>
          </table:table-cell>
          <table:table-cell table:style-name="ce58" office:value-type="float" office:value="381.875043693361" calcext:value-type="float">
            <text:p>381.88</text:p>
          </table:table-cell>
          <table:table-cell table:style-name="ce58" office:value-type="float" office:value="0.4276591151769" calcext:value-type="float">
            <text:p>0.43</text:p>
          </table:table-cell>
          <table:table-cell table:style-name="ce58" office:value-type="float" office:value="0.470432960024587" calcext:value-type="float">
            <text:p>0.47</text:p>
          </table:table-cell>
          <table:table-cell table:style-name="ce65" table:formula="of:=([.D155]-[.D149])/[.D149]" office:value-type="percentage" office:value="-0.140981637948221" calcext:value-type="percentage">
            <text:p>-14.1%</text:p>
          </table:table-cell>
          <table:table-cell table:style-name="ce62" table:formula="of:=([.D155]-[.D$10])/[.D$10]" office:value-type="percentage" office:value="-0.261453716459284" calcext:value-type="percentage">
            <text:p>-26.1%</text:p>
          </table:table-cell>
          <table:table-cell table:style-name="ce72" table:formula="of:=([.D155]-[.D$58])/[.D$58]" office:value-type="percentage" office:value="-0.247960481839325" calcext:value-type="percentage">
            <text:p>-24.80%</text:p>
          </table:table-cell>
          <table:table-cell table:style-name="ce75" table:formula="of:=([.D155]-[.D153])/[.D153]" office:value-type="percentage" office:value="-0.0263077623639706" calcext:value-type="percentage">
            <text:p>-2.6%</text:p>
          </table:table-cell>
          <table:table-cell table:style-name="ce78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45" office:value-type="string" calcext:value-type="string" table:number-columns-spanned="1" table:number-rows-spanned="9">
            <text:p><text:span text:style-name="T1">103 </text:span><text:span text:style-name="T2">(Heat)</text:span></text:p>
          </table:table-cell>
          <table:table-cell table:style-name="ce52" office:value-type="string" calcext:value-type="string" table:number-columns-spanned="1" table:number-rows-spanned="6">
            <text:p>Ambient</text:p>
          </table:table-cell>
          <table:table-cell table:style-name="ce50" office:value-type="string" calcext:value-type="string">
            <text:p>G_48</text:p>
          </table:table-cell>
          <table:table-cell table:style-name="ce57" office:value-type="float" office:value="0.531749062531997" calcext:value-type="float">
            <text:p>0.53</text:p>
          </table:table-cell>
          <table:table-cell table:style-name="ce57" office:value-type="float" office:value="0.00881934724174337" calcext:value-type="float">
            <text:p>0.01</text:p>
          </table:table-cell>
          <table:table-cell table:style-name="ce57" office:value-type="float" office:value="191.2193016325" calcext:value-type="float">
            <text:p>191.22</text:p>
          </table:table-cell>
          <table:table-cell table:style-name="ce57" office:value-type="float" office:value="0.514353362523901" calcext:value-type="float">
            <text:p>0.51</text:p>
          </table:table-cell>
          <table:table-cell table:style-name="ce57" office:value-type="float" office:value="0.549144762540092" calcext:value-type="float">
            <text:p>0.55</text:p>
          </table:table-cell>
          <table:table-cell table:style-name="ce60" office:value-type="string" calcext:value-type="string">
            <text:p>NA</text:p>
          </table:table-cell>
          <table:table-cell table:style-name="ce60" table:formula="of:=([.D156]-[.D$2])/[.D$2]" office:value-type="percentage" office:value="-0.150560602983893" calcext:value-type="percentage">
            <text:p>-15.1%</text:p>
          </table:table-cell>
          <table:table-cell table:style-name="ce67" table:formula="of:=([.D156]-[.D$50])/[.D$50]" office:value-type="percentage" office:value="-0.0945869870050076" calcext:value-type="percentage">
            <text:p>-9.46%</text:p>
          </table:table-cell>
          <table:table-cell table:style-name="ce73" table:formula="of:=([.D156]-[.D156])/[.D156]" office:value-type="percentage" office:value="0" calcext:value-type="percentage">
            <text:p>0.0%</text:p>
          </table:table-cell>
          <table:table-cell table:style-name="ce73" table:formula="of:=([.D156]-[.D161])/[.D161]" office:value-type="percentage" office:value="-0.00468121191959911" calcext:value-type="percentage">
            <text:p>-0.5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3" calcext:value-type="float">
            <text:p>103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509607732627753" calcext:value-type="float">
            <text:p>0.51</text:p>
          </table:table-cell>
          <table:table-cell table:style-name="ce57" office:value-type="float" office:value="0.00938983658416142" calcext:value-type="float">
            <text:p>0.01</text:p>
          </table:table-cell>
          <table:table-cell table:style-name="ce57" office:value-type="float" office:value="236.281526119895" calcext:value-type="float">
            <text:p>236.28</text:p>
          </table:table-cell>
          <table:table-cell table:style-name="ce57" office:value-type="float" office:value="0.491109240417365" calcext:value-type="float">
            <text:p>0.49</text:p>
          </table:table-cell>
          <table:table-cell table:style-name="ce57" office:value-type="float" office:value="0.528106224838142" calcext:value-type="float">
            <text:p>0.53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57]-[.D$3])/[.D$3]" office:value-type="percentage" office:value="-0.175710265115204" calcext:value-type="percentage">
            <text:p>-17.6%</text:p>
          </table:table-cell>
          <table:table-cell table:style-name="ce70" table:formula="of:=([.D157]-[.D$51])/[.D$51]" office:value-type="percentage" office:value="-0.114777243245068" calcext:value-type="percentage">
            <text:p>-11.48%</text:p>
          </table:table-cell>
          <table:table-cell table:style-name="ce74" table:formula="of:=([.D157]-[.D156])/[.D156]" office:value-type="percentage" office:value="-0.0416386815969453" calcext:value-type="percentage">
            <text:p>-4.2%</text:p>
          </table:table-cell>
          <table:table-cell table:style-name="ce74" table:formula="of:=([.D157]-[.D161])/[.D161]" office:value-type="percentage" office:value="-0.0461249740239364" calcext:value-type="percentage">
            <text:p>-4.6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3" calcext:value-type="float">
            <text:p>103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51474323511338" calcext:value-type="float">
            <text:p>0.51</text:p>
          </table:table-cell>
          <table:table-cell table:style-name="ce57" office:value-type="float" office:value="0.0123020115135329" calcext:value-type="float">
            <text:p>0.01</text:p>
          </table:table-cell>
          <table:table-cell table:style-name="ce57" office:value-type="float" office:value="517.230284506959" calcext:value-type="float">
            <text:p>517.23</text:p>
          </table:table-cell>
          <table:table-cell table:style-name="ce57" office:value-type="float" office:value="0.49057518254602" calcext:value-type="float">
            <text:p>0.49</text:p>
          </table:table-cell>
          <table:table-cell table:style-name="ce57" office:value-type="float" office:value="0.538911287680739" calcext:value-type="float">
            <text:p>0.54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58]-[.D$4])/[.D$4]" office:value-type="percentage" office:value="-0.167660582079377" calcext:value-type="percentage">
            <text:p>-16.8%</text:p>
          </table:table-cell>
          <table:table-cell table:style-name="ce70" table:formula="of:=([.D158]-[.D$52])/[.D$52]" office:value-type="percentage" office:value="-0.109794206117654" calcext:value-type="percentage">
            <text:p>-10.98%</text:p>
          </table:table-cell>
          <table:table-cell table:style-name="ce74" table:formula="of:=([.D158]-[.D156])/[.D156]" office:value-type="percentage" office:value="-0.0319809259985178" calcext:value-type="percentage">
            <text:p>-3.2%</text:p>
          </table:table-cell>
          <table:table-cell table:style-name="ce74" table:formula="of:=([.D158]-[.D161])/[.D161]" office:value-type="percentage" office:value="-0.0365124284261328" calcext:value-type="percentage">
            <text:p>-3.7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3" calcext:value-type="float">
            <text:p>103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8</text:p>
          </table:table-cell>
          <table:table-cell table:style-name="ce57" office:value-type="float" office:value="0.528500000000043" calcext:value-type="float">
            <text:p>0.53</text:p>
          </table:table-cell>
          <table:table-cell table:style-name="ce57" office:value-type="float" office:value="0.0174029873056293" calcext:value-type="float">
            <text:p>0.02</text:p>
          </table:table-cell>
          <table:table-cell table:style-name="ce57" office:value-type="float" office:value="890.395523679719" calcext:value-type="float">
            <text:p>890.40</text:p>
          </table:table-cell>
          <table:table-cell table:style-name="ce57" office:value-type="float" office:value="0.494344343045215" calcext:value-type="float">
            <text:p>0.49</text:p>
          </table:table-cell>
          <table:table-cell table:style-name="ce57" office:value-type="float" office:value="0.562655656954872" calcext:value-type="float">
            <text:p>0.56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59]-[.D$5])/[.D$5]" office:value-type="percentage" office:value="-0.125723738626954" calcext:value-type="percentage">
            <text:p>-12.6%</text:p>
          </table:table-cell>
          <table:table-cell table:style-name="ce67" table:formula="of:=([.D159]-[.D$53])/[.D$53]" office:value-type="percentage" office:value="-0.088006902502149" calcext:value-type="percentage">
            <text:p>-8.80%</text:p>
          </table:table-cell>
          <table:table-cell table:style-name="ce74" table:formula="of:=([.D159]-[.D156])/[.D156]" office:value-type="percentage" office:value="-0.00611014247299872" calcext:value-type="percentage">
            <text:p>-0.6%</text:p>
          </table:table-cell>
          <table:table-cell table:style-name="ce74" table:formula="of:=([.D159]-[.D161])/[.D161]" office:value-type="percentage" office:value="-0.0107627515208228" calcext:value-type="percentage">
            <text:p>-1.1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3" calcext:value-type="float">
            <text:p>103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7</text:p>
          </table:table-cell>
          <table:table-cell table:style-name="ce57" office:value-type="float" office:value="0.489316645909855" calcext:value-type="float">
            <text:p>0.49</text:p>
          </table:table-cell>
          <table:table-cell table:style-name="ce57" office:value-type="float" office:value="0.00938983658416143" calcext:value-type="float">
            <text:p>0.01</text:p>
          </table:table-cell>
          <table:table-cell table:style-name="ce57" office:value-type="float" office:value="236.281526119907" calcext:value-type="float">
            <text:p>236.28</text:p>
          </table:table-cell>
          <table:table-cell table:style-name="ce57" office:value-type="float" office:value="0.470818153699466" calcext:value-type="float">
            <text:p>0.47</text:p>
          </table:table-cell>
          <table:table-cell table:style-name="ce57" office:value-type="float" office:value="0.507815138120244" calcext:value-type="float">
            <text:p>0.51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60]-[.D$6])/[.D$6]" office:value-type="percentage" office:value="-0.180091426128148" calcext:value-type="percentage">
            <text:p>-18.0%</text:p>
          </table:table-cell>
          <table:table-cell table:style-name="ce67" table:formula="of:=([.D160]-[.D$54])/[.D$54]" office:value-type="percentage" office:value="-0.0274499891001861" calcext:value-type="percentage">
            <text:p>-2.74%</text:p>
          </table:table-cell>
          <table:table-cell table:style-name="ce63" table:formula="of:=([.D160]-[.D156])/[.D156]" office:value-type="percentage" office:value="-0.0797978212130628" calcext:value-type="percentage">
            <text:p>-8.0%</text:p>
          </table:table-cell>
          <table:table-cell table:style-name="ce63" table:formula="of:=([.D160]-[.D161])/[.D161]" office:value-type="percentage" office:value="-0.0841054826208413" calcext:value-type="percentage">
            <text:p>-8.4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3" calcext:value-type="float">
            <text:p>103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50</text:p>
          </table:table-cell>
          <table:table-cell table:style-name="ce57" office:value-type="float" office:value="0.534250000000043" calcext:value-type="float">
            <text:p>0.53</text:p>
          </table:table-cell>
          <table:table-cell table:style-name="ce57" office:value-type="float" office:value="0.0123916785543959" calcext:value-type="float">
            <text:p>0.01</text:p>
          </table:table-cell>
          <table:table-cell table:style-name="ce57" office:value-type="float" office:value="510.827640795034" calcext:value-type="float">
            <text:p>510.83</text:p>
          </table:table-cell>
          <table:table-cell table:style-name="ce57" office:value-type="float" office:value="0.509905075397486" calcext:value-type="float">
            <text:p>0.51</text:p>
          </table:table-cell>
          <table:table-cell table:style-name="ce57" office:value-type="float" office:value="0.558594924602599" calcext:value-type="float">
            <text:p>0.56</text:p>
          </table:table-cell>
          <table:table-cell table:style-name="ce61" office:value-type="string" calcext:value-type="string">
            <text:p>NA</text:p>
          </table:table-cell>
          <table:table-cell table:style-name="ce62" table:formula="of:=([.D161]-[.D$7])/[.D$7]" office:value-type="percentage" office:value="-0.123821238212358" calcext:value-type="percentage">
            <text:p>-12.4%</text:p>
          </table:table-cell>
          <table:table-cell table:style-name="ce67" table:formula="of:=([.D161]-[.D$55])/[.D$55]" office:value-type="percentage" office:value="-0.063540753724798" calcext:value-type="percentage">
            <text:p>-6.35%</text:p>
          </table:table-cell>
          <table:table-cell table:style-name="ce75" table:formula="of:=([.D161]-[.D156])/[.D156]" office:value-type="percentage" office:value="0.00470322872999054" calcext:value-type="percentage">
            <text:p>0.5%</text:p>
          </table:table-cell>
          <table:table-cell table:style-name="ce75" table:formula="of:=([.D161]-[.D161])/[.D161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6" office:value-type="float" office:value="103" calcext:value-type="float">
            <text:p>103</text:p>
          </table:covered-table-cell>
          <table:table-cell table:style-name="ce53" office:value-type="string" calcext:value-type="string" table:number-columns-spanned="1" table:number-rows-spanned="3">
            <text:p>Nutrients</text:p>
          </table:table-cell>
          <table:table-cell table:style-name="ce56" office:value-type="string" calcext:value-type="string">
            <text:p>G_48</text:p>
          </table:table-cell>
          <table:table-cell table:style-name="ce59" office:value-type="float" office:value="0.421392900726104" calcext:value-type="float">
            <text:p>0.42</text:p>
          </table:table-cell>
          <table:table-cell table:style-name="ce59" office:value-type="float" office:value="0.00679842555514854" calcext:value-type="float">
            <text:p>0.01</text:p>
          </table:table-cell>
          <table:table-cell table:style-name="ce59" office:value-type="float" office:value="73.933293759364" calcext:value-type="float">
            <text:p>73.93</text:p>
          </table:table-cell>
          <table:table-cell table:style-name="ce59" office:value-type="float" office:value="0.407846539027246" calcext:value-type="float">
            <text:p>0.41</text:p>
          </table:table-cell>
          <table:table-cell table:style-name="ce59" office:value-type="float" office:value="0.434939262424963" calcext:value-type="float">
            <text:p>0.43</text:p>
          </table:table-cell>
          <table:table-cell table:style-name="ce64" table:formula="of:=([.D162]-[.D156])/[.D156]" office:value-type="percentage" office:value="-0.207534285590306" calcext:value-type="percentage">
            <text:p>-20.8%</text:p>
          </table:table-cell>
          <table:table-cell table:style-name="ce60" table:formula="of:=([.D162]-[.D$8])/[.D$8]" office:value-type="percentage" office:value="-0.316739863617412" calcext:value-type="percentage">
            <text:p>-31.7%</text:p>
          </table:table-cell>
          <table:table-cell table:style-name="ce71" table:formula="of:=([.D162]-[.D$56])/[.D$56]" office:value-type="percentage" office:value="-0.317661834670825" calcext:value-type="percentage">
            <text:p>-31.77%</text:p>
          </table:table-cell>
          <table:table-cell table:style-name="ce73" table:formula="of:=([.D162]-[.D162])/[.D162]" office:value-type="percentage" office:value="0" calcext:value-type="percentage">
            <text:p>0.0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3" calcext:value-type="float">
            <text:p>103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404835813359762" calcext:value-type="float">
            <text:p>0.40</text:p>
          </table:table-cell>
          <table:table-cell table:style-name="ce57" office:value-type="float" office:value="0.00677570279332838" calcext:value-type="float">
            <text:p>0.01</text:p>
          </table:table-cell>
          <table:table-cell table:style-name="ce57" office:value-type="float" office:value="73.1576303779257" calcext:value-type="float">
            <text:p>73.16</text:p>
          </table:table-cell>
          <table:table-cell table:style-name="ce57" office:value-type="float" office:value="0.391332347339971" calcext:value-type="float">
            <text:p>0.39</text:p>
          </table:table-cell>
          <table:table-cell table:style-name="ce57" office:value-type="float" office:value="0.418339279379554" calcext:value-type="float">
            <text:p>0.42</text:p>
          </table:table-cell>
          <table:table-cell table:style-name="ce63" table:formula="of:=([.D163]-[.D157])/[.D157]" office:value-type="percentage" office:value="-0.205593268233476" calcext:value-type="percentage">
            <text:p>-20.6%</text:p>
          </table:table-cell>
          <table:table-cell table:style-name="ce61" table:formula="of:=([.D163]-[.D$9])/[.D$9]" office:value-type="percentage" office:value="-0.333768101111268" calcext:value-type="percentage">
            <text:p>-33.4%</text:p>
          </table:table-cell>
          <table:table-cell table:style-name="ce70" table:formula="of:=([.D163]-[.D$57])/[.D$57]" office:value-type="percentage" office:value="-0.33112628936847" calcext:value-type="percentage">
            <text:p>-33.11%</text:p>
          </table:table-cell>
          <table:table-cell table:style-name="ce74" table:formula="of:=([.D163]-[.D162])/[.D162]" office:value-type="percentage" office:value="-0.0392913296304052" calcext:value-type="percentage">
            <text:p>-3.9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3" calcext:value-type="float">
            <text:p>103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403407205295954" calcext:value-type="float">
            <text:p>0.40</text:p>
          </table:table-cell>
          <table:table-cell table:style-name="ce57" office:value-type="float" office:value="0.0167804050715507" calcext:value-type="float">
            <text:p>0.02</text:p>
          </table:table-cell>
          <table:table-cell table:style-name="ce57" office:value-type="float" office:value="974.323564135022" calcext:value-type="float">
            <text:p>974.32</text:p>
          </table:table-cell>
          <table:table-cell table:style-name="ce57" office:value-type="float" office:value="0.370477309044132" calcext:value-type="float">
            <text:p>0.37</text:p>
          </table:table-cell>
          <table:table-cell table:style-name="ce57" office:value-type="float" office:value="0.436337101547776" calcext:value-type="float">
            <text:p>0.44</text:p>
          </table:table-cell>
          <table:table-cell table:style-name="ce63" table:formula="of:=([.D164]-[.D158])/[.D158]" office:value-type="percentage" office:value="-0.216294304077454" calcext:value-type="percentage">
            <text:p>-21.6%</text:p>
          </table:table-cell>
          <table:table-cell table:style-name="ce61" table:formula="of:=([.D164]-[.D$10])/[.D$10]" office:value-type="percentage" office:value="-0.336515930934961" calcext:value-type="percentage">
            <text:p>-33.7%</text:p>
          </table:table-cell>
          <table:table-cell table:style-name="ce70" table:formula="of:=([.D164]-[.D$58])/[.D$58]" office:value-type="percentage" office:value="-0.324394082365662" calcext:value-type="percentage">
            <text:p>-32.44%</text:p>
          </table:table-cell>
          <table:table-cell table:style-name="ce74" table:formula="of:=([.D164]-[.D162])/[.D162]" office:value-type="percentage" office:value="-0.0426815340247991" calcext:value-type="percentage">
            <text:p>-4.3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47" office:value-type="string" calcext:value-type="string" table:number-columns-spanned="1" table:number-rows-spanned="9">
            <text:p><text:span text:style-name="T1">106 </text:span><text:span text:style-name="T2">(Heat)</text:span></text:p>
          </table:table-cell>
          <table:table-cell table:style-name="ce54" office:value-type="string" calcext:value-type="string" table:number-columns-spanned="1" table:number-rows-spanned="6">
            <text:p>Ambient</text:p>
          </table:table-cell>
          <table:table-cell table:style-name="ce56" office:value-type="string" calcext:value-type="string">
            <text:p>G_48</text:p>
          </table:table-cell>
          <table:table-cell table:style-name="ce59" office:value-type="float" office:value="0.525249062531997" calcext:value-type="float">
            <text:p>0.53</text:p>
          </table:table-cell>
          <table:table-cell table:style-name="ce59" office:value-type="float" office:value="0.00881934724174343" calcext:value-type="float">
            <text:p>0.01</text:p>
          </table:table-cell>
          <table:table-cell table:style-name="ce59" office:value-type="float" office:value="191.219301632494" calcext:value-type="float">
            <text:p>191.22</text:p>
          </table:table-cell>
          <table:table-cell table:style-name="ce59" office:value-type="float" office:value="0.507853362523901" calcext:value-type="float">
            <text:p>0.51</text:p>
          </table:table-cell>
          <table:table-cell table:style-name="ce59" office:value-type="float" office:value="0.542644762540093" calcext:value-type="float">
            <text:p>0.54</text:p>
          </table:table-cell>
          <table:table-cell table:style-name="ce60" office:value-type="string" calcext:value-type="string">
            <text:p>NA</text:p>
          </table:table-cell>
          <table:table-cell table:style-name="ce60" table:formula="of:=([.D165]-[.D$2])/[.D$2]" office:value-type="percentage" office:value="-0.160943989565365" calcext:value-type="percentage">
            <text:p>-16.1%</text:p>
          </table:table-cell>
          <table:table-cell table:style-name="ce71" table:formula="of:=([.D165]-[.D$50])/[.D$50]" office:value-type="percentage" office:value="-0.105654584485" calcext:value-type="percentage">
            <text:p>-10.57%</text:p>
          </table:table-cell>
          <table:table-cell table:style-name="ce73" table:formula="of:=([.D165]-[.D165])/[.D165]" office:value-type="percentage" office:value="0" calcext:value-type="percentage">
            <text:p>0.0%</text:p>
          </table:table-cell>
          <table:table-cell table:style-name="ce73" table:formula="of:=([.D165]-[.D170])/[.D170]" office:value-type="percentage" office:value="0.0605735740170648" calcext:value-type="percentage">
            <text:p>6.1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6" calcext:value-type="float">
            <text:p>10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524607732627753" calcext:value-type="float">
            <text:p>0.52</text:p>
          </table:table-cell>
          <table:table-cell table:style-name="ce57" office:value-type="float" office:value="0.00938983658416143" calcext:value-type="float">
            <text:p>0.01</text:p>
          </table:table-cell>
          <table:table-cell table:style-name="ce57" office:value-type="float" office:value="236.281526119895" calcext:value-type="float">
            <text:p>236.28</text:p>
          </table:table-cell>
          <table:table-cell table:style-name="ce57" office:value-type="float" office:value="0.506109240417364" calcext:value-type="float">
            <text:p>0.51</text:p>
          </table:table-cell>
          <table:table-cell table:style-name="ce57" office:value-type="float" office:value="0.543106224838142" calcext:value-type="float">
            <text:p>0.54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66]-[.D$3])/[.D$3]" office:value-type="percentage" office:value="-0.15144778785742" calcext:value-type="percentage">
            <text:p>-15.1%</text:p>
          </table:table-cell>
          <table:table-cell table:style-name="ce70" table:formula="of:=([.D166]-[.D$51])/[.D$51]" office:value-type="percentage" office:value="-0.0887212387907101" calcext:value-type="percentage">
            <text:p>-8.87%</text:p>
          </table:table-cell>
          <table:table-cell table:style-name="ce74" table:formula="of:=([.D166]-[.D165])/[.D165]" office:value-type="percentage" office:value="-0.00122100152097817" calcext:value-type="percentage">
            <text:p>-0.1%</text:p>
          </table:table-cell>
          <table:table-cell table:style-name="ce74" table:formula="of:=([.D166]-[.D170])/[.D170]" office:value-type="percentage" office:value="0.0592786120700807" calcext:value-type="percentage">
            <text:p>5.9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6" calcext:value-type="float">
            <text:p>10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469743235113379" calcext:value-type="float">
            <text:p>0.47</text:p>
          </table:table-cell>
          <table:table-cell table:style-name="ce57" office:value-type="float" office:value="0.0123020115135329" calcext:value-type="float">
            <text:p>0.01</text:p>
          </table:table-cell>
          <table:table-cell table:style-name="ce57" office:value-type="float" office:value="517.230284506959" calcext:value-type="float">
            <text:p>517.23</text:p>
          </table:table-cell>
          <table:table-cell table:style-name="ce57" office:value-type="float" office:value="0.445575182546019" calcext:value-type="float">
            <text:p>0.45</text:p>
          </table:table-cell>
          <table:table-cell table:style-name="ce57" office:value-type="float" office:value="0.493911287680739" calcext:value-type="float">
            <text:p>0.49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67]-[.D$4])/[.D$4]" office:value-type="percentage" office:value="-0.240425547699913" calcext:value-type="percentage">
            <text:p>-24.0%</text:p>
          </table:table-cell>
          <table:table-cell table:style-name="ce70" table:formula="of:=([.D167]-[.D$52])/[.D$52]" office:value-type="percentage" office:value="-0.187617979199165" calcext:value-type="percentage">
            <text:p>-18.76%</text:p>
          </table:table-cell>
          <table:table-cell table:style-name="ce63" table:formula="of:=([.D167]-[.D165])/[.D165]" office:value-type="percentage" office:value="-0.105675252709731" calcext:value-type="percentage">
            <text:p>-10.6%</text:p>
          </table:table-cell>
          <table:table-cell table:style-name="ce74" table:formula="of:=([.D167]-[.D170])/[.D170]" office:value-type="percentage" office:value="-0.0515028064344509" calcext:value-type="percentage">
            <text:p>-5.2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6" calcext:value-type="float">
            <text:p>10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8</text:p>
          </table:table-cell>
          <table:table-cell table:style-name="ce57" office:value-type="float" office:value="0.521500000000043" calcext:value-type="float">
            <text:p>0.52</text:p>
          </table:table-cell>
          <table:table-cell table:style-name="ce57" office:value-type="float" office:value="0.0174029873056292" calcext:value-type="float">
            <text:p>0.02</text:p>
          </table:table-cell>
          <table:table-cell table:style-name="ce57" office:value-type="float" office:value="890.395523679719" calcext:value-type="float">
            <text:p>890.40</text:p>
          </table:table-cell>
          <table:table-cell table:style-name="ce57" office:value-type="float" office:value="0.487344343045215" calcext:value-type="float">
            <text:p>0.49</text:p>
          </table:table-cell>
          <table:table-cell table:style-name="ce57" office:value-type="float" office:value="0.555655656954872" calcext:value-type="float">
            <text:p>0.56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68]-[.D$5])/[.D$5]" office:value-type="percentage" office:value="-0.137303556658384" calcext:value-type="percentage">
            <text:p>-13.7%</text:p>
          </table:table-cell>
          <table:table-cell table:style-name="ce70" table:formula="of:=([.D168]-[.D$53])/[.D$53]" office:value-type="percentage" office:value="-0.100086281276954" calcext:value-type="percentage">
            <text:p>-10.01%</text:p>
          </table:table-cell>
          <table:table-cell table:style-name="ce74" table:formula="of:=([.D168]-[.D165])/[.D165]" office:value-type="percentage" office:value="-0.00713768533708819" calcext:value-type="percentage">
            <text:p>-0.7%</text:p>
          </table:table-cell>
          <table:table-cell table:style-name="ce74" table:formula="of:=([.D168]-[.D170])/[.D170]" office:value-type="percentage" office:value="0.0530035335689" calcext:value-type="percentage">
            <text:p>5.3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6" calcext:value-type="float">
            <text:p>10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7</text:p>
          </table:table-cell>
          <table:table-cell table:style-name="ce57" office:value-type="float" office:value="0.454459503052712" calcext:value-type="float">
            <text:p>0.45</text:p>
          </table:table-cell>
          <table:table-cell table:style-name="ce57" office:value-type="float" office:value="0.00938983658416144" calcext:value-type="float">
            <text:p>0.01</text:p>
          </table:table-cell>
          <table:table-cell table:style-name="ce57" office:value-type="float" office:value="236.281526119903" calcext:value-type="float">
            <text:p>236.28</text:p>
          </table:table-cell>
          <table:table-cell table:style-name="ce57" office:value-type="float" office:value="0.435961010842324" calcext:value-type="float">
            <text:p>0.44</text:p>
          </table:table-cell>
          <table:table-cell table:style-name="ce57" office:value-type="float" office:value="0.472957995263101" calcext:value-type="float">
            <text:p>0.47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69]-[.D$6])/[.D$6]" office:value-type="percentage" office:value="-0.238498738710178" calcext:value-type="percentage">
            <text:p>-23.8%</text:p>
          </table:table-cell>
          <table:table-cell table:style-name="ce70" table:formula="of:=([.D169]-[.D$54])/[.D$54]" office:value-type="percentage" office:value="-0.0967309239488569" calcext:value-type="percentage">
            <text:p>-9.67%</text:p>
          </table:table-cell>
          <table:table-cell table:style-name="ce63" table:formula="of:=([.D169]-[.D165])/[.D165]" office:value-type="percentage" office:value="-0.134773319038475" calcext:value-type="percentage">
            <text:p>-13.5%</text:p>
          </table:table-cell>
          <table:table-cell table:style-name="ce63" table:formula="of:=([.D169]-[.D170])/[.D170]" office:value-type="percentage" office:value="-0.0823634466377132" calcext:value-type="percentage">
            <text:p>-8.2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6" calcext:value-type="float">
            <text:p>106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50</text:p>
          </table:table-cell>
          <table:table-cell table:style-name="ce57" office:value-type="float" office:value="0.495250000000043" calcext:value-type="float">
            <text:p>0.50</text:p>
          </table:table-cell>
          <table:table-cell table:style-name="ce57" office:value-type="float" office:value="0.0123916785543959" calcext:value-type="float">
            <text:p>0.01</text:p>
          </table:table-cell>
          <table:table-cell table:style-name="ce57" office:value-type="float" office:value="510.827640795015" calcext:value-type="float">
            <text:p>510.83</text:p>
          </table:table-cell>
          <table:table-cell table:style-name="ce57" office:value-type="float" office:value="0.470905075397486" calcext:value-type="float">
            <text:p>0.47</text:p>
          </table:table-cell>
          <table:table-cell table:style-name="ce57" office:value-type="float" office:value="0.519594924602599" calcext:value-type="float">
            <text:p>0.52</text:p>
          </table:table-cell>
          <table:table-cell table:style-name="ce61" office:value-type="string" calcext:value-type="string">
            <text:p>NA</text:p>
          </table:table-cell>
          <table:table-cell table:style-name="ce62" table:formula="of:=([.D170]-[.D$7])/[.D$7]" office:value-type="percentage" office:value="-0.18778187781875" calcext:value-type="percentage">
            <text:p>-18.8%</text:p>
          </table:table-cell>
          <table:table-cell table:style-name="ce70" table:formula="of:=([.D170]-[.D$55])/[.D$55]" office:value-type="percentage" office:value="-0.131901840490788" calcext:value-type="percentage">
            <text:p>-13.19%</text:p>
          </table:table-cell>
          <table:table-cell table:style-name="ce75" table:formula="of:=([.D170]-[.D165])/[.D165]" office:value-type="percentage" office:value="-0.0571139763436065" calcext:value-type="percentage">
            <text:p>-5.7%</text:p>
          </table:table-cell>
          <table:table-cell table:style-name="ce75" table:formula="of:=([.D170]-[.D170])/[.D170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6" office:value-type="float" office:value="106" calcext:value-type="float">
            <text:p>106</text:p>
          </table:covered-table-cell>
          <table:table-cell table:style-name="ce53" office:value-type="string" calcext:value-type="string" table:number-columns-spanned="1" table:number-rows-spanned="3">
            <text:p>Nutrients</text:p>
          </table:table-cell>
          <table:table-cell table:style-name="ce56" office:value-type="string" calcext:value-type="string">
            <text:p>G_48</text:p>
          </table:table-cell>
          <table:table-cell table:style-name="ce59" office:value-type="float" office:value="0.357964290442942" calcext:value-type="float">
            <text:p>0.36</text:p>
          </table:table-cell>
          <table:table-cell table:style-name="ce59" office:value-type="float" office:value="0.00756335351906255" calcext:value-type="float">
            <text:p>0.01</text:p>
          </table:table-cell>
          <table:table-cell table:style-name="ce59" office:value-type="float" office:value="110.459878590453" calcext:value-type="float">
            <text:p>110.46</text:p>
          </table:table-cell>
          <table:table-cell table:style-name="ce59" office:value-type="float" office:value="0.342976192949983" calcext:value-type="float">
            <text:p>0.34</text:p>
          </table:table-cell>
          <table:table-cell table:style-name="ce59" office:value-type="float" office:value="0.372952387935901" calcext:value-type="float">
            <text:p>0.37</text:p>
          </table:table-cell>
          <table:table-cell table:style-name="ce64" table:formula="of:=([.D171]-[.D165])/[.D165]" office:value-type="percentage" office:value="-0.318486569557398" calcext:value-type="percentage">
            <text:p>-31.8%</text:p>
          </table:table-cell>
          <table:table-cell table:style-name="ce60" table:formula="of:=([.D171]-[.D$8])/[.D$8]" office:value-type="percentage" office:value="-0.419585072537531" calcext:value-type="percentage">
            <text:p>-42.0%</text:p>
          </table:table-cell>
          <table:table-cell table:style-name="ce71" table:formula="of:=([.D171]-[.D$56])/[.D$56]" office:value-type="percentage" office:value="-0.420368267302738" calcext:value-type="percentage">
            <text:p>-42.04%</text:p>
          </table:table-cell>
          <table:table-cell table:style-name="ce73" table:formula="of:=([.D171]-[.D171])/[.D171]" office:value-type="percentage" office:value="0" calcext:value-type="percentage">
            <text:p>0.0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6" calcext:value-type="float">
            <text:p>106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322025305060965" calcext:value-type="float">
            <text:p>0.32</text:p>
          </table:table-cell>
          <table:table-cell table:style-name="ce57" office:value-type="float" office:value="0.00783759672397884" calcext:value-type="float">
            <text:p>0.01</text:p>
          </table:table-cell>
          <table:table-cell table:style-name="ce57" office:value-type="float" office:value="126.439699074618" calcext:value-type="float">
            <text:p>126.44</text:p>
          </table:table-cell>
          <table:table-cell table:style-name="ce57" office:value-type="float" office:value="0.306515454488389" calcext:value-type="float">
            <text:p>0.31</text:p>
          </table:table-cell>
          <table:table-cell table:style-name="ce57" office:value-type="float" office:value="0.337535155633542" calcext:value-type="float">
            <text:p>0.34</text:p>
          </table:table-cell>
          <table:table-cell table:style-name="ce63" table:formula="of:=([.D172]-[.D166])/[.D166]" office:value-type="percentage" office:value="-0.38615981993261" calcext:value-type="percentage">
            <text:p>-38.6%</text:p>
          </table:table-cell>
          <table:table-cell table:style-name="ce61" table:formula="of:=([.D172]-[.D$9])/[.D$9]" office:value-type="percentage" office:value="-0.470048045649723" calcext:value-type="percentage">
            <text:p>-47.0%</text:p>
          </table:table-cell>
          <table:table-cell table:style-name="ce70" table:formula="of:=([.D172]-[.D$57])/[.D$57]" office:value-type="percentage" office:value="-0.467946625260732" calcext:value-type="percentage">
            <text:p>-46.79%</text:p>
          </table:table-cell>
          <table:table-cell table:style-name="ce63" table:formula="of:=([.D172]-[.D171])/[.D171]" office:value-type="percentage" office:value="-0.100398241784135" calcext:value-type="percentage">
            <text:p>-10.0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06" calcext:value-type="float">
            <text:p>106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353196097027594" calcext:value-type="float">
            <text:p>0.35</text:p>
          </table:table-cell>
          <table:table-cell table:style-name="ce57" office:value-type="float" office:value="0.0235198357109125" calcext:value-type="float">
            <text:p>0.02</text:p>
          </table:table-cell>
          <table:table-cell table:style-name="ce57" office:value-type="float" office:value="1264.08068844755" calcext:value-type="float">
            <text:p>1264.08</text:p>
          </table:table-cell>
          <table:table-cell table:style-name="ce57" office:value-type="float" office:value="0.307053885401024" calcext:value-type="float">
            <text:p>0.31</text:p>
          </table:table-cell>
          <table:table-cell table:style-name="ce57" office:value-type="float" office:value="0.399338308654165" calcext:value-type="float">
            <text:p>0.40</text:p>
          </table:table-cell>
          <table:table-cell table:style-name="ce63" table:formula="of:=([.D173]-[.D167])/[.D167]" office:value-type="percentage" office:value="-0.2481081777743" calcext:value-type="percentage">
            <text:p>-24.8%</text:p>
          </table:table-cell>
          <table:table-cell table:style-name="ce61" table:formula="of:=([.D173]-[.D$10])/[.D$10]" office:value-type="percentage" office:value="-0.419098170391284" calcext:value-type="percentage">
            <text:p>-41.9%</text:p>
          </table:table-cell>
          <table:table-cell table:style-name="ce70" table:formula="of:=([.D173]-[.D$58])/[.D$58]" office:value-type="percentage" office:value="-0.408485098668148" calcext:value-type="percentage">
            <text:p>-40.85%</text:p>
          </table:table-cell>
          <table:table-cell table:style-name="ce74" table:formula="of:=([.D173]-[.D171])/[.D171]" office:value-type="percentage" office:value="-0.013320304685833" calcext:value-type="percentage">
            <text:p>-1.3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table-cell table:style-name="ce44" office:value-type="string" calcext:value-type="string" table:number-columns-spanned="1" table:number-rows-spanned="9">
            <text:p><text:span text:style-name="T1">110 </text:span><text:span text:style-name="T2">(Heat)</text:span></text:p>
          </table:table-cell>
          <table:table-cell table:style-name="ce54" office:value-type="string" calcext:value-type="string" table:number-columns-spanned="1" table:number-rows-spanned="6">
            <text:p>Ambient</text:p>
          </table:table-cell>
          <table:table-cell table:style-name="ce56" office:value-type="string" calcext:value-type="string">
            <text:p>G_48</text:p>
          </table:table-cell>
          <table:table-cell table:style-name="ce59" office:value-type="float" office:value="0.420749062532001" calcext:value-type="float">
            <text:p>0.42</text:p>
          </table:table-cell>
          <table:table-cell table:style-name="ce59" office:value-type="float" office:value="0.00881934724174338" calcext:value-type="float">
            <text:p>0.01</text:p>
          </table:table-cell>
          <table:table-cell table:style-name="ce59" office:value-type="float" office:value="191.219301632481" calcext:value-type="float">
            <text:p>191.22</text:p>
          </table:table-cell>
          <table:table-cell table:style-name="ce59" office:value-type="float" office:value="0.403353362523905" calcext:value-type="float">
            <text:p>0.40</text:p>
          </table:table-cell>
          <table:table-cell table:style-name="ce59" office:value-type="float" office:value="0.438144762540096" calcext:value-type="float">
            <text:p>0.44</text:p>
          </table:table-cell>
          <table:table-cell table:style-name="ce60" office:value-type="string" calcext:value-type="string">
            <text:p>NA</text:p>
          </table:table-cell>
          <table:table-cell table:style-name="ce60" table:formula="of:=([.D174]-[.D$2])/[.D$2]" office:value-type="percentage" office:value="-0.327876896913628" calcext:value-type="percentage">
            <text:p>-32.8%</text:p>
          </table:table-cell>
          <table:table-cell table:style-name="ce71" table:formula="of:=([.D174]-[.D$50])/[.D$50]" office:value-type="percentage" office:value="-0.283587497817179" calcext:value-type="percentage">
            <text:p>-28.36%</text:p>
          </table:table-cell>
          <table:table-cell table:style-name="ce73" table:formula="of:=([.D174]-[.D174])/[.D174]" office:value-type="percentage" office:value="0" calcext:value-type="percentage">
            <text:p>0.0%</text:p>
          </table:table-cell>
          <table:table-cell table:style-name="ce73" table:formula="of:=([.D174]-[.D179])/[.D179]" office:value-type="percentage" office:value="0.00417437358462474" calcext:value-type="percentage">
            <text:p>0.4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10" calcext:value-type="float">
            <text:p>110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425607732627753" calcext:value-type="float">
            <text:p>0.43</text:p>
          </table:table-cell>
          <table:table-cell table:style-name="ce57" office:value-type="float" office:value="0.00938983658416143" calcext:value-type="float">
            <text:p>0.01</text:p>
          </table:table-cell>
          <table:table-cell table:style-name="ce57" office:value-type="float" office:value="236.281526119891" calcext:value-type="float">
            <text:p>236.28</text:p>
          </table:table-cell>
          <table:table-cell table:style-name="ce57" office:value-type="float" office:value="0.407109240417364" calcext:value-type="float">
            <text:p>0.41</text:p>
          </table:table-cell>
          <table:table-cell table:style-name="ce57" office:value-type="float" office:value="0.444106224838141" calcext:value-type="float">
            <text:p>0.44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75]-[.D$3])/[.D$3]" office:value-type="percentage" office:value="-0.311580137758797" calcext:value-type="percentage">
            <text:p>-31.2%</text:p>
          </table:table-cell>
          <table:table-cell table:style-name="ce70" table:formula="of:=([.D175]-[.D$51])/[.D$51]" office:value-type="percentage" office:value="-0.260690868189472" calcext:value-type="percentage">
            <text:p>-26.07%</text:p>
          </table:table-cell>
          <table:table-cell table:style-name="ce74" table:formula="of:=([.D175]-[.D174])/[.D174]" office:value-type="percentage" office:value="0.0115476670738452" calcext:value-type="percentage">
            <text:p>1.2%</text:p>
          </table:table-cell>
          <table:table-cell table:style-name="ce74" table:formula="of:=([.D175]-[.D179])/[.D179]" office:value-type="percentage" office:value="0.015770244934867" calcext:value-type="percentage">
            <text:p>1.6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10" calcext:value-type="float">
            <text:p>110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31</text:p>
          </table:table-cell>
          <table:table-cell table:style-name="ce57" office:value-type="float" office:value="0.394493235113379" calcext:value-type="float">
            <text:p>0.39</text:p>
          </table:table-cell>
          <table:table-cell table:style-name="ce57" office:value-type="float" office:value="0.0123020115135329" calcext:value-type="float">
            <text:p>0.01</text:p>
          </table:table-cell>
          <table:table-cell table:style-name="ce57" office:value-type="float" office:value="517.230284506959" calcext:value-type="float">
            <text:p>517.23</text:p>
          </table:table-cell>
          <table:table-cell table:style-name="ce57" office:value-type="float" office:value="0.370325182546019" calcext:value-type="float">
            <text:p>0.37</text:p>
          </table:table-cell>
          <table:table-cell table:style-name="ce57" office:value-type="float" office:value="0.418661287680739" calcext:value-type="float">
            <text:p>0.42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76]-[.D$4])/[.D$4]" office:value-type="percentage" office:value="-0.362104740209808" calcext:value-type="percentage">
            <text:p>-36.2%</text:p>
          </table:table-cell>
          <table:table-cell table:style-name="ce70" table:formula="of:=([.D176]-[.D$52])/[.D$52]" office:value-type="percentage" office:value="-0.317756621963244" calcext:value-type="percentage">
            <text:p>-31.78%</text:p>
          </table:table-cell>
          <table:table-cell table:style-name="ce74" table:formula="of:=([.D176]-[.D174])/[.D174]" office:value-type="percentage" office:value="-0.0624025809127621" calcext:value-type="percentage">
            <text:p>-6.2%</text:p>
          </table:table-cell>
          <table:table-cell table:style-name="ce74" table:formula="of:=([.D176]-[.D179])/[.D179]" office:value-type="percentage" office:value="-0.058488699013512" calcext:value-type="percentage">
            <text:p>-5.8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10" calcext:value-type="float">
            <text:p>110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8</text:p>
          </table:table-cell>
          <table:table-cell table:style-name="ce57" office:value-type="float" office:value="0.396000000000043" calcext:value-type="float">
            <text:p>0.40</text:p>
          </table:table-cell>
          <table:table-cell table:style-name="ce57" office:value-type="float" office:value="0.0174029873056292" calcext:value-type="float">
            <text:p>0.02</text:p>
          </table:table-cell>
          <table:table-cell table:style-name="ce57" office:value-type="float" office:value="890.395523679719" calcext:value-type="float">
            <text:p>890.40</text:p>
          </table:table-cell>
          <table:table-cell table:style-name="ce57" office:value-type="float" office:value="0.361844343045215" calcext:value-type="float">
            <text:p>0.36</text:p>
          </table:table-cell>
          <table:table-cell table:style-name="ce57" office:value-type="float" office:value="0.430155656954872" calcext:value-type="float">
            <text:p>0.43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77]-[.D$5])/[.D$5]" office:value-type="percentage" office:value="-0.344913151364739" calcext:value-type="percentage">
            <text:p>-34.5%</text:p>
          </table:table-cell>
          <table:table-cell table:style-name="ce70" table:formula="of:=([.D177]-[.D$53])/[.D$53]" office:value-type="percentage" office:value="-0.316652286453815" calcext:value-type="percentage">
            <text:p>-31.67%</text:p>
          </table:table-cell>
          <table:table-cell table:style-name="ce74" table:formula="of:=([.D177]-[.D174])/[.D174]" office:value-type="percentage" office:value="-0.0588214323830505" calcext:value-type="percentage">
            <text:p>-5.9%</text:p>
          </table:table-cell>
          <table:table-cell table:style-name="ce74" table:formula="of:=([.D177]-[.D179])/[.D179]" office:value-type="percentage" office:value="-0.0548926014319753" calcext:value-type="percentage">
            <text:p>-5.5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10" calcext:value-type="float">
            <text:p>110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07</text:p>
          </table:table-cell>
          <table:table-cell table:style-name="ce57" office:value-type="float" office:value="0.350888074481284" calcext:value-type="float">
            <text:p>0.35</text:p>
          </table:table-cell>
          <table:table-cell table:style-name="ce57" office:value-type="float" office:value="0.00938983658416144" calcext:value-type="float">
            <text:p>0.01</text:p>
          </table:table-cell>
          <table:table-cell table:style-name="ce57" office:value-type="float" office:value="236.281526119903" calcext:value-type="float">
            <text:p>236.28</text:p>
          </table:table-cell>
          <table:table-cell table:style-name="ce57" office:value-type="float" office:value="0.332389582270895" calcext:value-type="float">
            <text:p>0.33</text:p>
          </table:table-cell>
          <table:table-cell table:style-name="ce57" office:value-type="float" office:value="0.369386566691673" calcext:value-type="float">
            <text:p>0.37</text:p>
          </table:table-cell>
          <table:table-cell table:style-name="ce61" office:value-type="string" calcext:value-type="string">
            <text:p>NA</text:p>
          </table:table-cell>
          <table:table-cell table:style-name="ce61" table:formula="of:=([.D178]-[.D$6])/[.D$6]" office:value-type="percentage" office:value="-0.412045056833013" calcext:value-type="percentage">
            <text:p>-41.2%</text:p>
          </table:table-cell>
          <table:table-cell table:style-name="ce70" table:formula="of:=([.D178]-[.D$54])/[.D$54]" office:value-type="percentage" office:value="-0.302586160691832" calcext:value-type="percentage">
            <text:p>-30.26%</text:p>
          </table:table-cell>
          <table:table-cell table:style-name="ce63" table:formula="of:=([.D178]-[.D174])/[.D174]" office:value-type="percentage" office:value="-0.166039557237049" calcext:value-type="percentage">
            <text:p>-16.6%</text:p>
          </table:table-cell>
          <table:table-cell table:style-name="ce63" table:formula="of:=([.D178]-[.D179])/[.D179]" office:value-type="percentage" office:value="-0.162558294794158" calcext:value-type="percentage">
            <text:p>-16.3%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10" calcext:value-type="float">
            <text:p>110</text:p>
          </table:covered-table-cell>
          <table:covered-table-cell table:style-name="ce50" office:value-type="string" calcext:value-type="string">
            <text:p>Ambient</text:p>
          </table:covered-table-cell>
          <table:table-cell table:style-name="ce50" office:value-type="string" calcext:value-type="string">
            <text:p>G_50</text:p>
          </table:table-cell>
          <table:table-cell table:style-name="ce57" office:value-type="float" office:value="0.419000000000043" calcext:value-type="float">
            <text:p>0.42</text:p>
          </table:table-cell>
          <table:table-cell table:style-name="ce57" office:value-type="float" office:value="0.0123916785543959" calcext:value-type="float">
            <text:p>0.01</text:p>
          </table:table-cell>
          <table:table-cell table:style-name="ce57" office:value-type="float" office:value="510.827640795034" calcext:value-type="float">
            <text:p>510.83</text:p>
          </table:table-cell>
          <table:table-cell table:style-name="ce57" office:value-type="float" office:value="0.394655075397486" calcext:value-type="float">
            <text:p>0.39</text:p>
          </table:table-cell>
          <table:table-cell table:style-name="ce57" office:value-type="float" office:value="0.443344924602599" calcext:value-type="float">
            <text:p>0.44</text:p>
          </table:table-cell>
          <table:table-cell table:style-name="ce61" office:value-type="string" calcext:value-type="string">
            <text:p>NA</text:p>
          </table:table-cell>
          <table:table-cell table:style-name="ce62" table:formula="of:=([.D179]-[.D$7])/[.D$7]" office:value-type="percentage" office:value="-0.312833128331249" calcext:value-type="percentage">
            <text:p>-31.3%</text:p>
          </table:table-cell>
          <table:table-cell table:style-name="ce70" table:formula="of:=([.D179]-[.D$55])/[.D$55]" office:value-type="percentage" office:value="-0.26555652936019" calcext:value-type="percentage">
            <text:p>-26.56%</text:p>
          </table:table-cell>
          <table:table-cell table:style-name="ce75" table:formula="of:=([.D179]-[.D174])/[.D174]" office:value-type="percentage" office:value="-0.00415702062752645" calcext:value-type="percentage">
            <text:p>-0.4%</text:p>
          </table:table-cell>
          <table:table-cell table:style-name="ce75" table:formula="of:=([.D179]-[.D179])/[.D179]" office:value-type="percentage" office:value="0" calcext:value-type="percentage">
            <text:p>0.0%</text:p>
          </table:table-cell>
          <table:table-cell table:number-columns-repeated="14"/>
        </table:table-row>
        <table:table-row table:style-name="ro2">
          <table:covered-table-cell table:style-name="ce46" office:value-type="float" office:value="110" calcext:value-type="float">
            <text:p>110</text:p>
          </table:covered-table-cell>
          <table:table-cell table:style-name="ce53" office:value-type="string" calcext:value-type="string" table:number-columns-spanned="1" table:number-rows-spanned="3">
            <text:p>Nutrients</text:p>
          </table:table-cell>
          <table:table-cell table:style-name="ce56" office:value-type="string" calcext:value-type="string">
            <text:p>G_48</text:p>
          </table:table-cell>
          <table:table-cell table:style-name="ce59" office:value-type="float" office:value="0.28764953096055" calcext:value-type="float">
            <text:p>0.29</text:p>
          </table:table-cell>
          <table:table-cell table:style-name="ce59" office:value-type="float" office:value="0.0166891099941319" calcext:value-type="float">
            <text:p>0.02</text:p>
          </table:table-cell>
          <table:table-cell table:style-name="ce59" office:value-type="float" office:value="957.328513592351" calcext:value-type="float">
            <text:p>957.33</text:p>
          </table:table-cell>
          <table:table-cell table:style-name="ce59" office:value-type="float" office:value="0.254898069182174" calcext:value-type="float">
            <text:p>0.25</text:p>
          </table:table-cell>
          <table:table-cell table:style-name="ce59" office:value-type="float" office:value="0.320400992738926" calcext:value-type="float">
            <text:p>0.32</text:p>
          </table:table-cell>
          <table:table-cell table:style-name="ce64" table:formula="of:=([.D180]-[.D174])/[.D174]" office:value-type="percentage" office:value="-0.316339460795181" calcext:value-type="percentage">
            <text:p>-31.6%</text:p>
          </table:table-cell>
          <table:table-cell table:style-name="ce60" table:formula="of:=([.D180]-[.D$8])/[.D$8]" office:value-type="percentage" office:value="-0.533595707436374" calcext:value-type="percentage">
            <text:p>-53.4%</text:p>
          </table:table-cell>
          <table:table-cell table:style-name="ce71" table:formula="of:=([.D180]-[.D$56])/[.D$56]" office:value-type="percentage" office:value="-0.53422505961724" calcext:value-type="percentage">
            <text:p>-53.42%</text:p>
          </table:table-cell>
          <table:table-cell table:style-name="ce73" table:formula="of:=([.D180]-[.D180])/[.D180]" office:value-type="percentage" office:value="0" calcext:value-type="percentage">
            <text:p>0.0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3" office:value-type="float" office:value="110" calcext:value-type="float">
            <text:p>110</text:p>
          </table:covered-table-cell>
          <table:covered-table-cell table:style-name="ce50" office:value-type="string" calcext:value-type="string">
            <text:p>Nutrients</text:p>
          </table:covered-table-cell>
          <table:table-cell table:style-name="ce50" office:value-type="string" calcext:value-type="string">
            <text:p>G_62</text:p>
          </table:table-cell>
          <table:table-cell table:style-name="ce57" office:value-type="float" office:value="0.313745011667231" calcext:value-type="float">
            <text:p>0.31</text:p>
          </table:table-cell>
          <table:table-cell table:style-name="ce57" office:value-type="float" office:value="0.0166824649163314" calcext:value-type="float">
            <text:p>0.02</text:p>
          </table:table-cell>
          <table:table-cell table:style-name="ce57" office:value-type="float" office:value="954.512941791492" calcext:value-type="float">
            <text:p>954.51</text:p>
          </table:table-cell>
          <table:table-cell table:style-name="ce57" office:value-type="float" office:value="0.281006468244497" calcext:value-type="float">
            <text:p>0.28</text:p>
          </table:table-cell>
          <table:table-cell table:style-name="ce57" office:value-type="float" office:value="0.346483555089966" calcext:value-type="float">
            <text:p>0.35</text:p>
          </table:table-cell>
          <table:table-cell table:style-name="ce63" table:formula="of:=([.D181]-[.D175])/[.D175]" office:value-type="percentage" office:value="-0.262830565295109" calcext:value-type="percentage">
            <text:p>-26.3%</text:p>
          </table:table-cell>
          <table:table-cell table:style-name="ce61" table:formula="of:=([.D181]-[.D$9])/[.D$9]" office:value-type="percentage" office:value="-0.483674793602876" calcext:value-type="percentage">
            <text:p>-48.4%</text:p>
          </table:table-cell>
          <table:table-cell table:style-name="ce70" table:formula="of:=([.D181]-[.D$57])/[.D$57]" office:value-type="percentage" office:value="-0.481627407406512" calcext:value-type="percentage">
            <text:p>-48.16%</text:p>
          </table:table-cell>
          <table:table-cell table:style-name="ce74" table:formula="of:=([.D181]-[.D180])/[.D180]" office:value-type="percentage" office:value="0.090719705398233" calcext:value-type="percentage">
            <text:p>9.1%</text:p>
          </table:table-cell>
          <table:table-cell table:style-name="ce76" office:value-type="string" calcext:value-type="string">
            <text:p>NA</text:p>
          </table:table-cell>
          <table:table-cell table:number-columns-repeated="14"/>
        </table:table-row>
        <table:table-row table:style-name="ro2">
          <table:covered-table-cell table:style-name="ce48" office:value-type="float" office:value="110" calcext:value-type="float">
            <text:p>110</text:p>
          </table:covered-table-cell>
          <table:covered-table-cell table:style-name="ce51" office:value-type="string" calcext:value-type="string">
            <text:p>Nutrients</text:p>
          </table:covered-table-cell>
          <table:table-cell table:style-name="ce51" office:value-type="string" calcext:value-type="string">
            <text:p>G_31</text:p>
          </table:table-cell>
          <table:table-cell table:style-name="ce58" office:value-type="float" office:value="0.148196097027595" calcext:value-type="float">
            <text:p>0.15</text:p>
          </table:table-cell>
          <table:table-cell table:style-name="ce58" office:value-type="float" office:value="0.0235198357109125" calcext:value-type="float">
            <text:p>0.02</text:p>
          </table:table-cell>
          <table:table-cell table:style-name="ce58" office:value-type="float" office:value="1264.08068844755" calcext:value-type="float">
            <text:p>1264.08</text:p>
          </table:table-cell>
          <table:table-cell table:style-name="ce58" office:value-type="float" office:value="0.102053885401024" calcext:value-type="float">
            <text:p>0.10</text:p>
          </table:table-cell>
          <table:table-cell table:style-name="ce58" office:value-type="float" office:value="0.194338308654165" calcext:value-type="float">
            <text:p>0.19</text:p>
          </table:table-cell>
          <table:table-cell table:style-name="ce65" table:formula="of:=([.D182]-[.D176])/[.D176]" office:value-type="percentage" office:value="-0.624338052374959" calcext:value-type="percentage">
            <text:p>-62.4%</text:p>
          </table:table-cell>
          <table:table-cell table:style-name="ce62" table:formula="of:=([.D182]-[.D$10])/[.D$10]" office:value-type="percentage" office:value="-0.756261791597672" calcext:value-type="percentage">
            <text:p>-75.6%</text:p>
          </table:table-cell>
          <table:table-cell table:style-name="ce72" table:formula="of:=([.D182]-[.D$58])/[.D$58]" office:value-type="percentage" office:value="-0.751808696503815" calcext:value-type="percentage">
            <text:p>-75.18%</text:p>
          </table:table-cell>
          <table:table-cell table:style-name="ce65" table:formula="of:=([.D182]-[.D180])/[.D180]" office:value-type="percentage" office:value="-0.484803272465897" calcext:value-type="percentage">
            <text:p>-48.5%</text:p>
          </table:table-cell>
          <table:table-cell table:style-name="ce78" office:value-type="string" calcext:value-type="string">
            <text:p>NA</text:p>
          </table:table-cell>
          <table:table-cell table:number-columns-repeated="14"/>
        </table:table-row>
        <table:table-row table:style-name="ro2" table:number-rows-repeated="1048393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  <table:database-ranges>
        <table:database-range table:name="__Anonymous_Sheet_DB__0" table:target-range-address="Multicomp_AcerYII.A1:Multicomp_AcerYII.M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 number:title="User-defined">
      <number:number number:decimal-places="1" loext:min-decimal-places="1" number:min-integer-digits="1"/>
    </number:number-style>
    <number:percentage-style style:name="N134" number:title="User-defined">
      <number:number number:decimal-places="1" loext:min-decimal-places="1" number:min-integer-digits="1"/>
      <number:text>%</number:text>
    </number:percentage-style>
    <number:percentage-style style:name="N135">
      <number:number number:decimal-places="3" loext:min-decimal-places="3" number:min-integer-digits="1"/>
      <number:text>%</number:text>
    </number:percentage-style>
    <number:number-style style:name="N136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3T15:13:40.311625036</dc:date>
    <meta:editing-duration>PT1H47M46S</meta:editing-duration>
    <meta:editing-cycles>5</meta:editing-cycles>
    <meta:generator>LibreOffice/6.4.7.2$Linux_X86_64 LibreOffice_project/40$Build-2</meta:generator>
    <meta:document-statistic meta:table-count="2" meta:cell-count="4996" meta:object-count="0"/>
  </office:meta>
</office:document-meta>
</file>